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_servo_1" table:style-name="ta1">
        <table:shapes>
          <draw:frame draw:z-index="0" draw:style-name="gr1" draw:text-style-name="P1" svg:width="313mm" svg:height="130.42mm" svg:x="144.71mm" svg:y="1.59mm">
            <draw:object draw:notify-on-update-of-ranges="sensors_servo_1.D450:sensors_servo_1.D600 sensors_servo_1.B1:sensors_servo_1.B1 sensors_servo_1.B450:sensors_servo_1.B600 sensors_servo_1.E450:sensors_servo_1.E600 sensors_servo_1.D450:sensors_servo_1.D600 sensors_servo_1.D450:sensors_servo_1.D600 sensors_servo_1.C1:sensors_servo_1.C1 sensors_servo_1.C450:sensors_servo_1.C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/>
          <table:table-cell table:style-name="ce2" office:value-type="string" calcext:value-type="string">
            <text:p>Sgamma</text:p>
          </table:table-cell>
          <table:table-cell table:style-name="ce2" office:value-type="string" calcext:value-type="string">
            <text:p>M_gamma</text:p>
          </table:table-cell>
          <table:table-cell table:style-name="ce3" office:value-type="string" calcext:value-type="string">
            <text:p>T</text:p>
          </table:table-cell>
          <table:table-cell table:style-name="ce2" office:value-type="string" calcext:value-type="string">
            <text:p>Modelo</text:p>
          </table:table-cell>
        </table:table-row>
        <table:table-row table:style-name="ro1">
          <table:table-cell office:value-type="float" office:value="0.049367" calcext:value-type="float">
            <text:p>0.04936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]-[.$A$2]" office:value-type="float" office:value="0" calcext:value-type="float">
            <text:p>0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59593" calcext:value-type="float">
            <text:p>0.05959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]-[.$A$2]" office:value-type="float" office:value="0.010226" calcext:value-type="float">
            <text:p>0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69406" calcext:value-type="float">
            <text:p>0.069406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]-[.$A$2]" office:value-type="float" office:value="0.020039" calcext:value-type="float">
            <text:p>0.0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79427" calcext:value-type="float">
            <text:p>0.07942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5]-[.$A$2]" office:value-type="float" office:value="0.03006" calcext:value-type="float">
            <text:p>0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89467" calcext:value-type="float">
            <text:p>0.08946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6]-[.$A$2]" office:value-type="float" office:value="0.0401" calcext:value-type="float">
            <text:p>0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099243" calcext:value-type="float">
            <text:p>0.09924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7]-[.$A$2]" office:value-type="float" office:value="0.049876" calcext:value-type="float">
            <text:p>0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09503" calcext:value-type="float">
            <text:p>0.10950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8]-[.$A$2]" office:value-type="float" office:value="0.060136" calcext:value-type="float">
            <text:p>0.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19638" calcext:value-type="float">
            <text:p>0.11963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9]-[.$A$2]" office:value-type="float" office:value="0.070271" calcext:value-type="float">
            <text:p>0.0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29493" calcext:value-type="float">
            <text:p>0.12949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0]-[.$A$2]" office:value-type="float" office:value="0.080126" calcext:value-type="float">
            <text:p>0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39585" calcext:value-type="float">
            <text:p>0.13958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1]-[.$A$2]" office:value-type="float" office:value="0.090218" calcext:value-type="float">
            <text:p>0.0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49689" calcext:value-type="float">
            <text:p>0.149689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2]-[.$A$2]" office:value-type="float" office:value="0.100322" calcext:value-type="float">
            <text:p>0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59218" calcext:value-type="float">
            <text:p>0.15921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3]-[.$A$2]" office:value-type="float" office:value="0.109851" calcext:value-type="float">
            <text:p>0.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6968" calcext:value-type="float">
            <text:p>0.1696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4]-[.$A$2]" office:value-type="float" office:value="0.120313" calcext:value-type="float">
            <text:p>0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79604" calcext:value-type="float">
            <text:p>0.179604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5]-[.$A$2]" office:value-type="float" office:value="0.130237" calcext:value-type="float">
            <text:p>0.1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89516" calcext:value-type="float">
            <text:p>0.189516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6]-[.$A$2]" office:value-type="float" office:value="0.140149" calcext:value-type="float">
            <text:p>0.1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199938" calcext:value-type="float">
            <text:p>0.19993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7]-[.$A$2]" office:value-type="float" office:value="0.150571" calcext:value-type="float">
            <text:p>0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09425" calcext:value-type="float">
            <text:p>0.20942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8]-[.$A$2]" office:value-type="float" office:value="0.160058" calcext:value-type="float">
            <text:p>0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19603" calcext:value-type="float">
            <text:p>0.21960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19]-[.$A$2]" office:value-type="float" office:value="0.170236" calcext:value-type="float">
            <text:p>0.1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298" calcext:value-type="float">
            <text:p>0.229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0]-[.$A$2]" office:value-type="float" office:value="0.180433" calcext:value-type="float">
            <text:p>0.1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39772" calcext:value-type="float">
            <text:p>0.239772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1]-[.$A$2]" office:value-type="float" office:value="0.190405" calcext:value-type="float">
            <text:p>0.1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49617" calcext:value-type="float">
            <text:p>0.24961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2]-[.$A$2]" office:value-type="float" office:value="0.20025" calcext:value-type="float">
            <text:p>0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59647" calcext:value-type="float">
            <text:p>0.25964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3]-[.$A$2]" office:value-type="float" office:value="0.21028" calcext:value-type="float">
            <text:p>0.2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69767" calcext:value-type="float">
            <text:p>0.26976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4]-[.$A$2]" office:value-type="float" office:value="0.2204" calcext:value-type="float">
            <text:p>0.2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79732" calcext:value-type="float">
            <text:p>0.279732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5]-[.$A$2]" office:value-type="float" office:value="0.230365" calcext:value-type="float">
            <text:p>0.2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89689" calcext:value-type="float">
            <text:p>0.289689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6]-[.$A$2]" office:value-type="float" office:value="0.240322" calcext:value-type="float">
            <text:p>0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299941" calcext:value-type="float">
            <text:p>0.299941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7]-[.$A$2]" office:value-type="float" office:value="0.250574" calcext:value-type="float">
            <text:p>0.2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09235" calcext:value-type="float">
            <text:p>0.30923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8]-[.$A$2]" office:value-type="float" office:value="0.259868" calcext:value-type="float">
            <text:p>0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19748" calcext:value-type="float">
            <text:p>0.31974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29]-[.$A$2]" office:value-type="float" office:value="0.270381" calcext:value-type="float">
            <text:p>0.2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29493" calcext:value-type="float">
            <text:p>0.32949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0]-[.$A$2]" office:value-type="float" office:value="0.280126" calcext:value-type="float">
            <text:p>0.2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39685" calcext:value-type="float">
            <text:p>0.33968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1]-[.$A$2]" office:value-type="float" office:value="0.290318" calcext:value-type="float">
            <text:p>0.2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49595" calcext:value-type="float">
            <text:p>0.34959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2]-[.$A$2]" office:value-type="float" office:value="0.300228" calcext:value-type="float">
            <text:p>0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59659" calcext:value-type="float">
            <text:p>0.359659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3]-[.$A$2]" office:value-type="float" office:value="0.310292" calcext:value-type="float">
            <text:p>0.3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69422" calcext:value-type="float">
            <text:p>0.369422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4]-[.$A$2]" office:value-type="float" office:value="0.320055" calcext:value-type="float">
            <text:p>0.3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79657" calcext:value-type="float">
            <text:p>0.37965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5]-[.$A$2]" office:value-type="float" office:value="0.33029" calcext:value-type="float">
            <text:p>0.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89665" calcext:value-type="float">
            <text:p>0.38966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6]-[.$A$2]" office:value-type="float" office:value="0.340298" calcext:value-type="float">
            <text:p>0.3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399753" calcext:value-type="float">
            <text:p>0.399753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7]-[.$A$2]" office:value-type="float" office:value="0.350386" calcext:value-type="float">
            <text:p>0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09316" calcext:value-type="float">
            <text:p>0.409316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8]-[.$A$2]" office:value-type="float" office:value="0.359949" calcext:value-type="float">
            <text:p>0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19596" calcext:value-type="float">
            <text:p>0.419596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39]-[.$A$2]" office:value-type="float" office:value="0.370229" calcext:value-type="float">
            <text:p>0.3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29391" calcext:value-type="float">
            <text:p>0.429391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0]-[.$A$2]" office:value-type="float" office:value="0.380024" calcext:value-type="float">
            <text:p>0.3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39679" calcext:value-type="float">
            <text:p>0.439679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1]-[.$A$2]" office:value-type="float" office:value="0.390312" calcext:value-type="float">
            <text:p>0.3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49537" calcext:value-type="float">
            <text:p>0.44953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2]-[.$A$2]" office:value-type="float" office:value="0.40017" calcext:value-type="float">
            <text:p>0.4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59585" calcext:value-type="float">
            <text:p>0.459585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3]-[.$A$2]" office:value-type="float" office:value="0.410218" calcext:value-type="float">
            <text:p>0.4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69417" calcext:value-type="float">
            <text:p>0.469417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4]-[.$A$2]" office:value-type="float" office:value="0.42005" calcext:value-type="float">
            <text:p>0.4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79701" calcext:value-type="float">
            <text:p>0.479701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5]-[.$A$2]" office:value-type="float" office:value="0.430334" calcext:value-type="float">
            <text:p>0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89634" calcext:value-type="float">
            <text:p>0.489634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6]-[.$A$2]" office:value-type="float" office:value="0.440267" calcext:value-type="float">
            <text:p>0.4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499618" calcext:value-type="float">
            <text:p>0.499618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7]-[.$A$2]" office:value-type="float" office:value="0.450251" calcext:value-type="float">
            <text:p>0.4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09724" calcext:value-type="float">
            <text:p>0.509724</text:p>
          </table:table-cell>
          <table:table-cell office:value-type="float" office:value="-1" calcext:value-type="float">
            <text:p>-1</text:p>
          </table:table-cell>
          <table:table-cell office:value-type="float" office:value="-0.38" calcext:value-type="float">
            <text:p>-0.38</text:p>
          </table:table-cell>
          <table:table-cell table:style-name="ce4" table:formula="of:=[.A48]-[.$A$2]" office:value-type="float" office:value="0.460357" calcext:value-type="float">
            <text:p>0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19529" calcext:value-type="float">
            <text:p>0.519529</text:p>
          </table:table-cell>
          <table:table-cell office:value-type="float" office:value="-1" calcext:value-type="float">
            <text:p>-1</text:p>
          </table:table-cell>
          <table:table-cell office:value-type="float" office:value="-0.378051" calcext:value-type="float">
            <text:p>-0.378051</text:p>
          </table:table-cell>
          <table:table-cell table:style-name="ce4" table:formula="of:=[.A49]-[.$A$2]" office:value-type="float" office:value="0.470162" calcext:value-type="float">
            <text:p>0.4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34378" calcext:value-type="float">
            <text:p>0.534378</text:p>
          </table:table-cell>
          <table:table-cell office:value-type="float" office:value="-1" calcext:value-type="float">
            <text:p>-1</text:p>
          </table:table-cell>
          <table:table-cell office:value-type="float" office:value="-0.376492" calcext:value-type="float">
            <text:p>-0.376492</text:p>
          </table:table-cell>
          <table:table-cell table:style-name="ce4" table:formula="of:=[.A50]-[.$A$2]" office:value-type="float" office:value="0.485011" calcext:value-type="float">
            <text:p>0.4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44324" calcext:value-type="float">
            <text:p>0.544324</text:p>
          </table:table-cell>
          <table:table-cell office:value-type="float" office:value="-1" calcext:value-type="float">
            <text:p>-1</text:p>
          </table:table-cell>
          <table:table-cell office:value-type="float" office:value="-0.376103" calcext:value-type="float">
            <text:p>-0.376103</text:p>
          </table:table-cell>
          <table:table-cell table:style-name="ce4" table:formula="of:=[.A51]-[.$A$2]" office:value-type="float" office:value="0.494957" calcext:value-type="float">
            <text:p>0.4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5451" calcext:value-type="float">
            <text:p>0.55451</text:p>
          </table:table-cell>
          <table:table-cell office:value-type="float" office:value="-1" calcext:value-type="float">
            <text:p>-1</text:p>
          </table:table-cell>
          <table:table-cell office:value-type="float" office:value="-0.375323" calcext:value-type="float">
            <text:p>-0.375323</text:p>
          </table:table-cell>
          <table:table-cell table:style-name="ce4" table:formula="of:=[.A52]-[.$A$2]" office:value-type="float" office:value="0.505143" calcext:value-type="float">
            <text:p>0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59142" calcext:value-type="float">
            <text:p>0.559142</text:p>
          </table:table-cell>
          <table:table-cell office:value-type="float" office:value="-1" calcext:value-type="float">
            <text:p>-1</text:p>
          </table:table-cell>
          <table:table-cell office:value-type="float" office:value="-0.374544" calcext:value-type="float">
            <text:p>-0.374544</text:p>
          </table:table-cell>
          <table:table-cell table:style-name="ce4" table:formula="of:=[.A53]-[.$A$2]" office:value-type="float" office:value="0.509775" calcext:value-type="float">
            <text:p>0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7442" calcext:value-type="float">
            <text:p>0.57442</text:p>
          </table:table-cell>
          <table:table-cell office:value-type="float" office:value="-1" calcext:value-type="float">
            <text:p>-1</text:p>
          </table:table-cell>
          <table:table-cell office:value-type="float" office:value="-0.373764" calcext:value-type="float">
            <text:p>-0.373764</text:p>
          </table:table-cell>
          <table:table-cell table:style-name="ce4" table:formula="of:=[.A54]-[.$A$2]" office:value-type="float" office:value="0.525053" calcext:value-type="float">
            <text:p>0.5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8437" calcext:value-type="float">
            <text:p>0.58437</text:p>
          </table:table-cell>
          <table:table-cell office:value-type="float" office:value="-1" calcext:value-type="float">
            <text:p>-1</text:p>
          </table:table-cell>
          <table:table-cell office:value-type="float" office:value="-0.373374" calcext:value-type="float">
            <text:p>-0.373374</text:p>
          </table:table-cell>
          <table:table-cell table:style-name="ce4" table:formula="of:=[.A55]-[.$A$2]" office:value-type="float" office:value="0.535003" calcext:value-type="float">
            <text:p>0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94356" calcext:value-type="float">
            <text:p>0.594356</text:p>
          </table:table-cell>
          <table:table-cell office:value-type="float" office:value="-1" calcext:value-type="float">
            <text:p>-1</text:p>
          </table:table-cell>
          <table:table-cell office:value-type="float" office:value="-0.372595" calcext:value-type="float">
            <text:p>-0.372595</text:p>
          </table:table-cell>
          <table:table-cell table:style-name="ce4" table:formula="of:=[.A56]-[.$A$2]" office:value-type="float" office:value="0.544989" calcext:value-type="float">
            <text:p>0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599468" calcext:value-type="float">
            <text:p>0.599468</text:p>
          </table:table-cell>
          <table:table-cell office:value-type="float" office:value="-1" calcext:value-type="float">
            <text:p>-1</text:p>
          </table:table-cell>
          <table:table-cell office:value-type="float" office:value="-0.371036" calcext:value-type="float">
            <text:p>-0.371036</text:p>
          </table:table-cell>
          <table:table-cell table:style-name="ce4" table:formula="of:=[.A57]-[.$A$2]" office:value-type="float" office:value="0.550101" calcext:value-type="float">
            <text:p>0.5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14421" calcext:value-type="float">
            <text:p>0.614421</text:p>
          </table:table-cell>
          <table:table-cell office:value-type="float" office:value="-1" calcext:value-type="float">
            <text:p>-1</text:p>
          </table:table-cell>
          <table:table-cell office:value-type="float" office:value="-0.370256" calcext:value-type="float">
            <text:p>-0.370256</text:p>
          </table:table-cell>
          <table:table-cell table:style-name="ce4" table:formula="of:=[.A58]-[.$A$2]" office:value-type="float" office:value="0.565054" calcext:value-type="float">
            <text:p>0.5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24442" calcext:value-type="float">
            <text:p>0.624442</text:p>
          </table:table-cell>
          <table:table-cell office:value-type="float" office:value="-1" calcext:value-type="float">
            <text:p>-1</text:p>
          </table:table-cell>
          <table:table-cell office:value-type="float" office:value="-0.369867" calcext:value-type="float">
            <text:p>-0.369867</text:p>
          </table:table-cell>
          <table:table-cell table:style-name="ce4" table:formula="of:=[.A59]-[.$A$2]" office:value-type="float" office:value="0.575075" calcext:value-type="float">
            <text:p>0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34267" calcext:value-type="float">
            <text:p>0.634267</text:p>
          </table:table-cell>
          <table:table-cell office:value-type="float" office:value="-1" calcext:value-type="float">
            <text:p>-1</text:p>
          </table:table-cell>
          <table:table-cell office:value-type="float" office:value="-0.369087" calcext:value-type="float">
            <text:p>-0.369087</text:p>
          </table:table-cell>
          <table:table-cell table:style-name="ce4" table:formula="of:=[.A60]-[.$A$2]" office:value-type="float" office:value="0.5849" calcext:value-type="float">
            <text:p>0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3946" calcext:value-type="float">
            <text:p>0.6394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61]-[.$A$2]" office:value-type="float" office:value="0.590093" calcext:value-type="float">
            <text:p>0.5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49437" calcext:value-type="float">
            <text:p>0.649437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62]-[.$A$2]" office:value-type="float" office:value="0.60007" calcext:value-type="float">
            <text:p>0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64404" calcext:value-type="float">
            <text:p>0.66440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63]-[.$A$2]" office:value-type="float" office:value="0.615037" calcext:value-type="float">
            <text:p>0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74213" calcext:value-type="float">
            <text:p>0.67421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64]-[.$A$2]" office:value-type="float" office:value="0.624846" calcext:value-type="float">
            <text:p>0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84103" calcext:value-type="float">
            <text:p>0.68410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65]-[.$A$2]" office:value-type="float" office:value="0.634736" calcext:value-type="float">
            <text:p>0.6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694187" calcext:value-type="float">
            <text:p>0.694187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66]-[.$A$2]" office:value-type="float" office:value="0.64482" calcext:value-type="float">
            <text:p>0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04404" calcext:value-type="float">
            <text:p>0.704404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67]-[.$A$2]" office:value-type="float" office:value="0.655037" calcext:value-type="float">
            <text:p>0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14122" calcext:value-type="float">
            <text:p>0.714122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68]-[.$A$2]" office:value-type="float" office:value="0.664755" calcext:value-type="float">
            <text:p>0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24302" calcext:value-type="float">
            <text:p>0.724302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69]-[.$A$2]" office:value-type="float" office:value="0.674935" calcext:value-type="float">
            <text:p>0.6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34408" calcext:value-type="float">
            <text:p>0.734408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70]-[.$A$2]" office:value-type="float" office:value="0.685041" calcext:value-type="float">
            <text:p>0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44365" calcext:value-type="float">
            <text:p>0.744365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71]-[.$A$2]" office:value-type="float" office:value="0.694998" calcext:value-type="float">
            <text:p>0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54431" calcext:value-type="float">
            <text:p>0.754431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72]-[.$A$2]" office:value-type="float" office:value="0.705064" calcext:value-type="float">
            <text:p>0.7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64198" calcext:value-type="float">
            <text:p>0.764198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73]-[.$A$2]" office:value-type="float" office:value="0.714831" calcext:value-type="float">
            <text:p>0.7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74108" calcext:value-type="float">
            <text:p>0.774108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4]-[.$A$2]" office:value-type="float" office:value="0.724741" calcext:value-type="float">
            <text:p>0.7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84306" calcext:value-type="float">
            <text:p>0.78430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5]-[.$A$2]" office:value-type="float" office:value="0.734939" calcext:value-type="float">
            <text:p>0.7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794137" calcext:value-type="float">
            <text:p>0.794137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6]-[.$A$2]" office:value-type="float" office:value="0.74477" calcext:value-type="float">
            <text:p>0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04172" calcext:value-type="float">
            <text:p>0.804172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7]-[.$A$2]" office:value-type="float" office:value="0.754805" calcext:value-type="float">
            <text:p>0.7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14206" calcext:value-type="float">
            <text:p>0.81420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8]-[.$A$2]" office:value-type="float" office:value="0.764839" calcext:value-type="float">
            <text:p>0.7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24346" calcext:value-type="float">
            <text:p>0.82434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79]-[.$A$2]" office:value-type="float" office:value="0.774979" calcext:value-type="float">
            <text:p>0.7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34016" calcext:value-type="float">
            <text:p>0.83401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0]-[.$A$2]" office:value-type="float" office:value="0.784649" calcext:value-type="float">
            <text:p>0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44423" calcext:value-type="float">
            <text:p>0.844423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1]-[.$A$2]" office:value-type="float" office:value="0.795056" calcext:value-type="float">
            <text:p>0.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54489" calcext:value-type="float">
            <text:p>0.854489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2]-[.$A$2]" office:value-type="float" office:value="0.805122" calcext:value-type="float">
            <text:p>0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64192" calcext:value-type="float">
            <text:p>0.864192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3]-[.$A$2]" office:value-type="float" office:value="0.814825" calcext:value-type="float">
            <text:p>0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74035" calcext:value-type="float">
            <text:p>0.874035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4]-[.$A$2]" office:value-type="float" office:value="0.824668" calcext:value-type="float">
            <text:p>0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84304" calcext:value-type="float">
            <text:p>0.88430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5]-[.$A$2]" office:value-type="float" office:value="0.834937" calcext:value-type="float">
            <text:p>0.8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894144" calcext:value-type="float">
            <text:p>0.89414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6]-[.$A$2]" office:value-type="float" office:value="0.844777" calcext:value-type="float">
            <text:p>0.8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04244" calcext:value-type="float">
            <text:p>0.90424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7]-[.$A$2]" office:value-type="float" office:value="0.854877" calcext:value-type="float">
            <text:p>0.8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14027" calcext:value-type="float">
            <text:p>0.914027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88]-[.$A$2]" office:value-type="float" office:value="0.86466" calcext:value-type="float">
            <text:p>0.8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24153" calcext:value-type="float">
            <text:p>0.9241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89]-[.$A$2]" office:value-type="float" office:value="0.874786" calcext:value-type="float">
            <text:p>0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34131" calcext:value-type="float">
            <text:p>0.9341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0]-[.$A$2]" office:value-type="float" office:value="0.884764" calcext:value-type="float">
            <text:p>0.8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44259" calcext:value-type="float">
            <text:p>0.9442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1]-[.$A$2]" office:value-type="float" office:value="0.894892" calcext:value-type="float">
            <text:p>0.8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54194" calcext:value-type="float">
            <text:p>0.9541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2]-[.$A$2]" office:value-type="float" office:value="0.904827" calcext:value-type="float">
            <text:p>0.9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64257" calcext:value-type="float">
            <text:p>0.9642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3]-[.$A$2]" office:value-type="float" office:value="0.91489" calcext:value-type="float">
            <text:p>0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74447" calcext:value-type="float">
            <text:p>0.9744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4]-[.$A$2]" office:value-type="float" office:value="0.92508" calcext:value-type="float">
            <text:p>0.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84376" calcext:value-type="float">
            <text:p>0.9843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5]-[.$A$2]" office:value-type="float" office:value="0.935009" calcext:value-type="float">
            <text:p>0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0.994232" calcext:value-type="float">
            <text:p>0.9942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6]-[.$A$2]" office:value-type="float" office:value="0.944865" calcext:value-type="float">
            <text:p>0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04364" calcext:value-type="float">
            <text:p>1.0043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7]-[.$A$2]" office:value-type="float" office:value="0.954997" calcext:value-type="float">
            <text:p>0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14256" calcext:value-type="float">
            <text:p>1.0142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8]-[.$A$2]" office:value-type="float" office:value="0.964889" calcext:value-type="float">
            <text:p>0.9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24242" calcext:value-type="float">
            <text:p>1.0242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99]-[.$A$2]" office:value-type="float" office:value="0.974875" calcext:value-type="float">
            <text:p>0.9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34269" calcext:value-type="float">
            <text:p>1.0342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0]-[.$A$2]" office:value-type="float" office:value="0.984902" calcext:value-type="float">
            <text:p>0.9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44205" calcext:value-type="float">
            <text:p>1.0442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1]-[.$A$2]" office:value-type="float" office:value="0.994838" calcext:value-type="float">
            <text:p>0.9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54563" calcext:value-type="float">
            <text:p>1.0545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2]-[.$A$2]" office:value-type="float" office:value="1.005196" calcext:value-type="float">
            <text:p>1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64346" calcext:value-type="float">
            <text:p>1.0643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3]-[.$A$2]" office:value-type="float" office:value="1.014979" calcext:value-type="float">
            <text:p>1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74577" calcext:value-type="float">
            <text:p>1.0745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4]-[.$A$2]" office:value-type="float" office:value="1.02521" calcext:value-type="float">
            <text:p>1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84598" calcext:value-type="float">
            <text:p>1.0845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5]-[.$A$2]" office:value-type="float" office:value="1.035231" calcext:value-type="float">
            <text:p>1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094368" calcext:value-type="float">
            <text:p>1.0943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6]-[.$A$2]" office:value-type="float" office:value="1.045001" calcext:value-type="float">
            <text:p>1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04099" calcext:value-type="float">
            <text:p>1.1040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7]-[.$A$2]" office:value-type="float" office:value="1.054732" calcext:value-type="float">
            <text:p>1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14225" calcext:value-type="float">
            <text:p>1.1142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8]-[.$A$2]" office:value-type="float" office:value="1.064858" calcext:value-type="float">
            <text:p>1.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24454" calcext:value-type="float">
            <text:p>1.1244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09]-[.$A$2]" office:value-type="float" office:value="1.075087" calcext:value-type="float">
            <text:p>1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34249" calcext:value-type="float">
            <text:p>1.1342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0]-[.$A$2]" office:value-type="float" office:value="1.084882" calcext:value-type="float">
            <text:p>1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44471" calcext:value-type="float">
            <text:p>1.1444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1]-[.$A$2]" office:value-type="float" office:value="1.095104" calcext:value-type="float">
            <text:p>1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54451" calcext:value-type="float">
            <text:p>1.1544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2]-[.$A$2]" office:value-type="float" office:value="1.105084" calcext:value-type="float">
            <text:p>1.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64551" calcext:value-type="float">
            <text:p>1.1645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3]-[.$A$2]" office:value-type="float" office:value="1.115184" calcext:value-type="float">
            <text:p>1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743" calcext:value-type="float">
            <text:p>1.17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4]-[.$A$2]" office:value-type="float" office:value="1.124933" calcext:value-type="float">
            <text:p>1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84454" calcext:value-type="float">
            <text:p>1.1844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5]-[.$A$2]" office:value-type="float" office:value="1.135087" calcext:value-type="float">
            <text:p>1.1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194455" calcext:value-type="float">
            <text:p>1.1944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]-[.$A$2]" office:value-type="float" office:value="1.145088" calcext:value-type="float">
            <text:p>1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04295" calcext:value-type="float">
            <text:p>1.20429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]-[.$A$2]" office:value-type="float" office:value="1.154928" calcext:value-type="float">
            <text:p>1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14266" calcext:value-type="float">
            <text:p>1.2142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]-[.$A$2]" office:value-type="float" office:value="1.164899" calcext:value-type="float">
            <text:p>1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24443" calcext:value-type="float">
            <text:p>1.2244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]-[.$A$2]" office:value-type="float" office:value="1.175076" calcext:value-type="float">
            <text:p>1.1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34441" calcext:value-type="float">
            <text:p>1.2344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]-[.$A$2]" office:value-type="float" office:value="1.185074" calcext:value-type="float">
            <text:p>1.1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44546" calcext:value-type="float">
            <text:p>1.2445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]-[.$A$2]" office:value-type="float" office:value="1.195179" calcext:value-type="float">
            <text:p>1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54323" calcext:value-type="float">
            <text:p>1.2543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]-[.$A$2]" office:value-type="float" office:value="1.204956" calcext:value-type="float">
            <text:p>1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64436" calcext:value-type="float">
            <text:p>1.264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]-[.$A$2]" office:value-type="float" office:value="1.215069" calcext:value-type="float">
            <text:p>1.2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74458" calcext:value-type="float">
            <text:p>1.2744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]-[.$A$2]" office:value-type="float" office:value="1.225091" calcext:value-type="float">
            <text:p>1.2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84545" calcext:value-type="float">
            <text:p>1.2845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]-[.$A$2]" office:value-type="float" office:value="1.235178" calcext:value-type="float">
            <text:p>1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294265" calcext:value-type="float">
            <text:p>1.2942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]-[.$A$2]" office:value-type="float" office:value="1.244898" calcext:value-type="float">
            <text:p>1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04513" calcext:value-type="float">
            <text:p>1.3045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]-[.$A$2]" office:value-type="float" office:value="1.255146" calcext:value-type="float">
            <text:p>1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1451" calcext:value-type="float">
            <text:p>1.314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]-[.$A$2]" office:value-type="float" office:value="1.265143" calcext:value-type="float">
            <text:p>1.2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24543" calcext:value-type="float">
            <text:p>1.3245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]-[.$A$2]" office:value-type="float" office:value="1.275176" calcext:value-type="float">
            <text:p>1.2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34537" calcext:value-type="float">
            <text:p>1.3345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]-[.$A$2]" office:value-type="float" office:value="1.28517" calcext:value-type="float">
            <text:p>1.2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44621" calcext:value-type="float">
            <text:p>1.3446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]-[.$A$2]" office:value-type="float" office:value="1.295254" calcext:value-type="float">
            <text:p>1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54607" calcext:value-type="float">
            <text:p>1.3546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]-[.$A$2]" office:value-type="float" office:value="1.30524" calcext:value-type="float">
            <text:p>1.3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64415" calcext:value-type="float">
            <text:p>1.3644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]-[.$A$2]" office:value-type="float" office:value="1.315048" calcext:value-type="float">
            <text:p>1.3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74254" calcext:value-type="float">
            <text:p>1.3742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]-[.$A$2]" office:value-type="float" office:value="1.324887" calcext:value-type="float">
            <text:p>1.3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84358" calcext:value-type="float">
            <text:p>1.3843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]-[.$A$2]" office:value-type="float" office:value="1.334991" calcext:value-type="float">
            <text:p>1.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394432" calcext:value-type="float">
            <text:p>1.3944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]-[.$A$2]" office:value-type="float" office:value="1.345065" calcext:value-type="float">
            <text:p>1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04261" calcext:value-type="float">
            <text:p>1.4042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]-[.$A$2]" office:value-type="float" office:value="1.354894" calcext:value-type="float">
            <text:p>1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14126" calcext:value-type="float">
            <text:p>1.4141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]-[.$A$2]" office:value-type="float" office:value="1.364759" calcext:value-type="float">
            <text:p>1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24365" calcext:value-type="float">
            <text:p>1.4243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]-[.$A$2]" office:value-type="float" office:value="1.374998" calcext:value-type="float">
            <text:p>1.3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34347" calcext:value-type="float">
            <text:p>1.4343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]-[.$A$2]" office:value-type="float" office:value="1.38498" calcext:value-type="float">
            <text:p>1.3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44407" calcext:value-type="float">
            <text:p>1.4444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]-[.$A$2]" office:value-type="float" office:value="1.39504" calcext:value-type="float">
            <text:p>1.4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54417" calcext:value-type="float">
            <text:p>1.4544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]-[.$A$2]" office:value-type="float" office:value="1.40505" calcext:value-type="float">
            <text:p>1.4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64444" calcext:value-type="float">
            <text:p>1.4644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]-[.$A$2]" office:value-type="float" office:value="1.415077" calcext:value-type="float">
            <text:p>1.4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74456" calcext:value-type="float">
            <text:p>1.4744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]-[.$A$2]" office:value-type="float" office:value="1.425089" calcext:value-type="float">
            <text:p>1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84413" calcext:value-type="float">
            <text:p>1.4844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]-[.$A$2]" office:value-type="float" office:value="1.435046" calcext:value-type="float">
            <text:p>1.4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494457" calcext:value-type="float">
            <text:p>1.494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]-[.$A$2]" office:value-type="float" office:value="1.44509" calcext:value-type="float">
            <text:p>1.4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04429" calcext:value-type="float">
            <text:p>1.5044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]-[.$A$2]" office:value-type="float" office:value="1.455062" calcext:value-type="float">
            <text:p>1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14448" calcext:value-type="float">
            <text:p>1.514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]-[.$A$2]" office:value-type="float" office:value="1.465081" calcext:value-type="float">
            <text:p>1.4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24441" calcext:value-type="float">
            <text:p>1.5244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]-[.$A$2]" office:value-type="float" office:value="1.475074" calcext:value-type="float">
            <text:p>1.4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34431" calcext:value-type="float">
            <text:p>1.5344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]-[.$A$2]" office:value-type="float" office:value="1.485064" calcext:value-type="float">
            <text:p>1.4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44487" calcext:value-type="float">
            <text:p>1.5444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]-[.$A$2]" office:value-type="float" office:value="1.49512" calcext:value-type="float">
            <text:p>1.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54603" calcext:value-type="float">
            <text:p>1.55460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]-[.$A$2]" office:value-type="float" office:value="1.505236" calcext:value-type="float">
            <text:p>1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64525" calcext:value-type="float">
            <text:p>1.5645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]-[.$A$2]" office:value-type="float" office:value="1.515158" calcext:value-type="float">
            <text:p>1.5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74254" calcext:value-type="float">
            <text:p>1.5742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]-[.$A$2]" office:value-type="float" office:value="1.524887" calcext:value-type="float">
            <text:p>1.5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84486" calcext:value-type="float">
            <text:p>1.5844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]-[.$A$2]" office:value-type="float" office:value="1.535119" calcext:value-type="float">
            <text:p>1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59436" calcext:value-type="float">
            <text:p>1.59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]-[.$A$2]" office:value-type="float" office:value="1.544993" calcext:value-type="float">
            <text:p>1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04168" calcext:value-type="float">
            <text:p>1.6041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]-[.$A$2]" office:value-type="float" office:value="1.554801" calcext:value-type="float">
            <text:p>1.5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14262" calcext:value-type="float">
            <text:p>1.6142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]-[.$A$2]" office:value-type="float" office:value="1.564895" calcext:value-type="float">
            <text:p>1.5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24608" calcext:value-type="float">
            <text:p>1.6246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]-[.$A$2]" office:value-type="float" office:value="1.575241" calcext:value-type="float">
            <text:p>1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34358" calcext:value-type="float">
            <text:p>1.6343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]-[.$A$2]" office:value-type="float" office:value="1.584991" calcext:value-type="float">
            <text:p>1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44422" calcext:value-type="float">
            <text:p>1.6444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]-[.$A$2]" office:value-type="float" office:value="1.595055" calcext:value-type="float">
            <text:p>1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54102" calcext:value-type="float">
            <text:p>1.6541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]-[.$A$2]" office:value-type="float" office:value="1.604735" calcext:value-type="float">
            <text:p>1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64513" calcext:value-type="float">
            <text:p>1.6645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]-[.$A$2]" office:value-type="float" office:value="1.615146" calcext:value-type="float">
            <text:p>1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74529" calcext:value-type="float">
            <text:p>1.6745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]-[.$A$2]" office:value-type="float" office:value="1.625162" calcext:value-type="float">
            <text:p>1.6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84416" calcext:value-type="float">
            <text:p>1.6844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]-[.$A$2]" office:value-type="float" office:value="1.635049" calcext:value-type="float">
            <text:p>1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694234" calcext:value-type="float">
            <text:p>1.6942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]-[.$A$2]" office:value-type="float" office:value="1.644867" calcext:value-type="float">
            <text:p>1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04494" calcext:value-type="float">
            <text:p>1.7044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7]-[.$A$2]" office:value-type="float" office:value="1.655127" calcext:value-type="float">
            <text:p>1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14296" calcext:value-type="float">
            <text:p>1.7142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]-[.$A$2]" office:value-type="float" office:value="1.664929" calcext:value-type="float">
            <text:p>1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29418" calcext:value-type="float">
            <text:p>1.7294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]-[.$A$2]" office:value-type="float" office:value="1.680051" calcext:value-type="float">
            <text:p>1.6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39238" calcext:value-type="float">
            <text:p>1.7392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]-[.$A$2]" office:value-type="float" office:value="1.689871" calcext:value-type="float">
            <text:p>1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49566" calcext:value-type="float">
            <text:p>1.7495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]-[.$A$2]" office:value-type="float" office:value="1.700199" calcext:value-type="float">
            <text:p>1.7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54287" calcext:value-type="float">
            <text:p>1.7542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]-[.$A$2]" office:value-type="float" office:value="1.70492" calcext:value-type="float">
            <text:p>1.7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64541" calcext:value-type="float">
            <text:p>1.7645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]-[.$A$2]" office:value-type="float" office:value="1.715174" calcext:value-type="float">
            <text:p>1.7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79278" calcext:value-type="float">
            <text:p>1.7792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]-[.$A$2]" office:value-type="float" office:value="1.729911" calcext:value-type="float">
            <text:p>1.7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89312" calcext:value-type="float">
            <text:p>1.7893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5]-[.$A$2]" office:value-type="float" office:value="1.739945" calcext:value-type="float">
            <text:p>1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794125" calcext:value-type="float">
            <text:p>1.7941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6]-[.$A$2]" office:value-type="float" office:value="1.744758" calcext:value-type="float">
            <text:p>1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04151" calcext:value-type="float">
            <text:p>1.8041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7]-[.$A$2]" office:value-type="float" office:value="1.754784" calcext:value-type="float">
            <text:p>1.7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19331" calcext:value-type="float">
            <text:p>1.8193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8]-[.$A$2]" office:value-type="float" office:value="1.769964" calcext:value-type="float">
            <text:p>1.7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29105" calcext:value-type="float">
            <text:p>1.8291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9]-[.$A$2]" office:value-type="float" office:value="1.779738" calcext:value-type="float">
            <text:p>1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34129" calcext:value-type="float">
            <text:p>1.8341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0]-[.$A$2]" office:value-type="float" office:value="1.784762" calcext:value-type="float">
            <text:p>1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44375" calcext:value-type="float">
            <text:p>1.8443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1]-[.$A$2]" office:value-type="float" office:value="1.795008" calcext:value-type="float">
            <text:p>1.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59204" calcext:value-type="float">
            <text:p>1.8592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2]-[.$A$2]" office:value-type="float" office:value="1.809837" calcext:value-type="float">
            <text:p>1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69183" calcext:value-type="float">
            <text:p>1.8691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3]-[.$A$2]" office:value-type="float" office:value="1.819816" calcext:value-type="float">
            <text:p>1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74166" calcext:value-type="float">
            <text:p>1.8741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4]-[.$A$2]" office:value-type="float" office:value="1.824799" calcext:value-type="float">
            <text:p>1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84419" calcext:value-type="float">
            <text:p>1.8844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5]-[.$A$2]" office:value-type="float" office:value="1.835052" calcext:value-type="float">
            <text:p>1.8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899575" calcext:value-type="float">
            <text:p>1.8995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6]-[.$A$2]" office:value-type="float" office:value="1.850208" calcext:value-type="float">
            <text:p>1.8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09201" calcext:value-type="float">
            <text:p>1.9092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7]-[.$A$2]" office:value-type="float" office:value="1.859834" calcext:value-type="float">
            <text:p>1.8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19106" calcext:value-type="float">
            <text:p>1.9191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8]-[.$A$2]" office:value-type="float" office:value="1.869739" calcext:value-type="float">
            <text:p>1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24316" calcext:value-type="float">
            <text:p>1.9243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89]-[.$A$2]" office:value-type="float" office:value="1.874949" calcext:value-type="float">
            <text:p>1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34248" calcext:value-type="float">
            <text:p>1.9342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0]-[.$A$2]" office:value-type="float" office:value="1.884881" calcext:value-type="float">
            <text:p>1.8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49236" calcext:value-type="float">
            <text:p>1.9492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1]-[.$A$2]" office:value-type="float" office:value="1.899869" calcext:value-type="float">
            <text:p>1.9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59424" calcext:value-type="float">
            <text:p>1.9594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2]-[.$A$2]" office:value-type="float" office:value="1.910057" calcext:value-type="float">
            <text:p>1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64156" calcext:value-type="float">
            <text:p>1.9641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3]-[.$A$2]" office:value-type="float" office:value="1.914789" calcext:value-type="float">
            <text:p>1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74412" calcext:value-type="float">
            <text:p>1.9744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4]-[.$A$2]" office:value-type="float" office:value="1.925045" calcext:value-type="float">
            <text:p>1.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89352" calcext:value-type="float">
            <text:p>1.9893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5]-[.$A$2]" office:value-type="float" office:value="1.939985" calcext:value-type="float">
            <text:p>1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1.99926" calcext:value-type="float">
            <text:p>1.999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6]-[.$A$2]" office:value-type="float" office:value="1.949893" calcext:value-type="float">
            <text:p>1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04194" calcext:value-type="float">
            <text:p>2.0041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7]-[.$A$2]" office:value-type="float" office:value="1.954827" calcext:value-type="float">
            <text:p>1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14406" calcext:value-type="float">
            <text:p>2.0144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8]-[.$A$2]" office:value-type="float" office:value="1.965039" calcext:value-type="float">
            <text:p>1.9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29401" calcext:value-type="float">
            <text:p>2.0294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99]-[.$A$2]" office:value-type="float" office:value="1.980034" calcext:value-type="float">
            <text:p>1.9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39627" calcext:value-type="float">
            <text:p>2.0396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0]-[.$A$2]" office:value-type="float" office:value="1.99026" calcext:value-type="float">
            <text:p>1.9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49456" calcext:value-type="float">
            <text:p>2.0494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1]-[.$A$2]" office:value-type="float" office:value="2.000089" calcext:value-type="float">
            <text:p>2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59588" calcext:value-type="float">
            <text:p>2.0595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2]-[.$A$2]" office:value-type="float" office:value="2.010221" calcext:value-type="float">
            <text:p>2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69191" calcext:value-type="float">
            <text:p>2.0691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3]-[.$A$2]" office:value-type="float" office:value="2.019824" calcext:value-type="float">
            <text:p>2.0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79541" calcext:value-type="float">
            <text:p>2.0795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4]-[.$A$2]" office:value-type="float" office:value="2.030174" calcext:value-type="float">
            <text:p>2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89582" calcext:value-type="float">
            <text:p>2.0895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5]-[.$A$2]" office:value-type="float" office:value="2.040215" calcext:value-type="float">
            <text:p>2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099351" calcext:value-type="float">
            <text:p>2.0993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6]-[.$A$2]" office:value-type="float" office:value="2.049984" calcext:value-type="float">
            <text:p>2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09054" calcext:value-type="float">
            <text:p>2.1090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7]-[.$A$2]" office:value-type="float" office:value="2.059687" calcext:value-type="float">
            <text:p>2.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19351" calcext:value-type="float">
            <text:p>2.1193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8]-[.$A$2]" office:value-type="float" office:value="2.069984" calcext:value-type="float">
            <text:p>2.0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29263" calcext:value-type="float">
            <text:p>2.1292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09]-[.$A$2]" office:value-type="float" office:value="2.079896" calcext:value-type="float">
            <text:p>2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3929" calcext:value-type="float">
            <text:p>2.139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0]-[.$A$2]" office:value-type="float" office:value="2.089923" calcext:value-type="float">
            <text:p>2.0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49315" calcext:value-type="float">
            <text:p>2.1493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1]-[.$A$2]" office:value-type="float" office:value="2.099948" calcext:value-type="float">
            <text:p>2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59269" calcext:value-type="float">
            <text:p>2.1592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2]-[.$A$2]" office:value-type="float" office:value="2.109902" calcext:value-type="float">
            <text:p>2.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69243" calcext:value-type="float">
            <text:p>2.1692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3]-[.$A$2]" office:value-type="float" office:value="2.119876" calcext:value-type="float">
            <text:p>2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79203" calcext:value-type="float">
            <text:p>2.17920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4]-[.$A$2]" office:value-type="float" office:value="2.129836" calcext:value-type="float">
            <text:p>2.1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89123" calcext:value-type="float">
            <text:p>2.1891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5]-[.$A$2]" office:value-type="float" office:value="2.139756" calcext:value-type="float">
            <text:p>2.1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199364" calcext:value-type="float">
            <text:p>2.1993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6]-[.$A$2]" office:value-type="float" office:value="2.149997" calcext:value-type="float">
            <text:p>2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09408" calcext:value-type="float">
            <text:p>2.2094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7]-[.$A$2]" office:value-type="float" office:value="2.160041" calcext:value-type="float">
            <text:p>2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19453" calcext:value-type="float">
            <text:p>2.2194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8]-[.$A$2]" office:value-type="float" office:value="2.170086" calcext:value-type="float">
            <text:p>2.1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29384" calcext:value-type="float">
            <text:p>2.2293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19]-[.$A$2]" office:value-type="float" office:value="2.180017" calcext:value-type="float">
            <text:p>2.1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3922" calcext:value-type="float">
            <text:p>2.239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0]-[.$A$2]" office:value-type="float" office:value="2.189853" calcext:value-type="float">
            <text:p>2.1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49548" calcext:value-type="float">
            <text:p>2.2495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1]-[.$A$2]" office:value-type="float" office:value="2.200181" calcext:value-type="float">
            <text:p>2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59612" calcext:value-type="float">
            <text:p>2.2596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2]-[.$A$2]" office:value-type="float" office:value="2.210245" calcext:value-type="float">
            <text:p>2.2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6934" calcext:value-type="float">
            <text:p>2.269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3]-[.$A$2]" office:value-type="float" office:value="2.219973" calcext:value-type="float">
            <text:p>2.2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79457" calcext:value-type="float">
            <text:p>2.279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4]-[.$A$2]" office:value-type="float" office:value="2.23009" calcext:value-type="float">
            <text:p>2.2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8943" calcext:value-type="float">
            <text:p>2.289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5]-[.$A$2]" office:value-type="float" office:value="2.240063" calcext:value-type="float">
            <text:p>2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299657" calcext:value-type="float">
            <text:p>2.2996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6]-[.$A$2]" office:value-type="float" office:value="2.25029" calcext:value-type="float">
            <text:p>2.2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09439" calcext:value-type="float">
            <text:p>2.3094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7]-[.$A$2]" office:value-type="float" office:value="2.260072" calcext:value-type="float">
            <text:p>2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19572" calcext:value-type="float">
            <text:p>2.3195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8]-[.$A$2]" office:value-type="float" office:value="2.270205" calcext:value-type="float">
            <text:p>2.2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29773" calcext:value-type="float">
            <text:p>2.3297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29]-[.$A$2]" office:value-type="float" office:value="2.280406" calcext:value-type="float">
            <text:p>2.2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3944" calcext:value-type="float">
            <text:p>2.339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0]-[.$A$2]" office:value-type="float" office:value="2.290073" calcext:value-type="float">
            <text:p>2.2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49474" calcext:value-type="float">
            <text:p>2.34947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1]-[.$A$2]" office:value-type="float" office:value="2.300107" calcext:value-type="float">
            <text:p>2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59419" calcext:value-type="float">
            <text:p>2.3594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2]-[.$A$2]" office:value-type="float" office:value="2.310052" calcext:value-type="float">
            <text:p>2.3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69202" calcext:value-type="float">
            <text:p>2.3692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3]-[.$A$2]" office:value-type="float" office:value="2.319835" calcext:value-type="float">
            <text:p>2.3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79283" calcext:value-type="float">
            <text:p>2.3792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4]-[.$A$2]" office:value-type="float" office:value="2.329916" calcext:value-type="float">
            <text:p>2.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89542" calcext:value-type="float">
            <text:p>2.3895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5]-[.$A$2]" office:value-type="float" office:value="2.340175" calcext:value-type="float">
            <text:p>2.3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399298" calcext:value-type="float">
            <text:p>2.3992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6]-[.$A$2]" office:value-type="float" office:value="2.349931" calcext:value-type="float">
            <text:p>2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09523" calcext:value-type="float">
            <text:p>2.4095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7]-[.$A$2]" office:value-type="float" office:value="2.360156" calcext:value-type="float">
            <text:p>2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19296" calcext:value-type="float">
            <text:p>2.4192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8]-[.$A$2]" office:value-type="float" office:value="2.369929" calcext:value-type="float">
            <text:p>2.3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29519" calcext:value-type="float">
            <text:p>2.4295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39]-[.$A$2]" office:value-type="float" office:value="2.380152" calcext:value-type="float">
            <text:p>2.3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39732" calcext:value-type="float">
            <text:p>2.4397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0]-[.$A$2]" office:value-type="float" office:value="2.390365" calcext:value-type="float">
            <text:p>2.3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49563" calcext:value-type="float">
            <text:p>2.4495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1]-[.$A$2]" office:value-type="float" office:value="2.400196" calcext:value-type="float">
            <text:p>2.4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59654" calcext:value-type="float">
            <text:p>2.4596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2]-[.$A$2]" office:value-type="float" office:value="2.410287" calcext:value-type="float">
            <text:p>2.4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6919" calcext:value-type="float">
            <text:p>2.469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3]-[.$A$2]" office:value-type="float" office:value="2.419823" calcext:value-type="float">
            <text:p>2.4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79257" calcext:value-type="float">
            <text:p>2.4792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4]-[.$A$2]" office:value-type="float" office:value="2.42989" calcext:value-type="float">
            <text:p>2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89517" calcext:value-type="float">
            <text:p>2.4895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5]-[.$A$2]" office:value-type="float" office:value="2.44015" calcext:value-type="float">
            <text:p>2.4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499166" calcext:value-type="float">
            <text:p>2.4991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6]-[.$A$2]" office:value-type="float" office:value="2.449799" calcext:value-type="float">
            <text:p>2.4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09384" calcext:value-type="float">
            <text:p>2.5093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7]-[.$A$2]" office:value-type="float" office:value="2.460017" calcext:value-type="float">
            <text:p>2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19169" calcext:value-type="float">
            <text:p>2.5191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8]-[.$A$2]" office:value-type="float" office:value="2.469802" calcext:value-type="float">
            <text:p>2.4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29348" calcext:value-type="float">
            <text:p>2.5293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49]-[.$A$2]" office:value-type="float" office:value="2.479981" calcext:value-type="float">
            <text:p>2.4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39389" calcext:value-type="float">
            <text:p>2.5393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0]-[.$A$2]" office:value-type="float" office:value="2.490022" calcext:value-type="float">
            <text:p>2.4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49242" calcext:value-type="float">
            <text:p>2.5492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1]-[.$A$2]" office:value-type="float" office:value="2.499875" calcext:value-type="float">
            <text:p>2.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59262" calcext:value-type="float">
            <text:p>2.5592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2]-[.$A$2]" office:value-type="float" office:value="2.509895" calcext:value-type="float">
            <text:p>2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69169" calcext:value-type="float">
            <text:p>2.5691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3]-[.$A$2]" office:value-type="float" office:value="2.519802" calcext:value-type="float">
            <text:p>2.5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79256" calcext:value-type="float">
            <text:p>2.5792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4]-[.$A$2]" office:value-type="float" office:value="2.529889" calcext:value-type="float">
            <text:p>2.5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89405" calcext:value-type="float">
            <text:p>2.5894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5]-[.$A$2]" office:value-type="float" office:value="2.540038" calcext:value-type="float">
            <text:p>2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59938" calcext:value-type="float">
            <text:p>2.599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6]-[.$A$2]" office:value-type="float" office:value="2.550013" calcext:value-type="float">
            <text:p>2.5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09117" calcext:value-type="float">
            <text:p>2.6091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7]-[.$A$2]" office:value-type="float" office:value="2.55975" calcext:value-type="float">
            <text:p>2.5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1941" calcext:value-type="float">
            <text:p>2.619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8]-[.$A$2]" office:value-type="float" office:value="2.570043" calcext:value-type="float">
            <text:p>2.5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29406" calcext:value-type="float">
            <text:p>2.6294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59]-[.$A$2]" office:value-type="float" office:value="2.580039" calcext:value-type="float">
            <text:p>2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39393" calcext:value-type="float">
            <text:p>2.63939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60]-[.$A$2]" office:value-type="float" office:value="2.590026" calcext:value-type="float">
            <text:p>2.5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49411" calcext:value-type="float">
            <text:p>2.6494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61]-[.$A$2]" office:value-type="float" office:value="2.600044" calcext:value-type="float">
            <text:p>2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5947" calcext:value-type="float">
            <text:p>2.659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62]-[.$A$2]" office:value-type="float" office:value="2.610103" calcext:value-type="float">
            <text:p>2.6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69545" calcext:value-type="float">
            <text:p>2.6695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63]-[.$A$2]" office:value-type="float" office:value="2.620178" calcext:value-type="float">
            <text:p>2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79584" calcext:value-type="float">
            <text:p>2.679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64]-[.$A$2]" office:value-type="float" office:value="2.630217" calcext:value-type="float">
            <text:p>2.6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89534" calcext:value-type="float">
            <text:p>2.68953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65]-[.$A$2]" office:value-type="float" office:value="2.640167" calcext:value-type="float">
            <text:p>2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69953" calcext:value-type="float">
            <text:p>2.69953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66]-[.$A$2]" office:value-type="float" office:value="2.650163" calcext:value-type="float">
            <text:p>2.6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09481" calcext:value-type="float">
            <text:p>2.709481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67]-[.$A$2]" office:value-type="float" office:value="2.660114" calcext:value-type="float">
            <text:p>2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19517" calcext:value-type="float">
            <text:p>2.719517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68]-[.$A$2]" office:value-type="float" office:value="2.67015" calcext:value-type="float">
            <text:p>2.6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29653" calcext:value-type="float">
            <text:p>2.729653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69]-[.$A$2]" office:value-type="float" office:value="2.680286" calcext:value-type="float">
            <text:p>2.6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39402" calcext:value-type="float">
            <text:p>2.739402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70]-[.$A$2]" office:value-type="float" office:value="2.690035" calcext:value-type="float">
            <text:p>2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49571" calcext:value-type="float">
            <text:p>2.749571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71]-[.$A$2]" office:value-type="float" office:value="2.700204" calcext:value-type="float">
            <text:p>2.7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59554" calcext:value-type="float">
            <text:p>2.759554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72]-[.$A$2]" office:value-type="float" office:value="2.710187" calcext:value-type="float">
            <text:p>2.7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69479" calcext:value-type="float">
            <text:p>2.769479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73]-[.$A$2]" office:value-type="float" office:value="2.720112" calcext:value-type="float">
            <text:p>2.7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79619" calcext:value-type="float">
            <text:p>2.779619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274]-[.$A$2]" office:value-type="float" office:value="2.730252" calcext:value-type="float">
            <text:p>2.7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89709" calcext:value-type="float">
            <text:p>2.7897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75]-[.$A$2]" office:value-type="float" office:value="2.740342" calcext:value-type="float">
            <text:p>2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799645" calcext:value-type="float">
            <text:p>2.7996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76]-[.$A$2]" office:value-type="float" office:value="2.750278" calcext:value-type="float">
            <text:p>2.7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09594" calcext:value-type="float">
            <text:p>2.8095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77]-[.$A$2]" office:value-type="float" office:value="2.760227" calcext:value-type="float">
            <text:p>2.7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19714" calcext:value-type="float">
            <text:p>2.8197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78]-[.$A$2]" office:value-type="float" office:value="2.770347" calcext:value-type="float">
            <text:p>2.7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29739" calcext:value-type="float">
            <text:p>2.8297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79]-[.$A$2]" office:value-type="float" office:value="2.780372" calcext:value-type="float">
            <text:p>2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39591" calcext:value-type="float">
            <text:p>2.8395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0]-[.$A$2]" office:value-type="float" office:value="2.790224" calcext:value-type="float">
            <text:p>2.7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49702" calcext:value-type="float">
            <text:p>2.8497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1]-[.$A$2]" office:value-type="float" office:value="2.800335" calcext:value-type="float">
            <text:p>2.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5972" calcext:value-type="float">
            <text:p>2.859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2]-[.$A$2]" office:value-type="float" office:value="2.810353" calcext:value-type="float">
            <text:p>2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69469" calcext:value-type="float">
            <text:p>2.8694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3]-[.$A$2]" office:value-type="float" office:value="2.820102" calcext:value-type="float">
            <text:p>2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79686" calcext:value-type="float">
            <text:p>2.8796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4]-[.$A$2]" office:value-type="float" office:value="2.830319" calcext:value-type="float">
            <text:p>2.8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89639" calcext:value-type="float">
            <text:p>2.889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5]-[.$A$2]" office:value-type="float" office:value="2.840272" calcext:value-type="float">
            <text:p>2.8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899631" calcext:value-type="float">
            <text:p>2.8996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6]-[.$A$2]" office:value-type="float" office:value="2.850264" calcext:value-type="float">
            <text:p>2.8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09647" calcext:value-type="float">
            <text:p>2.9096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7]-[.$A$2]" office:value-type="float" office:value="2.86028" calcext:value-type="float">
            <text:p>2.8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19678" calcext:value-type="float">
            <text:p>2.9196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8]-[.$A$2]" office:value-type="float" office:value="2.870311" calcext:value-type="float">
            <text:p>2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29406" calcext:value-type="float">
            <text:p>2.9294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89]-[.$A$2]" office:value-type="float" office:value="2.880039" calcext:value-type="float">
            <text:p>2.8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39311" calcext:value-type="float">
            <text:p>2.9393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0]-[.$A$2]" office:value-type="float" office:value="2.889944" calcext:value-type="float">
            <text:p>2.8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49712" calcext:value-type="float">
            <text:p>2.9497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1]-[.$A$2]" office:value-type="float" office:value="2.900345" calcext:value-type="float">
            <text:p>2.9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59612" calcext:value-type="float">
            <text:p>2.9596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2]-[.$A$2]" office:value-type="float" office:value="2.910245" calcext:value-type="float">
            <text:p>2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69399" calcext:value-type="float">
            <text:p>2.9693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3]-[.$A$2]" office:value-type="float" office:value="2.920032" calcext:value-type="float">
            <text:p>2.9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79723" calcext:value-type="float">
            <text:p>2.9797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4]-[.$A$2]" office:value-type="float" office:value="2.930356" calcext:value-type="float">
            <text:p>2.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89709" calcext:value-type="float">
            <text:p>2.9897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5]-[.$A$2]" office:value-type="float" office:value="2.940342" calcext:value-type="float">
            <text:p>2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2.999691" calcext:value-type="float">
            <text:p>2.9996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6]-[.$A$2]" office:value-type="float" office:value="2.950324" calcext:value-type="float">
            <text:p>2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09715" calcext:value-type="float">
            <text:p>3.0097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7]-[.$A$2]" office:value-type="float" office:value="2.960348" calcext:value-type="float">
            <text:p>2.9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19593" calcext:value-type="float">
            <text:p>3.01959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8]-[.$A$2]" office:value-type="float" office:value="2.970226" calcext:value-type="float">
            <text:p>2.9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29675" calcext:value-type="float">
            <text:p>3.0296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299]-[.$A$2]" office:value-type="float" office:value="2.980308" calcext:value-type="float">
            <text:p>2.9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39745" calcext:value-type="float">
            <text:p>3.0397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0]-[.$A$2]" office:value-type="float" office:value="2.990378" calcext:value-type="float">
            <text:p>2.9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49663" calcext:value-type="float">
            <text:p>3.0496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1]-[.$A$2]" office:value-type="float" office:value="3.000296" calcext:value-type="float">
            <text:p>3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59642" calcext:value-type="float">
            <text:p>3.0596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2]-[.$A$2]" office:value-type="float" office:value="3.010275" calcext:value-type="float">
            <text:p>3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6966" calcext:value-type="float">
            <text:p>3.069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3]-[.$A$2]" office:value-type="float" office:value="3.020293" calcext:value-type="float">
            <text:p>3.0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79877" calcext:value-type="float">
            <text:p>3.0798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4]-[.$A$2]" office:value-type="float" office:value="3.03051" calcext:value-type="float">
            <text:p>3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089692" calcext:value-type="float">
            <text:p>3.089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5]-[.$A$2]" office:value-type="float" office:value="3.040325" calcext:value-type="float">
            <text:p>3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04655" calcext:value-type="float">
            <text:p>3.1046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6]-[.$A$2]" office:value-type="float" office:value="3.055288" calcext:value-type="float">
            <text:p>3.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14453" calcext:value-type="float">
            <text:p>3.1144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7]-[.$A$2]" office:value-type="float" office:value="3.065086" calcext:value-type="float">
            <text:p>3.0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19671" calcext:value-type="float">
            <text:p>3.1196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8]-[.$A$2]" office:value-type="float" office:value="3.070304" calcext:value-type="float">
            <text:p>3.0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29715" calcext:value-type="float">
            <text:p>3.1297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09]-[.$A$2]" office:value-type="float" office:value="3.080348" calcext:value-type="float">
            <text:p>3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44618" calcext:value-type="float">
            <text:p>3.1446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0]-[.$A$2]" office:value-type="float" office:value="3.095251" calcext:value-type="float">
            <text:p>3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54519" calcext:value-type="float">
            <text:p>3.1545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1]-[.$A$2]" office:value-type="float" office:value="3.105152" calcext:value-type="float">
            <text:p>3.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59667" calcext:value-type="float">
            <text:p>3.1596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2]-[.$A$2]" office:value-type="float" office:value="3.1103" calcext:value-type="float">
            <text:p>3.1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69802" calcext:value-type="float">
            <text:p>3.1698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3]-[.$A$2]" office:value-type="float" office:value="3.120435" calcext:value-type="float">
            <text:p>3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84623" calcext:value-type="float">
            <text:p>3.1846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4]-[.$A$2]" office:value-type="float" office:value="3.135256" calcext:value-type="float">
            <text:p>3.1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94608" calcext:value-type="float">
            <text:p>3.1946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5]-[.$A$2]" office:value-type="float" office:value="3.145241" calcext:value-type="float">
            <text:p>3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199496" calcext:value-type="float">
            <text:p>3.1994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6]-[.$A$2]" office:value-type="float" office:value="3.150129" calcext:value-type="float">
            <text:p>3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09349" calcext:value-type="float">
            <text:p>3.2093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7]-[.$A$2]" office:value-type="float" office:value="3.159982" calcext:value-type="float">
            <text:p>3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19556" calcext:value-type="float">
            <text:p>3.2195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8]-[.$A$2]" office:value-type="float" office:value="3.170189" calcext:value-type="float">
            <text:p>3.1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34562" calcext:value-type="float">
            <text:p>3.2345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19]-[.$A$2]" office:value-type="float" office:value="3.185195" calcext:value-type="float">
            <text:p>3.1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44771" calcext:value-type="float">
            <text:p>3.2447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0]-[.$A$2]" office:value-type="float" office:value="3.195404" calcext:value-type="float">
            <text:p>3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54462" calcext:value-type="float">
            <text:p>3.254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1]-[.$A$2]" office:value-type="float" office:value="3.205095" calcext:value-type="float">
            <text:p>3.2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6467" calcext:value-type="float">
            <text:p>3.264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2]-[.$A$2]" office:value-type="float" office:value="3.215303" calcext:value-type="float">
            <text:p>3.2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74446" calcext:value-type="float">
            <text:p>3.2744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3]-[.$A$2]" office:value-type="float" office:value="3.225079" calcext:value-type="float">
            <text:p>3.2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84538" calcext:value-type="float">
            <text:p>3.2845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4]-[.$A$2]" office:value-type="float" office:value="3.235171" calcext:value-type="float">
            <text:p>3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294386" calcext:value-type="float">
            <text:p>3.2943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5]-[.$A$2]" office:value-type="float" office:value="3.245019" calcext:value-type="float">
            <text:p>3.2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04649" calcext:value-type="float">
            <text:p>3.3046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6]-[.$A$2]" office:value-type="float" office:value="3.255282" calcext:value-type="float">
            <text:p>3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14516" calcext:value-type="float">
            <text:p>3.3145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7]-[.$A$2]" office:value-type="float" office:value="3.265149" calcext:value-type="float">
            <text:p>3.2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24525" calcext:value-type="float">
            <text:p>3.3245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8]-[.$A$2]" office:value-type="float" office:value="3.275158" calcext:value-type="float">
            <text:p>3.2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34529" calcext:value-type="float">
            <text:p>3.3345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29]-[.$A$2]" office:value-type="float" office:value="3.285162" calcext:value-type="float">
            <text:p>3.2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44746" calcext:value-type="float">
            <text:p>3.3447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0]-[.$A$2]" office:value-type="float" office:value="3.295379" calcext:value-type="float">
            <text:p>3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54907" calcext:value-type="float">
            <text:p>3.3549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1]-[.$A$2]" office:value-type="float" office:value="3.30554" calcext:value-type="float">
            <text:p>3.3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64643" calcext:value-type="float">
            <text:p>3.3646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2]-[.$A$2]" office:value-type="float" office:value="3.315276" calcext:value-type="float">
            <text:p>3.3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74917" calcext:value-type="float">
            <text:p>3.3749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3]-[.$A$2]" office:value-type="float" office:value="3.32555" calcext:value-type="float">
            <text:p>3.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84791" calcext:value-type="float">
            <text:p>3.3847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4]-[.$A$2]" office:value-type="float" office:value="3.335424" calcext:value-type="float">
            <text:p>3.3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394418" calcext:value-type="float">
            <text:p>3.3944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5]-[.$A$2]" office:value-type="float" office:value="3.345051" calcext:value-type="float">
            <text:p>3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04611" calcext:value-type="float">
            <text:p>3.4046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6]-[.$A$2]" office:value-type="float" office:value="3.355244" calcext:value-type="float">
            <text:p>3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14432" calcext:value-type="float">
            <text:p>3.4144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7]-[.$A$2]" office:value-type="float" office:value="3.365065" calcext:value-type="float">
            <text:p>3.3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24361" calcext:value-type="float">
            <text:p>3.4243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8]-[.$A$2]" office:value-type="float" office:value="3.374994" calcext:value-type="float">
            <text:p>3.3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34466" calcext:value-type="float">
            <text:p>3.4344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39]-[.$A$2]" office:value-type="float" office:value="3.385099" calcext:value-type="float">
            <text:p>3.3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44446" calcext:value-type="float">
            <text:p>3.4444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0]-[.$A$2]" office:value-type="float" office:value="3.395079" calcext:value-type="float">
            <text:p>3.4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54498" calcext:value-type="float">
            <text:p>3.4544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1]-[.$A$2]" office:value-type="float" office:value="3.405131" calcext:value-type="float">
            <text:p>3.4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6465" calcext:value-type="float">
            <text:p>3.464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2]-[.$A$2]" office:value-type="float" office:value="3.415283" calcext:value-type="float">
            <text:p>3.4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74421" calcext:value-type="float">
            <text:p>3.4744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3]-[.$A$2]" office:value-type="float" office:value="3.425054" calcext:value-type="float">
            <text:p>3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84096" calcext:value-type="float">
            <text:p>3.4840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4]-[.$A$2]" office:value-type="float" office:value="3.434729" calcext:value-type="float">
            <text:p>3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494443" calcext:value-type="float">
            <text:p>3.4944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5]-[.$A$2]" office:value-type="float" office:value="3.445076" calcext:value-type="float">
            <text:p>3.4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04545" calcext:value-type="float">
            <text:p>3.5045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6]-[.$A$2]" office:value-type="float" office:value="3.455178" calcext:value-type="float">
            <text:p>3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14326" calcext:value-type="float">
            <text:p>3.5143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7]-[.$A$2]" office:value-type="float" office:value="3.464959" calcext:value-type="float">
            <text:p>3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24448" calcext:value-type="float">
            <text:p>3.524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8]-[.$A$2]" office:value-type="float" office:value="3.475081" calcext:value-type="float">
            <text:p>3.4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34239" calcext:value-type="float">
            <text:p>3.5342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49]-[.$A$2]" office:value-type="float" office:value="3.484872" calcext:value-type="float">
            <text:p>3.4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44474" calcext:value-type="float">
            <text:p>3.54447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0]-[.$A$2]" office:value-type="float" office:value="3.495107" calcext:value-type="float">
            <text:p>3.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54338" calcext:value-type="float">
            <text:p>3.5543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1]-[.$A$2]" office:value-type="float" office:value="3.504971" calcext:value-type="float">
            <text:p>3.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64478" calcext:value-type="float">
            <text:p>3.5644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2]-[.$A$2]" office:value-type="float" office:value="3.515111" calcext:value-type="float">
            <text:p>3.5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74572" calcext:value-type="float">
            <text:p>3.5745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3]-[.$A$2]" office:value-type="float" office:value="3.525205" calcext:value-type="float">
            <text:p>3.5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845" calcext:value-type="float">
            <text:p>3.58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4]-[.$A$2]" office:value-type="float" office:value="3.535133" calcext:value-type="float">
            <text:p>3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594529" calcext:value-type="float">
            <text:p>3.5945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5]-[.$A$2]" office:value-type="float" office:value="3.545162" calcext:value-type="float">
            <text:p>3.5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04651" calcext:value-type="float">
            <text:p>3.6046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6]-[.$A$2]" office:value-type="float" office:value="3.555284" calcext:value-type="float">
            <text:p>3.5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14739" calcext:value-type="float">
            <text:p>3.6147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7]-[.$A$2]" office:value-type="float" office:value="3.565372" calcext:value-type="float">
            <text:p>3.5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2435" calcext:value-type="float">
            <text:p>3.624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8]-[.$A$2]" office:value-type="float" office:value="3.574983" calcext:value-type="float">
            <text:p>3.5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34459" calcext:value-type="float">
            <text:p>3.6344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59]-[.$A$2]" office:value-type="float" office:value="3.585092" calcext:value-type="float">
            <text:p>3.5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44558" calcext:value-type="float">
            <text:p>3.6445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0]-[.$A$2]" office:value-type="float" office:value="3.595191" calcext:value-type="float">
            <text:p>3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54672" calcext:value-type="float">
            <text:p>3.6546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1]-[.$A$2]" office:value-type="float" office:value="3.605305" calcext:value-type="float">
            <text:p>3.6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64761" calcext:value-type="float">
            <text:p>3.6647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2]-[.$A$2]" office:value-type="float" office:value="3.615394" calcext:value-type="float">
            <text:p>3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74529" calcext:value-type="float">
            <text:p>3.6745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3]-[.$A$2]" office:value-type="float" office:value="3.625162" calcext:value-type="float">
            <text:p>3.6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84531" calcext:value-type="float">
            <text:p>3.6845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4]-[.$A$2]" office:value-type="float" office:value="3.635164" calcext:value-type="float">
            <text:p>3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694698" calcext:value-type="float">
            <text:p>3.6946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5]-[.$A$2]" office:value-type="float" office:value="3.645331" calcext:value-type="float">
            <text:p>3.6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04536" calcext:value-type="float">
            <text:p>3.7045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6]-[.$A$2]" office:value-type="float" office:value="3.655169" calcext:value-type="float">
            <text:p>3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14297" calcext:value-type="float">
            <text:p>3.7142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7]-[.$A$2]" office:value-type="float" office:value="3.66493" calcext:value-type="float">
            <text:p>3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24584" calcext:value-type="float">
            <text:p>3.724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8]-[.$A$2]" office:value-type="float" office:value="3.675217" calcext:value-type="float">
            <text:p>3.6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34525" calcext:value-type="float">
            <text:p>3.7345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69]-[.$A$2]" office:value-type="float" office:value="3.685158" calcext:value-type="float">
            <text:p>3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4446" calcext:value-type="float">
            <text:p>3.744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0]-[.$A$2]" office:value-type="float" office:value="3.695093" calcext:value-type="float">
            <text:p>3.7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5466" calcext:value-type="float">
            <text:p>3.754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1]-[.$A$2]" office:value-type="float" office:value="3.705293" calcext:value-type="float">
            <text:p>3.7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64709" calcext:value-type="float">
            <text:p>3.7647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2]-[.$A$2]" office:value-type="float" office:value="3.715342" calcext:value-type="float">
            <text:p>3.7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74682" calcext:value-type="float">
            <text:p>3.7746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3]-[.$A$2]" office:value-type="float" office:value="3.725315" calcext:value-type="float">
            <text:p>3.7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8456" calcext:value-type="float">
            <text:p>3.784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4]-[.$A$2]" office:value-type="float" office:value="3.735193" calcext:value-type="float">
            <text:p>3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794638" calcext:value-type="float">
            <text:p>3.7946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5]-[.$A$2]" office:value-type="float" office:value="3.745271" calcext:value-type="float">
            <text:p>3.7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04528" calcext:value-type="float">
            <text:p>3.8045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6]-[.$A$2]" office:value-type="float" office:value="3.755161" calcext:value-type="float">
            <text:p>3.7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14583" calcext:value-type="float">
            <text:p>3.8145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7]-[.$A$2]" office:value-type="float" office:value="3.765216" calcext:value-type="float">
            <text:p>3.7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24579" calcext:value-type="float">
            <text:p>3.82457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8]-[.$A$2]" office:value-type="float" office:value="3.775212" calcext:value-type="float">
            <text:p>3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34381" calcext:value-type="float">
            <text:p>3.8343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79]-[.$A$2]" office:value-type="float" office:value="3.785014" calcext:value-type="float">
            <text:p>3.7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4444" calcext:value-type="float">
            <text:p>3.844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0]-[.$A$2]" office:value-type="float" office:value="3.795073" calcext:value-type="float">
            <text:p>3.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5461" calcext:value-type="float">
            <text:p>3.854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1]-[.$A$2]" office:value-type="float" office:value="3.805243" calcext:value-type="float">
            <text:p>3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64552" calcext:value-type="float">
            <text:p>3.8645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2]-[.$A$2]" office:value-type="float" office:value="3.815185" calcext:value-type="float">
            <text:p>3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74584" calcext:value-type="float">
            <text:p>3.874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3]-[.$A$2]" office:value-type="float" office:value="3.825217" calcext:value-type="float">
            <text:p>3.8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84537" calcext:value-type="float">
            <text:p>3.8845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4]-[.$A$2]" office:value-type="float" office:value="3.83517" calcext:value-type="float">
            <text:p>3.8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894678" calcext:value-type="float">
            <text:p>3.8946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5]-[.$A$2]" office:value-type="float" office:value="3.845311" calcext:value-type="float">
            <text:p>3.8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04527" calcext:value-type="float">
            <text:p>3.9045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6]-[.$A$2]" office:value-type="float" office:value="3.85516" calcext:value-type="float">
            <text:p>3.8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14564" calcext:value-type="float">
            <text:p>3.9145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7]-[.$A$2]" office:value-type="float" office:value="3.865197" calcext:value-type="float">
            <text:p>3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24507" calcext:value-type="float">
            <text:p>3.9245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8]-[.$A$2]" office:value-type="float" office:value="3.87514" calcext:value-type="float">
            <text:p>3.8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34548" calcext:value-type="float">
            <text:p>3.9345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89]-[.$A$2]" office:value-type="float" office:value="3.885181" calcext:value-type="float">
            <text:p>3.8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44566" calcext:value-type="float">
            <text:p>3.9445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0]-[.$A$2]" office:value-type="float" office:value="3.895199" calcext:value-type="float">
            <text:p>3.9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54635" calcext:value-type="float">
            <text:p>3.9546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1]-[.$A$2]" office:value-type="float" office:value="3.905268" calcext:value-type="float">
            <text:p>3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64481" calcext:value-type="float">
            <text:p>3.9644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2]-[.$A$2]" office:value-type="float" office:value="3.915114" calcext:value-type="float">
            <text:p>3.9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74682" calcext:value-type="float">
            <text:p>3.9746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3]-[.$A$2]" office:value-type="float" office:value="3.925315" calcext:value-type="float">
            <text:p>3.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84668" calcext:value-type="float">
            <text:p>3.9846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4]-[.$A$2]" office:value-type="float" office:value="3.935301" calcext:value-type="float">
            <text:p>3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3.994602" calcext:value-type="float">
            <text:p>3.9946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5]-[.$A$2]" office:value-type="float" office:value="3.945235" calcext:value-type="float">
            <text:p>3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0459" calcext:value-type="float">
            <text:p>4.004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6]-[.$A$2]" office:value-type="float" office:value="3.955223" calcext:value-type="float">
            <text:p>3.9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14436" calcext:value-type="float">
            <text:p>4.014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7]-[.$A$2]" office:value-type="float" office:value="3.965069" calcext:value-type="float">
            <text:p>3.9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24537" calcext:value-type="float">
            <text:p>4.0245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8]-[.$A$2]" office:value-type="float" office:value="3.97517" calcext:value-type="float">
            <text:p>3.9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34635" calcext:value-type="float">
            <text:p>4.0346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399]-[.$A$2]" office:value-type="float" office:value="3.985268" calcext:value-type="float">
            <text:p>3.9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44608" calcext:value-type="float">
            <text:p>4.0446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0]-[.$A$2]" office:value-type="float" office:value="3.995241" calcext:value-type="float">
            <text:p>4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5423" calcext:value-type="float">
            <text:p>4.054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1]-[.$A$2]" office:value-type="float" office:value="4.004863" calcext:value-type="float">
            <text:p>4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64631" calcext:value-type="float">
            <text:p>4.0646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2]-[.$A$2]" office:value-type="float" office:value="4.015264" calcext:value-type="float">
            <text:p>4.0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74657" calcext:value-type="float">
            <text:p>4.0746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3]-[.$A$2]" office:value-type="float" office:value="4.02529" calcext:value-type="float">
            <text:p>4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84729" calcext:value-type="float">
            <text:p>4.0847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4]-[.$A$2]" office:value-type="float" office:value="4.035362" calcext:value-type="float">
            <text:p>4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094554" calcext:value-type="float">
            <text:p>4.0945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5]-[.$A$2]" office:value-type="float" office:value="4.045187" calcext:value-type="float">
            <text:p>4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04575" calcext:value-type="float">
            <text:p>4.1045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6]-[.$A$2]" office:value-type="float" office:value="4.055208" calcext:value-type="float">
            <text:p>4.0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14488" calcext:value-type="float">
            <text:p>4.1144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7]-[.$A$2]" office:value-type="float" office:value="4.065121" calcext:value-type="float">
            <text:p>4.0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24471" calcext:value-type="float">
            <text:p>4.1244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8]-[.$A$2]" office:value-type="float" office:value="4.075104" calcext:value-type="float">
            <text:p>4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34257" calcext:value-type="float">
            <text:p>4.1342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09]-[.$A$2]" office:value-type="float" office:value="4.08489" calcext:value-type="float">
            <text:p>4.0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44656" calcext:value-type="float">
            <text:p>4.1446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0]-[.$A$2]" office:value-type="float" office:value="4.095289" calcext:value-type="float">
            <text:p>4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54306" calcext:value-type="float">
            <text:p>4.1543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1]-[.$A$2]" office:value-type="float" office:value="4.104939" calcext:value-type="float">
            <text:p>4.1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64543" calcext:value-type="float">
            <text:p>4.1645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2]-[.$A$2]" office:value-type="float" office:value="4.115176" calcext:value-type="float">
            <text:p>4.1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74518" calcext:value-type="float">
            <text:p>4.1745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3]-[.$A$2]" office:value-type="float" office:value="4.125151" calcext:value-type="float">
            <text:p>4.1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84544" calcext:value-type="float">
            <text:p>4.1845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4]-[.$A$2]" office:value-type="float" office:value="4.135177" calcext:value-type="float">
            <text:p>4.1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194512" calcext:value-type="float">
            <text:p>4.1945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5]-[.$A$2]" office:value-type="float" office:value="4.145145" calcext:value-type="float">
            <text:p>4.1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04551" calcext:value-type="float">
            <text:p>4.2045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6]-[.$A$2]" office:value-type="float" office:value="4.155184" calcext:value-type="float">
            <text:p>4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14308" calcext:value-type="float">
            <text:p>4.2143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7]-[.$A$2]" office:value-type="float" office:value="4.164941" calcext:value-type="float">
            <text:p>4.1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24547" calcext:value-type="float">
            <text:p>4.2245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8]-[.$A$2]" office:value-type="float" office:value="4.17518" calcext:value-type="float">
            <text:p>4.1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34211" calcext:value-type="float">
            <text:p>4.2342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19]-[.$A$2]" office:value-type="float" office:value="4.184844" calcext:value-type="float">
            <text:p>4.1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44545" calcext:value-type="float">
            <text:p>4.2445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0]-[.$A$2]" office:value-type="float" office:value="4.195178" calcext:value-type="float">
            <text:p>4.2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54565" calcext:value-type="float">
            <text:p>4.2545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1]-[.$A$2]" office:value-type="float" office:value="4.205198" calcext:value-type="float">
            <text:p>4.2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64223" calcext:value-type="float">
            <text:p>4.2642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2]-[.$A$2]" office:value-type="float" office:value="4.214856" calcext:value-type="float">
            <text:p>4.2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74487" calcext:value-type="float">
            <text:p>4.2744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3]-[.$A$2]" office:value-type="float" office:value="4.22512" calcext:value-type="float">
            <text:p>4.2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84563" calcext:value-type="float">
            <text:p>4.2845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4]-[.$A$2]" office:value-type="float" office:value="4.235196" calcext:value-type="float">
            <text:p>4.2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299216" calcext:value-type="float">
            <text:p>4.2992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5]-[.$A$2]" office:value-type="float" office:value="4.249849" calcext:value-type="float">
            <text:p>4.2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09171" calcext:value-type="float">
            <text:p>4.3091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6]-[.$A$2]" office:value-type="float" office:value="4.259804" calcext:value-type="float">
            <text:p>4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1414" calcext:value-type="float">
            <text:p>4.314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7]-[.$A$2]" office:value-type="float" office:value="4.264773" calcext:value-type="float">
            <text:p>4.2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24155" calcext:value-type="float">
            <text:p>4.3241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8]-[.$A$2]" office:value-type="float" office:value="4.274788" calcext:value-type="float">
            <text:p>4.2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39133" calcext:value-type="float">
            <text:p>4.3391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29]-[.$A$2]" office:value-type="float" office:value="4.289766" calcext:value-type="float">
            <text:p>4.2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49135" calcext:value-type="float">
            <text:p>4.3491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0]-[.$A$2]" office:value-type="float" office:value="4.299768" calcext:value-type="float">
            <text:p>4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54083" calcext:value-type="float">
            <text:p>4.3540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1]-[.$A$2]" office:value-type="float" office:value="4.304716" calcext:value-type="float">
            <text:p>4.3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64151" calcext:value-type="float">
            <text:p>4.3641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2]-[.$A$2]" office:value-type="float" office:value="4.314784" calcext:value-type="float">
            <text:p>4.3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79134" calcext:value-type="float">
            <text:p>4.3791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3]-[.$A$2]" office:value-type="float" office:value="4.329767" calcext:value-type="float">
            <text:p>4.3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89198" calcext:value-type="float">
            <text:p>4.3891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4]-[.$A$2]" office:value-type="float" office:value="4.339831" calcext:value-type="float">
            <text:p>4.3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39414" calcext:value-type="float">
            <text:p>4.394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5]-[.$A$2]" office:value-type="float" office:value="4.344773" calcext:value-type="float">
            <text:p>4.3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0435" calcext:value-type="float">
            <text:p>4.404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6]-[.$A$2]" office:value-type="float" office:value="4.354983" calcext:value-type="float">
            <text:p>4.3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14217" calcext:value-type="float">
            <text:p>4.4142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7]-[.$A$2]" office:value-type="float" office:value="4.36485" calcext:value-type="float">
            <text:p>4.3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29328" calcext:value-type="float">
            <text:p>4.4293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8]-[.$A$2]" office:value-type="float" office:value="4.379961" calcext:value-type="float">
            <text:p>4.3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34217" calcext:value-type="float">
            <text:p>4.4342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39]-[.$A$2]" office:value-type="float" office:value="4.38485" calcext:value-type="float">
            <text:p>4.3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44376" calcext:value-type="float">
            <text:p>4.4443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0]-[.$A$2]" office:value-type="float" office:value="4.395009" calcext:value-type="float">
            <text:p>4.4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5452" calcext:value-type="float">
            <text:p>4.454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1]-[.$A$2]" office:value-type="float" office:value="4.405153" calcext:value-type="float">
            <text:p>4.4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69426" calcext:value-type="float">
            <text:p>4.4694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2]-[.$A$2]" office:value-type="float" office:value="4.420059" calcext:value-type="float">
            <text:p>4.4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79239" calcext:value-type="float">
            <text:p>4.4792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3]-[.$A$2]" office:value-type="float" office:value="4.429872" calcext:value-type="float">
            <text:p>4.4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84611" calcext:value-type="float">
            <text:p>4.4846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4]-[.$A$2]" office:value-type="float" office:value="4.435244" calcext:value-type="float">
            <text:p>4.4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494337" calcext:value-type="float">
            <text:p>4.4943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5]-[.$A$2]" office:value-type="float" office:value="4.44497" calcext:value-type="float">
            <text:p>4.4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09466" calcext:value-type="float">
            <text:p>4.5094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6]-[.$A$2]" office:value-type="float" office:value="4.460099" calcext:value-type="float">
            <text:p>4.4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19298" calcext:value-type="float">
            <text:p>4.5192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7]-[.$A$2]" office:value-type="float" office:value="4.469931" calcext:value-type="float">
            <text:p>4.4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243" calcext:value-type="float">
            <text:p>4.52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8]-[.$A$2]" office:value-type="float" office:value="4.474933" calcext:value-type="float">
            <text:p>4.4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34489" calcext:value-type="float">
            <text:p>4.5344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49]-[.$A$2]" office:value-type="float" office:value="4.485122" calcext:value-type="float">
            <text:p>4.4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44664" calcext:value-type="float">
            <text:p>4.5446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0]-[.$A$2]" office:value-type="float" office:value="4.495297" calcext:value-type="float">
            <text:p>4.5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59245" calcext:value-type="float">
            <text:p>4.5592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1]-[.$A$2]" office:value-type="float" office:value="4.509878" calcext:value-type="float">
            <text:p>4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64322" calcext:value-type="float">
            <text:p>4.5643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2]-[.$A$2]" office:value-type="float" office:value="4.514955" calcext:value-type="float">
            <text:p>4.5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74251" calcext:value-type="float">
            <text:p>4.5742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3]-[.$A$2]" office:value-type="float" office:value="4.524884" calcext:value-type="float">
            <text:p>4.5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8444" calcext:value-type="float">
            <text:p>4.584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4]-[.$A$2]" office:value-type="float" office:value="4.535073" calcext:value-type="float">
            <text:p>4.5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599381" calcext:value-type="float">
            <text:p>4.5993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5]-[.$A$2]" office:value-type="float" office:value="4.550014" calcext:value-type="float">
            <text:p>4.5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09715" calcext:value-type="float">
            <text:p>4.6097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6]-[.$A$2]" office:value-type="float" office:value="4.560348" calcext:value-type="float">
            <text:p>4.5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19217" calcext:value-type="float">
            <text:p>4.6192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7]-[.$A$2]" office:value-type="float" office:value="4.56985" calcext:value-type="float">
            <text:p>4.5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29119" calcext:value-type="float">
            <text:p>4.6291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8]-[.$A$2]" office:value-type="float" office:value="4.579752" calcext:value-type="float">
            <text:p>4.5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39585" calcext:value-type="float">
            <text:p>4.6395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59]-[.$A$2]" office:value-type="float" office:value="4.590218" calcext:value-type="float">
            <text:p>4.5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49576" calcext:value-type="float">
            <text:p>4.6495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0]-[.$A$2]" office:value-type="float" office:value="4.600209" calcext:value-type="float">
            <text:p>4.6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59291" calcext:value-type="float">
            <text:p>4.6592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1]-[.$A$2]" office:value-type="float" office:value="4.609924" calcext:value-type="float">
            <text:p>4.6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69153" calcext:value-type="float">
            <text:p>4.6691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2]-[.$A$2]" office:value-type="float" office:value="4.619786" calcext:value-type="float">
            <text:p>4.6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79561" calcext:value-type="float">
            <text:p>4.6795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3]-[.$A$2]" office:value-type="float" office:value="4.630194" calcext:value-type="float">
            <text:p>4.6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89246" calcext:value-type="float">
            <text:p>4.6892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4]-[.$A$2]" office:value-type="float" office:value="4.639879" calcext:value-type="float">
            <text:p>4.6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69929" calcext:value-type="float">
            <text:p>4.699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5]-[.$A$2]" office:value-type="float" office:value="4.649923" calcext:value-type="float">
            <text:p>4.6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09533" calcext:value-type="float">
            <text:p>4.7095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6]-[.$A$2]" office:value-type="float" office:value="4.660166" calcext:value-type="float">
            <text:p>4.6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19458" calcext:value-type="float">
            <text:p>4.7194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7]-[.$A$2]" office:value-type="float" office:value="4.670091" calcext:value-type="float">
            <text:p>4.6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29538" calcext:value-type="float">
            <text:p>4.7295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8]-[.$A$2]" office:value-type="float" office:value="4.680171" calcext:value-type="float">
            <text:p>4.6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39368" calcext:value-type="float">
            <text:p>4.7393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69]-[.$A$2]" office:value-type="float" office:value="4.690001" calcext:value-type="float">
            <text:p>4.6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49564" calcext:value-type="float">
            <text:p>4.7495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0]-[.$A$2]" office:value-type="float" office:value="4.700197" calcext:value-type="float">
            <text:p>4.7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59352" calcext:value-type="float">
            <text:p>4.7593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1]-[.$A$2]" office:value-type="float" office:value="4.709985" calcext:value-type="float">
            <text:p>4.7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69542" calcext:value-type="float">
            <text:p>4.7695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2]-[.$A$2]" office:value-type="float" office:value="4.720175" calcext:value-type="float">
            <text:p>4.7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79656" calcext:value-type="float">
            <text:p>4.7796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3]-[.$A$2]" office:value-type="float" office:value="4.730289" calcext:value-type="float">
            <text:p>4.7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89324" calcext:value-type="float">
            <text:p>4.7893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4]-[.$A$2]" office:value-type="float" office:value="4.739957" calcext:value-type="float">
            <text:p>4.7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799728" calcext:value-type="float">
            <text:p>4.7997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5]-[.$A$2]" office:value-type="float" office:value="4.750361" calcext:value-type="float">
            <text:p>4.7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09605" calcext:value-type="float">
            <text:p>4.8096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6]-[.$A$2]" office:value-type="float" office:value="4.760238" calcext:value-type="float">
            <text:p>4.7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19666" calcext:value-type="float">
            <text:p>4.8196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7]-[.$A$2]" office:value-type="float" office:value="4.770299" calcext:value-type="float">
            <text:p>4.7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29621" calcext:value-type="float">
            <text:p>4.8296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8]-[.$A$2]" office:value-type="float" office:value="4.780254" calcext:value-type="float">
            <text:p>4.7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39685" calcext:value-type="float">
            <text:p>4.8396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79]-[.$A$2]" office:value-type="float" office:value="4.790318" calcext:value-type="float">
            <text:p>4.7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49508" calcext:value-type="float">
            <text:p>4.8495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0]-[.$A$2]" office:value-type="float" office:value="4.800141" calcext:value-type="float">
            <text:p>4.8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59743" calcext:value-type="float">
            <text:p>4.8597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1]-[.$A$2]" office:value-type="float" office:value="4.810376" calcext:value-type="float">
            <text:p>4.8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69801" calcext:value-type="float">
            <text:p>4.8698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2]-[.$A$2]" office:value-type="float" office:value="4.820434" calcext:value-type="float">
            <text:p>4.8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79653" calcext:value-type="float">
            <text:p>4.8796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3]-[.$A$2]" office:value-type="float" office:value="4.830286" calcext:value-type="float">
            <text:p>4.8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89345" calcext:value-type="float">
            <text:p>4.8893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4]-[.$A$2]" office:value-type="float" office:value="4.839978" calcext:value-type="float">
            <text:p>4.8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899666" calcext:value-type="float">
            <text:p>4.8996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5]-[.$A$2]" office:value-type="float" office:value="4.850299" calcext:value-type="float">
            <text:p>4.8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09643" calcext:value-type="float">
            <text:p>4.9096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6]-[.$A$2]" office:value-type="float" office:value="4.860276" calcext:value-type="float">
            <text:p>4.8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19727" calcext:value-type="float">
            <text:p>4.9197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7]-[.$A$2]" office:value-type="float" office:value="4.87036" calcext:value-type="float">
            <text:p>4.8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29488" calcext:value-type="float">
            <text:p>4.9294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8]-[.$A$2]" office:value-type="float" office:value="4.880121" calcext:value-type="float">
            <text:p>4.8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39566" calcext:value-type="float">
            <text:p>4.9395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89]-[.$A$2]" office:value-type="float" office:value="4.890199" calcext:value-type="float">
            <text:p>4.8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49642" calcext:value-type="float">
            <text:p>4.9496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0]-[.$A$2]" office:value-type="float" office:value="4.900275" calcext:value-type="float">
            <text:p>4.9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59669" calcext:value-type="float">
            <text:p>4.9596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1]-[.$A$2]" office:value-type="float" office:value="4.910302" calcext:value-type="float">
            <text:p>4.9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69448" calcext:value-type="float">
            <text:p>4.969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2]-[.$A$2]" office:value-type="float" office:value="4.920081" calcext:value-type="float">
            <text:p>4.9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79638" calcext:value-type="float">
            <text:p>4.9796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3]-[.$A$2]" office:value-type="float" office:value="4.930271" calcext:value-type="float">
            <text:p>4.9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89362" calcext:value-type="float">
            <text:p>4.9893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4]-[.$A$2]" office:value-type="float" office:value="4.939995" calcext:value-type="float">
            <text:p>4.9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4.999631" calcext:value-type="float">
            <text:p>4.9996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5]-[.$A$2]" office:value-type="float" office:value="4.950264" calcext:value-type="float">
            <text:p>4.9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09525" calcext:value-type="float">
            <text:p>5.009525</text:p>
          </table:table-cell>
          <table:table-cell office:value-type="float" office:value="1" calcext:value-type="float">
            <text:p>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6]-[.$A$2]" office:value-type="float" office:value="4.960158" calcext:value-type="float">
            <text:p>4.96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19621" calcext:value-type="float">
            <text:p>5.019621</text:p>
          </table:table-cell>
          <table:table-cell office:value-type="float" office:value="1" calcext:value-type="float">
            <text:p>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7]-[.$A$2]" office:value-type="float" office:value="4.970254" calcext:value-type="float">
            <text:p>4.97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29568" calcext:value-type="float">
            <text:p>5.029568</text:p>
          </table:table-cell>
          <table:table-cell office:value-type="float" office:value="1" calcext:value-type="float">
            <text:p>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498]-[.$A$2]" office:value-type="float" office:value="4.980201" calcext:value-type="float">
            <text:p>4.98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39702" calcext:value-type="float">
            <text:p>5.039702</text:p>
          </table:table-cell>
          <table:table-cell office:value-type="float" office:value="1" calcext:value-type="float">
            <text:p>1</text:p>
          </table:table-cell>
          <table:table-cell office:value-type="float" office:value="-0.371036" calcext:value-type="float">
            <text:p>-0.371036</text:p>
          </table:table-cell>
          <table:table-cell table:style-name="ce4" table:formula="of:=[.A499]-[.$A$2]" office:value-type="float" office:value="4.990335" calcext:value-type="float">
            <text:p>4.99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49575" calcext:value-type="float">
            <text:p>5.049575</text:p>
          </table:table-cell>
          <table:table-cell office:value-type="float" office:value="1" calcext:value-type="float">
            <text:p>1</text:p>
          </table:table-cell>
          <table:table-cell office:value-type="float" office:value="-0.372205" calcext:value-type="float">
            <text:p>-0.372205</text:p>
          </table:table-cell>
          <table:table-cell table:style-name="ce4" table:formula="of:=[.A500]-[.$A$2]" office:value-type="float" office:value="5.000208" calcext:value-type="float">
            <text:p>5.00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59556" calcext:value-type="float">
            <text:p>5.059556</text:p>
          </table:table-cell>
          <table:table-cell office:value-type="float" office:value="1" calcext:value-type="float">
            <text:p>1</text:p>
          </table:table-cell>
          <table:table-cell office:value-type="float" office:value="-0.372205" calcext:value-type="float">
            <text:p>-0.372205</text:p>
          </table:table-cell>
          <table:table-cell table:style-name="ce4" table:formula="of:=[.A501]-[.$A$2]" office:value-type="float" office:value="5.010189" calcext:value-type="float">
            <text:p>5.01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69667" calcext:value-type="float">
            <text:p>5.069667</text:p>
          </table:table-cell>
          <table:table-cell office:value-type="float" office:value="1" calcext:value-type="float">
            <text:p>1</text:p>
          </table:table-cell>
          <table:table-cell office:value-type="float" office:value="-0.370646" calcext:value-type="float">
            <text:p>-0.370646</text:p>
          </table:table-cell>
          <table:table-cell table:style-name="ce4" table:formula="of:=[.A502]-[.$A$2]" office:value-type="float" office:value="5.0203" calcext:value-type="float">
            <text:p>5.02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79657" calcext:value-type="float">
            <text:p>5.079657</text:p>
          </table:table-cell>
          <table:table-cell office:value-type="float" office:value="1" calcext:value-type="float">
            <text:p>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503]-[.$A$2]" office:value-type="float" office:value="5.03029" calcext:value-type="float">
            <text:p>5.03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89473" calcext:value-type="float">
            <text:p>5.089473</text:p>
          </table:table-cell>
          <table:table-cell office:value-type="float" office:value="1" calcext:value-type="float">
            <text:p>1</text:p>
          </table:table-cell>
          <table:table-cell office:value-type="float" office:value="-0.363241" calcext:value-type="float">
            <text:p>-0.363241</text:p>
          </table:table-cell>
          <table:table-cell table:style-name="ce4" table:formula="of:=[.A504]-[.$A$2]" office:value-type="float" office:value="5.040106" calcext:value-type="float">
            <text:p>5.04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5.099695" calcext:value-type="float">
            <text:p>5.099695</text:p>
          </table:table-cell>
          <table:table-cell office:value-type="float" office:value="1" calcext:value-type="float">
            <text:p>1</text:p>
          </table:table-cell>
          <table:table-cell office:value-type="float" office:value="-0.357005" calcext:value-type="float">
            <text:p>-0.357005</text:p>
          </table:table-cell>
          <table:table-cell table:style-name="ce4" table:formula="of:=[.A505]-[.$A$2]" office:value-type="float" office:value="5.050328" calcext:value-type="float">
            <text:p>5.05</text:p>
          </table:table-cell>
          <table:table-cell table:formula="of:=0.76*(1-EXP(-10*([.D505]-5.05))*(1+10*([.D505]-5.05)))-0.38" office:value-type="float" office:value="-0.379995920736527" calcext:value-type="float">
            <text:p>-0.379995920736527</text:p>
          </table:table-cell>
        </table:table-row>
        <table:table-row table:style-name="ro1">
          <table:table-cell office:value-type="float" office:value="5.109735" calcext:value-type="float">
            <text:p>5.109735</text:p>
          </table:table-cell>
          <table:table-cell office:value-type="float" office:value="1" calcext:value-type="float">
            <text:p>1</text:p>
          </table:table-cell>
          <table:table-cell office:value-type="float" office:value="-0.348821" calcext:value-type="float">
            <text:p>-0.348821</text:p>
          </table:table-cell>
          <table:table-cell table:style-name="ce4" table:formula="of:=[.A506]-[.$A$2]" office:value-type="float" office:value="5.060368" calcext:value-type="float">
            <text:p>5.06</text:p>
          </table:table-cell>
          <table:table-cell table:formula="of:=0.76*(1-EXP(-10*([.D506]-5.05))*(1+10*([.D506]-5.05)))-0.38" office:value-type="float" office:value="-0.37618683663104" calcext:value-type="float">
            <text:p>-0.37618683663104</text:p>
          </table:table-cell>
        </table:table-row>
        <table:table-row table:style-name="ro1">
          <table:table-cell office:value-type="float" office:value="5.119714" calcext:value-type="float">
            <text:p>5.119714</text:p>
          </table:table-cell>
          <table:table-cell office:value-type="float" office:value="1" calcext:value-type="float">
            <text:p>1</text:p>
          </table:table-cell>
          <table:table-cell office:value-type="float" office:value="-0.339077" calcext:value-type="float">
            <text:p>-0.339077</text:p>
          </table:table-cell>
          <table:table-cell table:style-name="ce4" table:formula="of:=[.A507]-[.$A$2]" office:value-type="float" office:value="5.070347" calcext:value-type="float">
            <text:p>5.07</text:p>
          </table:table-cell>
          <table:table-cell table:formula="of:=0.76*(1-EXP(-10*([.D507]-5.05))*(1+10*([.D507]-5.05)))-0.38" office:value-type="float" office:value="-0.3662476263381" calcext:value-type="float">
            <text:p>-0.3662476263381</text:p>
          </table:table-cell>
        </table:table-row>
        <table:table-row table:style-name="ro1">
          <table:table-cell office:value-type="float" office:value="5.129637" calcext:value-type="float">
            <text:p>5.129637</text:p>
          </table:table-cell>
          <table:table-cell office:value-type="float" office:value="1" calcext:value-type="float">
            <text:p>1</text:p>
          </table:table-cell>
          <table:table-cell office:value-type="float" office:value="-0.327385" calcext:value-type="float">
            <text:p>-0.327385</text:p>
          </table:table-cell>
          <table:table-cell table:style-name="ce4" table:formula="of:=[.A508]-[.$A$2]" office:value-type="float" office:value="5.08027" calcext:value-type="float">
            <text:p>5.08</text:p>
          </table:table-cell>
          <table:table-cell table:formula="of:=0.76*(1-EXP(-10*([.D508]-5.05))*(1+10*([.D508]-5.05)))-0.38" office:value-type="float" office:value="-0.351470920923166" calcext:value-type="float">
            <text:p>-0.351470920923166</text:p>
          </table:table-cell>
        </table:table-row>
        <table:table-row table:style-name="ro1">
          <table:table-cell office:value-type="float" office:value="5.139772" calcext:value-type="float">
            <text:p>5.139772</text:p>
          </table:table-cell>
          <table:table-cell office:value-type="float" office:value="1" calcext:value-type="float">
            <text:p>1</text:p>
          </table:table-cell>
          <table:table-cell office:value-type="float" office:value="-0.311405" calcext:value-type="float">
            <text:p>-0.311405</text:p>
          </table:table-cell>
          <table:table-cell table:style-name="ce4" table:formula="of:=[.A509]-[.$A$2]" office:value-type="float" office:value="5.090405" calcext:value-type="float">
            <text:p>5.09</text:p>
          </table:table-cell>
          <table:table-cell table:formula="of:=0.76*(1-EXP(-10*([.D509]-5.05))*(1+10*([.D509]-5.05)))-0.38" office:value-type="float" office:value="-0.332392733108245" calcext:value-type="float">
            <text:p>-0.332392733108245</text:p>
          </table:table-cell>
        </table:table-row>
        <table:table-row table:style-name="ro1">
          <table:table-cell office:value-type="float" office:value="5.149675" calcext:value-type="float">
            <text:p>5.149675</text:p>
          </table:table-cell>
          <table:table-cell office:value-type="float" office:value="1" calcext:value-type="float">
            <text:p>1</text:p>
          </table:table-cell>
          <table:table-cell office:value-type="float" office:value="-0.295426" calcext:value-type="float">
            <text:p>-0.295426</text:p>
          </table:table-cell>
          <table:table-cell table:style-name="ce4" table:formula="of:=[.A510]-[.$A$2]" office:value-type="float" office:value="5.100308" calcext:value-type="float">
            <text:p>5.10</text:p>
          </table:table-cell>
          <table:table-cell table:formula="of:=0.76*(1-EXP(-10*([.D510]-5.05))*(1+10*([.D510]-5.05)))-0.38" office:value-type="float" office:value="-0.31073397873051" calcext:value-type="float">
            <text:p>-0.31073397873051</text:p>
          </table:table-cell>
        </table:table-row>
        <table:table-row table:style-name="ro1">
          <table:table-cell office:value-type="float" office:value="5.159646" calcext:value-type="float">
            <text:p>5.159646</text:p>
          </table:table-cell>
          <table:table-cell office:value-type="float" office:value="1" calcext:value-type="float">
            <text:p>1</text:p>
          </table:table-cell>
          <table:table-cell office:value-type="float" office:value="-0.278667" calcext:value-type="float">
            <text:p>-0.278667</text:p>
          </table:table-cell>
          <table:table-cell table:style-name="ce4" table:formula="of:=[.A511]-[.$A$2]" office:value-type="float" office:value="5.110279" calcext:value-type="float">
            <text:p>5.11</text:p>
          </table:table-cell>
          <table:table-cell table:formula="of:=0.76*(1-EXP(-10*([.D511]-5.05))*(1+10*([.D511]-5.05)))-0.38" office:value-type="float" office:value="-0.286656082140815" calcext:value-type="float">
            <text:p>-0.286656082140815</text:p>
          </table:table-cell>
        </table:table-row>
        <table:table-row table:style-name="ro1">
          <table:table-cell office:value-type="float" office:value="5.169632" calcext:value-type="float">
            <text:p>5.169632</text:p>
          </table:table-cell>
          <table:table-cell office:value-type="float" office:value="1" calcext:value-type="float">
            <text:p>1</text:p>
          </table:table-cell>
          <table:table-cell office:value-type="float" office:value="-0.262297" calcext:value-type="float">
            <text:p>-0.262297</text:p>
          </table:table-cell>
          <table:table-cell table:style-name="ce4" table:formula="of:=[.A512]-[.$A$2]" office:value-type="float" office:value="5.120265" calcext:value-type="float">
            <text:p>5.12</text:p>
          </table:table-cell>
          <table:table-cell table:formula="of:=0.76*(1-EXP(-10*([.D512]-5.05))*(1+10*([.D512]-5.05)))-0.38" office:value-type="float" office:value="-0.260887730508348" calcext:value-type="float">
            <text:p>-0.260887730508348</text:p>
          </table:table-cell>
        </table:table-row>
        <table:table-row table:style-name="ro1">
          <table:table-cell office:value-type="float" office:value="5.179718" calcext:value-type="float">
            <text:p>5.179718</text:p>
          </table:table-cell>
          <table:table-cell office:value-type="float" office:value="1" calcext:value-type="float">
            <text:p>1</text:p>
          </table:table-cell>
          <table:table-cell office:value-type="float" office:value="-0.245538" calcext:value-type="float">
            <text:p>-0.245538</text:p>
          </table:table-cell>
          <table:table-cell table:style-name="ce4" table:formula="of:=[.A513]-[.$A$2]" office:value-type="float" office:value="5.130351" calcext:value-type="float">
            <text:p>5.13</text:p>
          </table:table-cell>
          <table:table-cell table:formula="of:=0.76*(1-EXP(-10*([.D513]-5.05))*(1+10*([.D513]-5.05)))-0.38" office:value-type="float" office:value="-0.233722701186206" calcext:value-type="float">
            <text:p>-0.233722701186206</text:p>
          </table:table-cell>
        </table:table-row>
        <table:table-row table:style-name="ro1">
          <table:table-cell office:value-type="float" office:value="5.189518" calcext:value-type="float">
            <text:p>5.189518</text:p>
          </table:table-cell>
          <table:table-cell office:value-type="float" office:value="1" calcext:value-type="float">
            <text:p>1</text:p>
          </table:table-cell>
          <table:table-cell office:value-type="float" office:value="-0.22761" calcext:value-type="float">
            <text:p>-0.22761</text:p>
          </table:table-cell>
          <table:table-cell table:style-name="ce4" table:formula="of:=[.A514]-[.$A$2]" office:value-type="float" office:value="5.140151" calcext:value-type="float">
            <text:p>5.14</text:p>
          </table:table-cell>
          <table:table-cell table:formula="of:=0.76*(1-EXP(-10*([.D514]-5.05))*(1+10*([.D514]-5.05)))-0.38" office:value-type="float" office:value="-0.206666632226215" calcext:value-type="float">
            <text:p>-0.206666632226215</text:p>
          </table:table-cell>
        </table:table-row>
        <table:table-row table:style-name="ro1">
          <table:table-cell office:value-type="float" office:value="5.199347" calcext:value-type="float">
            <text:p>5.199347</text:p>
          </table:table-cell>
          <table:table-cell office:value-type="float" office:value="1" calcext:value-type="float">
            <text:p>1</text:p>
          </table:table-cell>
          <table:table-cell office:value-type="float" office:value="-0.209682" calcext:value-type="float">
            <text:p>-0.209682</text:p>
          </table:table-cell>
          <table:table-cell table:style-name="ce4" table:formula="of:=[.A515]-[.$A$2]" office:value-type="float" office:value="5.14998" calcext:value-type="float">
            <text:p>5.15</text:p>
          </table:table-cell>
          <table:table-cell table:formula="of:=0.76*(1-EXP(-10*([.D515]-5.05))*(1+10*([.D515]-5.05)))-0.38" office:value-type="float" office:value="-0.179232668255276" calcext:value-type="float">
            <text:p>-0.179232668255276</text:p>
          </table:table-cell>
        </table:table-row>
        <table:table-row table:style-name="ro1">
          <table:table-cell office:value-type="float" office:value="5.209738" calcext:value-type="float">
            <text:p>5.209738</text:p>
          </table:table-cell>
          <table:table-cell office:value-type="float" office:value="1" calcext:value-type="float">
            <text:p>1</text:p>
          </table:table-cell>
          <table:table-cell office:value-type="float" office:value="-0.192144" calcext:value-type="float">
            <text:p>-0.192144</text:p>
          </table:table-cell>
          <table:table-cell table:style-name="ce4" table:formula="of:=[.A516]-[.$A$2]" office:value-type="float" office:value="5.160371" calcext:value-type="float">
            <text:p>5.16</text:p>
          </table:table-cell>
          <table:table-cell table:formula="of:=0.76*(1-EXP(-10*([.D516]-5.05))*(1+10*([.D516]-5.05)))-0.38" office:value-type="float" office:value="-0.150230005981256" calcext:value-type="float">
            <text:p>-0.150230005981256</text:p>
          </table:table-cell>
        </table:table-row>
        <table:table-row table:style-name="ro1">
          <table:table-cell office:value-type="float" office:value="5.219701" calcext:value-type="float">
            <text:p>5.219701</text:p>
          </table:table-cell>
          <table:table-cell office:value-type="float" office:value="1" calcext:value-type="float">
            <text:p>1</text:p>
          </table:table-cell>
          <table:table-cell office:value-type="float" office:value="-0.174605" calcext:value-type="float">
            <text:p>-0.174605</text:p>
          </table:table-cell>
          <table:table-cell table:style-name="ce4" table:formula="of:=[.A517]-[.$A$2]" office:value-type="float" office:value="5.170334" calcext:value-type="float">
            <text:p>5.17</text:p>
          </table:table-cell>
          <table:table-cell table:formula="of:=0.76*(1-EXP(-10*([.D517]-5.05))*(1+10*([.D517]-5.05)))-0.38" office:value-type="float" office:value="-0.122679517147412" calcext:value-type="float">
            <text:p>-0.122679517147412</text:p>
          </table:table-cell>
        </table:table-row>
        <table:table-row table:style-name="ro1">
          <table:table-cell office:value-type="float" office:value="5.229835" calcext:value-type="float">
            <text:p>5.229835</text:p>
          </table:table-cell>
          <table:table-cell office:value-type="float" office:value="1" calcext:value-type="float">
            <text:p>1</text:p>
          </table:table-cell>
          <table:table-cell office:value-type="float" office:value="-0.157067" calcext:value-type="float">
            <text:p>-0.157067</text:p>
          </table:table-cell>
          <table:table-cell table:style-name="ce4" table:formula="of:=[.A518]-[.$A$2]" office:value-type="float" office:value="5.180468" calcext:value-type="float">
            <text:p>5.18</text:p>
          </table:table-cell>
          <table:table-cell table:formula="of:=0.76*(1-EXP(-10*([.D518]-5.05))*(1+10*([.D518]-5.05)))-0.38" office:value-type="float" office:value="-0.0951261137648999" calcext:value-type="float">
            <text:p>-0.0951261137649</text:p>
          </table:table-cell>
        </table:table-row>
        <table:table-row table:style-name="ro1">
          <table:table-cell office:value-type="float" office:value="5.239724" calcext:value-type="float">
            <text:p>5.239724</text:p>
          </table:table-cell>
          <table:table-cell office:value-type="float" office:value="1" calcext:value-type="float">
            <text:p>1</text:p>
          </table:table-cell>
          <table:table-cell office:value-type="float" office:value="-0.139138" calcext:value-type="float">
            <text:p>-0.139138</text:p>
          </table:table-cell>
          <table:table-cell table:style-name="ce4" table:formula="of:=[.A519]-[.$A$2]" office:value-type="float" office:value="5.190357" calcext:value-type="float">
            <text:p>5.19</text:p>
          </table:table-cell>
          <table:table-cell table:formula="of:=0.76*(1-EXP(-10*([.D519]-5.05))*(1+10*([.D519]-5.05)))-0.38" office:value-type="float" office:value="-0.0688566471583438" calcext:value-type="float">
            <text:p>-0.068856647158344</text:p>
          </table:table-cell>
        </table:table-row>
        <table:table-row table:style-name="ro1">
          <table:table-cell office:value-type="float" office:value="5.249646" calcext:value-type="float">
            <text:p>5.249646</text:p>
          </table:table-cell>
          <table:table-cell office:value-type="float" office:value="1" calcext:value-type="float">
            <text:p>1</text:p>
          </table:table-cell>
          <table:table-cell office:value-type="float" office:value="-0.12121" calcext:value-type="float">
            <text:p>-0.12121</text:p>
          </table:table-cell>
          <table:table-cell table:style-name="ce4" table:formula="of:=[.A520]-[.$A$2]" office:value-type="float" office:value="5.200279" calcext:value-type="float">
            <text:p>5.20</text:p>
          </table:table-cell>
          <table:table-cell table:formula="of:=0.76*(1-EXP(-10*([.D520]-5.05))*(1+10*([.D520]-5.05)))-0.38" office:value-type="float" office:value="-0.0432379468057319" calcext:value-type="float">
            <text:p>-0.043237946805732</text:p>
          </table:table-cell>
        </table:table-row>
        <table:table-row table:style-name="ro1">
          <table:table-cell office:value-type="float" office:value="5.259684" calcext:value-type="float">
            <text:p>5.259684</text:p>
          </table:table-cell>
          <table:table-cell office:value-type="float" office:value="1" calcext:value-type="float">
            <text:p>1</text:p>
          </table:table-cell>
          <table:table-cell office:value-type="float" office:value="-0.103282" calcext:value-type="float">
            <text:p>-0.103282</text:p>
          </table:table-cell>
          <table:table-cell table:style-name="ce4" table:formula="of:=[.A521]-[.$A$2]" office:value-type="float" office:value="5.210317" calcext:value-type="float">
            <text:p>5.21</text:p>
          </table:table-cell>
          <table:table-cell table:formula="of:=0.76*(1-EXP(-10*([.D521]-5.05))*(1+10*([.D521]-5.05)))-0.38" office:value-type="float" office:value="-0.0181697279115959" calcext:value-type="float">
            <text:p>-0.018169727911596</text:p>
          </table:table-cell>
        </table:table-row>
        <table:table-row table:style-name="ro1">
          <table:table-cell office:value-type="float" office:value="5.26965" calcext:value-type="float">
            <text:p>5.26965</text:p>
          </table:table-cell>
          <table:table-cell office:value-type="float" office:value="1" calcext:value-type="float">
            <text:p>1</text:p>
          </table:table-cell>
          <table:table-cell office:value-type="float" office:value="-0.084964" calcext:value-type="float">
            <text:p>-0.084964</text:p>
          </table:table-cell>
          <table:table-cell table:style-name="ce4" table:formula="of:=[.A522]-[.$A$2]" office:value-type="float" office:value="5.220283" calcext:value-type="float">
            <text:p>5.22</text:p>
          </table:table-cell>
          <table:table-cell table:formula="of:=0.76*(1-EXP(-10*([.D522]-5.05))*(1+10*([.D522]-5.05)))-0.38" office:value-type="float" office:value="0.0058009760339115" calcext:value-type="float">
            <text:p>0.005800976033912</text:p>
          </table:table-cell>
        </table:table-row>
        <table:table-row table:style-name="ro1">
          <table:table-cell office:value-type="float" office:value="5.279704" calcext:value-type="float">
            <text:p>5.279704</text:p>
          </table:table-cell>
          <table:table-cell office:value-type="float" office:value="1" calcext:value-type="float">
            <text:p>1</text:p>
          </table:table-cell>
          <table:table-cell office:value-type="float" office:value="-0.066256" calcext:value-type="float">
            <text:p>-0.066256</text:p>
          </table:table-cell>
          <table:table-cell table:style-name="ce4" table:formula="of:=[.A523]-[.$A$2]" office:value-type="float" office:value="5.230337" calcext:value-type="float">
            <text:p>5.23</text:p>
          </table:table-cell>
          <table:table-cell table:formula="of:=0.76*(1-EXP(-10*([.D523]-5.05))*(1+10*([.D523]-5.05)))-0.38" office:value-type="float" office:value="0.0290054493335113" calcext:value-type="float">
            <text:p>0.029005449333511</text:p>
          </table:table-cell>
        </table:table-row>
        <table:table-row table:style-name="ro1">
          <table:table-cell office:value-type="float" office:value="5.28951" calcext:value-type="float">
            <text:p>5.28951</text:p>
          </table:table-cell>
          <table:table-cell office:value-type="float" office:value="1" calcext:value-type="float">
            <text:p>1</text:p>
          </table:table-cell>
          <table:table-cell office:value-type="float" office:value="-0.047938" calcext:value-type="float">
            <text:p>-0.047938</text:p>
          </table:table-cell>
          <table:table-cell table:style-name="ce4" table:formula="of:=[.A524]-[.$A$2]" office:value-type="float" office:value="5.240143" calcext:value-type="float">
            <text:p>5.24</text:p>
          </table:table-cell>
          <table:table-cell table:formula="of:=0.76*(1-EXP(-10*([.D524]-5.05))*(1+10*([.D524]-5.05)))-0.38" office:value-type="float" office:value="0.0506595058593178" calcext:value-type="float">
            <text:p>0.050659505859318</text:p>
          </table:table-cell>
        </table:table-row>
        <table:table-row table:style-name="ro1">
          <table:table-cell office:value-type="float" office:value="5.299238" calcext:value-type="float">
            <text:p>5.299238</text:p>
          </table:table-cell>
          <table:table-cell office:value-type="float" office:value="1" calcext:value-type="float">
            <text:p>1</text:p>
          </table:table-cell>
          <table:table-cell office:value-type="float" office:value="-0.03001" calcext:value-type="float">
            <text:p>-0.03001</text:p>
          </table:table-cell>
          <table:table-cell table:style-name="ce4" table:formula="of:=[.A525]-[.$A$2]" office:value-type="float" office:value="5.249871" calcext:value-type="float">
            <text:p>5.25</text:p>
          </table:table-cell>
          <table:table-cell table:formula="of:=0.76*(1-EXP(-10*([.D525]-5.05))*(1+10*([.D525]-5.05)))-0.38" office:value-type="float" office:value="0.0711701032168154" calcext:value-type="float">
            <text:p>0.071170103216815</text:p>
          </table:table-cell>
        </table:table-row>
        <table:table-row table:style-name="ro1">
          <table:table-cell office:value-type="float" office:value="5.309604" calcext:value-type="float">
            <text:p>5.309604</text:p>
          </table:table-cell>
          <table:table-cell office:value-type="float" office:value="1" calcext:value-type="float">
            <text:p>1</text:p>
          </table:table-cell>
          <table:table-cell office:value-type="float" office:value="-0.010913" calcext:value-type="float">
            <text:p>-0.010913</text:p>
          </table:table-cell>
          <table:table-cell table:style-name="ce4" table:formula="of:=[.A526]-[.$A$2]" office:value-type="float" office:value="5.260237" calcext:value-type="float">
            <text:p>5.26</text:p>
          </table:table-cell>
          <table:table-cell table:formula="of:=0.76*(1-EXP(-10*([.D526]-5.05))*(1+10*([.D526]-5.05)))-0.38" office:value-type="float" office:value="0.0919555614346651" calcext:value-type="float">
            <text:p>0.091955561434665</text:p>
          </table:table-cell>
        </table:table-row>
        <table:table-row table:style-name="ro1">
          <table:table-cell office:value-type="float" office:value="5.319722" calcext:value-type="float">
            <text:p>5.319722</text:p>
          </table:table-cell>
          <table:table-cell office:value-type="float" office:value="1" calcext:value-type="float">
            <text:p>1</text:p>
          </table:table-cell>
          <table:table-cell office:value-type="float" office:value="0.008185" calcext:value-type="float">
            <text:p>0.008185</text:p>
          </table:table-cell>
          <table:table-cell table:style-name="ce4" table:formula="of:=[.A527]-[.$A$2]" office:value-type="float" office:value="5.270355" calcext:value-type="float">
            <text:p>5.27</text:p>
          </table:table-cell>
          <table:table-cell table:formula="of:=0.76*(1-EXP(-10*([.D527]-5.05))*(1+10*([.D527]-5.05)))-0.38" office:value-type="float" office:value="0.111183765458666" calcext:value-type="float">
            <text:p>0.111183765458666</text:p>
          </table:table-cell>
        </table:table-row>
        <table:table-row table:style-name="ro1">
          <table:table-cell office:value-type="float" office:value="5.329386" calcext:value-type="float">
            <text:p>5.329386</text:p>
          </table:table-cell>
          <table:table-cell office:value-type="float" office:value="1" calcext:value-type="float">
            <text:p>1</text:p>
          </table:table-cell>
          <table:table-cell office:value-type="float" office:value="0.026503" calcext:value-type="float">
            <text:p>0.026503</text:p>
          </table:table-cell>
          <table:table-cell table:style-name="ce4" table:formula="of:=[.A528]-[.$A$2]" office:value-type="float" office:value="5.280019" calcext:value-type="float">
            <text:p>5.28</text:p>
          </table:table-cell>
          <table:table-cell table:formula="of:=0.76*(1-EXP(-10*([.D528]-5.05))*(1+10*([.D528]-5.05)))-0.38" office:value-type="float" office:value="0.128584116122456" calcext:value-type="float">
            <text:p>0.128584116122456</text:p>
          </table:table-cell>
        </table:table-row>
        <table:table-row table:style-name="ro1">
          <table:table-cell office:value-type="float" office:value="5.339777" calcext:value-type="float">
            <text:p>5.339777</text:p>
          </table:table-cell>
          <table:table-cell office:value-type="float" office:value="1" calcext:value-type="float">
            <text:p>1</text:p>
          </table:table-cell>
          <table:table-cell office:value-type="float" office:value="0.044821" calcext:value-type="float">
            <text:p>0.044821</text:p>
          </table:table-cell>
          <table:table-cell table:style-name="ce4" table:formula="of:=[.A529]-[.$A$2]" office:value-type="float" office:value="5.29041" calcext:value-type="float">
            <text:p>5.29</text:p>
          </table:table-cell>
          <table:table-cell table:formula="of:=0.76*(1-EXP(-10*([.D529]-5.05))*(1+10*([.D529]-5.05)))-0.38" office:value-type="float" office:value="0.146262422875911" calcext:value-type="float">
            <text:p>0.146262422875911</text:p>
          </table:table-cell>
        </table:table-row>
        <table:table-row table:style-name="ro1">
          <table:table-cell office:value-type="float" office:value="5.349431" calcext:value-type="float">
            <text:p>5.349431</text:p>
          </table:table-cell>
          <table:table-cell office:value-type="float" office:value="1" calcext:value-type="float">
            <text:p>1</text:p>
          </table:table-cell>
          <table:table-cell office:value-type="float" office:value="0.063138" calcext:value-type="float">
            <text:p>0.063138</text:p>
          </table:table-cell>
          <table:table-cell table:style-name="ce4" table:formula="of:=[.A530]-[.$A$2]" office:value-type="float" office:value="5.300064" calcext:value-type="float">
            <text:p>5.30</text:p>
          </table:table-cell>
          <table:table-cell table:formula="of:=0.76*(1-EXP(-10*([.D530]-5.05))*(1+10*([.D530]-5.05)))-0.38" office:value-type="float" office:value="0.16175369985557" calcext:value-type="float">
            <text:p>0.16175369985557</text:p>
          </table:table-cell>
        </table:table-row>
        <table:table-row table:style-name="ro1">
          <table:table-cell office:value-type="float" office:value="5.359741" calcext:value-type="float">
            <text:p>5.359741</text:p>
          </table:table-cell>
          <table:table-cell office:value-type="float" office:value="1" calcext:value-type="float">
            <text:p>1</text:p>
          </table:table-cell>
          <table:table-cell office:value-type="float" office:value="0.081067" calcext:value-type="float">
            <text:p>0.081067</text:p>
          </table:table-cell>
          <table:table-cell table:style-name="ce4" table:formula="of:=[.A531]-[.$A$2]" office:value-type="float" office:value="5.310374" calcext:value-type="float">
            <text:p>5.31</text:p>
          </table:table-cell>
          <table:table-cell table:formula="of:=0.76*(1-EXP(-10*([.D531]-5.05))*(1+10*([.D531]-5.05)))-0.38" office:value-type="float" office:value="0.177335758212995" calcext:value-type="float">
            <text:p>0.177335758212995</text:p>
          </table:table-cell>
        </table:table-row>
        <table:table-row table:style-name="ro1">
          <table:table-cell office:value-type="float" office:value="5.369572" calcext:value-type="float">
            <text:p>5.369572</text:p>
          </table:table-cell>
          <table:table-cell office:value-type="float" office:value="1" calcext:value-type="float">
            <text:p>1</text:p>
          </table:table-cell>
          <table:table-cell office:value-type="float" office:value="0.099774" calcext:value-type="float">
            <text:p>0.099774</text:p>
          </table:table-cell>
          <table:table-cell table:style-name="ce4" table:formula="of:=[.A532]-[.$A$2]" office:value-type="float" office:value="5.320205" calcext:value-type="float">
            <text:p>5.32</text:p>
          </table:table-cell>
          <table:table-cell table:formula="of:=0.76*(1-EXP(-10*([.D532]-5.05))*(1+10*([.D532]-5.05)))-0.38" office:value-type="float" office:value="0.191300622486528" calcext:value-type="float">
            <text:p>0.191300622486528</text:p>
          </table:table-cell>
        </table:table-row>
        <table:table-row table:style-name="ro1">
          <table:table-cell office:value-type="float" office:value="5.379702" calcext:value-type="float">
            <text:p>5.379702</text:p>
          </table:table-cell>
          <table:table-cell office:value-type="float" office:value="1" calcext:value-type="float">
            <text:p>1</text:p>
          </table:table-cell>
          <table:table-cell office:value-type="float" office:value="0.116923" calcext:value-type="float">
            <text:p>0.116923</text:p>
          </table:table-cell>
          <table:table-cell table:style-name="ce4" table:formula="of:=[.A533]-[.$A$2]" office:value-type="float" office:value="5.330335" calcext:value-type="float">
            <text:p>5.33</text:p>
          </table:table-cell>
          <table:table-cell table:formula="of:=0.76*(1-EXP(-10*([.D533]-5.05))*(1+10*([.D533]-5.05)))-0.38" office:value-type="float" office:value="0.204813575354933" calcext:value-type="float">
            <text:p>0.204813575354933</text:p>
          </table:table-cell>
        </table:table-row>
        <table:table-row table:style-name="ro1">
          <table:table-cell office:value-type="float" office:value="5.38982" calcext:value-type="float">
            <text:p>5.38982</text:p>
          </table:table-cell>
          <table:table-cell office:value-type="float" office:value="1" calcext:value-type="float">
            <text:p>1</text:p>
          </table:table-cell>
          <table:table-cell office:value-type="float" office:value="0.134072" calcext:value-type="float">
            <text:p>0.134072</text:p>
          </table:table-cell>
          <table:table-cell table:style-name="ce4" table:formula="of:=[.A534]-[.$A$2]" office:value-type="float" office:value="5.340453" calcext:value-type="float">
            <text:p>5.34</text:p>
          </table:table-cell>
          <table:table-cell table:formula="of:=0.76*(1-EXP(-10*([.D534]-5.05))*(1+10*([.D534]-5.05)))-0.38" office:value-type="float" office:value="0.217459719538845" calcext:value-type="float">
            <text:p>0.217459719538845</text:p>
          </table:table-cell>
        </table:table-row>
        <table:table-row table:style-name="ro1">
          <table:table-cell office:value-type="float" office:value="5.399312" calcext:value-type="float">
            <text:p>5.399312</text:p>
          </table:table-cell>
          <table:table-cell office:value-type="float" office:value="1" calcext:value-type="float">
            <text:p>1</text:p>
          </table:table-cell>
          <table:table-cell office:value-type="float" office:value="0.15161" calcext:value-type="float">
            <text:p>0.15161</text:p>
          </table:table-cell>
          <table:table-cell table:style-name="ce4" table:formula="of:=[.A535]-[.$A$2]" office:value-type="float" office:value="5.349945" calcext:value-type="float">
            <text:p>5.35</text:p>
          </table:table-cell>
          <table:table-cell table:formula="of:=0.76*(1-EXP(-10*([.D535]-5.05))*(1+10*([.D535]-5.05)))-0.38" office:value-type="float" office:value="0.228584867730864" calcext:value-type="float">
            <text:p>0.228584867730864</text:p>
          </table:table-cell>
        </table:table-row>
        <table:table-row table:style-name="ro1">
          <table:table-cell office:value-type="float" office:value="5.40938" calcext:value-type="float">
            <text:p>5.40938</text:p>
          </table:table-cell>
          <table:table-cell office:value-type="float" office:value="1" calcext:value-type="float">
            <text:p>1</text:p>
          </table:table-cell>
          <table:table-cell office:value-type="float" office:value="0.167979" calcext:value-type="float">
            <text:p>0.167979</text:p>
          </table:table-cell>
          <table:table-cell table:style-name="ce4" table:formula="of:=[.A536]-[.$A$2]" office:value-type="float" office:value="5.360013" calcext:value-type="float">
            <text:p>5.36</text:p>
          </table:table-cell>
          <table:table-cell table:formula="of:=0.76*(1-EXP(-10*([.D536]-5.05))*(1+10*([.D536]-5.05)))-0.38" office:value-type="float" office:value="0.239640482403855" calcext:value-type="float">
            <text:p>0.239640482403855</text:p>
          </table:table-cell>
        </table:table-row>
        <table:table-row table:style-name="ro1">
          <table:table-cell office:value-type="float" office:value="5.419706" calcext:value-type="float">
            <text:p>5.419706</text:p>
          </table:table-cell>
          <table:table-cell office:value-type="float" office:value="1" calcext:value-type="float">
            <text:p>1</text:p>
          </table:table-cell>
          <table:table-cell office:value-type="float" office:value="0.184738" calcext:value-type="float">
            <text:p>0.184738</text:p>
          </table:table-cell>
          <table:table-cell table:style-name="ce4" table:formula="of:=[.A537]-[.$A$2]" office:value-type="float" office:value="5.370339" calcext:value-type="float">
            <text:p>5.37</text:p>
          </table:table-cell>
          <table:table-cell table:formula="of:=0.76*(1-EXP(-10*([.D537]-5.05))*(1+10*([.D537]-5.05)))-0.38" office:value-type="float" office:value="0.250222716699236" calcext:value-type="float">
            <text:p>0.250222716699236</text:p>
          </table:table-cell>
        </table:table-row>
        <table:table-row table:style-name="ro1">
          <table:table-cell office:value-type="float" office:value="5.429639" calcext:value-type="float">
            <text:p>5.429639</text:p>
          </table:table-cell>
          <table:table-cell office:value-type="float" office:value="1" calcext:value-type="float">
            <text:p>1</text:p>
          </table:table-cell>
          <table:table-cell office:value-type="float" office:value="0.201497" calcext:value-type="float">
            <text:p>0.201497</text:p>
          </table:table-cell>
          <table:table-cell table:style-name="ce4" table:formula="of:=[.A538]-[.$A$2]" office:value-type="float" office:value="5.380272" calcext:value-type="float">
            <text:p>5.38</text:p>
          </table:table-cell>
          <table:table-cell table:formula="of:=0.76*(1-EXP(-10*([.D538]-5.05))*(1+10*([.D538]-5.05)))-0.38" office:value-type="float" office:value="0.259717178677003" calcext:value-type="float">
            <text:p>0.259717178677003</text:p>
          </table:table-cell>
        </table:table-row>
        <table:table-row table:style-name="ro1">
          <table:table-cell office:value-type="float" office:value="5.439722" calcext:value-type="float">
            <text:p>5.439722</text:p>
          </table:table-cell>
          <table:table-cell office:value-type="float" office:value="1" calcext:value-type="float">
            <text:p>1</text:p>
          </table:table-cell>
          <table:table-cell office:value-type="float" office:value="0.218256" calcext:value-type="float">
            <text:p>0.218256</text:p>
          </table:table-cell>
          <table:table-cell table:style-name="ce4" table:formula="of:=[.A539]-[.$A$2]" office:value-type="float" office:value="5.390355" calcext:value-type="float">
            <text:p>5.39</text:p>
          </table:table-cell>
          <table:table-cell table:formula="of:=0.76*(1-EXP(-10*([.D539]-5.05))*(1+10*([.D539]-5.05)))-0.38" office:value-type="float" office:value="0.268705541622365" calcext:value-type="float">
            <text:p>0.268705541622365</text:p>
          </table:table-cell>
        </table:table-row>
        <table:table-row table:style-name="ro1">
          <table:table-cell office:value-type="float" office:value="5.449589" calcext:value-type="float">
            <text:p>5.449589</text:p>
          </table:table-cell>
          <table:table-cell office:value-type="float" office:value="1" calcext:value-type="float">
            <text:p>1</text:p>
          </table:table-cell>
          <table:table-cell office:value-type="float" office:value="0.236574" calcext:value-type="float">
            <text:p>0.236574</text:p>
          </table:table-cell>
          <table:table-cell table:style-name="ce4" table:formula="of:=[.A540]-[.$A$2]" office:value-type="float" office:value="5.400222" calcext:value-type="float">
            <text:p>5.40</text:p>
          </table:table-cell>
          <table:table-cell table:formula="of:=0.76*(1-EXP(-10*([.D540]-5.05))*(1+10*([.D540]-5.05)))-0.38" office:value-type="float" office:value="0.276903128963474" calcext:value-type="float">
            <text:p>0.276903128963474</text:p>
          </table:table-cell>
        </table:table-row>
        <table:table-row table:style-name="ro1">
          <table:table-cell office:value-type="float" office:value="5.459699" calcext:value-type="float">
            <text:p>5.459699</text:p>
          </table:table-cell>
          <table:table-cell office:value-type="float" office:value="1" calcext:value-type="float">
            <text:p>1</text:p>
          </table:table-cell>
          <table:table-cell office:value-type="float" office:value="0.253723" calcext:value-type="float">
            <text:p>0.253723</text:p>
          </table:table-cell>
          <table:table-cell table:style-name="ce4" table:formula="of:=[.A541]-[.$A$2]" office:value-type="float" office:value="5.410332" calcext:value-type="float">
            <text:p>5.41</text:p>
          </table:table-cell>
          <table:table-cell table:formula="of:=0.76*(1-EXP(-10*([.D541]-5.05))*(1+10*([.D541]-5.05)))-0.38" office:value-type="float" office:value="0.28472416454725" calcext:value-type="float">
            <text:p>0.28472416454725</text:p>
          </table:table-cell>
        </table:table-row>
        <table:table-row table:style-name="ro1">
          <table:table-cell office:value-type="float" office:value="5.46961" calcext:value-type="float">
            <text:p>5.46961</text:p>
          </table:table-cell>
          <table:table-cell office:value-type="float" office:value="1" calcext:value-type="float">
            <text:p>1</text:p>
          </table:table-cell>
          <table:table-cell office:value-type="float" office:value="0.269703" calcext:value-type="float">
            <text:p>0.269703</text:p>
          </table:table-cell>
          <table:table-cell table:style-name="ce4" table:formula="of:=[.A542]-[.$A$2]" office:value-type="float" office:value="5.420243" calcext:value-type="float">
            <text:p>5.42</text:p>
          </table:table-cell>
          <table:table-cell table:formula="of:=0.76*(1-EXP(-10*([.D542]-5.05))*(1+10*([.D542]-5.05)))-0.38" office:value-type="float" office:value="0.291856353550765" calcext:value-type="float">
            <text:p>0.291856353550765</text:p>
          </table:table-cell>
        </table:table-row>
        <table:table-row table:style-name="ro1">
          <table:table-cell office:value-type="float" office:value="5.479731" calcext:value-type="float">
            <text:p>5.479731</text:p>
          </table:table-cell>
          <table:table-cell office:value-type="float" office:value="1" calcext:value-type="float">
            <text:p>1</text:p>
          </table:table-cell>
          <table:table-cell office:value-type="float" office:value="0.286851" calcext:value-type="float">
            <text:p>0.286851</text:p>
          </table:table-cell>
          <table:table-cell table:style-name="ce4" table:formula="of:=[.A543]-[.$A$2]" office:value-type="float" office:value="5.430364" calcext:value-type="float">
            <text:p>5.43</text:p>
          </table:table-cell>
          <table:table-cell table:formula="of:=0.76*(1-EXP(-10*([.D543]-5.05))*(1+10*([.D543]-5.05)))-0.38" office:value-type="float" office:value="0.298626277853378" calcext:value-type="float">
            <text:p>0.298626277853378</text:p>
          </table:table-cell>
        </table:table-row>
        <table:table-row table:style-name="ro1">
          <table:table-cell office:value-type="float" office:value="5.489787" calcext:value-type="float">
            <text:p>5.489787</text:p>
          </table:table-cell>
          <table:table-cell office:value-type="float" office:value="1" calcext:value-type="float">
            <text:p>1</text:p>
          </table:table-cell>
          <table:table-cell office:value-type="float" office:value="0.302831" calcext:value-type="float">
            <text:p>0.302831</text:p>
          </table:table-cell>
          <table:table-cell table:style-name="ce4" table:formula="of:=[.A544]-[.$A$2]" office:value-type="float" office:value="5.44042" calcext:value-type="float">
            <text:p>5.44</text:p>
          </table:table-cell>
          <table:table-cell table:formula="of:=0.76*(1-EXP(-10*([.D544]-5.05))*(1+10*([.D544]-5.05)))-0.38" office:value-type="float" office:value="0.304870716155591" calcext:value-type="float">
            <text:p>0.304870716155591</text:p>
          </table:table-cell>
        </table:table-row>
        <table:table-row table:style-name="ro1">
          <table:table-cell office:value-type="float" office:value="5.499632" calcext:value-type="float">
            <text:p>5.499632</text:p>
          </table:table-cell>
          <table:table-cell office:value-type="float" office:value="1" calcext:value-type="float">
            <text:p>1</text:p>
          </table:table-cell>
          <table:table-cell office:value-type="float" office:value="0.317641" calcext:value-type="float">
            <text:p>0.317641</text:p>
          </table:table-cell>
          <table:table-cell table:style-name="ce4" table:formula="of:=[.A545]-[.$A$2]" office:value-type="float" office:value="5.450265" calcext:value-type="float">
            <text:p>5.45</text:p>
          </table:table-cell>
          <table:table-cell table:formula="of:=0.76*(1-EXP(-10*([.D545]-5.05))*(1+10*([.D545]-5.05)))-0.38" office:value-type="float" office:value="0.310547976467423" calcext:value-type="float">
            <text:p>0.310547976467423</text:p>
          </table:table-cell>
        </table:table-row>
        <table:table-row table:style-name="ro1">
          <table:table-cell office:value-type="float" office:value="5.509698" calcext:value-type="float">
            <text:p>5.509698</text:p>
          </table:table-cell>
          <table:table-cell office:value-type="float" office:value="1" calcext:value-type="float">
            <text:p>1</text:p>
          </table:table-cell>
          <table:table-cell office:value-type="float" office:value="0.330892" calcext:value-type="float">
            <text:p>0.330892</text:p>
          </table:table-cell>
          <table:table-cell table:style-name="ce4" table:formula="of:=[.A546]-[.$A$2]" office:value-type="float" office:value="5.460331" calcext:value-type="float">
            <text:p>5.46</text:p>
          </table:table-cell>
          <table:table-cell table:formula="of:=0.76*(1-EXP(-10*([.D546]-5.05))*(1+10*([.D546]-5.05)))-0.38" office:value-type="float" office:value="0.315935026322073" calcext:value-type="float">
            <text:p>0.315935026322073</text:p>
          </table:table-cell>
        </table:table-row>
        <table:table-row table:style-name="ro1">
          <table:table-cell office:value-type="float" office:value="5.519665" calcext:value-type="float">
            <text:p>5.519665</text:p>
          </table:table-cell>
          <table:table-cell office:value-type="float" office:value="1" calcext:value-type="float">
            <text:p>1</text:p>
          </table:table-cell>
          <table:table-cell office:value-type="float" office:value="0.342195" calcext:value-type="float">
            <text:p>0.342195</text:p>
          </table:table-cell>
          <table:table-cell table:style-name="ce4" table:formula="of:=[.A547]-[.$A$2]" office:value-type="float" office:value="5.470298" calcext:value-type="float">
            <text:p>5.47</text:p>
          </table:table-cell>
          <table:table-cell table:formula="of:=0.76*(1-EXP(-10*([.D547]-5.05))*(1+10*([.D547]-5.05)))-0.38" office:value-type="float" office:value="0.320879958911289" calcext:value-type="float">
            <text:p>0.320879958911289</text:p>
          </table:table-cell>
        </table:table-row>
        <table:table-row table:style-name="ro1">
          <table:table-cell office:value-type="float" office:value="5.529657" calcext:value-type="float">
            <text:p>5.529657</text:p>
          </table:table-cell>
          <table:table-cell office:value-type="float" office:value="1" calcext:value-type="float">
            <text:p>1</text:p>
          </table:table-cell>
          <table:table-cell office:value-type="float" office:value="0.352718" calcext:value-type="float">
            <text:p>0.352718</text:p>
          </table:table-cell>
          <table:table-cell table:style-name="ce4" table:formula="of:=[.A548]-[.$A$2]" office:value-type="float" office:value="5.48029" calcext:value-type="float">
            <text:p>5.48</text:p>
          </table:table-cell>
          <table:table-cell table:formula="of:=0.76*(1-EXP(-10*([.D548]-5.05))*(1+10*([.D548]-5.05)))-0.38" office:value-type="float" office:value="0.325474293246772" calcext:value-type="float">
            <text:p>0.325474293246772</text:p>
          </table:table-cell>
        </table:table-row>
        <table:table-row table:style-name="ro1">
          <table:table-cell office:value-type="float" office:value="5.539661" calcext:value-type="float">
            <text:p>5.539661</text:p>
          </table:table-cell>
          <table:table-cell office:value-type="float" office:value="1" calcext:value-type="float">
            <text:p>1</text:p>
          </table:table-cell>
          <table:table-cell office:value-type="float" office:value="0.361292" calcext:value-type="float">
            <text:p>0.361292</text:p>
          </table:table-cell>
          <table:table-cell table:style-name="ce4" table:formula="of:=[.A549]-[.$A$2]" office:value-type="float" office:value="5.490294" calcext:value-type="float">
            <text:p>5.49</text:p>
          </table:table-cell>
          <table:table-cell table:formula="of:=0.76*(1-EXP(-10*([.D549]-5.05))*(1+10*([.D549]-5.05)))-0.38" office:value-type="float" office:value="0.329734362973465" calcext:value-type="float">
            <text:p>0.329734362973465</text:p>
          </table:table-cell>
        </table:table-row>
        <table:table-row table:style-name="ro1">
          <table:table-cell office:value-type="float" office:value="5.549446" calcext:value-type="float">
            <text:p>5.549446</text:p>
          </table:table-cell>
          <table:table-cell office:value-type="float" office:value="1" calcext:value-type="float">
            <text:p>1</text:p>
          </table:table-cell>
          <table:table-cell office:value-type="float" office:value="0.366749" calcext:value-type="float">
            <text:p>0.366749</text:p>
          </table:table-cell>
          <table:table-cell table:style-name="ce4" table:formula="of:=[.A550]-[.$A$2]" office:value-type="float" office:value="5.500079" calcext:value-type="float">
            <text:p>5.50</text:p>
          </table:table-cell>
          <table:table-cell table:formula="of:=0.76*(1-EXP(-10*([.D550]-5.05))*(1+10*([.D550]-5.05)))-0.38" office:value-type="float" office:value="0.333594399537672" calcext:value-type="float">
            <text:p>0.333594399537672</text:p>
          </table:table-cell>
        </table:table-row>
        <table:table-row table:style-name="ro1">
          <table:table-cell office:value-type="float" office:value="5.559698" calcext:value-type="float">
            <text:p>5.559698</text:p>
          </table:table-cell>
          <table:table-cell office:value-type="float" office:value="1" calcext:value-type="float">
            <text:p>1</text:p>
          </table:table-cell>
          <table:table-cell office:value-type="float" office:value="0.371426" calcext:value-type="float">
            <text:p>0.371426</text:p>
          </table:table-cell>
          <table:table-cell table:style-name="ce4" table:formula="of:=[.A551]-[.$A$2]" office:value-type="float" office:value="5.510331" calcext:value-type="float">
            <text:p>5.51</text:p>
          </table:table-cell>
          <table:table-cell table:formula="of:=0.76*(1-EXP(-10*([.D551]-5.05))*(1+10*([.D551]-5.05)))-0.38" office:value-type="float" office:value="0.337335553965266" calcext:value-type="float">
            <text:p>0.337335553965266</text:p>
          </table:table-cell>
        </table:table-row>
        <table:table-row table:style-name="ro1">
          <table:table-cell office:value-type="float" office:value="5.569649" calcext:value-type="float">
            <text:p>5.569649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552]-[.$A$2]" office:value-type="float" office:value="5.520282" calcext:value-type="float">
            <text:p>5.52</text:p>
          </table:table-cell>
          <table:table-cell table:formula="of:=0.76*(1-EXP(-10*([.D552]-5.05))*(1+10*([.D552]-5.05)))-0.38" office:value-type="float" office:value="0.340690775060267" calcext:value-type="float">
            <text:p>0.340690775060267</text:p>
          </table:table-cell>
        </table:table-row>
        <table:table-row table:style-name="ro1">
          <table:table-cell office:value-type="float" office:value="5.579758" calcext:value-type="float">
            <text:p>5.579758</text:p>
          </table:table-cell>
          <table:table-cell office:value-type="float" office:value="1" calcext:value-type="float">
            <text:p>1</text:p>
          </table:table-cell>
          <table:table-cell office:value-type="float" office:value="0.376882" calcext:value-type="float">
            <text:p>0.376882</text:p>
          </table:table-cell>
          <table:table-cell table:style-name="ce4" table:formula="of:=[.A553]-[.$A$2]" office:value-type="float" office:value="5.530391" calcext:value-type="float">
            <text:p>5.53</text:p>
          </table:table-cell>
          <table:table-cell table:formula="of:=0.76*(1-EXP(-10*([.D553]-5.05))*(1+10*([.D553]-5.05)))-0.38" office:value-type="float" office:value="0.343840479980644" calcext:value-type="float">
            <text:p>0.343840479980644</text:p>
          </table:table-cell>
        </table:table-row>
        <table:table-row table:style-name="ro1">
          <table:table-cell office:value-type="float" office:value="5.589779" calcext:value-type="float">
            <text:p>5.589779</text:p>
          </table:table-cell>
          <table:table-cell office:value-type="float" office:value="1" calcext:value-type="float">
            <text:p>1</text:p>
          </table:table-cell>
          <table:table-cell office:value-type="float" office:value="0.377662" calcext:value-type="float">
            <text:p>0.377662</text:p>
          </table:table-cell>
          <table:table-cell table:style-name="ce4" table:formula="of:=[.A554]-[.$A$2]" office:value-type="float" office:value="5.540412" calcext:value-type="float">
            <text:p>5.54</text:p>
          </table:table-cell>
          <table:table-cell table:formula="of:=0.76*(1-EXP(-10*([.D554]-5.05))*(1+10*([.D554]-5.05)))-0.38" office:value-type="float" office:value="0.346723586404914" calcext:value-type="float">
            <text:p>0.346723586404914</text:p>
          </table:table-cell>
        </table:table-row>
        <table:table-row table:style-name="ro1">
          <table:table-cell office:value-type="float" office:value="5.599722" calcext:value-type="float">
            <text:p>5.599722</text:p>
          </table:table-cell>
          <table:table-cell office:value-type="float" office:value="1" calcext:value-type="float">
            <text:p>1</text:p>
          </table:table-cell>
          <table:table-cell office:value-type="float" office:value="0.378051" calcext:value-type="float">
            <text:p>0.378051</text:p>
          </table:table-cell>
          <table:table-cell table:style-name="ce4" table:formula="of:=[.A555]-[.$A$2]" office:value-type="float" office:value="5.550355" calcext:value-type="float">
            <text:p>5.55</text:p>
          </table:table-cell>
          <table:table-cell table:formula="of:=0.76*(1-EXP(-10*([.D555]-5.05))*(1+10*([.D555]-5.05)))-0.38" office:value-type="float" office:value="0.349365727632905" calcext:value-type="float">
            <text:p>0.349365727632905</text:p>
          </table:table-cell>
        </table:table-row>
        <table:table-row table:style-name="ro1">
          <table:table-cell office:value-type="float" office:value="5.609611" calcext:value-type="float">
            <text:p>5.609611</text:p>
          </table:table-cell>
          <table:table-cell office:value-type="float" office:value="1" calcext:value-type="float">
            <text:p>1</text:p>
          </table:table-cell>
          <table:table-cell office:value-type="float" office:value="0.378441" calcext:value-type="float">
            <text:p>0.378441</text:p>
          </table:table-cell>
          <table:table-cell table:style-name="ce4" table:formula="of:=[.A556]-[.$A$2]" office:value-type="float" office:value="5.560244" calcext:value-type="float">
            <text:p>5.56</text:p>
          </table:table-cell>
          <table:table-cell table:formula="of:=0.76*(1-EXP(-10*([.D556]-5.05))*(1+10*([.D556]-5.05)))-0.38" office:value-type="float" office:value="0.351793086020225" calcext:value-type="float">
            <text:p>0.351793086020225</text:p>
          </table:table-cell>
        </table:table-row>
        <table:table-row table:style-name="ro1">
          <table:table-cell office:value-type="float" office:value="5.61956" calcext:value-type="float">
            <text:p>5.61956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57]-[.$A$2]" office:value-type="float" office:value="5.570193" calcext:value-type="float">
            <text:p>5.57</text:p>
          </table:table-cell>
          <table:table-cell table:formula="of:=0.76*(1-EXP(-10*([.D557]-5.05))*(1+10*([.D557]-5.05)))-0.38" office:value-type="float" office:value="0.354047992492599" calcext:value-type="float">
            <text:p>0.354047992492599</text:p>
          </table:table-cell>
        </table:table-row>
        <table:table-row table:style-name="ro1">
          <table:table-cell office:value-type="float" office:value="5.629254" calcext:value-type="float">
            <text:p>5.629254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58]-[.$A$2]" office:value-type="float" office:value="5.579887" calcext:value-type="float">
            <text:p>5.58</text:p>
          </table:table-cell>
          <table:table-cell table:formula="of:=0.76*(1-EXP(-10*([.D558]-5.05))*(1+10*([.D558]-5.05)))-0.38" office:value-type="float" office:value="0.356077518017478" calcext:value-type="float">
            <text:p>0.356077518017478</text:p>
          </table:table-cell>
        </table:table-row>
        <table:table-row table:style-name="ro1">
          <table:table-cell office:value-type="float" office:value="5.639734" calcext:value-type="float">
            <text:p>5.639734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59]-[.$A$2]" office:value-type="float" office:value="5.590367" calcext:value-type="float">
            <text:p>5.59</text:p>
          </table:table-cell>
          <table:table-cell table:formula="of:=0.76*(1-EXP(-10*([.D559]-5.05))*(1+10*([.D559]-5.05)))-0.38" office:value-type="float" office:value="0.358099275974665" calcext:value-type="float">
            <text:p>0.358099275974665</text:p>
          </table:table-cell>
        </table:table-row>
        <table:table-row table:style-name="ro1">
          <table:table-cell office:value-type="float" office:value="5.649658" calcext:value-type="float">
            <text:p>5.649658</text:p>
          </table:table-cell>
          <table:table-cell office:value-type="float" office:value="1" calcext:value-type="float">
            <text:p>1</text:p>
          </table:table-cell>
          <table:table-cell office:value-type="float" office:value="0.378441" calcext:value-type="float">
            <text:p>0.378441</text:p>
          </table:table-cell>
          <table:table-cell table:style-name="ce4" table:formula="of:=[.A560]-[.$A$2]" office:value-type="float" office:value="5.600291" calcext:value-type="float">
            <text:p>5.60</text:p>
          </table:table-cell>
          <table:table-cell table:formula="of:=0.76*(1-EXP(-10*([.D560]-5.05))*(1+10*([.D560]-5.05)))-0.38" office:value-type="float" office:value="0.359861000630741" calcext:value-type="float">
            <text:p>0.359861000630741</text:p>
          </table:table-cell>
        </table:table-row>
        <table:table-row table:style-name="ro1">
          <table:table-cell office:value-type="float" office:value="5.664485" calcext:value-type="float">
            <text:p>5.664485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61]-[.$A$2]" office:value-type="float" office:value="5.615118" calcext:value-type="float">
            <text:p>5.62</text:p>
          </table:table-cell>
          <table:table-cell table:formula="of:=0.76*(1-EXP(-10*([.D561]-5.05))*(1+10*([.D561]-5.05)))-0.38" office:value-type="float" office:value="0.362240284543967" calcext:value-type="float">
            <text:p>0.362240284543967</text:p>
          </table:table-cell>
        </table:table-row>
        <table:table-row table:style-name="ro1">
          <table:table-cell office:value-type="float" office:value="5.674476" calcext:value-type="float">
            <text:p>5.674476</text:p>
          </table:table-cell>
          <table:table-cell office:value-type="float" office:value="1" calcext:value-type="float">
            <text:p>1</text:p>
          </table:table-cell>
          <table:table-cell office:value-type="float" office:value="0.379221" calcext:value-type="float">
            <text:p>0.379221</text:p>
          </table:table-cell>
          <table:table-cell table:style-name="ce4" table:formula="of:=[.A562]-[.$A$2]" office:value-type="float" office:value="5.625109" calcext:value-type="float">
            <text:p>5.63</text:p>
          </table:table-cell>
          <table:table-cell table:formula="of:=0.76*(1-EXP(-10*([.D562]-5.05))*(1+10*([.D562]-5.05)))-0.38" office:value-type="float" office:value="0.363687488230092" calcext:value-type="float">
            <text:p>0.363687488230092</text:p>
          </table:table-cell>
        </table:table-row>
        <table:table-row table:style-name="ro1">
          <table:table-cell office:value-type="float" office:value="5.679687" calcext:value-type="float">
            <text:p>5.679687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63]-[.$A$2]" office:value-type="float" office:value="5.63032" calcext:value-type="float">
            <text:p>5.63</text:p>
          </table:table-cell>
          <table:table-cell table:formula="of:=0.76*(1-EXP(-10*([.D563]-5.05))*(1+10*([.D563]-5.05)))-0.38" office:value-type="float" office:value="0.364396246051897" calcext:value-type="float">
            <text:p>0.364396246051897</text:p>
          </table:table-cell>
        </table:table-row>
        <table:table-row table:style-name="ro1">
          <table:table-cell office:value-type="float" office:value="5.689609" calcext:value-type="float">
            <text:p>5.689609</text:p>
          </table:table-cell>
          <table:table-cell office:value-type="float" office:value="1" calcext:value-type="float">
            <text:p>1</text:p>
          </table:table-cell>
          <table:table-cell office:value-type="float" office:value="0.379221" calcext:value-type="float">
            <text:p>0.379221</text:p>
          </table:table-cell>
          <table:table-cell table:style-name="ce4" table:formula="of:=[.A564]-[.$A$2]" office:value-type="float" office:value="5.640242" calcext:value-type="float">
            <text:p>5.64</text:p>
          </table:table-cell>
          <table:table-cell table:formula="of:=0.76*(1-EXP(-10*([.D564]-5.05))*(1+10*([.D564]-5.05)))-0.38" office:value-type="float" office:value="0.365664047999726" calcext:value-type="float">
            <text:p>0.365664047999726</text:p>
          </table:table-cell>
        </table:table-row>
        <table:table-row table:style-name="ro1">
          <table:table-cell office:value-type="float" office:value="5.704533" calcext:value-type="float">
            <text:p>5.704533</text:p>
          </table:table-cell>
          <table:table-cell office:value-type="float" office:value="1" calcext:value-type="float">
            <text:p>1</text:p>
          </table:table-cell>
          <table:table-cell office:value-type="float" office:value="0.378831" calcext:value-type="float">
            <text:p>0.378831</text:p>
          </table:table-cell>
          <table:table-cell table:style-name="ce4" table:formula="of:=[.A565]-[.$A$2]" office:value-type="float" office:value="5.655166" calcext:value-type="float">
            <text:p>5.66</text:p>
          </table:table-cell>
          <table:table-cell table:formula="of:=0.76*(1-EXP(-10*([.D565]-5.05))*(1+10*([.D565]-5.05)))-0.38" office:value-type="float" office:value="0.36738455971257" calcext:value-type="float">
            <text:p>0.36738455971257</text:p>
          </table:table-cell>
        </table:table-row>
        <table:table-row table:style-name="ro1">
          <table:table-cell office:value-type="float" office:value="5.714372" calcext:value-type="float">
            <text:p>5.714372</text:p>
          </table:table-cell>
          <table:table-cell office:value-type="float" office:value="1" calcext:value-type="float">
            <text:p>1</text:p>
          </table:table-cell>
          <table:table-cell office:value-type="float" office:value="0.378441" calcext:value-type="float">
            <text:p>0.378441</text:p>
          </table:table-cell>
          <table:table-cell table:style-name="ce4" table:formula="of:=[.A566]-[.$A$2]" office:value-type="float" office:value="5.665005" calcext:value-type="float">
            <text:p>5.67</text:p>
          </table:table-cell>
          <table:table-cell table:formula="of:=0.76*(1-EXP(-10*([.D566]-5.05))*(1+10*([.D566]-5.05)))-0.38" office:value-type="float" office:value="0.368407158645867" calcext:value-type="float">
            <text:p>0.368407158645867</text:p>
          </table:table-cell>
        </table:table-row>
        <table:table-row table:style-name="ro1">
          <table:table-cell office:value-type="float" office:value="5.719396" calcext:value-type="float">
            <text:p>5.719396</text:p>
          </table:table-cell>
          <table:table-cell office:value-type="float" office:value="1" calcext:value-type="float">
            <text:p>1</text:p>
          </table:table-cell>
          <table:table-cell office:value-type="float" office:value="0.378051" calcext:value-type="float">
            <text:p>0.378051</text:p>
          </table:table-cell>
          <table:table-cell table:style-name="ce4" table:formula="of:=[.A567]-[.$A$2]" office:value-type="float" office:value="5.670029" calcext:value-type="float">
            <text:p>5.67</text:p>
          </table:table-cell>
          <table:table-cell table:formula="of:=0.76*(1-EXP(-10*([.D567]-5.05))*(1+10*([.D567]-5.05)))-0.38" office:value-type="float" office:value="0.368897728397338" calcext:value-type="float">
            <text:p>0.368897728397338</text:p>
          </table:table-cell>
        </table:table-row>
        <table:table-row table:style-name="ro1">
          <table:table-cell office:value-type="float" office:value="5.729552" calcext:value-type="float">
            <text:p>5.729552</text:p>
          </table:table-cell>
          <table:table-cell office:value-type="float" office:value="1" calcext:value-type="float">
            <text:p>1</text:p>
          </table:table-cell>
          <table:table-cell office:value-type="float" office:value="0.377662" calcext:value-type="float">
            <text:p>0.377662</text:p>
          </table:table-cell>
          <table:table-cell table:style-name="ce4" table:formula="of:=[.A568]-[.$A$2]" office:value-type="float" office:value="5.680185" calcext:value-type="float">
            <text:p>5.68</text:p>
          </table:table-cell>
          <table:table-cell table:formula="of:=0.76*(1-EXP(-10*([.D568]-5.05))*(1+10*([.D568]-5.05)))-0.38" office:value-type="float" office:value="0.369828434066335" calcext:value-type="float">
            <text:p>0.369828434066335</text:p>
          </table:table-cell>
        </table:table-row>
        <table:table-row table:style-name="ro1">
          <table:table-cell office:value-type="float" office:value="5.739813" calcext:value-type="float">
            <text:p>5.739813</text:p>
          </table:table-cell>
          <table:table-cell office:value-type="float" office:value="1" calcext:value-type="float">
            <text:p>1</text:p>
          </table:table-cell>
          <table:table-cell office:value-type="float" office:value="0.377272" calcext:value-type="float">
            <text:p>0.377272</text:p>
          </table:table-cell>
          <table:table-cell table:style-name="ce4" table:formula="of:=[.A569]-[.$A$2]" office:value-type="float" office:value="5.690446" calcext:value-type="float">
            <text:p>5.69</text:p>
          </table:table-cell>
          <table:table-cell table:formula="of:=0.76*(1-EXP(-10*([.D569]-5.05))*(1+10*([.D569]-5.05)))-0.38" office:value-type="float" office:value="0.370691379050047" calcext:value-type="float">
            <text:p>0.370691379050047</text:p>
          </table:table-cell>
        </table:table-row>
        <table:table-row table:style-name="ro1">
          <table:table-cell office:value-type="float" office:value="5.754445" calcext:value-type="float">
            <text:p>5.754445</text:p>
          </table:table-cell>
          <table:table-cell office:value-type="float" office:value="1" calcext:value-type="float">
            <text:p>1</text:p>
          </table:table-cell>
          <table:table-cell office:value-type="float" office:value="0.377272" calcext:value-type="float">
            <text:p>0.377272</text:p>
          </table:table-cell>
          <table:table-cell table:style-name="ce4" table:formula="of:=[.A570]-[.$A$2]" office:value-type="float" office:value="5.705078" calcext:value-type="float">
            <text:p>5.71</text:p>
          </table:table-cell>
          <table:table-cell table:formula="of:=0.76*(1-EXP(-10*([.D570]-5.05))*(1+10*([.D570]-5.05)))-0.38" office:value-type="float" office:value="0.371799547772347" calcext:value-type="float">
            <text:p>0.371799547772347</text:p>
          </table:table-cell>
        </table:table-row>
        <table:table-row table:style-name="ro1">
          <table:table-cell office:value-type="float" office:value="5.759384" calcext:value-type="float">
            <text:p>5.759384</text:p>
          </table:table-cell>
          <table:table-cell office:value-type="float" office:value="1" calcext:value-type="float">
            <text:p>1</text:p>
          </table:table-cell>
          <table:table-cell office:value-type="float" office:value="0.376882" calcext:value-type="float">
            <text:p>0.376882</text:p>
          </table:table-cell>
          <table:table-cell table:style-name="ce4" table:formula="of:=[.A571]-[.$A$2]" office:value-type="float" office:value="5.710017" calcext:value-type="float">
            <text:p>5.71</text:p>
          </table:table-cell>
          <table:table-cell table:formula="of:=0.76*(1-EXP(-10*([.D571]-5.05))*(1+10*([.D571]-5.05)))-0.38" office:value-type="float" office:value="0.372143674144499" calcext:value-type="float">
            <text:p>0.372143674144499</text:p>
          </table:table-cell>
        </table:table-row>
        <table:table-row table:style-name="ro1">
          <table:table-cell office:value-type="float" office:value="5.769602" calcext:value-type="float">
            <text:p>5.769602</text:p>
          </table:table-cell>
          <table:table-cell office:value-type="float" office:value="1" calcext:value-type="float">
            <text:p>1</text:p>
          </table:table-cell>
          <table:table-cell office:value-type="float" office:value="0.376492" calcext:value-type="float">
            <text:p>0.376492</text:p>
          </table:table-cell>
          <table:table-cell table:style-name="ce4" table:formula="of:=[.A572]-[.$A$2]" office:value-type="float" office:value="5.720235" calcext:value-type="float">
            <text:p>5.72</text:p>
          </table:table-cell>
          <table:table-cell table:formula="of:=0.76*(1-EXP(-10*([.D572]-5.05))*(1+10*([.D572]-5.05)))-0.38" office:value-type="float" office:value="0.372811418169228" calcext:value-type="float">
            <text:p>0.372811418169228</text:p>
          </table:table-cell>
        </table:table-row>
        <table:table-row table:style-name="ro1">
          <table:table-cell office:value-type="float" office:value="5.779627" calcext:value-type="float">
            <text:p>5.779627</text:p>
          </table:table-cell>
          <table:table-cell office:value-type="float" office:value="1" calcext:value-type="float">
            <text:p>1</text:p>
          </table:table-cell>
          <table:table-cell office:value-type="float" office:value="0.376492" calcext:value-type="float">
            <text:p>0.376492</text:p>
          </table:table-cell>
          <table:table-cell table:style-name="ce4" table:formula="of:=[.A573]-[.$A$2]" office:value-type="float" office:value="5.73026" calcext:value-type="float">
            <text:p>5.73</text:p>
          </table:table-cell>
          <table:table-cell table:formula="of:=0.76*(1-EXP(-10*([.D573]-5.05))*(1+10*([.D573]-5.05)))-0.38" office:value-type="float" office:value="0.373412489915198" calcext:value-type="float">
            <text:p>0.373412489915198</text:p>
          </table:table-cell>
        </table:table-row>
        <table:table-row table:style-name="ro1">
          <table:table-cell office:value-type="float" office:value="5.794599" calcext:value-type="float">
            <text:p>5.79459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4]-[.$A$2]" office:value-type="float" office:value="5.745232" calcext:value-type="float">
            <text:p>5.75</text:p>
          </table:table-cell>
          <table:table-cell table:formula="of:=0.76*(1-EXP(-10*([.D574]-5.05))*(1+10*([.D574]-5.05)))-0.38" office:value-type="float" office:value="0.374219662087916" calcext:value-type="float">
            <text:p>0.374219662087916</text:p>
          </table:table-cell>
        </table:table-row>
        <table:table-row table:style-name="ro1">
          <table:table-cell office:value-type="float" office:value="5.804678" calcext:value-type="float">
            <text:p>5.80467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5]-[.$A$2]" office:value-type="float" office:value="5.755311" calcext:value-type="float">
            <text:p>5.76</text:p>
          </table:table-cell>
          <table:table-cell table:formula="of:=0.76*(1-EXP(-10*([.D575]-5.05))*(1+10*([.D575]-5.05)))-0.38" office:value-type="float" office:value="0.374707626693104" calcext:value-type="float">
            <text:p>0.374707626693104</text:p>
          </table:table-cell>
        </table:table-row>
        <table:table-row table:style-name="ro1">
          <table:table-cell office:value-type="float" office:value="5.814418" calcext:value-type="float">
            <text:p>5.81441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6]-[.$A$2]" office:value-type="float" office:value="5.765051" calcext:value-type="float">
            <text:p>5.77</text:p>
          </table:table-cell>
          <table:table-cell table:formula="of:=0.76*(1-EXP(-10*([.D576]-5.05))*(1+10*([.D576]-5.05)))-0.38" office:value-type="float" office:value="0.375140726528569" calcext:value-type="float">
            <text:p>0.375140726528569</text:p>
          </table:table-cell>
        </table:table-row>
        <table:table-row table:style-name="ro1">
          <table:table-cell office:value-type="float" office:value="5.824612" calcext:value-type="float">
            <text:p>5.8246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7]-[.$A$2]" office:value-type="float" office:value="5.775245" calcext:value-type="float">
            <text:p>5.78</text:p>
          </table:table-cell>
          <table:table-cell table:formula="of:=0.76*(1-EXP(-10*([.D577]-5.05))*(1+10*([.D577]-5.05)))-0.38" office:value-type="float" office:value="0.375556783463859" calcext:value-type="float">
            <text:p>0.375556783463859</text:p>
          </table:table-cell>
        </table:table-row>
        <table:table-row table:style-name="ro1">
          <table:table-cell office:value-type="float" office:value="5.834273" calcext:value-type="float">
            <text:p>5.83427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8]-[.$A$2]" office:value-type="float" office:value="5.784906" calcext:value-type="float">
            <text:p>5.78</text:p>
          </table:table-cell>
          <table:table-cell table:formula="of:=0.76*(1-EXP(-10*([.D578]-5.05))*(1+10*([.D578]-5.05)))-0.38" office:value-type="float" office:value="0.375918733361064" calcext:value-type="float">
            <text:p>0.375918733361064</text:p>
          </table:table-cell>
        </table:table-row>
        <table:table-row table:style-name="ro1">
          <table:table-cell office:value-type="float" office:value="5.844607" calcext:value-type="float">
            <text:p>5.8446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79]-[.$A$2]" office:value-type="float" office:value="5.79524" calcext:value-type="float">
            <text:p>5.80</text:p>
          </table:table-cell>
          <table:table-cell table:formula="of:=0.76*(1-EXP(-10*([.D579]-5.05))*(1+10*([.D579]-5.05)))-0.38" office:value-type="float" office:value="0.376273874857164" calcext:value-type="float">
            <text:p>0.376273874857164</text:p>
          </table:table-cell>
        </table:table-row>
        <table:table-row table:style-name="ro1">
          <table:table-cell office:value-type="float" office:value="5.854483" calcext:value-type="float">
            <text:p>5.85448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0]-[.$A$2]" office:value-type="float" office:value="5.805116" calcext:value-type="float">
            <text:p>5.81</text:p>
          </table:table-cell>
          <table:table-cell table:formula="of:=0.76*(1-EXP(-10*([.D580]-5.05))*(1+10*([.D580]-5.05)))-0.38" office:value-type="float" office:value="0.376584836463625" calcext:value-type="float">
            <text:p>0.376584836463625</text:p>
          </table:table-cell>
        </table:table-row>
        <table:table-row table:style-name="ro1">
          <table:table-cell office:value-type="float" office:value="5.864612" calcext:value-type="float">
            <text:p>5.8646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1]-[.$A$2]" office:value-type="float" office:value="5.815245" calcext:value-type="float">
            <text:p>5.82</text:p>
          </table:table-cell>
          <table:table-cell table:formula="of:=0.76*(1-EXP(-10*([.D581]-5.05))*(1+10*([.D581]-5.05)))-0.38" office:value-type="float" office:value="0.376877259595414" calcext:value-type="float">
            <text:p>0.376877259595414</text:p>
          </table:table-cell>
        </table:table-row>
        <table:table-row table:style-name="ro1">
          <table:table-cell office:value-type="float" office:value="5.874361" calcext:value-type="float">
            <text:p>5.8743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2]-[.$A$2]" office:value-type="float" office:value="5.824994" calcext:value-type="float">
            <text:p>5.82</text:p>
          </table:table-cell>
          <table:table-cell table:formula="of:=0.76*(1-EXP(-10*([.D582]-5.05))*(1+10*([.D582]-5.05)))-0.38" office:value-type="float" office:value="0.37713540987678" calcext:value-type="float">
            <text:p>0.37713540987678</text:p>
          </table:table-cell>
        </table:table-row>
        <table:table-row table:style-name="ro1">
          <table:table-cell office:value-type="float" office:value="5.884414" calcext:value-type="float">
            <text:p>5.88441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3]-[.$A$2]" office:value-type="float" office:value="5.835047" calcext:value-type="float">
            <text:p>5.84</text:p>
          </table:table-cell>
          <table:table-cell table:formula="of:=0.76*(1-EXP(-10*([.D583]-5.05))*(1+10*([.D583]-5.05)))-0.38" office:value-type="float" office:value="0.377379620909768" calcext:value-type="float">
            <text:p>0.377379620909768</text:p>
          </table:table-cell>
        </table:table-row>
        <table:table-row table:style-name="ro1">
          <table:table-cell office:value-type="float" office:value="5.894422" calcext:value-type="float">
            <text:p>5.89442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4]-[.$A$2]" office:value-type="float" office:value="5.845055" calcext:value-type="float">
            <text:p>5.85</text:p>
          </table:table-cell>
          <table:table-cell table:formula="of:=0.76*(1-EXP(-10*([.D584]-5.05))*(1+10*([.D584]-5.05)))-0.38" office:value-type="float" office:value="0.377602363606139" calcext:value-type="float">
            <text:p>0.377602363606139</text:p>
          </table:table-cell>
        </table:table-row>
        <table:table-row table:style-name="ro1">
          <table:table-cell office:value-type="float" office:value="5.904527" calcext:value-type="float">
            <text:p>5.90452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5]-[.$A$2]" office:value-type="float" office:value="5.85516" calcext:value-type="float">
            <text:p>5.86</text:p>
          </table:table-cell>
          <table:table-cell table:formula="of:=0.76*(1-EXP(-10*([.D585]-5.05))*(1+10*([.D585]-5.05)))-0.38" office:value-type="float" office:value="0.377808338414597" calcext:value-type="float">
            <text:p>0.377808338414597</text:p>
          </table:table-cell>
        </table:table-row>
        <table:table-row table:style-name="ro1">
          <table:table-cell office:value-type="float" office:value="5.914365" calcext:value-type="float">
            <text:p>5.91436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6]-[.$A$2]" office:value-type="float" office:value="5.864998" calcext:value-type="float">
            <text:p>5.86</text:p>
          </table:table-cell>
          <table:table-cell table:formula="of:=0.76*(1-EXP(-10*([.D586]-5.05))*(1+10*([.D586]-5.05)))-0.38" office:value-type="float" office:value="0.377992098540295" calcext:value-type="float">
            <text:p>0.377992098540295</text:p>
          </table:table-cell>
        </table:table-row>
        <table:table-row table:style-name="ro1">
          <table:table-cell office:value-type="float" office:value="5.924519" calcext:value-type="float">
            <text:p>5.9245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7]-[.$A$2]" office:value-type="float" office:value="5.875152" calcext:value-type="float">
            <text:p>5.88</text:p>
          </table:table-cell>
          <table:table-cell table:formula="of:=0.76*(1-EXP(-10*([.D587]-5.05))*(1+10*([.D587]-5.05)))-0.38" office:value-type="float" office:value="0.378165840578499" calcext:value-type="float">
            <text:p>0.378165840578499</text:p>
          </table:table-cell>
        </table:table-row>
        <table:table-row table:style-name="ro1">
          <table:table-cell office:value-type="float" office:value="5.93432" calcext:value-type="float">
            <text:p>5.9343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8]-[.$A$2]" office:value-type="float" office:value="5.884953" calcext:value-type="float">
            <text:p>5.88</text:p>
          </table:table-cell>
          <table:table-cell table:formula="of:=0.76*(1-EXP(-10*([.D588]-5.05))*(1+10*([.D588]-5.05)))-0.38" office:value-type="float" office:value="0.378319461113192" calcext:value-type="float">
            <text:p>0.378319461113192</text:p>
          </table:table-cell>
        </table:table-row>
        <table:table-row table:style-name="ro1">
          <table:table-cell office:value-type="float" office:value="5.944375" calcext:value-type="float">
            <text:p>5.94437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89]-[.$A$2]" office:value-type="float" office:value="5.895008" calcext:value-type="float">
            <text:p>5.90</text:p>
          </table:table-cell>
          <table:table-cell table:formula="of:=0.76*(1-EXP(-10*([.D589]-5.05))*(1+10*([.D589]-5.05)))-0.38" office:value-type="float" office:value="0.378463877106431" calcext:value-type="float">
            <text:p>0.378463877106431</text:p>
          </table:table-cell>
        </table:table-row>
        <table:table-row table:style-name="ro1">
          <table:table-cell office:value-type="float" office:value="5.954284" calcext:value-type="float">
            <text:p>5.95428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0]-[.$A$2]" office:value-type="float" office:value="5.904917" calcext:value-type="float">
            <text:p>5.90</text:p>
          </table:table-cell>
          <table:table-cell table:formula="of:=0.76*(1-EXP(-10*([.D590]-5.05))*(1+10*([.D590]-5.05)))-0.38" office:value-type="float" office:value="0.378594205430255" calcext:value-type="float">
            <text:p>0.378594205430255</text:p>
          </table:table-cell>
        </table:table-row>
        <table:table-row table:style-name="ro1">
          <table:table-cell office:value-type="float" office:value="5.964528" calcext:value-type="float">
            <text:p>5.9645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1]-[.$A$2]" office:value-type="float" office:value="5.915161" calcext:value-type="float">
            <text:p>5.92</text:p>
          </table:table-cell>
          <table:table-cell table:formula="of:=0.76*(1-EXP(-10*([.D591]-5.05))*(1+10*([.D591]-5.05)))-0.38" office:value-type="float" office:value="0.378717471943684" calcext:value-type="float">
            <text:p>0.378717471943684</text:p>
          </table:table-cell>
        </table:table-row>
        <table:table-row table:style-name="ro1">
          <table:table-cell office:value-type="float" office:value="5.974315" calcext:value-type="float">
            <text:p>5.97431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2]-[.$A$2]" office:value-type="float" office:value="5.924948" calcext:value-type="float">
            <text:p>5.92</text:p>
          </table:table-cell>
          <table:table-cell table:formula="of:=0.76*(1-EXP(-10*([.D592]-5.05))*(1+10*([.D592]-5.05)))-0.38" office:value-type="float" office:value="0.378825253495424" calcext:value-type="float">
            <text:p>0.378825253495424</text:p>
          </table:table-cell>
        </table:table-row>
        <table:table-row table:style-name="ro1">
          <table:table-cell office:value-type="float" office:value="5.984501" calcext:value-type="float">
            <text:p>5.9845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3]-[.$A$2]" office:value-type="float" office:value="5.935134" calcext:value-type="float">
            <text:p>5.94</text:p>
          </table:table-cell>
          <table:table-cell table:formula="of:=0.76*(1-EXP(-10*([.D593]-5.05))*(1+10*([.D593]-5.05)))-0.38" office:value-type="float" office:value="0.378927935831191" calcext:value-type="float">
            <text:p>0.378927935831191</text:p>
          </table:table-cell>
        </table:table-row>
        <table:table-row table:style-name="ro1">
          <table:table-cell office:value-type="float" office:value="5.994277" calcext:value-type="float">
            <text:p>5.99427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4]-[.$A$2]" office:value-type="float" office:value="5.94491" calcext:value-type="float">
            <text:p>5.94</text:p>
          </table:table-cell>
          <table:table-cell table:formula="of:=0.76*(1-EXP(-10*([.D594]-5.05))*(1+10*([.D594]-5.05)))-0.38" office:value-type="float" office:value="0.379018133053236" calcext:value-type="float">
            <text:p>0.379018133053236</text:p>
          </table:table-cell>
        </table:table-row>
        <table:table-row table:style-name="ro1">
          <table:table-cell office:value-type="float" office:value="6.004323" calcext:value-type="float">
            <text:p>6.00432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5]-[.$A$2]" office:value-type="float" office:value="5.954956" calcext:value-type="float">
            <text:p>5.95</text:p>
          </table:table-cell>
          <table:table-cell table:formula="of:=0.76*(1-EXP(-10*([.D595]-5.05))*(1+10*([.D595]-5.05)))-0.38" office:value-type="float" office:value="0.379103011927638" calcext:value-type="float">
            <text:p>0.379103011927638</text:p>
          </table:table-cell>
        </table:table-row>
        <table:table-row table:style-name="ro1">
          <table:table-cell office:value-type="float" office:value="6.014291" calcext:value-type="float">
            <text:p>6.01429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6]-[.$A$2]" office:value-type="float" office:value="5.964924" calcext:value-type="float">
            <text:p>5.96</text:p>
          </table:table-cell>
          <table:table-cell table:formula="of:=0.76*(1-EXP(-10*([.D596]-5.05))*(1+10*([.D596]-5.05)))-0.38" office:value-type="float" office:value="0.379180058875656" calcext:value-type="float">
            <text:p>0.379180058875656</text:p>
          </table:table-cell>
        </table:table-row>
        <table:table-row table:style-name="ro1">
          <table:table-cell office:value-type="float" office:value="6.024502" calcext:value-type="float">
            <text:p>6.02450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7]-[.$A$2]" office:value-type="float" office:value="5.975135" calcext:value-type="float">
            <text:p>5.98</text:p>
          </table:table-cell>
          <table:table-cell table:formula="of:=0.76*(1-EXP(-10*([.D597]-5.05))*(1+10*([.D597]-5.05)))-0.38" office:value-type="float" office:value="0.379252201829155" calcext:value-type="float">
            <text:p>0.379252201829155</text:p>
          </table:table-cell>
        </table:table-row>
        <table:table-row table:style-name="ro1">
          <table:table-cell office:value-type="float" office:value="6.034301" calcext:value-type="float">
            <text:p>6.0343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8]-[.$A$2]" office:value-type="float" office:value="5.984934" calcext:value-type="float">
            <text:p>5.98</text:p>
          </table:table-cell>
          <table:table-cell table:formula="of:=0.76*(1-EXP(-10*([.D598]-5.05))*(1+10*([.D598]-5.05)))-0.38" office:value-type="float" office:value="0.379315522028843" calcext:value-type="float">
            <text:p>0.379315522028843</text:p>
          </table:table-cell>
        </table:table-row>
        <table:table-row table:style-name="ro1">
          <table:table-cell office:value-type="float" office:value="6.044591" calcext:value-type="float">
            <text:p>6.04459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599]-[.$A$2]" office:value-type="float" office:value="5.995224" calcext:value-type="float">
            <text:p>6.00</text:p>
          </table:table-cell>
          <table:table-cell table:formula="of:=0.76*(1-EXP(-10*([.D599]-5.05))*(1+10*([.D599]-5.05)))-0.38" office:value-type="float" office:value="0.379376312138183" calcext:value-type="float">
            <text:p>0.379376312138183</text:p>
          </table:table-cell>
        </table:table-row>
        <table:table-row table:style-name="ro1">
          <table:table-cell office:value-type="float" office:value="6.054425" calcext:value-type="float">
            <text:p>6.05442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0]-[.$A$2]" office:value-type="float" office:value="6.005058" calcext:value-type="float">
            <text:p>6.01</text:p>
          </table:table-cell>
          <table:table-cell table:formula="of:=0.76*(1-EXP(-10*([.D600]-5.05))*(1+10*([.D600]-5.05)))-0.38" office:value-type="float" office:value="0.379429407926607" calcext:value-type="float">
            <text:p>0.379429407926607</text:p>
          </table:table-cell>
        </table:table-row>
        <table:table-row table:style-name="ro1">
          <table:table-cell office:value-type="float" office:value="6.064419" calcext:value-type="float">
            <text:p>6.0644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1]-[.$A$2]" office:value-type="float" office:value="6.015052" calcext:value-type="float">
            <text:p>6.02</text:p>
          </table:table-cell>
          <table:table-cell table:formula="of:=0.76*(1-EXP(-10*([.D601]-5.05))*(1+10*([.D601]-5.05)))-0.38" office:value-type="float" office:value="0.379478785101667" calcext:value-type="float">
            <text:p>0.379478785101667</text:p>
          </table:table-cell>
        </table:table-row>
        <table:table-row table:style-name="ro1">
          <table:table-cell office:value-type="float" office:value="6.074271" calcext:value-type="float">
            <text:p>6.0742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2]-[.$A$2]" office:value-type="float" office:value="6.024904" calcext:value-type="float">
            <text:p>6.02</text:p>
          </table:table-cell>
          <table:table-cell table:formula="of:=0.76*(1-EXP(-10*([.D602]-5.05))*(1+10*([.D602]-5.05)))-0.38" office:value-type="float" office:value="0.379523317733715" calcext:value-type="float">
            <text:p>0.379523317733715</text:p>
          </table:table-cell>
        </table:table-row>
        <table:table-row table:style-name="ro1">
          <table:table-cell office:value-type="float" office:value="6.084485" calcext:value-type="float">
            <text:p>6.08448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3]-[.$A$2]" office:value-type="float" office:value="6.035118" calcext:value-type="float">
            <text:p>6.04</text:p>
          </table:table-cell>
          <table:table-cell table:formula="of:=0.76*(1-EXP(-10*([.D603]-5.05))*(1+10*([.D603]-5.05)))-0.38" office:value-type="float" office:value="0.379565512340759" calcext:value-type="float">
            <text:p>0.379565512340759</text:p>
          </table:table-cell>
        </table:table-row>
        <table:table-row table:style-name="ro1">
          <table:table-cell office:value-type="float" office:value="6.094607" calcext:value-type="float">
            <text:p>6.0946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4]-[.$A$2]" office:value-type="float" office:value="6.04524" calcext:value-type="float">
            <text:p>6.05</text:p>
          </table:table-cell>
          <table:table-cell table:formula="of:=0.76*(1-EXP(-10*([.D604]-5.05))*(1+10*([.D604]-5.05)))-0.38" office:value-type="float" office:value="0.379603675895352" calcext:value-type="float">
            <text:p>0.379603675895352</text:p>
          </table:table-cell>
        </table:table-row>
        <table:table-row table:style-name="ro1">
          <table:table-cell office:value-type="float" office:value="6.104623" calcext:value-type="float">
            <text:p>6.10462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5]-[.$A$2]" office:value-type="float" office:value="6.055256" calcext:value-type="float">
            <text:p>6.06</text:p>
          </table:table-cell>
          <table:table-cell table:formula="of:=0.76*(1-EXP(-10*([.D605]-5.05))*(1+10*([.D605]-5.05)))-0.38" office:value-type="float" office:value="0.37963816952986" calcext:value-type="float">
            <text:p>0.37963816952986</text:p>
          </table:table-cell>
        </table:table-row>
        <table:table-row table:style-name="ro1">
          <table:table-cell office:value-type="float" office:value="6.114344" calcext:value-type="float">
            <text:p>6.1143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6]-[.$A$2]" office:value-type="float" office:value="6.064977" calcext:value-type="float">
            <text:p>6.06</text:p>
          </table:table-cell>
          <table:table-cell table:formula="of:=0.76*(1-EXP(-10*([.D606]-5.05))*(1+10*([.D606]-5.05)))-0.38" office:value-type="float" office:value="0.379668799947127" calcext:value-type="float">
            <text:p>0.379668799947127</text:p>
          </table:table-cell>
        </table:table-row>
        <table:table-row table:style-name="ro1">
          <table:table-cell office:value-type="float" office:value="6.124708" calcext:value-type="float">
            <text:p>6.12470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7]-[.$A$2]" office:value-type="float" office:value="6.075341" calcext:value-type="float">
            <text:p>6.08</text:p>
          </table:table-cell>
          <table:table-cell table:formula="of:=0.76*(1-EXP(-10*([.D607]-5.05))*(1+10*([.D607]-5.05)))-0.38" office:value-type="float" office:value="0.379698631157151" calcext:value-type="float">
            <text:p>0.379698631157151</text:p>
          </table:table-cell>
        </table:table-row>
        <table:table-row table:style-name="ro1">
          <table:table-cell office:value-type="float" office:value="6.134439" calcext:value-type="float">
            <text:p>6.13443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8]-[.$A$2]" office:value-type="float" office:value="6.085072" calcext:value-type="float">
            <text:p>6.09</text:p>
          </table:table-cell>
          <table:table-cell table:formula="of:=0.76*(1-EXP(-10*([.D608]-5.05))*(1+10*([.D608]-5.05)))-0.38" office:value-type="float" office:value="0.379724211328268" calcext:value-type="float">
            <text:p>0.379724211328268</text:p>
          </table:table-cell>
        </table:table-row>
        <table:table-row table:style-name="ro1">
          <table:table-cell office:value-type="float" office:value="6.144389" calcext:value-type="float">
            <text:p>6.14438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09]-[.$A$2]" office:value-type="float" office:value="6.095022" calcext:value-type="float">
            <text:p>6.10</text:p>
          </table:table-cell>
          <table:table-cell table:formula="of:=0.76*(1-EXP(-10*([.D609]-5.05))*(1+10*([.D609]-5.05)))-0.38" office:value-type="float" office:value="0.379748142700309" calcext:value-type="float">
            <text:p>0.379748142700309</text:p>
          </table:table-cell>
        </table:table-row>
        <table:table-row table:style-name="ro1">
          <table:table-cell office:value-type="float" office:value="6.154189" calcext:value-type="float">
            <text:p>6.15418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0]-[.$A$2]" office:value-type="float" office:value="6.104822" calcext:value-type="float">
            <text:p>6.10</text:p>
          </table:table-cell>
          <table:table-cell table:formula="of:=0.76*(1-EXP(-10*([.D610]-5.05))*(1+10*([.D610]-5.05)))-0.38" office:value-type="float" office:value="0.3797696994892" calcext:value-type="float">
            <text:p>0.3797696994892</text:p>
          </table:table-cell>
        </table:table-row>
        <table:table-row table:style-name="ro1">
          <table:table-cell office:value-type="float" office:value="6.164334" calcext:value-type="float">
            <text:p>6.16433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1]-[.$A$2]" office:value-type="float" office:value="6.114967" calcext:value-type="float">
            <text:p>6.11</text:p>
          </table:table-cell>
          <table:table-cell table:formula="of:=0.76*(1-EXP(-10*([.D611]-5.05))*(1+10*([.D611]-5.05)))-0.38" office:value-type="float" office:value="0.379790089433606" calcext:value-type="float">
            <text:p>0.379790089433606</text:p>
          </table:table-cell>
        </table:table-row>
        <table:table-row table:style-name="ro1">
          <table:table-cell office:value-type="float" office:value="6.17428" calcext:value-type="float">
            <text:p>6.174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2]-[.$A$2]" office:value-type="float" office:value="6.124913" calcext:value-type="float">
            <text:p>6.12</text:p>
          </table:table-cell>
          <table:table-cell table:formula="of:=0.76*(1-EXP(-10*([.D612]-5.05))*(1+10*([.D612]-5.05)))-0.38" office:value-type="float" office:value="0.37980834001176" calcext:value-type="float">
            <text:p>0.37980834001176</text:p>
          </table:table-cell>
        </table:table-row>
        <table:table-row table:style-name="ro1">
          <table:table-cell office:value-type="float" office:value="6.184506" calcext:value-type="float">
            <text:p>6.18450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3]-[.$A$2]" office:value-type="float" office:value="6.135139" calcext:value-type="float">
            <text:p>6.14</text:p>
          </table:table-cell>
          <table:table-cell table:formula="of:=0.76*(1-EXP(-10*([.D613]-5.05))*(1+10*([.D613]-5.05)))-0.38" office:value-type="float" office:value="0.379825464375522" calcext:value-type="float">
            <text:p>0.379825464375522</text:p>
          </table:table-cell>
        </table:table-row>
        <table:table-row table:style-name="ro1">
          <table:table-cell office:value-type="float" office:value="6.194061" calcext:value-type="float">
            <text:p>6.1940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4]-[.$A$2]" office:value-type="float" office:value="6.144694" calcext:value-type="float">
            <text:p>6.14</text:p>
          </table:table-cell>
          <table:table-cell table:formula="of:=0.76*(1-EXP(-10*([.D614]-5.05))*(1+10*([.D614]-5.05)))-0.38" office:value-type="float" office:value="0.379840090362366" calcext:value-type="float">
            <text:p>0.379840090362366</text:p>
          </table:table-cell>
        </table:table-row>
        <table:table-row table:style-name="ro1">
          <table:table-cell office:value-type="float" office:value="6.204423" calcext:value-type="float">
            <text:p>6.20442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5]-[.$A$2]" office:value-type="float" office:value="6.155056" calcext:value-type="float">
            <text:p>6.16</text:p>
          </table:table-cell>
          <table:table-cell table:formula="of:=0.76*(1-EXP(-10*([.D615]-5.05))*(1+10*([.D615]-5.05)))-0.38" office:value-type="float" office:value="0.379854580183676" calcext:value-type="float">
            <text:p>0.379854580183676</text:p>
          </table:table-cell>
        </table:table-row>
        <table:table-row table:style-name="ro1">
          <table:table-cell office:value-type="float" office:value="6.214176" calcext:value-type="float">
            <text:p>6.21417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6]-[.$A$2]" office:value-type="float" office:value="6.164809" calcext:value-type="float">
            <text:p>6.16</text:p>
          </table:table-cell>
          <table:table-cell table:formula="of:=0.76*(1-EXP(-10*([.D616]-5.05))*(1+10*([.D616]-5.05)))-0.38" office:value-type="float" office:value="0.379867025727715" calcext:value-type="float">
            <text:p>0.379867025727715</text:p>
          </table:table-cell>
        </table:table-row>
        <table:table-row table:style-name="ro1">
          <table:table-cell office:value-type="float" office:value="6.224059" calcext:value-type="float">
            <text:p>6.22405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7]-[.$A$2]" office:value-type="float" office:value="6.174692" calcext:value-type="float">
            <text:p>6.17</text:p>
          </table:table-cell>
          <table:table-cell table:formula="of:=0.76*(1-EXP(-10*([.D617]-5.05))*(1+10*([.D617]-5.05)))-0.38" office:value-type="float" office:value="0.379878559043605" calcext:value-type="float">
            <text:p>0.379878559043605</text:p>
          </table:table-cell>
        </table:table-row>
        <table:table-row table:style-name="ro1">
          <table:table-cell office:value-type="float" office:value="6.234043" calcext:value-type="float">
            <text:p>6.23404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8]-[.$A$2]" office:value-type="float" office:value="6.184676" calcext:value-type="float">
            <text:p>6.18</text:p>
          </table:table-cell>
          <table:table-cell table:formula="of:=0.76*(1-EXP(-10*([.D618]-5.05))*(1+10*([.D618]-5.05)))-0.38" office:value-type="float" office:value="0.379889202147458" calcext:value-type="float">
            <text:p>0.379889202147458</text:p>
          </table:table-cell>
        </table:table-row>
        <table:table-row table:style-name="ro1">
          <table:table-cell office:value-type="float" office:value="6.244182" calcext:value-type="float">
            <text:p>6.2441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19]-[.$A$2]" office:value-type="float" office:value="6.194815" calcext:value-type="float">
            <text:p>6.19</text:p>
          </table:table-cell>
          <table:table-cell table:formula="of:=0.76*(1-EXP(-10*([.D619]-5.05))*(1+10*([.D619]-5.05)))-0.38" office:value-type="float" office:value="0.379899063083787" calcext:value-type="float">
            <text:p>0.379899063083787</text:p>
          </table:table-cell>
        </table:table-row>
        <table:table-row table:style-name="ro1">
          <table:table-cell office:value-type="float" office:value="6.254042" calcext:value-type="float">
            <text:p>6.2540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0]-[.$A$2]" office:value-type="float" office:value="6.204675" calcext:value-type="float">
            <text:p>6.20</text:p>
          </table:table-cell>
          <table:table-cell table:formula="of:=0.76*(1-EXP(-10*([.D620]-5.05))*(1+10*([.D620]-5.05)))-0.38" office:value-type="float" office:value="0.379907816110579" calcext:value-type="float">
            <text:p>0.379907816110579</text:p>
          </table:table-cell>
        </table:table-row>
        <table:table-row table:style-name="ro1">
          <table:table-cell office:value-type="float" office:value="6.264338" calcext:value-type="float">
            <text:p>6.2643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1]-[.$A$2]" office:value-type="float" office:value="6.214971" calcext:value-type="float">
            <text:p>6.21</text:p>
          </table:table-cell>
          <table:table-cell table:formula="of:=0.76*(1-EXP(-10*([.D621]-5.05))*(1+10*([.D621]-5.05)))-0.38" office:value-type="float" office:value="0.379916152640059" calcext:value-type="float">
            <text:p>0.379916152640059</text:p>
          </table:table-cell>
        </table:table-row>
        <table:table-row table:style-name="ro1">
          <table:table-cell office:value-type="float" office:value="6.274338" calcext:value-type="float">
            <text:p>6.2743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2]-[.$A$2]" office:value-type="float" office:value="6.224971" calcext:value-type="float">
            <text:p>6.22</text:p>
          </table:table-cell>
          <table:table-cell table:formula="of:=0.76*(1-EXP(-10*([.D622]-5.05))*(1+10*([.D622]-5.05)))-0.38" office:value-type="float" office:value="0.379923532008729" calcext:value-type="float">
            <text:p>0.379923532008729</text:p>
          </table:table-cell>
        </table:table-row>
        <table:table-row table:style-name="ro1">
          <table:table-cell office:value-type="float" office:value="6.284307" calcext:value-type="float">
            <text:p>6.2843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3]-[.$A$2]" office:value-type="float" office:value="6.23494" calcext:value-type="float">
            <text:p>6.23</text:p>
          </table:table-cell>
          <table:table-cell table:formula="of:=0.76*(1-EXP(-10*([.D623]-5.05))*(1+10*([.D623]-5.05)))-0.38" office:value-type="float" office:value="0.379930246274608" calcext:value-type="float">
            <text:p>0.379930246274608</text:p>
          </table:table-cell>
        </table:table-row>
        <table:table-row table:style-name="ro1">
          <table:table-cell office:value-type="float" office:value="6.294274" calcext:value-type="float">
            <text:p>6.29427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4]-[.$A$2]" office:value-type="float" office:value="6.244907" calcext:value-type="float">
            <text:p>6.24</text:p>
          </table:table-cell>
          <table:table-cell table:formula="of:=0.76*(1-EXP(-10*([.D624]-5.05))*(1+10*([.D624]-5.05)))-0.38" office:value-type="float" office:value="0.379936373650608" calcext:value-type="float">
            <text:p>0.379936373650608</text:p>
          </table:table-cell>
        </table:table-row>
        <table:table-row table:style-name="ro1">
          <table:table-cell office:value-type="float" office:value="6.304311" calcext:value-type="float">
            <text:p>6.30431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5]-[.$A$2]" office:value-type="float" office:value="6.254944" calcext:value-type="float">
            <text:p>6.25</text:p>
          </table:table-cell>
          <table:table-cell table:formula="of:=0.76*(1-EXP(-10*([.D625]-5.05))*(1+10*([.D625]-5.05)))-0.38" office:value-type="float" office:value="0.379942003716365" calcext:value-type="float">
            <text:p>0.379942003716365</text:p>
          </table:table-cell>
        </table:table-row>
        <table:table-row table:style-name="ro1">
          <table:table-cell office:value-type="float" office:value="6.314426" calcext:value-type="float">
            <text:p>6.3144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6]-[.$A$2]" office:value-type="float" office:value="6.265059" calcext:value-type="float">
            <text:p>6.27</text:p>
          </table:table-cell>
          <table:table-cell table:formula="of:=0.76*(1-EXP(-10*([.D626]-5.05))*(1+10*([.D626]-5.05)))-0.38" office:value-type="float" office:value="0.379947176807995" calcext:value-type="float">
            <text:p>0.379947176807995</text:p>
          </table:table-cell>
        </table:table-row>
        <table:table-row table:style-name="ro1">
          <table:table-cell office:value-type="float" office:value="6.324177" calcext:value-type="float">
            <text:p>6.32417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7]-[.$A$2]" office:value-type="float" office:value="6.27481" calcext:value-type="float">
            <text:p>6.27</text:p>
          </table:table-cell>
          <table:table-cell table:formula="of:=0.76*(1-EXP(-10*([.D627]-5.05))*(1+10*([.D627]-5.05)))-0.38" office:value-type="float" office:value="0.379951729150029" calcext:value-type="float">
            <text:p>0.379951729150029</text:p>
          </table:table-cell>
        </table:table-row>
        <table:table-row table:style-name="ro1">
          <table:table-cell office:value-type="float" office:value="6.334183" calcext:value-type="float">
            <text:p>6.33418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8]-[.$A$2]" office:value-type="float" office:value="6.284816" calcext:value-type="float">
            <text:p>6.28</text:p>
          </table:table-cell>
          <table:table-cell table:formula="of:=0.76*(1-EXP(-10*([.D628]-5.05))*(1+10*([.D628]-5.05)))-0.38" office:value-type="float" office:value="0.379955995484225" calcext:value-type="float">
            <text:p>0.379955995484225</text:p>
          </table:table-cell>
        </table:table-row>
        <table:table-row table:style-name="ro1">
          <table:table-cell office:value-type="float" office:value="6.344326" calcext:value-type="float">
            <text:p>6.3443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29]-[.$A$2]" office:value-type="float" office:value="6.294959" calcext:value-type="float">
            <text:p>6.29</text:p>
          </table:table-cell>
          <table:table-cell table:formula="of:=0.76*(1-EXP(-10*([.D629]-5.05))*(1+10*([.D629]-5.05)))-0.38" office:value-type="float" office:value="0.379959937836528" calcext:value-type="float">
            <text:p>0.379959937836528</text:p>
          </table:table-cell>
        </table:table-row>
        <table:table-row table:style-name="ro1">
          <table:table-cell office:value-type="float" office:value="6.354215" calcext:value-type="float">
            <text:p>6.35421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0]-[.$A$2]" office:value-type="float" office:value="6.304848" calcext:value-type="float">
            <text:p>6.30</text:p>
          </table:table-cell>
          <table:table-cell table:formula="of:=0.76*(1-EXP(-10*([.D630]-5.05))*(1+10*([.D630]-5.05)))-0.38" office:value-type="float" office:value="0.379963443168533" calcext:value-type="float">
            <text:p>0.379963443168533</text:p>
          </table:table-cell>
        </table:table-row>
        <table:table-row table:style-name="ro1">
          <table:table-cell office:value-type="float" office:value="6.364225" calcext:value-type="float">
            <text:p>6.36422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1]-[.$A$2]" office:value-type="float" office:value="6.314858" calcext:value-type="float">
            <text:p>6.31</text:p>
          </table:table-cell>
          <table:table-cell table:formula="of:=0.76*(1-EXP(-10*([.D631]-5.05))*(1+10*([.D631]-5.05)))-0.38" office:value-type="float" office:value="0.379966680953542" calcext:value-type="float">
            <text:p>0.379966680953542</text:p>
          </table:table-cell>
        </table:table-row>
        <table:table-row table:style-name="ro1">
          <table:table-cell office:value-type="float" office:value="6.37422" calcext:value-type="float">
            <text:p>6.3742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2]-[.$A$2]" office:value-type="float" office:value="6.324853" calcext:value-type="float">
            <text:p>6.32</text:p>
          </table:table-cell>
          <table:table-cell table:formula="of:=0.76*(1-EXP(-10*([.D632]-5.05))*(1+10*([.D632]-5.05)))-0.38" office:value-type="float" office:value="0.379969629382192" calcext:value-type="float">
            <text:p>0.379969629382192</text:p>
          </table:table-cell>
        </table:table-row>
        <table:table-row table:style-name="ro1">
          <table:table-cell office:value-type="float" office:value="6.384479" calcext:value-type="float">
            <text:p>6.38447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3]-[.$A$2]" office:value-type="float" office:value="6.335112" calcext:value-type="float">
            <text:p>6.34</text:p>
          </table:table-cell>
          <table:table-cell table:formula="of:=0.76*(1-EXP(-10*([.D633]-5.05))*(1+10*([.D633]-5.05)))-0.38" office:value-type="float" office:value="0.379972386085118" calcext:value-type="float">
            <text:p>0.379972386085118</text:p>
          </table:table-cell>
        </table:table-row>
        <table:table-row table:style-name="ro1">
          <table:table-cell office:value-type="float" office:value="6.39432" calcext:value-type="float">
            <text:p>6.3943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4]-[.$A$2]" office:value-type="float" office:value="6.344953" calcext:value-type="float">
            <text:p>6.34</text:p>
          </table:table-cell>
          <table:table-cell table:formula="of:=0.76*(1-EXP(-10*([.D634]-5.05))*(1+10*([.D634]-5.05)))-0.38" office:value-type="float" office:value="0.379974796332284" calcext:value-type="float">
            <text:p>0.379974796332284</text:p>
          </table:table-cell>
        </table:table-row>
        <table:table-row table:style-name="ro1">
          <table:table-cell office:value-type="float" office:value="6.404277" calcext:value-type="float">
            <text:p>6.40427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5]-[.$A$2]" office:value-type="float" office:value="6.35491" calcext:value-type="float">
            <text:p>6.35</text:p>
          </table:table-cell>
          <table:table-cell table:formula="of:=0.76*(1-EXP(-10*([.D635]-5.05))*(1+10*([.D635]-5.05)))-0.38" office:value-type="float" office:value="0.379977022119195" calcext:value-type="float">
            <text:p>0.379977022119195</text:p>
          </table:table-cell>
        </table:table-row>
        <table:table-row table:style-name="ro1">
          <table:table-cell office:value-type="float" office:value="6.414294" calcext:value-type="float">
            <text:p>6.41429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6]-[.$A$2]" office:value-type="float" office:value="6.364927" calcext:value-type="float">
            <text:p>6.36</text:p>
          </table:table-cell>
          <table:table-cell table:formula="of:=0.76*(1-EXP(-10*([.D636]-5.05))*(1+10*([.D636]-5.05)))-0.38" office:value-type="float" office:value="0.379979064071607" calcext:value-type="float">
            <text:p>0.379979064071607</text:p>
          </table:table-cell>
        </table:table-row>
        <table:table-row table:style-name="ro1">
          <table:table-cell office:value-type="float" office:value="6.424531" calcext:value-type="float">
            <text:p>6.42453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7]-[.$A$2]" office:value-type="float" office:value="6.375164" calcext:value-type="float">
            <text:p>6.38</text:p>
          </table:table-cell>
          <table:table-cell table:formula="of:=0.76*(1-EXP(-10*([.D637]-5.05))*(1+10*([.D637]-5.05)))-0.38" office:value-type="float" office:value="0.379980964499178" calcext:value-type="float">
            <text:p>0.379980964499178</text:p>
          </table:table-cell>
        </table:table-row>
        <table:table-row table:style-name="ro1">
          <table:table-cell office:value-type="float" office:value="6.434209" calcext:value-type="float">
            <text:p>6.43420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8]-[.$A$2]" office:value-type="float" office:value="6.384842" calcext:value-type="float">
            <text:p>6.38</text:p>
          </table:table-cell>
          <table:table-cell table:formula="of:=0.76*(1-EXP(-10*([.D638]-5.05))*(1+10*([.D638]-5.05)))-0.38" office:value-type="float" office:value="0.379982603073653" calcext:value-type="float">
            <text:p>0.379982603073653</text:p>
          </table:table-cell>
        </table:table-row>
        <table:table-row table:style-name="ro1">
          <table:table-cell office:value-type="float" office:value="6.444317" calcext:value-type="float">
            <text:p>6.44431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39]-[.$A$2]" office:value-type="float" office:value="6.39495" calcext:value-type="float">
            <text:p>6.39</text:p>
          </table:table-cell>
          <table:table-cell table:formula="of:=0.76*(1-EXP(-10*([.D639]-5.05))*(1+10*([.D639]-5.05)))-0.38" office:value-type="float" office:value="0.379984164828282" calcext:value-type="float">
            <text:p>0.379984164828282</text:p>
          </table:table-cell>
        </table:table-row>
        <table:table-row table:style-name="ro1">
          <table:table-cell office:value-type="float" office:value="6.454121" calcext:value-type="float">
            <text:p>6.45412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0]-[.$A$2]" office:value-type="float" office:value="6.404754" calcext:value-type="float">
            <text:p>6.40</text:p>
          </table:table-cell>
          <table:table-cell table:formula="of:=0.76*(1-EXP(-10*([.D640]-5.05))*(1+10*([.D640]-5.05)))-0.38" office:value-type="float" office:value="0.379985546225097" calcext:value-type="float">
            <text:p>0.379985546225097</text:p>
          </table:table-cell>
        </table:table-row>
        <table:table-row table:style-name="ro1">
          <table:table-cell office:value-type="float" office:value="6.464448" calcext:value-type="float">
            <text:p>6.46444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1]-[.$A$2]" office:value-type="float" office:value="6.415081" calcext:value-type="float">
            <text:p>6.42</text:p>
          </table:table-cell>
          <table:table-cell table:formula="of:=0.76*(1-EXP(-10*([.D641]-5.05))*(1+10*([.D641]-5.05)))-0.38" office:value-type="float" office:value="0.379986871842693" calcext:value-type="float">
            <text:p>0.379986871842693</text:p>
          </table:table-cell>
        </table:table-row>
        <table:table-row table:style-name="ro1">
          <table:table-cell office:value-type="float" office:value="6.474333" calcext:value-type="float">
            <text:p>6.47433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2]-[.$A$2]" office:value-type="float" office:value="6.424966" calcext:value-type="float">
            <text:p>6.42</text:p>
          </table:table-cell>
          <table:table-cell table:formula="of:=0.76*(1-EXP(-10*([.D642]-5.05))*(1+10*([.D642]-5.05)))-0.38" office:value-type="float" office:value="0.379988027243897" calcext:value-type="float">
            <text:p>0.379988027243897</text:p>
          </table:table-cell>
        </table:table-row>
        <table:table-row table:style-name="ro1">
          <table:table-cell office:value-type="float" office:value="6.484629" calcext:value-type="float">
            <text:p>6.48462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3]-[.$A$2]" office:value-type="float" office:value="6.435262" calcext:value-type="float">
            <text:p>6.44</text:p>
          </table:table-cell>
          <table:table-cell table:formula="of:=0.76*(1-EXP(-10*([.D643]-5.05))*(1+10*([.D643]-5.05)))-0.38" office:value-type="float" office:value="0.379989123222706" calcext:value-type="float">
            <text:p>0.379989123222706</text:p>
          </table:table-cell>
        </table:table-row>
        <table:table-row table:style-name="ro1">
          <table:table-cell office:value-type="float" office:value="6.494282" calcext:value-type="float">
            <text:p>6.4942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4]-[.$A$2]" office:value-type="float" office:value="6.444915" calcext:value-type="float">
            <text:p>6.44</text:p>
          </table:table-cell>
          <table:table-cell table:formula="of:=0.76*(1-EXP(-10*([.D644]-5.05))*(1+10*([.D644]-5.05)))-0.38" office:value-type="float" office:value="0.379990059889331" calcext:value-type="float">
            <text:p>0.379990059889331</text:p>
          </table:table-cell>
        </table:table-row>
        <table:table-row table:style-name="ro1">
          <table:table-cell office:value-type="float" office:value="6.504622" calcext:value-type="float">
            <text:p>6.50462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5]-[.$A$2]" office:value-type="float" office:value="6.455255" calcext:value-type="float">
            <text:p>6.46</text:p>
          </table:table-cell>
          <table:table-cell table:formula="of:=0.76*(1-EXP(-10*([.D645]-5.05))*(1+10*([.D645]-5.05)))-0.38" office:value-type="float" office:value="0.37999097434458" calcext:value-type="float">
            <text:p>0.37999097434458</text:p>
          </table:table-cell>
        </table:table-row>
        <table:table-row table:style-name="ro1">
          <table:table-cell office:value-type="float" office:value="6.514435" calcext:value-type="float">
            <text:p>6.51443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6]-[.$A$2]" office:value-type="float" office:value="6.465068" calcext:value-type="float">
            <text:p>6.47</text:p>
          </table:table-cell>
          <table:table-cell table:formula="of:=0.76*(1-EXP(-10*([.D646]-5.05))*(1+10*([.D646]-5.05)))-0.38" office:value-type="float" office:value="0.379991764623124" calcext:value-type="float">
            <text:p>0.379991764623124</text:p>
          </table:table-cell>
        </table:table-row>
        <table:table-row table:style-name="ro1">
          <table:table-cell office:value-type="float" office:value="6.524619" calcext:value-type="float">
            <text:p>6.5246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7]-[.$A$2]" office:value-type="float" office:value="6.475252" calcext:value-type="float">
            <text:p>6.48</text:p>
          </table:table-cell>
          <table:table-cell table:formula="of:=0.76*(1-EXP(-10*([.D647]-5.05))*(1+10*([.D647]-5.05)))-0.38" office:value-type="float" office:value="0.379992512024648" calcext:value-type="float">
            <text:p>0.379992512024648</text:p>
          </table:table-cell>
        </table:table-row>
        <table:table-row table:style-name="ro1">
          <table:table-cell office:value-type="float" office:value="6.534279" calcext:value-type="float">
            <text:p>6.53427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8]-[.$A$2]" office:value-type="float" office:value="6.484912" calcext:value-type="float">
            <text:p>6.48</text:p>
          </table:table-cell>
          <table:table-cell table:formula="of:=0.76*(1-EXP(-10*([.D648]-5.05))*(1+10*([.D648]-5.05)))-0.38" office:value-type="float" office:value="0.37999315846682" calcext:value-type="float">
            <text:p>0.37999315846682</text:p>
          </table:table-cell>
        </table:table-row>
        <table:table-row table:style-name="ro1">
          <table:table-cell office:value-type="float" office:value="6.544337" calcext:value-type="float">
            <text:p>6.54433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49]-[.$A$2]" office:value-type="float" office:value="6.49497" calcext:value-type="float">
            <text:p>6.49</text:p>
          </table:table-cell>
          <table:table-cell table:formula="of:=0.76*(1-EXP(-10*([.D649]-5.05))*(1+10*([.D649]-5.05)))-0.38" office:value-type="float" office:value="0.379993772572676" calcext:value-type="float">
            <text:p>0.379993772572676</text:p>
          </table:table-cell>
        </table:table-row>
        <table:table-row table:style-name="ro1">
          <table:table-cell office:value-type="float" office:value="6.554222" calcext:value-type="float">
            <text:p>6.55422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0]-[.$A$2]" office:value-type="float" office:value="6.504855" calcext:value-type="float">
            <text:p>6.50</text:p>
          </table:table-cell>
          <table:table-cell table:formula="of:=0.76*(1-EXP(-10*([.D650]-5.05))*(1+10*([.D650]-5.05)))-0.38" office:value-type="float" office:value="0.379994322612959" calcext:value-type="float">
            <text:p>0.379994322612959</text:p>
          </table:table-cell>
        </table:table-row>
        <table:table-row table:style-name="ro1">
          <table:table-cell office:value-type="float" office:value="6.564342" calcext:value-type="float">
            <text:p>6.5643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1]-[.$A$2]" office:value-type="float" office:value="6.514975" calcext:value-type="float">
            <text:p>6.51</text:p>
          </table:table-cell>
          <table:table-cell table:formula="of:=0.76*(1-EXP(-10*([.D651]-5.05))*(1+10*([.D651]-5.05)))-0.38" office:value-type="float" office:value="0.379994835653062" calcext:value-type="float">
            <text:p>0.379994835653062</text:p>
          </table:table-cell>
        </table:table-row>
        <table:table-row table:style-name="ro1">
          <table:table-cell office:value-type="float" office:value="6.574194" calcext:value-type="float">
            <text:p>6.57419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2]-[.$A$2]" office:value-type="float" office:value="6.524827" calcext:value-type="float">
            <text:p>6.52</text:p>
          </table:table-cell>
          <table:table-cell table:formula="of:=0.76*(1-EXP(-10*([.D652]-5.05))*(1+10*([.D652]-5.05)))-0.38" office:value-type="float" office:value="0.379995290723767" calcext:value-type="float">
            <text:p>0.379995290723767</text:p>
          </table:table-cell>
        </table:table-row>
        <table:table-row table:style-name="ro1">
          <table:table-cell office:value-type="float" office:value="6.584387" calcext:value-type="float">
            <text:p>6.58438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3]-[.$A$2]" office:value-type="float" office:value="6.53502" calcext:value-type="float">
            <text:p>6.54</text:p>
          </table:table-cell>
          <table:table-cell table:formula="of:=0.76*(1-EXP(-10*([.D653]-5.05))*(1+10*([.D653]-5.05)))-0.38" office:value-type="float" office:value="0.379995719559903" calcext:value-type="float">
            <text:p>0.379995719559903</text:p>
          </table:table-cell>
        </table:table-row>
        <table:table-row table:style-name="ro1">
          <table:table-cell office:value-type="float" office:value="6.594216" calcext:value-type="float">
            <text:p>6.59421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4]-[.$A$2]" office:value-type="float" office:value="6.544849" calcext:value-type="float">
            <text:p>6.54</text:p>
          </table:table-cell>
          <table:table-cell table:formula="of:=0.76*(1-EXP(-10*([.D654]-5.05))*(1+10*([.D654]-5.05)))-0.38" office:value-type="float" office:value="0.379996096210039" calcext:value-type="float">
            <text:p>0.379996096210039</text:p>
          </table:table-cell>
        </table:table-row>
        <table:table-row table:style-name="ro1">
          <table:table-cell office:value-type="float" office:value="6.604278" calcext:value-type="float">
            <text:p>6.60427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5]-[.$A$2]" office:value-type="float" office:value="6.554911" calcext:value-type="float">
            <text:p>6.55</text:p>
          </table:table-cell>
          <table:table-cell table:formula="of:=0.76*(1-EXP(-10*([.D655]-5.05))*(1+10*([.D655]-5.05)))-0.38" office:value-type="float" office:value="0.379996447622461" calcext:value-type="float">
            <text:p>0.379996447622461</text:p>
          </table:table-cell>
        </table:table-row>
        <table:table-row table:style-name="ro1">
          <table:table-cell office:value-type="float" office:value="6.614438" calcext:value-type="float">
            <text:p>6.6144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6]-[.$A$2]" office:value-type="float" office:value="6.565071" calcext:value-type="float">
            <text:p>6.57</text:p>
          </table:table-cell>
          <table:table-cell table:formula="of:=0.76*(1-EXP(-10*([.D656]-5.05))*(1+10*([.D656]-5.05)))-0.38" office:value-type="float" office:value="0.379996770498717" calcext:value-type="float">
            <text:p>0.379996770498717</text:p>
          </table:table-cell>
        </table:table-row>
        <table:table-row table:style-name="ro1">
          <table:table-cell office:value-type="float" office:value="6.624382" calcext:value-type="float">
            <text:p>6.6243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7]-[.$A$2]" office:value-type="float" office:value="6.575015" calcext:value-type="float">
            <text:p>6.58</text:p>
          </table:table-cell>
          <table:table-cell table:formula="of:=0.76*(1-EXP(-10*([.D657]-5.05))*(1+10*([.D657]-5.05)))-0.38" office:value-type="float" office:value="0.379997058187607" calcext:value-type="float">
            <text:p>0.379997058187607</text:p>
          </table:table-cell>
        </table:table-row>
        <table:table-row table:style-name="ro1">
          <table:table-cell office:value-type="float" office:value="6.634537" calcext:value-type="float">
            <text:p>6.63453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8]-[.$A$2]" office:value-type="float" office:value="6.58517" calcext:value-type="float">
            <text:p>6.59</text:p>
          </table:table-cell>
          <table:table-cell table:formula="of:=0.76*(1-EXP(-10*([.D658]-5.05))*(1+10*([.D658]-5.05)))-0.38" office:value-type="float" office:value="0.379997325652087" calcext:value-type="float">
            <text:p>0.379997325652087</text:p>
          </table:table-cell>
        </table:table-row>
        <table:table-row table:style-name="ro1">
          <table:table-cell office:value-type="float" office:value="6.644397" calcext:value-type="float">
            <text:p>6.64439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59]-[.$A$2]" office:value-type="float" office:value="6.59503" calcext:value-type="float">
            <text:p>6.60</text:p>
          </table:table-cell>
          <table:table-cell table:formula="of:=0.76*(1-EXP(-10*([.D659]-5.05))*(1+10*([.D659]-5.05)))-0.38" office:value-type="float" office:value="0.37999756214775" calcext:value-type="float">
            <text:p>0.37999756214775</text:p>
          </table:table-cell>
        </table:table-row>
        <table:table-row table:style-name="ro1">
          <table:table-cell office:value-type="float" office:value="6.65419" calcext:value-type="float">
            <text:p>6.654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0]-[.$A$2]" office:value-type="float" office:value="6.604823" calcext:value-type="float">
            <text:p>6.60</text:p>
          </table:table-cell>
          <table:table-cell table:formula="of:=0.76*(1-EXP(-10*([.D660]-5.05))*(1+10*([.D660]-5.05)))-0.38" office:value-type="float" office:value="0.379997776410327" calcext:value-type="float">
            <text:p>0.379997776410327</text:p>
          </table:table-cell>
        </table:table-row>
        <table:table-row table:style-name="ro1">
          <table:table-cell office:value-type="float" office:value="6.664161" calcext:value-type="float">
            <text:p>6.6641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1]-[.$A$2]" office:value-type="float" office:value="6.614794" calcext:value-type="float">
            <text:p>6.61</text:p>
          </table:table-cell>
          <table:table-cell table:formula="of:=0.76*(1-EXP(-10*([.D661]-5.05))*(1+10*([.D661]-5.05)))-0.38" office:value-type="float" office:value="0.379997975302721" calcext:value-type="float">
            <text:p>0.379997975302721</text:p>
          </table:table-cell>
        </table:table-row>
        <table:table-row table:style-name="ro1">
          <table:table-cell office:value-type="float" office:value="6.674226" calcext:value-type="float">
            <text:p>6.6742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2]-[.$A$2]" office:value-type="float" office:value="6.624859" calcext:value-type="float">
            <text:p>6.62</text:p>
          </table:table-cell>
          <table:table-cell table:formula="of:=0.76*(1-EXP(-10*([.D662]-5.05))*(1+10*([.D662]-5.05)))-0.38" office:value-type="float" office:value="0.379998158099741" calcext:value-type="float">
            <text:p>0.379998158099741</text:p>
          </table:table-cell>
        </table:table-row>
        <table:table-row table:style-name="ro1">
          <table:table-cell office:value-type="float" office:value="6.684423" calcext:value-type="float">
            <text:p>6.68442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3]-[.$A$2]" office:value-type="float" office:value="6.635056" calcext:value-type="float">
            <text:p>6.64</text:p>
          </table:table-cell>
          <table:table-cell table:formula="of:=0.76*(1-EXP(-10*([.D663]-5.05))*(1+10*([.D663]-5.05)))-0.38" office:value-type="float" office:value="0.379998326532865" calcext:value-type="float">
            <text:p>0.379998326532865</text:p>
          </table:table-cell>
        </table:table-row>
        <table:table-row table:style-name="ro1">
          <table:table-cell office:value-type="float" office:value="6.694143" calcext:value-type="float">
            <text:p>6.69414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4]-[.$A$2]" office:value-type="float" office:value="6.644776" calcext:value-type="float">
            <text:p>6.64</text:p>
          </table:table-cell>
          <table:table-cell table:formula="of:=0.76*(1-EXP(-10*([.D664]-5.05))*(1+10*([.D664]-5.05)))-0.38" office:value-type="float" office:value="0.37999847277955" calcext:value-type="float">
            <text:p>0.37999847277955</text:p>
          </table:table-cell>
        </table:table-row>
        <table:table-row table:style-name="ro1">
          <table:table-cell office:value-type="float" office:value="6.704378" calcext:value-type="float">
            <text:p>6.70437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5]-[.$A$2]" office:value-type="float" office:value="6.655011" calcext:value-type="float">
            <text:p>6.66</text:p>
          </table:table-cell>
          <table:table-cell table:formula="of:=0.76*(1-EXP(-10*([.D665]-5.05))*(1+10*([.D665]-5.05)))-0.38" office:value-type="float" office:value="0.379998613031587" calcext:value-type="float">
            <text:p>0.379998613031587</text:p>
          </table:table-cell>
        </table:table-row>
        <table:table-row table:style-name="ro1">
          <table:table-cell office:value-type="float" office:value="6.714181" calcext:value-type="float">
            <text:p>6.71418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6]-[.$A$2]" office:value-type="float" office:value="6.664814" calcext:value-type="float">
            <text:p>6.66</text:p>
          </table:table-cell>
          <table:table-cell table:formula="of:=0.76*(1-EXP(-10*([.D666]-5.05))*(1+10*([.D666]-5.05)))-0.38" office:value-type="float" office:value="0.379998735314563" calcext:value-type="float">
            <text:p>0.379998735314563</text:p>
          </table:table-cell>
        </table:table-row>
        <table:table-row table:style-name="ro1">
          <table:table-cell office:value-type="float" office:value="6.724114" calcext:value-type="float">
            <text:p>6.72411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7]-[.$A$2]" office:value-type="float" office:value="6.674747" calcext:value-type="float">
            <text:p>6.67</text:p>
          </table:table-cell>
          <table:table-cell table:formula="of:=0.76*(1-EXP(-10*([.D667]-5.05))*(1+10*([.D667]-5.05)))-0.38" office:value-type="float" office:value="0.379998848265372" calcext:value-type="float">
            <text:p>0.379998848265372</text:p>
          </table:table-cell>
        </table:table-row>
        <table:table-row table:style-name="ro1">
          <table:table-cell office:value-type="float" office:value="6.73412" calcext:value-type="float">
            <text:p>6.734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8]-[.$A$2]" office:value-type="float" office:value="6.684753" calcext:value-type="float">
            <text:p>6.68</text:p>
          </table:table-cell>
          <table:table-cell table:formula="of:=0.76*(1-EXP(-10*([.D668]-5.05))*(1+10*([.D668]-5.05)))-0.38" office:value-type="float" office:value="0.379998951884442" calcext:value-type="float">
            <text:p>0.379998951884442</text:p>
          </table:table-cell>
        </table:table-row>
        <table:table-row table:style-name="ro1">
          <table:table-cell office:value-type="float" office:value="6.744206" calcext:value-type="float">
            <text:p>6.74420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69]-[.$A$2]" office:value-type="float" office:value="6.694839" calcext:value-type="float">
            <text:p>6.69</text:p>
          </table:table-cell>
          <table:table-cell table:formula="of:=0.76*(1-EXP(-10*([.D669]-5.05))*(1+10*([.D669]-5.05)))-0.38" office:value-type="float" office:value="0.379999046931888" calcext:value-type="float">
            <text:p>0.379999046931888</text:p>
          </table:table-cell>
        </table:table-row>
        <table:table-row table:style-name="ro1">
          <table:table-cell office:value-type="float" office:value="6.75412" calcext:value-type="float">
            <text:p>6.754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0]-[.$A$2]" office:value-type="float" office:value="6.704753" calcext:value-type="float">
            <text:p>6.70</text:p>
          </table:table-cell>
          <table:table-cell table:formula="of:=0.76*(1-EXP(-10*([.D670]-5.05))*(1+10*([.D670]-5.05)))-0.38" office:value-type="float" office:value="0.379999131982227" calcext:value-type="float">
            <text:p>0.379999131982227</text:p>
          </table:table-cell>
        </table:table-row>
        <table:table-row table:style-name="ro1">
          <table:table-cell office:value-type="float" office:value="6.764335" calcext:value-type="float">
            <text:p>6.76433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1]-[.$A$2]" office:value-type="float" office:value="6.714968" calcext:value-type="float">
            <text:p>6.71</text:p>
          </table:table-cell>
          <table:table-cell table:formula="of:=0.76*(1-EXP(-10*([.D671]-5.05))*(1+10*([.D671]-5.05)))-0.38" office:value-type="float" office:value="0.379999211709526" calcext:value-type="float">
            <text:p>0.379999211709526</text:p>
          </table:table-cell>
        </table:table-row>
        <table:table-row table:style-name="ro1">
          <table:table-cell office:value-type="float" office:value="6.77413" calcext:value-type="float">
            <text:p>6.7741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2]-[.$A$2]" office:value-type="float" office:value="6.724763" calcext:value-type="float">
            <text:p>6.72</text:p>
          </table:table-cell>
          <table:table-cell table:formula="of:=0.76*(1-EXP(-10*([.D672]-5.05))*(1+10*([.D672]-5.05)))-0.38" office:value-type="float" office:value="0.379999281295003" calcext:value-type="float">
            <text:p>0.379999281295003</text:p>
          </table:table-cell>
        </table:table-row>
        <table:table-row table:style-name="ro1">
          <table:table-cell office:value-type="float" office:value="6.784389" calcext:value-type="float">
            <text:p>6.78438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3]-[.$A$2]" office:value-type="float" office:value="6.735022" calcext:value-type="float">
            <text:p>6.74</text:p>
          </table:table-cell>
          <table:table-cell table:formula="of:=0.76*(1-EXP(-10*([.D673]-5.05))*(1+10*([.D673]-5.05)))-0.38" office:value-type="float" office:value="0.379999347621559" calcext:value-type="float">
            <text:p>0.379999347621559</text:p>
          </table:table-cell>
        </table:table-row>
        <table:table-row table:style-name="ro1">
          <table:table-cell office:value-type="float" office:value="6.794164" calcext:value-type="float">
            <text:p>6.79416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4]-[.$A$2]" office:value-type="float" office:value="6.744797" calcext:value-type="float">
            <text:p>6.74</text:p>
          </table:table-cell>
          <table:table-cell table:formula="of:=0.76*(1-EXP(-10*([.D674]-5.05))*(1+10*([.D674]-5.05)))-0.38" office:value-type="float" office:value="0.379999405134096" calcext:value-type="float">
            <text:p>0.379999405134096</text:p>
          </table:table-cell>
        </table:table-row>
        <table:table-row table:style-name="ro1">
          <table:table-cell office:value-type="float" office:value="6.804361" calcext:value-type="float">
            <text:p>6.8043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5]-[.$A$2]" office:value-type="float" office:value="6.754994" calcext:value-type="float">
            <text:p>6.75</text:p>
          </table:table-cell>
          <table:table-cell table:formula="of:=0.76*(1-EXP(-10*([.D675]-5.05))*(1+10*([.D675]-5.05)))-0.38" office:value-type="float" office:value="0.379999459750348" calcext:value-type="float">
            <text:p>0.379999459750348</text:p>
          </table:table-cell>
        </table:table-row>
        <table:table-row table:style-name="ro1">
          <table:table-cell office:value-type="float" office:value="6.814201" calcext:value-type="float">
            <text:p>6.8142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6]-[.$A$2]" office:value-type="float" office:value="6.764834" calcext:value-type="float">
            <text:p>6.76</text:p>
          </table:table-cell>
          <table:table-cell table:formula="of:=0.76*(1-EXP(-10*([.D676]-5.05))*(1+10*([.D676]-5.05)))-0.38" office:value-type="float" office:value="0.379999507709944" calcext:value-type="float">
            <text:p>0.379999507709944</text:p>
          </table:table-cell>
        </table:table-row>
        <table:table-row table:style-name="ro1">
          <table:table-cell office:value-type="float" office:value="6.824294" calcext:value-type="float">
            <text:p>6.82429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7]-[.$A$2]" office:value-type="float" office:value="6.774927" calcext:value-type="float">
            <text:p>6.77</text:p>
          </table:table-cell>
          <table:table-cell table:formula="of:=0.76*(1-EXP(-10*([.D677]-5.05))*(1+10*([.D677]-5.05)))-0.38" office:value-type="float" office:value="0.379999552496629" calcext:value-type="float">
            <text:p>0.379999552496629</text:p>
          </table:table-cell>
        </table:table-row>
        <table:table-row table:style-name="ro1">
          <table:table-cell office:value-type="float" office:value="6.834133" calcext:value-type="float">
            <text:p>6.83413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8]-[.$A$2]" office:value-type="float" office:value="6.784766" calcext:value-type="float">
            <text:p>6.78</text:p>
          </table:table-cell>
          <table:table-cell table:formula="of:=0.76*(1-EXP(-10*([.D678]-5.05))*(1+10*([.D678]-5.05)))-0.38" office:value-type="float" office:value="0.379999592243151" calcext:value-type="float">
            <text:p>0.379999592243151</text:p>
          </table:table-cell>
        </table:table-row>
        <table:table-row table:style-name="ro1">
          <table:table-cell office:value-type="float" office:value="6.844098" calcext:value-type="float">
            <text:p>6.84409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79]-[.$A$2]" office:value-type="float" office:value="6.794731" calcext:value-type="float">
            <text:p>6.79</text:p>
          </table:table-cell>
          <table:table-cell table:formula="of:=0.76*(1-EXP(-10*([.D679]-5.05))*(1+10*([.D679]-5.05)))-0.38" office:value-type="float" office:value="0.379999628912623" calcext:value-type="float">
            <text:p>0.379999628912623</text:p>
          </table:table-cell>
        </table:table-row>
        <table:table-row table:style-name="ro1">
          <table:table-cell office:value-type="float" office:value="6.85912" calcext:value-type="float">
            <text:p>6.859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0]-[.$A$2]" office:value-type="float" office:value="6.809753" calcext:value-type="float">
            <text:p>6.81</text:p>
          </table:table-cell>
          <table:table-cell table:formula="of:=0.76*(1-EXP(-10*([.D680]-5.05))*(1+10*([.D680]-5.05)))-0.38" office:value-type="float" office:value="0.379999678072048" calcext:value-type="float">
            <text:p>0.379999678072048</text:p>
          </table:table-cell>
        </table:table-row>
        <table:table-row table:style-name="ro1">
          <table:table-cell office:value-type="float" office:value="6.869118" calcext:value-type="float">
            <text:p>6.86911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1]-[.$A$2]" office:value-type="float" office:value="6.819751" calcext:value-type="float">
            <text:p>6.82</text:p>
          </table:table-cell>
          <table:table-cell table:formula="of:=0.76*(1-EXP(-10*([.D681]-5.05))*(1+10*([.D681]-5.05)))-0.38" office:value-type="float" office:value="0.379999707135703" calcext:value-type="float">
            <text:p>0.379999707135703</text:p>
          </table:table-cell>
        </table:table-row>
        <table:table-row table:style-name="ro1">
          <table:table-cell office:value-type="float" office:value="6.874097" calcext:value-type="float">
            <text:p>6.87409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2]-[.$A$2]" office:value-type="float" office:value="6.82473" calcext:value-type="float">
            <text:p>6.82</text:p>
          </table:table-cell>
          <table:table-cell table:formula="of:=0.76*(1-EXP(-10*([.D682]-5.05))*(1+10*([.D682]-5.05)))-0.38" office:value-type="float" office:value="0.37999972061836" calcext:value-type="float">
            <text:p>0.37999972061836</text:p>
          </table:table-cell>
        </table:table-row>
        <table:table-row table:style-name="ro1">
          <table:table-cell office:value-type="float" office:value="6.884396" calcext:value-type="float">
            <text:p>6.8843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3]-[.$A$2]" office:value-type="float" office:value="6.835029" calcext:value-type="float">
            <text:p>6.84</text:p>
          </table:table-cell>
          <table:table-cell table:formula="of:=0.76*(1-EXP(-10*([.D683]-5.05))*(1+10*([.D683]-5.05)))-0.38" office:value-type="float" office:value="0.37999974657516" calcext:value-type="float">
            <text:p>0.37999974657516</text:p>
          </table:table-cell>
        </table:table-row>
        <table:table-row table:style-name="ro1">
          <table:table-cell office:value-type="float" office:value="6.89925" calcext:value-type="float">
            <text:p>6.8992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4]-[.$A$2]" office:value-type="float" office:value="6.849883" calcext:value-type="float">
            <text:p>6.85</text:p>
          </table:table-cell>
          <table:table-cell table:formula="of:=0.76*(1-EXP(-10*([.D684]-5.05))*(1+10*([.D684]-5.05)))-0.38" office:value-type="float" office:value="0.379999779835193" calcext:value-type="float">
            <text:p>0.379999779835193</text:p>
          </table:table-cell>
        </table:table-row>
        <table:table-row table:style-name="ro1">
          <table:table-cell office:value-type="float" office:value="6.909114" calcext:value-type="float">
            <text:p>6.90911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5]-[.$A$2]" office:value-type="float" office:value="6.859747" calcext:value-type="float">
            <text:p>6.86</text:p>
          </table:table-cell>
          <table:table-cell table:formula="of:=0.76*(1-EXP(-10*([.D685]-5.05))*(1+10*([.D685]-5.05)))-0.38" office:value-type="float" office:value="0.379999799479827" calcext:value-type="float">
            <text:p>0.379999799479827</text:p>
          </table:table-cell>
        </table:table-row>
        <table:table-row table:style-name="ro1">
          <table:table-cell office:value-type="float" office:value="6.91413" calcext:value-type="float">
            <text:p>6.9141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6]-[.$A$2]" office:value-type="float" office:value="6.864763" calcext:value-type="float">
            <text:p>6.86</text:p>
          </table:table-cell>
          <table:table-cell table:formula="of:=0.76*(1-EXP(-10*([.D686]-5.05))*(1+10*([.D686]-5.05)))-0.38" office:value-type="float" office:value="0.379999808788922" calcext:value-type="float">
            <text:p>0.379999808788922</text:p>
          </table:table-cell>
        </table:table-row>
        <table:table-row table:style-name="ro1">
          <table:table-cell office:value-type="float" office:value="6.924149" calcext:value-type="float">
            <text:p>6.92414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7]-[.$A$2]" office:value-type="float" office:value="6.874782" calcext:value-type="float">
            <text:p>6.87</text:p>
          </table:table-cell>
          <table:table-cell table:formula="of:=0.76*(1-EXP(-10*([.D687]-5.05))*(1+10*([.D687]-5.05)))-0.38" office:value-type="float" office:value="0.379999826112802" calcext:value-type="float">
            <text:p>0.379999826112802</text:p>
          </table:table-cell>
        </table:table-row>
        <table:table-row table:style-name="ro1">
          <table:table-cell office:value-type="float" office:value="6.934159" calcext:value-type="float">
            <text:p>6.93415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8]-[.$A$2]" office:value-type="float" office:value="6.884792" calcext:value-type="float">
            <text:p>6.88</text:p>
          </table:table-cell>
          <table:table-cell table:formula="of:=0.76*(1-EXP(-10*([.D688]-5.05))*(1+10*([.D688]-5.05)))-0.38" office:value-type="float" office:value="0.379999841857913" calcext:value-type="float">
            <text:p>0.379999841857913</text:p>
          </table:table-cell>
        </table:table-row>
        <table:table-row table:style-name="ro1">
          <table:table-cell office:value-type="float" office:value="6.949171" calcext:value-type="float">
            <text:p>6.9491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89]-[.$A$2]" office:value-type="float" office:value="6.899804" calcext:value-type="float">
            <text:p>6.90</text:p>
          </table:table-cell>
          <table:table-cell table:formula="of:=0.76*(1-EXP(-10*([.D689]-5.05))*(1+10*([.D689]-5.05)))-0.38" office:value-type="float" office:value="0.379999862846198" calcext:value-type="float">
            <text:p>0.379999862846198</text:p>
          </table:table-cell>
        </table:table-row>
        <table:table-row table:style-name="ro1">
          <table:table-cell office:value-type="float" office:value="6.954169" calcext:value-type="float">
            <text:p>6.95416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0]-[.$A$2]" office:value-type="float" office:value="6.904802" calcext:value-type="float">
            <text:p>6.90</text:p>
          </table:table-cell>
          <table:table-cell table:formula="of:=0.76*(1-EXP(-10*([.D690]-5.05))*(1+10*([.D690]-5.05)))-0.38" office:value-type="float" office:value="0.379999869198227" calcext:value-type="float">
            <text:p>0.379999869198227</text:p>
          </table:table-cell>
        </table:table-row>
        <table:table-row table:style-name="ro1">
          <table:table-cell office:value-type="float" office:value="6.964371" calcext:value-type="float">
            <text:p>6.9643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1]-[.$A$2]" office:value-type="float" office:value="6.915004" calcext:value-type="float">
            <text:p>6.92</text:p>
          </table:table-cell>
          <table:table-cell table:formula="of:=0.76*(1-EXP(-10*([.D691]-5.05))*(1+10*([.D691]-5.05)))-0.38" office:value-type="float" office:value="0.379999881268058" calcext:value-type="float">
            <text:p>0.379999881268058</text:p>
          </table:table-cell>
        </table:table-row>
        <table:table-row table:style-name="ro1">
          <table:table-cell office:value-type="float" office:value="6.974276" calcext:value-type="float">
            <text:p>6.97427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2]-[.$A$2]" office:value-type="float" office:value="6.924909" calcext:value-type="float">
            <text:p>6.92</text:p>
          </table:table-cell>
          <table:table-cell table:formula="of:=0.76*(1-EXP(-10*([.D692]-5.05))*(1+10*([.D692]-5.05)))-0.38" office:value-type="float" office:value="0.379999891922733" calcext:value-type="float">
            <text:p>0.379999891922733</text:p>
          </table:table-cell>
        </table:table-row>
        <table:table-row table:style-name="ro1">
          <table:table-cell office:value-type="float" office:value="6.989341" calcext:value-type="float">
            <text:p>6.98934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3]-[.$A$2]" office:value-type="float" office:value="6.939974" calcext:value-type="float">
            <text:p>6.94</text:p>
          </table:table-cell>
          <table:table-cell table:formula="of:=0.76*(1-EXP(-10*([.D693]-5.05))*(1+10*([.D693]-5.05)))-0.38" office:value-type="float" office:value="0.379999906328343" calcext:value-type="float">
            <text:p>0.379999906328343</text:p>
          </table:table-cell>
        </table:table-row>
        <table:table-row table:style-name="ro1">
          <table:table-cell office:value-type="float" office:value="6.994247" calcext:value-type="float">
            <text:p>6.99424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4]-[.$A$2]" office:value-type="float" office:value="6.94488" calcext:value-type="float">
            <text:p>6.94</text:p>
          </table:table-cell>
          <table:table-cell table:formula="of:=0.76*(1-EXP(-10*([.D694]-5.05))*(1+10*([.D694]-5.05)))-0.38" office:value-type="float" office:value="0.379999910593089" calcext:value-type="float">
            <text:p>0.379999910593089</text:p>
          </table:table-cell>
        </table:table-row>
        <table:table-row table:style-name="ro1">
          <table:table-cell office:value-type="float" office:value="7.00446" calcext:value-type="float">
            <text:p>7.0044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5]-[.$A$2]" office:value-type="float" office:value="6.955093" calcext:value-type="float">
            <text:p>6.96</text:p>
          </table:table-cell>
          <table:table-cell table:formula="of:=0.76*(1-EXP(-10*([.D695]-5.05))*(1+10*([.D695]-5.05)))-0.38" office:value-type="float" office:value="0.379999918860124" calcext:value-type="float">
            <text:p>0.379999918860124</text:p>
          </table:table-cell>
        </table:table-row>
        <table:table-row table:style-name="ro1">
          <table:table-cell office:value-type="float" office:value="7.01426" calcext:value-type="float">
            <text:p>7.014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6]-[.$A$2]" office:value-type="float" office:value="6.964893" calcext:value-type="float">
            <text:p>6.96</text:p>
          </table:table-cell>
          <table:table-cell table:formula="of:=0.76*(1-EXP(-10*([.D696]-5.05))*(1+10*([.D696]-5.05)))-0.38" office:value-type="float" office:value="0.379999926075066" calcext:value-type="float">
            <text:p>0.379999926075066</text:p>
          </table:table-cell>
        </table:table-row>
        <table:table-row table:style-name="ro1">
          <table:table-cell office:value-type="float" office:value="7.024503" calcext:value-type="float">
            <text:p>7.02450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7]-[.$A$2]" office:value-type="float" office:value="6.975136" calcext:value-type="float">
            <text:p>6.98</text:p>
          </table:table-cell>
          <table:table-cell table:formula="of:=0.76*(1-EXP(-10*([.D697]-5.05))*(1+10*([.D697]-5.05)))-0.38" office:value-type="float" office:value="0.379999932933079" calcext:value-type="float">
            <text:p>0.379999932933079</text:p>
          </table:table-cell>
        </table:table-row>
        <table:table-row table:style-name="ro1">
          <table:table-cell office:value-type="float" office:value="7.039301" calcext:value-type="float">
            <text:p>7.0393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8]-[.$A$2]" office:value-type="float" office:value="6.989934" calcext:value-type="float">
            <text:p>6.99</text:p>
          </table:table-cell>
          <table:table-cell table:formula="of:=0.76*(1-EXP(-10*([.D698]-5.05))*(1+10*([.D698]-5.05)))-0.38" office:value-type="float" office:value="0.379999941735584" calcext:value-type="float">
            <text:p>0.379999941735584</text:p>
          </table:table-cell>
        </table:table-row>
        <table:table-row table:style-name="ro1">
          <table:table-cell office:value-type="float" office:value="7.044285" calcext:value-type="float">
            <text:p>7.04428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699]-[.$A$2]" office:value-type="float" office:value="6.994918" calcext:value-type="float">
            <text:p>6.99</text:p>
          </table:table-cell>
          <table:table-cell table:formula="of:=0.76*(1-EXP(-10*([.D699]-5.05))*(1+10*([.D699]-5.05)))-0.38" office:value-type="float" office:value="0.379999944432874" calcext:value-type="float">
            <text:p>0.379999944432874</text:p>
          </table:table-cell>
        </table:table-row>
        <table:table-row table:style-name="ro1">
          <table:table-cell office:value-type="float" office:value="7.054282" calcext:value-type="float">
            <text:p>7.0542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0]-[.$A$2]" office:value-type="float" office:value="7.004915" calcext:value-type="float">
            <text:p>7.00</text:p>
          </table:table-cell>
          <table:table-cell table:formula="of:=0.76*(1-EXP(-10*([.D700]-5.05))*(1+10*([.D700]-5.05)))-0.38" office:value-type="float" office:value="0.379999949473469" calcext:value-type="float">
            <text:p>0.379999949473469</text:p>
          </table:table-cell>
        </table:table-row>
        <table:table-row table:style-name="ro1">
          <table:table-cell office:value-type="float" office:value="7.064374" calcext:value-type="float">
            <text:p>7.06437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1]-[.$A$2]" office:value-type="float" office:value="7.015007" calcext:value-type="float">
            <text:p>7.02</text:p>
          </table:table-cell>
          <table:table-cell table:formula="of:=0.76*(1-EXP(-10*([.D701]-5.05))*(1+10*([.D701]-5.05)))-0.38" office:value-type="float" office:value="0.379999954099422" calcext:value-type="float">
            <text:p>0.379999954099422</text:p>
          </table:table-cell>
        </table:table-row>
        <table:table-row table:style-name="ro1">
          <table:table-cell office:value-type="float" office:value="7.079582" calcext:value-type="float">
            <text:p>7.0795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2]-[.$A$2]" office:value-type="float" office:value="7.030215" calcext:value-type="float">
            <text:p>7.03</text:p>
          </table:table-cell>
          <table:table-cell table:formula="of:=0.76*(1-EXP(-10*([.D702]-5.05))*(1+10*([.D702]-5.05)))-0.38" office:value-type="float" office:value="0.379999960284746" calcext:value-type="float">
            <text:p>0.379999960284746</text:p>
          </table:table-cell>
        </table:table-row>
        <table:table-row table:style-name="ro1">
          <table:table-cell office:value-type="float" office:value="7.084253" calcext:value-type="float">
            <text:p>7.0842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3]-[.$A$2]" office:value-type="float" office:value="7.034886" calcext:value-type="float">
            <text:p>7.03</text:p>
          </table:table-cell>
          <table:table-cell table:formula="of:=0.76*(1-EXP(-10*([.D703]-5.05))*(1+10*([.D703]-5.05)))-0.38" office:value-type="float" office:value="0.379999962012078" calcext:value-type="float">
            <text:p>0.379999962012078</text:p>
          </table:table-cell>
        </table:table-row>
        <table:table-row table:style-name="ro1">
          <table:table-cell office:value-type="float" office:value="7.094154" calcext:value-type="float">
            <text:p>7.0941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4]-[.$A$2]" office:value-type="float" office:value="7.044787" calcext:value-type="float">
            <text:p>7.04</text:p>
          </table:table-cell>
          <table:table-cell table:formula="of:=0.76*(1-EXP(-10*([.D704]-5.05))*(1+10*([.D704]-5.05)))-0.38" office:value-type="float" office:value="0.379999965429664" calcext:value-type="float">
            <text:p>0.379999965429664</text:p>
          </table:table-cell>
        </table:table-row>
        <table:table-row table:style-name="ro1">
          <table:table-cell office:value-type="float" office:value="7.104207" calcext:value-type="float">
            <text:p>7.1042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5]-[.$A$2]" office:value-type="float" office:value="7.05484" calcext:value-type="float">
            <text:p>7.05</text:p>
          </table:table-cell>
          <table:table-cell table:formula="of:=0.76*(1-EXP(-10*([.D705]-5.05))*(1+10*([.D705]-5.05)))-0.38" office:value-type="float" office:value="0.379999968586004" calcext:value-type="float">
            <text:p>0.379999968586004</text:p>
          </table:table-cell>
        </table:table-row>
        <table:table-row table:style-name="ro1">
          <table:table-cell office:value-type="float" office:value="7.119262" calcext:value-type="float">
            <text:p>7.11926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6]-[.$A$2]" office:value-type="float" office:value="7.069895" calcext:value-type="float">
            <text:p>7.07</text:p>
          </table:table-cell>
          <table:table-cell table:formula="of:=0.76*(1-EXP(-10*([.D706]-5.05))*(1+10*([.D706]-5.05)))-0.38" office:value-type="float" office:value="0.379999972783303" calcext:value-type="float">
            <text:p>0.379999972783303</text:p>
          </table:table-cell>
        </table:table-row>
        <table:table-row table:style-name="ro1">
          <table:table-cell office:value-type="float" office:value="7.124134" calcext:value-type="float">
            <text:p>7.12413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7]-[.$A$2]" office:value-type="float" office:value="7.074767" calcext:value-type="float">
            <text:p>7.07</text:p>
          </table:table-cell>
          <table:table-cell table:formula="of:=0.76*(1-EXP(-10*([.D707]-5.05))*(1+10*([.D707]-5.05)))-0.38" office:value-type="float" office:value="0.379999974017942" calcext:value-type="float">
            <text:p>0.379999974017942</text:p>
          </table:table-cell>
        </table:table-row>
        <table:table-row table:style-name="ro1">
          <table:table-cell office:value-type="float" office:value="7.1344" calcext:value-type="float">
            <text:p>7.13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8]-[.$A$2]" office:value-type="float" office:value="7.085033" calcext:value-type="float">
            <text:p>7.09</text:p>
          </table:table-cell>
          <table:table-cell table:formula="of:=0.76*(1-EXP(-10*([.D708]-5.05))*(1+10*([.D708]-5.05)))-0.38" office:value-type="float" office:value="0.379999976439627" calcext:value-type="float">
            <text:p>0.379999976439627</text:p>
          </table:table-cell>
        </table:table-row>
        <table:table-row table:style-name="ro1">
          <table:table-cell office:value-type="float" office:value="7.144304" calcext:value-type="float">
            <text:p>7.14430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09]-[.$A$2]" office:value-type="float" office:value="7.094937" calcext:value-type="float">
            <text:p>7.09</text:p>
          </table:table-cell>
          <table:table-cell table:formula="of:=0.76*(1-EXP(-10*([.D709]-5.05))*(1+10*([.D709]-5.05)))-0.38" office:value-type="float" office:value="0.379999978562231" calcext:value-type="float">
            <text:p>0.379999978562231</text:p>
          </table:table-cell>
        </table:table-row>
        <table:table-row table:style-name="ro1">
          <table:table-cell office:value-type="float" office:value="7.159291" calcext:value-type="float">
            <text:p>7.15929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0]-[.$A$2]" office:value-type="float" office:value="7.109924" calcext:value-type="float">
            <text:p>7.11</text:p>
          </table:table-cell>
          <table:table-cell table:formula="of:=0.76*(1-EXP(-10*([.D710]-5.05))*(1+10*([.D710]-5.05)))-0.38" office:value-type="float" office:value="0.379999981417001" calcext:value-type="float">
            <text:p>0.379999981417001</text:p>
          </table:table-cell>
        </table:table-row>
        <table:table-row table:style-name="ro1">
          <table:table-cell office:value-type="float" office:value="7.169106" calcext:value-type="float">
            <text:p>7.16910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1]-[.$A$2]" office:value-type="float" office:value="7.119739" calcext:value-type="float">
            <text:p>7.12</text:p>
          </table:table-cell>
          <table:table-cell table:formula="of:=0.76*(1-EXP(-10*([.D711]-5.05))*(1+10*([.D711]-5.05)))-0.38" office:value-type="float" office:value="0.379999983077722" calcext:value-type="float">
            <text:p>0.379999983077722</text:p>
          </table:table-cell>
        </table:table-row>
        <table:table-row table:style-name="ro1">
          <table:table-cell office:value-type="float" office:value="7.179104" calcext:value-type="float">
            <text:p>7.17910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2]-[.$A$2]" office:value-type="float" office:value="7.129737" calcext:value-type="float">
            <text:p>7.13</text:p>
          </table:table-cell>
          <table:table-cell table:formula="of:=0.76*(1-EXP(-10*([.D712]-5.05))*(1+10*([.D712]-5.05)))-0.38" office:value-type="float" office:value="0.379999984617226" calcext:value-type="float">
            <text:p>0.379999984617226</text:p>
          </table:table-cell>
        </table:table-row>
        <table:table-row table:style-name="ro1">
          <table:table-cell office:value-type="float" office:value="7.189388" calcext:value-type="float">
            <text:p>7.18938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3]-[.$A$2]" office:value-type="float" office:value="7.140021" calcext:value-type="float">
            <text:p>7.14</text:p>
          </table:table-cell>
          <table:table-cell table:formula="of:=0.76*(1-EXP(-10*([.D713]-5.05))*(1+10*([.D713]-5.05)))-0.38" office:value-type="float" office:value="0.379999986055081" calcext:value-type="float">
            <text:p>0.379999986055081</text:p>
          </table:table-cell>
        </table:table-row>
        <table:table-row table:style-name="ro1">
          <table:table-cell office:value-type="float" office:value="7.19952" calcext:value-type="float">
            <text:p>7.1995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4]-[.$A$2]" office:value-type="float" office:value="7.150153" calcext:value-type="float">
            <text:p>7.15</text:p>
          </table:table-cell>
          <table:table-cell table:formula="of:=0.76*(1-EXP(-10*([.D714]-5.05))*(1+10*([.D714]-5.05)))-0.38" office:value-type="float" office:value="0.379999987340461" calcext:value-type="float">
            <text:p>0.379999987340461</text:p>
          </table:table-cell>
        </table:table-row>
        <table:table-row table:style-name="ro1">
          <table:table-cell office:value-type="float" office:value="7.209275" calcext:value-type="float">
            <text:p>7.20927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5]-[.$A$2]" office:value-type="float" office:value="7.159908" calcext:value-type="float">
            <text:p>7.16</text:p>
          </table:table-cell>
          <table:table-cell table:formula="of:=0.76*(1-EXP(-10*([.D715]-5.05))*(1+10*([.D715]-5.05)))-0.38" office:value-type="float" office:value="0.379999988466164" calcext:value-type="float">
            <text:p>0.379999988466164</text:p>
          </table:table-cell>
        </table:table-row>
        <table:table-row table:style-name="ro1">
          <table:table-cell office:value-type="float" office:value="7.219302" calcext:value-type="float">
            <text:p>7.21930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6]-[.$A$2]" office:value-type="float" office:value="7.169935" calcext:value-type="float">
            <text:p>7.17</text:p>
          </table:table-cell>
          <table:table-cell table:formula="of:=0.76*(1-EXP(-10*([.D716]-5.05))*(1+10*([.D716]-5.05)))-0.38" office:value-type="float" office:value="0.379999989519232" calcext:value-type="float">
            <text:p>0.379999989519232</text:p>
          </table:table-cell>
        </table:table-row>
        <table:table-row table:style-name="ro1">
          <table:table-cell office:value-type="float" office:value="7.229221" calcext:value-type="float">
            <text:p>7.22922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7]-[.$A$2]" office:value-type="float" office:value="7.179854" calcext:value-type="float">
            <text:p>7.18</text:p>
          </table:table-cell>
          <table:table-cell table:formula="of:=0.76*(1-EXP(-10*([.D717]-5.05))*(1+10*([.D717]-5.05)))-0.38" office:value-type="float" office:value="0.379999990466516" calcext:value-type="float">
            <text:p>0.379999990466516</text:p>
          </table:table-cell>
        </table:table-row>
        <table:table-row table:style-name="ro1">
          <table:table-cell office:value-type="float" office:value="7.239276" calcext:value-type="float">
            <text:p>7.23927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8]-[.$A$2]" office:value-type="float" office:value="7.189909" calcext:value-type="float">
            <text:p>7.19</text:p>
          </table:table-cell>
          <table:table-cell table:formula="of:=0.76*(1-EXP(-10*([.D718]-5.05))*(1+10*([.D718]-5.05)))-0.38" office:value-type="float" office:value="0.379999991339614" calcext:value-type="float">
            <text:p>0.379999991339614</text:p>
          </table:table-cell>
        </table:table-row>
        <table:table-row table:style-name="ro1">
          <table:table-cell office:value-type="float" office:value="7.249546" calcext:value-type="float">
            <text:p>7.24954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19]-[.$A$2]" office:value-type="float" office:value="7.200179" calcext:value-type="float">
            <text:p>7.20</text:p>
          </table:table-cell>
          <table:table-cell table:formula="of:=0.76*(1-EXP(-10*([.D719]-5.05))*(1+10*([.D719]-5.05)))-0.38" office:value-type="float" office:value="0.379999992149055" calcext:value-type="float">
            <text:p>0.379999992149055</text:p>
          </table:table-cell>
        </table:table-row>
        <table:table-row table:style-name="ro1">
          <table:table-cell office:value-type="float" office:value="7.25924" calcext:value-type="float">
            <text:p>7.2592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0]-[.$A$2]" office:value-type="float" office:value="7.209873" calcext:value-type="float">
            <text:p>7.21</text:p>
          </table:table-cell>
          <table:table-cell table:formula="of:=0.76*(1-EXP(-10*([.D720]-5.05))*(1+10*([.D720]-5.05)))-0.38" office:value-type="float" office:value="0.379999992843703" calcext:value-type="float">
            <text:p>0.379999992843703</text:p>
          </table:table-cell>
        </table:table-row>
        <table:table-row table:style-name="ro1">
          <table:table-cell office:value-type="float" office:value="7.269268" calcext:value-type="float">
            <text:p>7.26926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1]-[.$A$2]" office:value-type="float" office:value="7.219901" calcext:value-type="float">
            <text:p>7.22</text:p>
          </table:table-cell>
          <table:table-cell table:formula="of:=0.76*(1-EXP(-10*([.D721]-5.05))*(1+10*([.D721]-5.05)))-0.38" office:value-type="float" office:value="0.379999993497802" calcext:value-type="float">
            <text:p>0.379999993497802</text:p>
          </table:table-cell>
        </table:table-row>
        <table:table-row table:style-name="ro1">
          <table:table-cell office:value-type="float" office:value="7.279219" calcext:value-type="float">
            <text:p>7.2792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2]-[.$A$2]" office:value-type="float" office:value="7.229852" calcext:value-type="float">
            <text:p>7.23</text:p>
          </table:table-cell>
          <table:table-cell table:formula="of:=0.76*(1-EXP(-10*([.D722]-5.05))*(1+10*([.D722]-5.05)))-0.38" office:value-type="float" office:value="0.379999994087879" calcext:value-type="float">
            <text:p>0.379999994087879</text:p>
          </table:table-cell>
        </table:table-row>
        <table:table-row table:style-name="ro1">
          <table:table-cell office:value-type="float" office:value="7.289567" calcext:value-type="float">
            <text:p>7.28956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3]-[.$A$2]" office:value-type="float" office:value="7.2402" calcext:value-type="float">
            <text:p>7.24</text:p>
          </table:table-cell>
          <table:table-cell table:formula="of:=0.76*(1-EXP(-10*([.D723]-5.05))*(1+10*([.D723]-5.05)))-0.38" office:value-type="float" office:value="0.379999994644879" calcext:value-type="float">
            <text:p>0.379999994644879</text:p>
          </table:table-cell>
        </table:table-row>
        <table:table-row table:style-name="ro1">
          <table:table-cell office:value-type="float" office:value="7.29927" calcext:value-type="float">
            <text:p>7.2992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4]-[.$A$2]" office:value-type="float" office:value="7.249903" calcext:value-type="float">
            <text:p>7.25</text:p>
          </table:table-cell>
          <table:table-cell table:formula="of:=0.76*(1-EXP(-10*([.D724]-5.05))*(1+10*([.D724]-5.05)))-0.38" office:value-type="float" office:value="0.379999995119484" calcext:value-type="float">
            <text:p>0.379999995119484</text:p>
          </table:table-cell>
        </table:table-row>
        <table:table-row table:style-name="ro1">
          <table:table-cell office:value-type="float" office:value="7.309213" calcext:value-type="float">
            <text:p>7.30921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5]-[.$A$2]" office:value-type="float" office:value="7.259846" calcext:value-type="float">
            <text:p>7.26</text:p>
          </table:table-cell>
          <table:table-cell table:formula="of:=0.76*(1-EXP(-10*([.D725]-5.05))*(1+10*([.D725]-5.05)))-0.38" office:value-type="float" office:value="0.379999995562306" calcext:value-type="float">
            <text:p>0.379999995562306</text:p>
          </table:table-cell>
        </table:table-row>
        <table:table-row table:style-name="ro1">
          <table:table-cell office:value-type="float" office:value="7.319234" calcext:value-type="float">
            <text:p>7.31923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6]-[.$A$2]" office:value-type="float" office:value="7.269867" calcext:value-type="float">
            <text:p>7.27</text:p>
          </table:table-cell>
          <table:table-cell table:formula="of:=0.76*(1-EXP(-10*([.D726]-5.05))*(1+10*([.D726]-5.05)))-0.38" office:value-type="float" office:value="0.379999995968035" calcext:value-type="float">
            <text:p>0.379999995968035</text:p>
          </table:table-cell>
        </table:table-row>
        <table:table-row table:style-name="ro1">
          <table:table-cell office:value-type="float" office:value="7.329579" calcext:value-type="float">
            <text:p>7.32957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7]-[.$A$2]" office:value-type="float" office:value="7.280212" calcext:value-type="float">
            <text:p>7.28</text:p>
          </table:table-cell>
          <table:table-cell table:formula="of:=0.76*(1-EXP(-10*([.D727]-5.05))*(1+10*([.D727]-5.05)))-0.38" office:value-type="float" office:value="0.379999996348079" calcext:value-type="float">
            <text:p>0.379999996348079</text:p>
          </table:table-cell>
        </table:table-row>
        <table:table-row table:style-name="ro1">
          <table:table-cell office:value-type="float" office:value="7.339195" calcext:value-type="float">
            <text:p>7.33919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8]-[.$A$2]" office:value-type="float" office:value="7.289828" calcext:value-type="float">
            <text:p>7.29</text:p>
          </table:table-cell>
          <table:table-cell table:formula="of:=0.76*(1-EXP(-10*([.D728]-5.05))*(1+10*([.D728]-5.05)))-0.38" office:value-type="float" office:value="0.379999996669203" calcext:value-type="float">
            <text:p>0.379999996669203</text:p>
          </table:table-cell>
        </table:table-row>
        <table:table-row table:style-name="ro1">
          <table:table-cell office:value-type="float" office:value="7.34942" calcext:value-type="float">
            <text:p>7.349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29]-[.$A$2]" office:value-type="float" office:value="7.300053" calcext:value-type="float">
            <text:p>7.30</text:p>
          </table:table-cell>
          <table:table-cell table:formula="of:=0.76*(1-EXP(-10*([.D729]-5.05))*(1+10*([.D729]-5.05)))-0.38" office:value-type="float" office:value="0.379999996979803" calcext:value-type="float">
            <text:p>0.379999996979803</text:p>
          </table:table-cell>
        </table:table-row>
        <table:table-row table:style-name="ro1">
          <table:table-cell office:value-type="float" office:value="7.359186" calcext:value-type="float">
            <text:p>7.35918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0]-[.$A$2]" office:value-type="float" office:value="7.309819" calcext:value-type="float">
            <text:p>7.31</text:p>
          </table:table-cell>
          <table:table-cell table:formula="of:=0.76*(1-EXP(-10*([.D730]-5.05))*(1+10*([.D730]-5.05)))-0.38" office:value-type="float" office:value="0.379999997249428" calcext:value-type="float">
            <text:p>0.379999997249428</text:p>
          </table:table-cell>
        </table:table-row>
        <table:table-row table:style-name="ro1">
          <table:table-cell office:value-type="float" office:value="7.369224" calcext:value-type="float">
            <text:p>7.36922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1]-[.$A$2]" office:value-type="float" office:value="7.319857" calcext:value-type="float">
            <text:p>7.32</text:p>
          </table:table-cell>
          <table:table-cell table:formula="of:=0.76*(1-EXP(-10*([.D731]-5.05))*(1+10*([.D731]-5.05)))-0.38" office:value-type="float" office:value="0.379999997501542" calcext:value-type="float">
            <text:p>0.379999997501542</text:p>
          </table:table-cell>
        </table:table-row>
        <table:table-row table:style-name="ro1">
          <table:table-cell office:value-type="float" office:value="7.37917" calcext:value-type="float">
            <text:p>7.3791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2]-[.$A$2]" office:value-type="float" office:value="7.329803" calcext:value-type="float">
            <text:p>7.33</text:p>
          </table:table-cell>
          <table:table-cell table:formula="of:=0.76*(1-EXP(-10*([.D732]-5.05))*(1+10*([.D732]-5.05)))-0.38" office:value-type="float" office:value="0.379999997728588" calcext:value-type="float">
            <text:p>0.379999997728588</text:p>
          </table:table-cell>
        </table:table-row>
        <table:table-row table:style-name="ro1">
          <table:table-cell office:value-type="float" office:value="7.38944" calcext:value-type="float">
            <text:p>7.389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3]-[.$A$2]" office:value-type="float" office:value="7.340073" calcext:value-type="float">
            <text:p>7.34</text:p>
          </table:table-cell>
          <table:table-cell table:formula="of:=0.76*(1-EXP(-10*([.D733]-5.05))*(1+10*([.D733]-5.05)))-0.38" office:value-type="float" office:value="0.379999997941437" calcext:value-type="float">
            <text:p>0.379999997941437</text:p>
          </table:table-cell>
        </table:table-row>
        <table:table-row table:style-name="ro1">
          <table:table-cell office:value-type="float" office:value="7.399233" calcext:value-type="float">
            <text:p>7.39923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4]-[.$A$2]" office:value-type="float" office:value="7.349866" calcext:value-type="float">
            <text:p>7.35</text:p>
          </table:table-cell>
          <table:table-cell table:formula="of:=0.76*(1-EXP(-10*([.D734]-5.05))*(1+10*([.D734]-5.05)))-0.38" office:value-type="float" office:value="0.379999998125828" calcext:value-type="float">
            <text:p>0.379999998125828</text:p>
          </table:table-cell>
        </table:table-row>
        <table:table-row table:style-name="ro1">
          <table:table-cell office:value-type="float" office:value="7.409319" calcext:value-type="float">
            <text:p>7.4093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5]-[.$A$2]" office:value-type="float" office:value="7.359952" calcext:value-type="float">
            <text:p>7.36</text:p>
          </table:table-cell>
          <table:table-cell table:formula="of:=0.76*(1-EXP(-10*([.D735]-5.05))*(1+10*([.D735]-5.05)))-0.38" office:value-type="float" office:value="0.379999998298516" calcext:value-type="float">
            <text:p>0.379999998298516</text:p>
          </table:table-cell>
        </table:table-row>
        <table:table-row table:style-name="ro1">
          <table:table-cell office:value-type="float" office:value="7.419287" calcext:value-type="float">
            <text:p>7.41928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6]-[.$A$2]" office:value-type="float" office:value="7.36992" calcext:value-type="float">
            <text:p>7.37</text:p>
          </table:table-cell>
          <table:table-cell table:formula="of:=0.76*(1-EXP(-10*([.D736]-5.05))*(1+10*([.D736]-5.05)))-0.38" office:value-type="float" office:value="0.379999998453571" calcext:value-type="float">
            <text:p>0.379999998453571</text:p>
          </table:table-cell>
        </table:table-row>
        <table:table-row table:style-name="ro1">
          <table:table-cell office:value-type="float" office:value="7.429185" calcext:value-type="float">
            <text:p>7.42918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7]-[.$A$2]" office:value-type="float" office:value="7.379818" calcext:value-type="float">
            <text:p>7.38</text:p>
          </table:table-cell>
          <table:table-cell table:formula="of:=0.76*(1-EXP(-10*([.D737]-5.05))*(1+10*([.D737]-5.05)))-0.38" office:value-type="float" office:value="0.379999998593576" calcext:value-type="float">
            <text:p>0.379999998593576</text:p>
          </table:table-cell>
        </table:table-row>
        <table:table-row table:style-name="ro1">
          <table:table-cell office:value-type="float" office:value="7.439225" calcext:value-type="float">
            <text:p>7.43922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8]-[.$A$2]" office:value-type="float" office:value="7.389858" calcext:value-type="float">
            <text:p>7.39</text:p>
          </table:table-cell>
          <table:table-cell table:formula="of:=0.76*(1-EXP(-10*([.D738]-5.05))*(1+10*([.D738]-5.05)))-0.38" office:value-type="float" office:value="0.379999998722667" calcext:value-type="float">
            <text:p>0.379999998722667</text:p>
          </table:table-cell>
        </table:table-row>
        <table:table-row table:style-name="ro1">
          <table:table-cell office:value-type="float" office:value="7.449457" calcext:value-type="float">
            <text:p>7.44945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39]-[.$A$2]" office:value-type="float" office:value="7.40009" calcext:value-type="float">
            <text:p>7.40</text:p>
          </table:table-cell>
          <table:table-cell table:formula="of:=0.76*(1-EXP(-10*([.D739]-5.05))*(1+10*([.D739]-5.05)))-0.38" office:value-type="float" office:value="0.379999998842064" calcext:value-type="float">
            <text:p>0.379999998842064</text:p>
          </table:table-cell>
        </table:table-row>
        <table:table-row table:style-name="ro1">
          <table:table-cell office:value-type="float" office:value="7.459605" calcext:value-type="float">
            <text:p>7.45960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0]-[.$A$2]" office:value-type="float" office:value="7.410238" calcext:value-type="float">
            <text:p>7.41</text:p>
          </table:table-cell>
          <table:table-cell table:formula="of:=0.76*(1-EXP(-10*([.D740]-5.05))*(1+10*([.D740]-5.05)))-0.38" office:value-type="float" office:value="0.379999998949473" calcext:value-type="float">
            <text:p>0.379999998949473</text:p>
          </table:table-cell>
        </table:table-row>
        <table:table-row table:style-name="ro1">
          <table:table-cell office:value-type="float" office:value="7.469475" calcext:value-type="float">
            <text:p>7.46947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1]-[.$A$2]" office:value-type="float" office:value="7.420108" calcext:value-type="float">
            <text:p>7.42</text:p>
          </table:table-cell>
          <table:table-cell table:formula="of:=0.76*(1-EXP(-10*([.D741]-5.05))*(1+10*([.D741]-5.05)))-0.38" office:value-type="float" office:value="0.379999999044389" calcext:value-type="float">
            <text:p>0.379999999044389</text:p>
          </table:table-cell>
        </table:table-row>
        <table:table-row table:style-name="ro1">
          <table:table-cell office:value-type="float" office:value="7.479709" calcext:value-type="float">
            <text:p>7.47970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2]-[.$A$2]" office:value-type="float" office:value="7.430342" calcext:value-type="float">
            <text:p>7.43</text:p>
          </table:table-cell>
          <table:table-cell table:formula="of:=0.76*(1-EXP(-10*([.D742]-5.05))*(1+10*([.D742]-5.05)))-0.38" office:value-type="float" office:value="0.379999999133774" calcext:value-type="float">
            <text:p>0.379999999133774</text:p>
          </table:table-cell>
        </table:table-row>
        <table:table-row table:style-name="ro1">
          <table:table-cell office:value-type="float" office:value="7.489709" calcext:value-type="float">
            <text:p>7.48970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3]-[.$A$2]" office:value-type="float" office:value="7.440342" calcext:value-type="float">
            <text:p>7.44</text:p>
          </table:table-cell>
          <table:table-cell table:formula="of:=0.76*(1-EXP(-10*([.D743]-5.05))*(1+10*([.D743]-5.05)))-0.38" office:value-type="float" office:value="0.379999999213046" calcext:value-type="float">
            <text:p>0.379999999213046</text:p>
          </table:table-cell>
        </table:table-row>
        <table:table-row table:style-name="ro1">
          <table:table-cell office:value-type="float" office:value="7.499707" calcext:value-type="float">
            <text:p>7.4997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4]-[.$A$2]" office:value-type="float" office:value="7.45034" calcext:value-type="float">
            <text:p>7.45</text:p>
          </table:table-cell>
          <table:table-cell table:formula="of:=0.76*(1-EXP(-10*([.D744]-5.05))*(1+10*([.D744]-5.05)))-0.38" office:value-type="float" office:value="0.379999999285062" calcext:value-type="float">
            <text:p>0.379999999285062</text:p>
          </table:table-cell>
        </table:table-row>
        <table:table-row table:style-name="ro1">
          <table:table-cell office:value-type="float" office:value="7.509267" calcext:value-type="float">
            <text:p>7.50926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5]-[.$A$2]" office:value-type="float" office:value="7.4599" calcext:value-type="float">
            <text:p>7.46</text:p>
          </table:table-cell>
          <table:table-cell table:formula="of:=0.76*(1-EXP(-10*([.D745]-5.05))*(1+10*([.D745]-5.05)))-0.38" office:value-type="float" office:value="0.37999999934776" calcext:value-type="float">
            <text:p>0.37999999934776</text:p>
          </table:table-cell>
        </table:table-row>
        <table:table-row table:style-name="ro1">
          <table:table-cell office:value-type="float" office:value="7.519353" calcext:value-type="float">
            <text:p>7.5193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6]-[.$A$2]" office:value-type="float" office:value="7.469986" calcext:value-type="float">
            <text:p>7.47</text:p>
          </table:table-cell>
          <table:table-cell table:formula="of:=0.76*(1-EXP(-10*([.D746]-5.05))*(1+10*([.D746]-5.05)))-0.38" office:value-type="float" office:value="0.379999999407967" calcext:value-type="float">
            <text:p>0.379999999407967</text:p>
          </table:table-cell>
        </table:table-row>
        <table:table-row table:style-name="ro1">
          <table:table-cell office:value-type="float" office:value="7.529545" calcext:value-type="float">
            <text:p>7.52954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7]-[.$A$2]" office:value-type="float" office:value="7.480178" calcext:value-type="float">
            <text:p>7.48</text:p>
          </table:table-cell>
          <table:table-cell table:formula="of:=0.76*(1-EXP(-10*([.D747]-5.05))*(1+10*([.D747]-5.05)))-0.38" office:value-type="float" office:value="0.379999999463171" calcext:value-type="float">
            <text:p>0.379999999463171</text:p>
          </table:table-cell>
        </table:table-row>
        <table:table-row table:style-name="ro1">
          <table:table-cell office:value-type="float" office:value="7.539329" calcext:value-type="float">
            <text:p>7.53932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48]-[.$A$2]" office:value-type="float" office:value="7.489962" calcext:value-type="float">
            <text:p>7.49</text:p>
          </table:table-cell>
          <table:table-cell table:formula="of:=0.76*(1-EXP(-10*([.D748]-5.05))*(1+10*([.D748]-5.05)))-0.38" office:value-type="float" office:value="0.379999999511325" calcext:value-type="float">
            <text:p>0.379999999511325</text:p>
          </table:table-cell>
        </table:table-row>
        <table:table-row table:style-name="ro1">
          <table:table-cell office:value-type="float" office:value="7.549495" calcext:value-type="float">
            <text:p>7.54949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49]-[.$A$2]" office:value-type="float" office:value="7.500128" calcext:value-type="float">
            <text:p>7.50</text:p>
          </table:table-cell>
          <table:table-cell table:formula="of:=0.76*(1-EXP(-10*([.D749]-5.05))*(1+10*([.D749]-5.05)))-0.38" office:value-type="float" office:value="0.379999999556795" calcext:value-type="float">
            <text:p>0.379999999556795</text:p>
          </table:table-cell>
        </table:table-row>
        <table:table-row table:style-name="ro1">
          <table:table-cell office:value-type="float" office:value="7.55962" calcext:value-type="float">
            <text:p>7.5596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0]-[.$A$2]" office:value-type="float" office:value="7.510253" calcext:value-type="float">
            <text:p>7.51</text:p>
          </table:table-cell>
          <table:table-cell table:formula="of:=0.76*(1-EXP(-10*([.D750]-5.05))*(1+10*([.D750]-5.05)))-0.38" office:value-type="float" office:value="0.379999999597882" calcext:value-type="float">
            <text:p>0.379999999597882</text:p>
          </table:table-cell>
        </table:table-row>
        <table:table-row table:style-name="ro1">
          <table:table-cell office:value-type="float" office:value="7.569385" calcext:value-type="float">
            <text:p>7.56938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1]-[.$A$2]" office:value-type="float" office:value="7.520018" calcext:value-type="float">
            <text:p>7.52</text:p>
          </table:table-cell>
          <table:table-cell table:formula="of:=0.76*(1-EXP(-10*([.D751]-5.05))*(1+10*([.D751]-5.05)))-0.38" office:value-type="float" office:value="0.379999999633902" calcext:value-type="float">
            <text:p>0.379999999633902</text:p>
          </table:table-cell>
        </table:table-row>
        <table:table-row table:style-name="ro1">
          <table:table-cell office:value-type="float" office:value="7.579582" calcext:value-type="float">
            <text:p>7.57958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2]-[.$A$2]" office:value-type="float" office:value="7.530215" calcext:value-type="float">
            <text:p>7.53</text:p>
          </table:table-cell>
          <table:table-cell table:formula="of:=0.76*(1-EXP(-10*([.D752]-5.05))*(1+10*([.D752]-5.05)))-0.38" office:value-type="float" office:value="0.379999999668081" calcext:value-type="float">
            <text:p>0.379999999668081</text:p>
          </table:table-cell>
        </table:table-row>
        <table:table-row table:style-name="ro1">
          <table:table-cell office:value-type="float" office:value="7.589609" calcext:value-type="float">
            <text:p>7.589609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3]-[.$A$2]" office:value-type="float" office:value="7.540242" calcext:value-type="float">
            <text:p>7.54</text:p>
          </table:table-cell>
          <table:table-cell table:formula="of:=0.76*(1-EXP(-10*([.D753]-5.05))*(1+10*([.D753]-5.05)))-0.38" office:value-type="float" office:value="0.379999999698581" calcext:value-type="float">
            <text:p>0.379999999698581</text:p>
          </table:table-cell>
        </table:table-row>
        <table:table-row table:style-name="ro1">
          <table:table-cell office:value-type="float" office:value="7.599419" calcext:value-type="float">
            <text:p>7.599419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4]-[.$A$2]" office:value-type="float" office:value="7.550052" calcext:value-type="float">
            <text:p>7.55</text:p>
          </table:table-cell>
          <table:table-cell table:formula="of:=0.76*(1-EXP(-10*([.D754]-5.05))*(1+10*([.D754]-5.05)))-0.38" office:value-type="float" office:value="0.379999999725711" calcext:value-type="float">
            <text:p>0.379999999725711</text:p>
          </table:table-cell>
        </table:table-row>
        <table:table-row table:style-name="ro1">
          <table:table-cell office:value-type="float" office:value="7.60952" calcext:value-type="float">
            <text:p>7.6095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5]-[.$A$2]" office:value-type="float" office:value="7.560153" calcext:value-type="float">
            <text:p>7.56</text:p>
          </table:table-cell>
          <table:table-cell table:formula="of:=0.76*(1-EXP(-10*([.D755]-5.05))*(1+10*([.D755]-5.05)))-0.38" office:value-type="float" office:value="0.379999999751101" calcext:value-type="float">
            <text:p>0.379999999751101</text:p>
          </table:table-cell>
        </table:table-row>
        <table:table-row table:style-name="ro1">
          <table:table-cell office:value-type="float" office:value="7.619218" calcext:value-type="float">
            <text:p>7.619218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6]-[.$A$2]" office:value-type="float" office:value="7.569851" calcext:value-type="float">
            <text:p>7.57</text:p>
          </table:table-cell>
          <table:table-cell table:formula="of:=0.76*(1-EXP(-10*([.D756]-5.05))*(1+10*([.D756]-5.05)))-0.38" office:value-type="float" office:value="0.379999999773266" calcext:value-type="float">
            <text:p>0.379999999773266</text:p>
          </table:table-cell>
        </table:table-row>
        <table:table-row table:style-name="ro1">
          <table:table-cell office:value-type="float" office:value="7.629632" calcext:value-type="float">
            <text:p>7.62963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7]-[.$A$2]" office:value-type="float" office:value="7.580265" calcext:value-type="float">
            <text:p>7.58</text:p>
          </table:table-cell>
          <table:table-cell table:formula="of:=0.76*(1-EXP(-10*([.D757]-5.05))*(1+10*([.D757]-5.05)))-0.38" office:value-type="float" office:value="0.379999999794878" calcext:value-type="float">
            <text:p>0.379999999794878</text:p>
          </table:table-cell>
        </table:table-row>
        <table:table-row table:style-name="ro1">
          <table:table-cell office:value-type="float" office:value="7.63954" calcext:value-type="float">
            <text:p>7.63954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58]-[.$A$2]" office:value-type="float" office:value="7.590173" calcext:value-type="float">
            <text:p>7.59</text:p>
          </table:table-cell>
          <table:table-cell table:formula="of:=0.76*(1-EXP(-10*([.D758]-5.05))*(1+10*([.D758]-5.05)))-0.38" office:value-type="float" office:value="0.379999999813527" calcext:value-type="float">
            <text:p>0.379999999813527</text:p>
          </table:table-cell>
        </table:table-row>
        <table:table-row table:style-name="ro1">
          <table:table-cell office:value-type="float" office:value="7.649279" calcext:value-type="float">
            <text:p>7.64927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59]-[.$A$2]" office:value-type="float" office:value="7.599912" calcext:value-type="float">
            <text:p>7.60</text:p>
          </table:table-cell>
          <table:table-cell table:formula="of:=0.76*(1-EXP(-10*([.D759]-5.05))*(1+10*([.D759]-5.05)))-0.38" office:value-type="float" office:value="0.379999999830208" calcext:value-type="float">
            <text:p>0.379999999830208</text:p>
          </table:table-cell>
        </table:table-row>
        <table:table-row table:style-name="ro1">
          <table:table-cell office:value-type="float" office:value="7.659517" calcext:value-type="float">
            <text:p>7.65951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0]-[.$A$2]" office:value-type="float" office:value="7.61015" calcext:value-type="float">
            <text:p>7.61</text:p>
          </table:table-cell>
          <table:table-cell table:formula="of:=0.76*(1-EXP(-10*([.D760]-5.05))*(1+10*([.D760]-5.05)))-0.38" office:value-type="float" office:value="0.379999999846139" calcext:value-type="float">
            <text:p>0.379999999846139</text:p>
          </table:table-cell>
        </table:table-row>
        <table:table-row table:style-name="ro1">
          <table:table-cell office:value-type="float" office:value="7.6693" calcext:value-type="float">
            <text:p>7.669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1]-[.$A$2]" office:value-type="float" office:value="7.619933" calcext:value-type="float">
            <text:p>7.62</text:p>
          </table:table-cell>
          <table:table-cell table:formula="of:=0.76*(1-EXP(-10*([.D761]-5.05))*(1+10*([.D761]-5.05)))-0.38" office:value-type="float" office:value="0.379999999859965" calcext:value-type="float">
            <text:p>0.379999999859965</text:p>
          </table:table-cell>
        </table:table-row>
        <table:table-row table:style-name="ro1">
          <table:table-cell office:value-type="float" office:value="7.679345" calcext:value-type="float">
            <text:p>7.67934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2]-[.$A$2]" office:value-type="float" office:value="7.629978" calcext:value-type="float">
            <text:p>7.63</text:p>
          </table:table-cell>
          <table:table-cell table:formula="of:=0.76*(1-EXP(-10*([.D762]-5.05))*(1+10*([.D762]-5.05)))-0.38" office:value-type="float" office:value="0.379999999872872" calcext:value-type="float">
            <text:p>0.379999999872872</text:p>
          </table:table-cell>
        </table:table-row>
        <table:table-row table:style-name="ro1">
          <table:table-cell office:value-type="float" office:value="7.689228" calcext:value-type="float">
            <text:p>7.6892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3]-[.$A$2]" office:value-type="float" office:value="7.639861" calcext:value-type="float">
            <text:p>7.64</text:p>
          </table:table-cell>
          <table:table-cell table:formula="of:=0.76*(1-EXP(-10*([.D763]-5.05))*(1+10*([.D763]-5.05)))-0.38" office:value-type="float" office:value="0.37999999988441" calcext:value-type="float">
            <text:p>0.37999999988441</text:p>
          </table:table-cell>
        </table:table-row>
        <table:table-row table:style-name="ro1">
          <table:table-cell office:value-type="float" office:value="7.6995" calcext:value-type="float">
            <text:p>7.699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4]-[.$A$2]" office:value-type="float" office:value="7.650133" calcext:value-type="float">
            <text:p>7.65</text:p>
          </table:table-cell>
          <table:table-cell table:formula="of:=0.76*(1-EXP(-10*([.D764]-5.05))*(1+10*([.D764]-5.05)))-0.38" office:value-type="float" office:value="0.379999999895296" calcext:value-type="float">
            <text:p>0.379999999895296</text:p>
          </table:table-cell>
        </table:table-row>
        <table:table-row table:style-name="ro1">
          <table:table-cell office:value-type="float" office:value="7.709509" calcext:value-type="float">
            <text:p>7.70950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5]-[.$A$2]" office:value-type="float" office:value="7.660142" calcext:value-type="float">
            <text:p>7.66</text:p>
          </table:table-cell>
          <table:table-cell table:formula="of:=0.76*(1-EXP(-10*([.D765]-5.05))*(1+10*([.D765]-5.05)))-0.38" office:value-type="float" office:value="0.379999999904917" calcext:value-type="float">
            <text:p>0.379999999904917</text:p>
          </table:table-cell>
        </table:table-row>
        <table:table-row table:style-name="ro1">
          <table:table-cell office:value-type="float" office:value="7.719461" calcext:value-type="float">
            <text:p>7.7194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6]-[.$A$2]" office:value-type="float" office:value="7.670094" calcext:value-type="float">
            <text:p>7.67</text:p>
          </table:table-cell>
          <table:table-cell table:formula="of:=0.76*(1-EXP(-10*([.D766]-5.05))*(1+10*([.D766]-5.05)))-0.38" office:value-type="float" office:value="0.379999999913608" calcext:value-type="float">
            <text:p>0.379999999913608</text:p>
          </table:table-cell>
        </table:table-row>
        <table:table-row table:style-name="ro1">
          <table:table-cell office:value-type="float" office:value="7.72948" calcext:value-type="float">
            <text:p>7.7294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7]-[.$A$2]" office:value-type="float" office:value="7.680113" calcext:value-type="float">
            <text:p>7.68</text:p>
          </table:table-cell>
          <table:table-cell table:formula="of:=0.76*(1-EXP(-10*([.D767]-5.05))*(1+10*([.D767]-5.05)))-0.38" office:value-type="float" office:value="0.379999999921556" calcext:value-type="float">
            <text:p>0.379999999921556</text:p>
          </table:table-cell>
        </table:table-row>
        <table:table-row table:style-name="ro1">
          <table:table-cell office:value-type="float" office:value="7.739553" calcext:value-type="float">
            <text:p>7.7395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8]-[.$A$2]" office:value-type="float" office:value="7.690186" calcext:value-type="float">
            <text:p>7.69</text:p>
          </table:table-cell>
          <table:table-cell table:formula="of:=0.76*(1-EXP(-10*([.D768]-5.05))*(1+10*([.D768]-5.05)))-0.38" office:value-type="float" office:value="0.379999999928811" calcext:value-type="float">
            <text:p>0.379999999928811</text:p>
          </table:table-cell>
        </table:table-row>
        <table:table-row table:style-name="ro1">
          <table:table-cell office:value-type="float" office:value="7.749794" calcext:value-type="float">
            <text:p>7.74979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69]-[.$A$2]" office:value-type="float" office:value="7.700427" calcext:value-type="float">
            <text:p>7.70</text:p>
          </table:table-cell>
          <table:table-cell table:formula="of:=0.76*(1-EXP(-10*([.D769]-5.05))*(1+10*([.D769]-5.05)))-0.38" office:value-type="float" office:value="0.379999999935501" calcext:value-type="float">
            <text:p>0.379999999935501</text:p>
          </table:table-cell>
        </table:table-row>
        <table:table-row table:style-name="ro1">
          <table:table-cell office:value-type="float" office:value="7.759653" calcext:value-type="float">
            <text:p>7.7596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70]-[.$A$2]" office:value-type="float" office:value="7.710286" calcext:value-type="float">
            <text:p>7.71</text:p>
          </table:table-cell>
          <table:table-cell table:formula="of:=0.76*(1-EXP(-10*([.D770]-5.05))*(1+10*([.D770]-5.05)))-0.38" office:value-type="float" office:value="0.379999999941347" calcext:value-type="float">
            <text:p>0.379999999941347</text:p>
          </table:table-cell>
        </table:table-row>
        <table:table-row table:style-name="ro1">
          <table:table-cell office:value-type="float" office:value="7.769364" calcext:value-type="float">
            <text:p>7.76936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71]-[.$A$2]" office:value-type="float" office:value="7.719997" calcext:value-type="float">
            <text:p>7.72</text:p>
          </table:table-cell>
          <table:table-cell table:formula="of:=0.76*(1-EXP(-10*([.D771]-5.05))*(1+10*([.D771]-5.05)))-0.38" office:value-type="float" office:value="0.379999999946587" calcext:value-type="float">
            <text:p>0.379999999946587</text:p>
          </table:table-cell>
        </table:table-row>
        <table:table-row table:style-name="ro1">
          <table:table-cell office:value-type="float" office:value="7.779452" calcext:value-type="float">
            <text:p>7.77945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72]-[.$A$2]" office:value-type="float" office:value="7.730085" calcext:value-type="float">
            <text:p>7.73</text:p>
          </table:table-cell>
          <table:table-cell table:formula="of:=0.76*(1-EXP(-10*([.D772]-5.05))*(1+10*([.D772]-5.05)))-0.38" office:value-type="float" office:value="0.379999999951537" calcext:value-type="float">
            <text:p>0.379999999951537</text:p>
          </table:table-cell>
        </table:table-row>
        <table:table-row table:style-name="ro1">
          <table:table-cell office:value-type="float" office:value="7.789333" calcext:value-type="float">
            <text:p>7.78933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73]-[.$A$2]" office:value-type="float" office:value="7.739966" calcext:value-type="float">
            <text:p>7.74</text:p>
          </table:table-cell>
          <table:table-cell table:formula="of:=0.76*(1-EXP(-10*([.D773]-5.05))*(1+10*([.D773]-5.05)))-0.38" office:value-type="float" office:value="0.379999999955941" calcext:value-type="float">
            <text:p>0.379999999955941</text:p>
          </table:table-cell>
        </table:table-row>
        <table:table-row table:style-name="ro1">
          <table:table-cell office:value-type="float" office:value="7.799606" calcext:value-type="float">
            <text:p>7.799606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4]-[.$A$2]" office:value-type="float" office:value="7.750239" calcext:value-type="float">
            <text:p>7.75</text:p>
          </table:table-cell>
          <table:table-cell table:formula="of:=0.76*(1-EXP(-10*([.D774]-5.05))*(1+10*([.D774]-5.05)))-0.38" office:value-type="float" office:value="0.379999999960096" calcext:value-type="float">
            <text:p>0.379999999960096</text:p>
          </table:table-cell>
        </table:table-row>
        <table:table-row table:style-name="ro1">
          <table:table-cell office:value-type="float" office:value="7.809428" calcext:value-type="float">
            <text:p>7.809428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5]-[.$A$2]" office:value-type="float" office:value="7.760061" calcext:value-type="float">
            <text:p>7.76</text:p>
          </table:table-cell>
          <table:table-cell table:formula="of:=0.76*(1-EXP(-10*([.D775]-5.05))*(1+10*([.D775]-5.05)))-0.38" office:value-type="float" office:value="0.379999999963702" calcext:value-type="float">
            <text:p>0.379999999963702</text:p>
          </table:table-cell>
        </table:table-row>
        <table:table-row table:style-name="ro1">
          <table:table-cell office:value-type="float" office:value="7.819433" calcext:value-type="float">
            <text:p>7.81943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6]-[.$A$2]" office:value-type="float" office:value="7.770066" calcext:value-type="float">
            <text:p>7.77</text:p>
          </table:table-cell>
          <table:table-cell table:formula="of:=0.76*(1-EXP(-10*([.D776]-5.05))*(1+10*([.D776]-5.05)))-0.38" office:value-type="float" office:value="0.379999999967041" calcext:value-type="float">
            <text:p>0.379999999967041</text:p>
          </table:table-cell>
        </table:table-row>
        <table:table-row table:style-name="ro1">
          <table:table-cell office:value-type="float" office:value="7.829438" calcext:value-type="float">
            <text:p>7.829438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7]-[.$A$2]" office:value-type="float" office:value="7.780071" calcext:value-type="float">
            <text:p>7.78</text:p>
          </table:table-cell>
          <table:table-cell table:formula="of:=0.76*(1-EXP(-10*([.D777]-5.05))*(1+10*([.D777]-5.05)))-0.38" office:value-type="float" office:value="0.379999999970073" calcext:value-type="float">
            <text:p>0.379999999970073</text:p>
          </table:table-cell>
        </table:table-row>
        <table:table-row table:style-name="ro1">
          <table:table-cell office:value-type="float" office:value="7.839561" calcext:value-type="float">
            <text:p>7.839561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8]-[.$A$2]" office:value-type="float" office:value="7.790194" calcext:value-type="float">
            <text:p>7.79</text:p>
          </table:table-cell>
          <table:table-cell table:formula="of:=0.76*(1-EXP(-10*([.D778]-5.05))*(1+10*([.D778]-5.05)))-0.38" office:value-type="float" office:value="0.379999999972857" calcext:value-type="float">
            <text:p>0.379999999972857</text:p>
          </table:table-cell>
        </table:table-row>
        <table:table-row table:style-name="ro1">
          <table:table-cell office:value-type="float" office:value="7.849604" calcext:value-type="float">
            <text:p>7.849604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79]-[.$A$2]" office:value-type="float" office:value="7.800237" calcext:value-type="float">
            <text:p>7.80</text:p>
          </table:table-cell>
          <table:table-cell table:formula="of:=0.76*(1-EXP(-10*([.D779]-5.05))*(1+10*([.D779]-5.05)))-0.38" office:value-type="float" office:value="0.379999999975364" calcext:value-type="float">
            <text:p>0.379999999975364</text:p>
          </table:table-cell>
        </table:table-row>
        <table:table-row table:style-name="ro1">
          <table:table-cell office:value-type="float" office:value="7.859647" calcext:value-type="float">
            <text:p>7.859647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80]-[.$A$2]" office:value-type="float" office:value="7.81028" calcext:value-type="float">
            <text:p>7.81</text:p>
          </table:table-cell>
          <table:table-cell table:formula="of:=0.76*(1-EXP(-10*([.D780]-5.05))*(1+10*([.D780]-5.05)))-0.38" office:value-type="float" office:value="0.37999999997764" calcext:value-type="float">
            <text:p>0.37999999997764</text:p>
          </table:table-cell>
        </table:table-row>
        <table:table-row table:style-name="ro1">
          <table:table-cell office:value-type="float" office:value="7.869397" calcext:value-type="float">
            <text:p>7.869397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81]-[.$A$2]" office:value-type="float" office:value="7.82003" calcext:value-type="float">
            <text:p>7.82</text:p>
          </table:table-cell>
          <table:table-cell table:formula="of:=0.76*(1-EXP(-10*([.D781]-5.05))*(1+10*([.D781]-5.05)))-0.38" office:value-type="float" office:value="0.379999999979648" calcext:value-type="float">
            <text:p>0.379999999979648</text:p>
          </table:table-cell>
        </table:table-row>
        <table:table-row table:style-name="ro1">
          <table:table-cell office:value-type="float" office:value="7.879674" calcext:value-type="float">
            <text:p>7.879674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82]-[.$A$2]" office:value-type="float" office:value="7.830307" calcext:value-type="float">
            <text:p>7.83</text:p>
          </table:table-cell>
          <table:table-cell table:formula="of:=0.76*(1-EXP(-10*([.D782]-5.05))*(1+10*([.D782]-5.05)))-0.38" office:value-type="float" office:value="0.37999999998157" calcext:value-type="float">
            <text:p>0.37999999998157</text:p>
          </table:table-cell>
        </table:table-row>
        <table:table-row table:style-name="ro1">
          <table:table-cell office:value-type="float" office:value="7.889403" calcext:value-type="float">
            <text:p>7.88940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783]-[.$A$2]" office:value-type="float" office:value="7.840036" calcext:value-type="float">
            <text:p>7.84</text:p>
          </table:table-cell>
          <table:table-cell table:formula="of:=0.76*(1-EXP(-10*([.D783]-5.05))*(1+10*([.D783]-5.05)))-0.38" office:value-type="float" office:value="0.379999999983222" calcext:value-type="float">
            <text:p>0.379999999983222</text:p>
          </table:table-cell>
        </table:table-row>
        <table:table-row table:style-name="ro1">
          <table:table-cell office:value-type="float" office:value="7.899684" calcext:value-type="float">
            <text:p>7.89968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4]-[.$A$2]" office:value-type="float" office:value="7.850317" calcext:value-type="float">
            <text:p>7.85</text:p>
          </table:table-cell>
          <table:table-cell table:formula="of:=0.76*(1-EXP(-10*([.D784]-5.05))*(1+10*([.D784]-5.05)))-0.38" office:value-type="float" office:value="0.379999999984807" calcext:value-type="float">
            <text:p>0.379999999984807</text:p>
          </table:table-cell>
        </table:table-row>
        <table:table-row table:style-name="ro1">
          <table:table-cell office:value-type="float" office:value="7.909435" calcext:value-type="float">
            <text:p>7.90943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5]-[.$A$2]" office:value-type="float" office:value="7.860068" calcext:value-type="float">
            <text:p>7.86</text:p>
          </table:table-cell>
          <table:table-cell table:formula="of:=0.76*(1-EXP(-10*([.D785]-5.05))*(1+10*([.D785]-5.05)))-0.38" office:value-type="float" office:value="0.379999999986172" calcext:value-type="float">
            <text:p>0.379999999986172</text:p>
          </table:table-cell>
        </table:table-row>
        <table:table-row table:style-name="ro1">
          <table:table-cell office:value-type="float" office:value="7.919665" calcext:value-type="float">
            <text:p>7.91966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6]-[.$A$2]" office:value-type="float" office:value="7.870298" calcext:value-type="float">
            <text:p>7.87</text:p>
          </table:table-cell>
          <table:table-cell table:formula="of:=0.76*(1-EXP(-10*([.D786]-5.05))*(1+10*([.D786]-5.05)))-0.38" office:value-type="float" office:value="0.379999999987473" calcext:value-type="float">
            <text:p>0.379999999987473</text:p>
          </table:table-cell>
        </table:table-row>
        <table:table-row table:style-name="ro1">
          <table:table-cell office:value-type="float" office:value="7.92939" calcext:value-type="float">
            <text:p>7.9293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7]-[.$A$2]" office:value-type="float" office:value="7.880023" calcext:value-type="float">
            <text:p>7.88</text:p>
          </table:table-cell>
          <table:table-cell table:formula="of:=0.76*(1-EXP(-10*([.D787]-5.05))*(1+10*([.D787]-5.05)))-0.38" office:value-type="float" office:value="0.379999999988596" calcext:value-type="float">
            <text:p>0.379999999988596</text:p>
          </table:table-cell>
        </table:table-row>
        <table:table-row table:style-name="ro1">
          <table:table-cell office:value-type="float" office:value="7.939507" calcext:value-type="float">
            <text:p>7.9395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8]-[.$A$2]" office:value-type="float" office:value="7.89014" calcext:value-type="float">
            <text:p>7.89</text:p>
          </table:table-cell>
          <table:table-cell table:formula="of:=0.76*(1-EXP(-10*([.D788]-5.05))*(1+10*([.D788]-5.05)))-0.38" office:value-type="float" office:value="0.379999999989658" calcext:value-type="float">
            <text:p>0.379999999989658</text:p>
          </table:table-cell>
        </table:table-row>
        <table:table-row table:style-name="ro1">
          <table:table-cell office:value-type="float" office:value="7.949526" calcext:value-type="float">
            <text:p>7.9495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89]-[.$A$2]" office:value-type="float" office:value="7.900159" calcext:value-type="float">
            <text:p>7.90</text:p>
          </table:table-cell>
          <table:table-cell table:formula="of:=0.76*(1-EXP(-10*([.D789]-5.05))*(1+10*([.D789]-5.05)))-0.38" office:value-type="float" office:value="0.379999999990612" calcext:value-type="float">
            <text:p>0.379999999990612</text:p>
          </table:table-cell>
        </table:table-row>
        <table:table-row table:style-name="ro1">
          <table:table-cell office:value-type="float" office:value="7.959565" calcext:value-type="float">
            <text:p>7.95956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0]-[.$A$2]" office:value-type="float" office:value="7.910198" calcext:value-type="float">
            <text:p>7.91</text:p>
          </table:table-cell>
          <table:table-cell table:formula="of:=0.76*(1-EXP(-10*([.D790]-5.05))*(1+10*([.D790]-5.05)))-0.38" office:value-type="float" office:value="0.37999999999148" calcext:value-type="float">
            <text:p>0.37999999999148</text:p>
          </table:table-cell>
        </table:table-row>
        <table:table-row table:style-name="ro1">
          <table:table-cell office:value-type="float" office:value="7.969355" calcext:value-type="float">
            <text:p>7.96935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1]-[.$A$2]" office:value-type="float" office:value="7.919988" calcext:value-type="float">
            <text:p>7.92</text:p>
          </table:table-cell>
          <table:table-cell table:formula="of:=0.76*(1-EXP(-10*([.D791]-5.05))*(1+10*([.D791]-5.05)))-0.38" office:value-type="float" office:value="0.379999999992249" calcext:value-type="float">
            <text:p>0.379999999992249</text:p>
          </table:table-cell>
        </table:table-row>
        <table:table-row table:style-name="ro1">
          <table:table-cell office:value-type="float" office:value="7.979608" calcext:value-type="float">
            <text:p>7.97960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2]-[.$A$2]" office:value-type="float" office:value="7.930241" calcext:value-type="float">
            <text:p>7.93</text:p>
          </table:table-cell>
          <table:table-cell table:formula="of:=0.76*(1-EXP(-10*([.D792]-5.05))*(1+10*([.D792]-5.05)))-0.38" office:value-type="float" office:value="0.37999999999298" calcext:value-type="float">
            <text:p>0.37999999999298</text:p>
          </table:table-cell>
        </table:table-row>
        <table:table-row table:style-name="ro1">
          <table:table-cell office:value-type="float" office:value="7.989545" calcext:value-type="float">
            <text:p>7.98954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3]-[.$A$2]" office:value-type="float" office:value="7.940178" calcext:value-type="float">
            <text:p>7.94</text:p>
          </table:table-cell>
          <table:table-cell table:formula="of:=0.76*(1-EXP(-10*([.D793]-5.05))*(1+10*([.D793]-5.05)))-0.38" office:value-type="float" office:value="0.379999999993623" calcext:value-type="float">
            <text:p>0.379999999993623</text:p>
          </table:table-cell>
        </table:table-row>
        <table:table-row table:style-name="ro1">
          <table:table-cell office:value-type="float" office:value="7.999686" calcext:value-type="float">
            <text:p>7.99968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4]-[.$A$2]" office:value-type="float" office:value="7.950319" calcext:value-type="float">
            <text:p>7.95</text:p>
          </table:table-cell>
          <table:table-cell table:formula="of:=0.76*(1-EXP(-10*([.D794]-5.05))*(1+10*([.D794]-5.05)))-0.38" office:value-type="float" office:value="0.379999999994218" calcext:value-type="float">
            <text:p>0.379999999994218</text:p>
          </table:table-cell>
        </table:table-row>
        <table:table-row table:style-name="ro1">
          <table:table-cell office:value-type="float" office:value="8.009431" calcext:value-type="float">
            <text:p>8.00943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5]-[.$A$2]" office:value-type="float" office:value="7.960064" calcext:value-type="float">
            <text:p>7.96</text:p>
          </table:table-cell>
          <table:table-cell table:formula="of:=0.76*(1-EXP(-10*([.D795]-5.05))*(1+10*([.D795]-5.05)))-0.38" office:value-type="float" office:value="0.379999999994738" calcext:value-type="float">
            <text:p>0.379999999994738</text:p>
          </table:table-cell>
        </table:table-row>
        <table:table-row table:style-name="ro1">
          <table:table-cell office:value-type="float" office:value="8.019429" calcext:value-type="float">
            <text:p>8.01942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6]-[.$A$2]" office:value-type="float" office:value="7.970062" calcext:value-type="float">
            <text:p>7.97</text:p>
          </table:table-cell>
          <table:table-cell table:formula="of:=0.76*(1-EXP(-10*([.D796]-5.05))*(1+10*([.D796]-5.05)))-0.38" office:value-type="float" office:value="0.379999999995223" calcext:value-type="float">
            <text:p>0.379999999995223</text:p>
          </table:table-cell>
        </table:table-row>
        <table:table-row table:style-name="ro1">
          <table:table-cell office:value-type="float" office:value="8.029555" calcext:value-type="float">
            <text:p>8.02955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7]-[.$A$2]" office:value-type="float" office:value="7.980188" calcext:value-type="float">
            <text:p>7.98</text:p>
          </table:table-cell>
          <table:table-cell table:formula="of:=0.76*(1-EXP(-10*([.D797]-5.05))*(1+10*([.D797]-5.05)))-0.38" office:value-type="float" office:value="0.379999999995668" calcext:value-type="float">
            <text:p>0.379999999995668</text:p>
          </table:table-cell>
        </table:table-row>
        <table:table-row table:style-name="ro1">
          <table:table-cell office:value-type="float" office:value="8.039562" calcext:value-type="float">
            <text:p>8.03956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8]-[.$A$2]" office:value-type="float" office:value="7.990195" calcext:value-type="float">
            <text:p>7.99</text:p>
          </table:table-cell>
          <table:table-cell table:formula="of:=0.76*(1-EXP(-10*([.D798]-5.05))*(1+10*([.D798]-5.05)))-0.38" office:value-type="float" office:value="0.379999999996068" calcext:value-type="float">
            <text:p>0.379999999996068</text:p>
          </table:table-cell>
        </table:table-row>
        <table:table-row table:style-name="ro1">
          <table:table-cell office:value-type="float" office:value="8.049539" calcext:value-type="float">
            <text:p>8.04953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799]-[.$A$2]" office:value-type="float" office:value="8.000172" calcext:value-type="float">
            <text:p>8.00</text:p>
          </table:table-cell>
          <table:table-cell table:formula="of:=0.76*(1-EXP(-10*([.D799]-5.05))*(1+10*([.D799]-5.05)))-0.38" office:value-type="float" office:value="0.37999999999643" calcext:value-type="float">
            <text:p>0.37999999999643</text:p>
          </table:table-cell>
        </table:table-row>
        <table:table-row table:style-name="ro1">
          <table:table-cell office:value-type="float" office:value="8.059553" calcext:value-type="float">
            <text:p>8.0595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0]-[.$A$2]" office:value-type="float" office:value="8.010186" calcext:value-type="float">
            <text:p>8.01</text:p>
          </table:table-cell>
          <table:table-cell table:formula="of:=0.76*(1-EXP(-10*([.D800]-5.05))*(1+10*([.D800]-5.05)))-0.38" office:value-type="float" office:value="0.379999999996759" calcext:value-type="float">
            <text:p>0.379999999996759</text:p>
          </table:table-cell>
        </table:table-row>
        <table:table-row table:style-name="ro1">
          <table:table-cell office:value-type="float" office:value="8.069371" calcext:value-type="float">
            <text:p>8.0693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1]-[.$A$2]" office:value-type="float" office:value="8.020004" calcext:value-type="float">
            <text:p>8.02</text:p>
          </table:table-cell>
          <table:table-cell table:formula="of:=0.76*(1-EXP(-10*([.D801]-5.05))*(1+10*([.D801]-5.05)))-0.38" office:value-type="float" office:value="0.379999999997053" calcext:value-type="float">
            <text:p>0.379999999997053</text:p>
          </table:table-cell>
        </table:table-row>
        <table:table-row table:style-name="ro1">
          <table:table-cell office:value-type="float" office:value="8.079652" calcext:value-type="float">
            <text:p>8.07965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2]-[.$A$2]" office:value-type="float" office:value="8.030285" calcext:value-type="float">
            <text:p>8.03</text:p>
          </table:table-cell>
          <table:table-cell table:formula="of:=0.76*(1-EXP(-10*([.D802]-5.05))*(1+10*([.D802]-5.05)))-0.38" office:value-type="float" office:value="0.379999999997332" calcext:value-type="float">
            <text:p>0.379999999997332</text:p>
          </table:table-cell>
        </table:table-row>
        <table:table-row table:style-name="ro1">
          <table:table-cell office:value-type="float" office:value="8.089344" calcext:value-type="float">
            <text:p>8.0893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3]-[.$A$2]" office:value-type="float" office:value="8.039977" calcext:value-type="float">
            <text:p>8.04</text:p>
          </table:table-cell>
          <table:table-cell table:formula="of:=0.76*(1-EXP(-10*([.D803]-5.05))*(1+10*([.D803]-5.05)))-0.38" office:value-type="float" office:value="0.379999999997571" calcext:value-type="float">
            <text:p>0.379999999997571</text:p>
          </table:table-cell>
        </table:table-row>
        <table:table-row table:style-name="ro1">
          <table:table-cell office:value-type="float" office:value="8.099599" calcext:value-type="float">
            <text:p>8.09959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4]-[.$A$2]" office:value-type="float" office:value="8.050232" calcext:value-type="float">
            <text:p>8.05</text:p>
          </table:table-cell>
          <table:table-cell table:formula="of:=0.76*(1-EXP(-10*([.D804]-5.05))*(1+10*([.D804]-5.05)))-0.38" office:value-type="float" office:value="0.3799999999978" calcext:value-type="float">
            <text:p>0.3799999999978</text:p>
          </table:table-cell>
        </table:table-row>
        <table:table-row table:style-name="ro1">
          <table:table-cell office:value-type="float" office:value="8.109345" calcext:value-type="float">
            <text:p>8.10934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5]-[.$A$2]" office:value-type="float" office:value="8.059978" calcext:value-type="float">
            <text:p>8.06</text:p>
          </table:table-cell>
          <table:table-cell table:formula="of:=0.76*(1-EXP(-10*([.D805]-5.05))*(1+10*([.D805]-5.05)))-0.38" office:value-type="float" office:value="0.379999999997998" calcext:value-type="float">
            <text:p>0.379999999997998</text:p>
          </table:table-cell>
        </table:table-row>
        <table:table-row table:style-name="ro1">
          <table:table-cell office:value-type="float" office:value="8.119317" calcext:value-type="float">
            <text:p>8.11931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6]-[.$A$2]" office:value-type="float" office:value="8.06995" calcext:value-type="float">
            <text:p>8.07</text:p>
          </table:table-cell>
          <table:table-cell table:formula="of:=0.76*(1-EXP(-10*([.D806]-5.05))*(1+10*([.D806]-5.05)))-0.38" office:value-type="float" office:value="0.379999999998182" calcext:value-type="float">
            <text:p>0.379999999998182</text:p>
          </table:table-cell>
        </table:table-row>
        <table:table-row table:style-name="ro1">
          <table:table-cell office:value-type="float" office:value="8.129564" calcext:value-type="float">
            <text:p>8.12956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7]-[.$A$2]" office:value-type="float" office:value="8.080197" calcext:value-type="float">
            <text:p>8.08</text:p>
          </table:table-cell>
          <table:table-cell table:formula="of:=0.76*(1-EXP(-10*([.D807]-5.05))*(1+10*([.D807]-5.05)))-0.38" office:value-type="float" office:value="0.379999999998354" calcext:value-type="float">
            <text:p>0.379999999998354</text:p>
          </table:table-cell>
        </table:table-row>
        <table:table-row table:style-name="ro1">
          <table:table-cell office:value-type="float" office:value="8.139497" calcext:value-type="float">
            <text:p>8.13949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8]-[.$A$2]" office:value-type="float" office:value="8.09013" calcext:value-type="float">
            <text:p>8.09</text:p>
          </table:table-cell>
          <table:table-cell table:formula="of:=0.76*(1-EXP(-10*([.D808]-5.05))*(1+10*([.D808]-5.05)))-0.38" office:value-type="float" office:value="0.379999999998505" calcext:value-type="float">
            <text:p>0.379999999998505</text:p>
          </table:table-cell>
        </table:table-row>
        <table:table-row table:style-name="ro1">
          <table:table-cell office:value-type="float" office:value="8.149671" calcext:value-type="float">
            <text:p>8.1496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09]-[.$A$2]" office:value-type="float" office:value="8.100304" calcext:value-type="float">
            <text:p>8.10</text:p>
          </table:table-cell>
          <table:table-cell table:formula="of:=0.76*(1-EXP(-10*([.D809]-5.05))*(1+10*([.D809]-5.05)))-0.38" office:value-type="float" office:value="0.379999999998645" calcext:value-type="float">
            <text:p>0.379999999998645</text:p>
          </table:table-cell>
        </table:table-row>
        <table:table-row table:style-name="ro1">
          <table:table-cell office:value-type="float" office:value="8.159438" calcext:value-type="float">
            <text:p>8.1594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0]-[.$A$2]" office:value-type="float" office:value="8.110071" calcext:value-type="float">
            <text:p>8.11</text:p>
          </table:table-cell>
          <table:table-cell table:formula="of:=0.76*(1-EXP(-10*([.D810]-5.05))*(1+10*([.D810]-5.05)))-0.38" office:value-type="float" office:value="0.379999999998768" calcext:value-type="float">
            <text:p>0.379999999998768</text:p>
          </table:table-cell>
        </table:table-row>
        <table:table-row table:style-name="ro1">
          <table:table-cell office:value-type="float" office:value="8.169264" calcext:value-type="float">
            <text:p>8.16926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1]-[.$A$2]" office:value-type="float" office:value="8.119897" calcext:value-type="float">
            <text:p>8.12</text:p>
          </table:table-cell>
          <table:table-cell table:formula="of:=0.76*(1-EXP(-10*([.D811]-5.05))*(1+10*([.D811]-5.05)))-0.38" office:value-type="float" office:value="0.379999999998879" calcext:value-type="float">
            <text:p>0.379999999998879</text:p>
          </table:table-cell>
        </table:table-row>
        <table:table-row table:style-name="ro1">
          <table:table-cell office:value-type="float" office:value="8.17965" calcext:value-type="float">
            <text:p>8.1796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2]-[.$A$2]" office:value-type="float" office:value="8.130283" calcext:value-type="float">
            <text:p>8.13</text:p>
          </table:table-cell>
          <table:table-cell table:formula="of:=0.76*(1-EXP(-10*([.D812]-5.05))*(1+10*([.D812]-5.05)))-0.38" office:value-type="float" office:value="0.379999999998987" calcext:value-type="float">
            <text:p>0.379999999998987</text:p>
          </table:table-cell>
        </table:table-row>
        <table:table-row table:style-name="ro1">
          <table:table-cell office:value-type="float" office:value="8.189383" calcext:value-type="float">
            <text:p>8.18938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3]-[.$A$2]" office:value-type="float" office:value="8.140016" calcext:value-type="float">
            <text:p>8.14</text:p>
          </table:table-cell>
          <table:table-cell table:formula="of:=0.76*(1-EXP(-10*([.D813]-5.05))*(1+10*([.D813]-5.05)))-0.38" office:value-type="float" office:value="0.379999999999078" calcext:value-type="float">
            <text:p>0.379999999999078</text:p>
          </table:table-cell>
        </table:table-row>
        <table:table-row table:style-name="ro1">
          <table:table-cell office:value-type="float" office:value="8.199571" calcext:value-type="float">
            <text:p>8.1995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4]-[.$A$2]" office:value-type="float" office:value="8.150204" calcext:value-type="float">
            <text:p>8.15</text:p>
          </table:table-cell>
          <table:table-cell table:formula="of:=0.76*(1-EXP(-10*([.D814]-5.05))*(1+10*([.D814]-5.05)))-0.38" office:value-type="float" office:value="0.379999999999164" calcext:value-type="float">
            <text:p>0.379999999999164</text:p>
          </table:table-cell>
        </table:table-row>
        <table:table-row table:style-name="ro1">
          <table:table-cell office:value-type="float" office:value="8.209351" calcext:value-type="float">
            <text:p>8.20935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5]-[.$A$2]" office:value-type="float" office:value="8.159984" calcext:value-type="float">
            <text:p>8.16</text:p>
          </table:table-cell>
          <table:table-cell table:formula="of:=0.76*(1-EXP(-10*([.D815]-5.05))*(1+10*([.D815]-5.05)))-0.38" office:value-type="float" office:value="0.37999999999924" calcext:value-type="float">
            <text:p>0.37999999999924</text:p>
          </table:table-cell>
        </table:table-row>
        <table:table-row table:style-name="ro1">
          <table:table-cell office:value-type="float" office:value="8.219673" calcext:value-type="float">
            <text:p>8.21967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6]-[.$A$2]" office:value-type="float" office:value="8.170306" calcext:value-type="float">
            <text:p>8.17</text:p>
          </table:table-cell>
          <table:table-cell table:formula="of:=0.76*(1-EXP(-10*([.D816]-5.05))*(1+10*([.D816]-5.05)))-0.38" office:value-type="float" office:value="0.379999999999312" calcext:value-type="float">
            <text:p>0.379999999999312</text:p>
          </table:table-cell>
        </table:table-row>
        <table:table-row table:style-name="ro1">
          <table:table-cell office:value-type="float" office:value="8.234335" calcext:value-type="float">
            <text:p>8.23433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7]-[.$A$2]" office:value-type="float" office:value="8.184968" calcext:value-type="float">
            <text:p>8.18</text:p>
          </table:table-cell>
          <table:table-cell table:formula="of:=0.76*(1-EXP(-10*([.D817]-5.05))*(1+10*([.D817]-5.05)))-0.38" office:value-type="float" office:value="0.379999999999403" calcext:value-type="float">
            <text:p>0.379999999999403</text:p>
          </table:table-cell>
        </table:table-row>
        <table:table-row table:style-name="ro1">
          <table:table-cell office:value-type="float" office:value="8.239611" calcext:value-type="float">
            <text:p>8.23961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8]-[.$A$2]" office:value-type="float" office:value="8.190244" calcext:value-type="float">
            <text:p>8.19</text:p>
          </table:table-cell>
          <table:table-cell table:formula="of:=0.76*(1-EXP(-10*([.D818]-5.05))*(1+10*([.D818]-5.05)))-0.38" office:value-type="float" office:value="0.379999999999433" calcext:value-type="float">
            <text:p>0.379999999999433</text:p>
          </table:table-cell>
        </table:table-row>
        <table:table-row table:style-name="ro1">
          <table:table-cell office:value-type="float" office:value="8.249681" calcext:value-type="float">
            <text:p>8.24968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19]-[.$A$2]" office:value-type="float" office:value="8.200314" calcext:value-type="float">
            <text:p>8.20</text:p>
          </table:table-cell>
          <table:table-cell table:formula="of:=0.76*(1-EXP(-10*([.D819]-5.05))*(1+10*([.D819]-5.05)))-0.38" office:value-type="float" office:value="0.379999999999486" calcext:value-type="float">
            <text:p>0.379999999999486</text:p>
          </table:table-cell>
        </table:table-row>
        <table:table-row table:style-name="ro1">
          <table:table-cell office:value-type="float" office:value="8.259719" calcext:value-type="float">
            <text:p>8.2597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0]-[.$A$2]" office:value-type="float" office:value="8.210352" calcext:value-type="float">
            <text:p>8.21</text:p>
          </table:table-cell>
          <table:table-cell table:formula="of:=0.76*(1-EXP(-10*([.D820]-5.05))*(1+10*([.D820]-5.05)))-0.38" office:value-type="float" office:value="0.379999999999533" calcext:value-type="float">
            <text:p>0.379999999999533</text:p>
          </table:table-cell>
        </table:table-row>
        <table:table-row table:style-name="ro1">
          <table:table-cell office:value-type="float" office:value="8.274338" calcext:value-type="float">
            <text:p>8.2743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1]-[.$A$2]" office:value-type="float" office:value="8.224971" calcext:value-type="float">
            <text:p>8.22</text:p>
          </table:table-cell>
          <table:table-cell table:formula="of:=0.76*(1-EXP(-10*([.D821]-5.05))*(1+10*([.D821]-5.05)))-0.38" office:value-type="float" office:value="0.379999999999595" calcext:value-type="float">
            <text:p>0.379999999999595</text:p>
          </table:table-cell>
        </table:table-row>
        <table:table-row table:style-name="ro1">
          <table:table-cell office:value-type="float" office:value="8.279215" calcext:value-type="float">
            <text:p>8.27921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2]-[.$A$2]" office:value-type="float" office:value="8.229848" calcext:value-type="float">
            <text:p>8.23</text:p>
          </table:table-cell>
          <table:table-cell table:formula="of:=0.76*(1-EXP(-10*([.D822]-5.05))*(1+10*([.D822]-5.05)))-0.38" office:value-type="float" office:value="0.379999999999614" calcext:value-type="float">
            <text:p>0.379999999999614</text:p>
          </table:table-cell>
        </table:table-row>
        <table:table-row table:style-name="ro1">
          <table:table-cell office:value-type="float" office:value="8.289296" calcext:value-type="float">
            <text:p>8.2892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3]-[.$A$2]" office:value-type="float" office:value="8.239929" calcext:value-type="float">
            <text:p>8.24</text:p>
          </table:table-cell>
          <table:table-cell table:formula="of:=0.76*(1-EXP(-10*([.D823]-5.05))*(1+10*([.D823]-5.05)))-0.38" office:value-type="float" office:value="0.37999999999965" calcext:value-type="float">
            <text:p>0.37999999999965</text:p>
          </table:table-cell>
        </table:table-row>
        <table:table-row table:style-name="ro1">
          <table:table-cell office:value-type="float" office:value="8.299588" calcext:value-type="float">
            <text:p>8.29958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4]-[.$A$2]" office:value-type="float" office:value="8.250221" calcext:value-type="float">
            <text:p>8.25</text:p>
          </table:table-cell>
          <table:table-cell table:formula="of:=0.76*(1-EXP(-10*([.D824]-5.05))*(1+10*([.D824]-5.05)))-0.38" office:value-type="float" office:value="0.379999999999683" calcext:value-type="float">
            <text:p>0.379999999999683</text:p>
          </table:table-cell>
        </table:table-row>
        <table:table-row table:style-name="ro1">
          <table:table-cell office:value-type="float" office:value="8.31458" calcext:value-type="float">
            <text:p>8.3145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5]-[.$A$2]" office:value-type="float" office:value="8.265213" calcext:value-type="float">
            <text:p>8.27</text:p>
          </table:table-cell>
          <table:table-cell table:formula="of:=0.76*(1-EXP(-10*([.D825]-5.05))*(1+10*([.D825]-5.05)))-0.38" office:value-type="float" office:value="0.379999999999726" calcext:value-type="float">
            <text:p>0.379999999999726</text:p>
          </table:table-cell>
        </table:table-row>
        <table:table-row table:style-name="ro1">
          <table:table-cell office:value-type="float" office:value="8.319239" calcext:value-type="float">
            <text:p>8.31923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6]-[.$A$2]" office:value-type="float" office:value="8.269872" calcext:value-type="float">
            <text:p>8.27</text:p>
          </table:table-cell>
          <table:table-cell table:formula="of:=0.76*(1-EXP(-10*([.D826]-5.05))*(1+10*([.D826]-5.05)))-0.38" office:value-type="float" office:value="0.379999999999738" calcext:value-type="float">
            <text:p>0.379999999999738</text:p>
          </table:table-cell>
        </table:table-row>
        <table:table-row table:style-name="ro1">
          <table:table-cell office:value-type="float" office:value="8.329228" calcext:value-type="float">
            <text:p>8.3292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7]-[.$A$2]" office:value-type="float" office:value="8.279861" calcext:value-type="float">
            <text:p>8.28</text:p>
          </table:table-cell>
          <table:table-cell table:formula="of:=0.76*(1-EXP(-10*([.D827]-5.05))*(1+10*([.D827]-5.05)))-0.38" office:value-type="float" office:value="0.379999999999762" calcext:value-type="float">
            <text:p>0.379999999999762</text:p>
          </table:table-cell>
        </table:table-row>
        <table:table-row table:style-name="ro1">
          <table:table-cell office:value-type="float" office:value="8.339399" calcext:value-type="float">
            <text:p>8.33939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8]-[.$A$2]" office:value-type="float" office:value="8.290032" calcext:value-type="float">
            <text:p>8.29</text:p>
          </table:table-cell>
          <table:table-cell table:formula="of:=0.76*(1-EXP(-10*([.D828]-5.05))*(1+10*([.D828]-5.05)))-0.38" office:value-type="float" office:value="0.379999999999785" calcext:value-type="float">
            <text:p>0.379999999999785</text:p>
          </table:table-cell>
        </table:table-row>
        <table:table-row table:style-name="ro1">
          <table:table-cell office:value-type="float" office:value="8.349682" calcext:value-type="float">
            <text:p>8.3496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29]-[.$A$2]" office:value-type="float" office:value="8.300315" calcext:value-type="float">
            <text:p>8.30</text:p>
          </table:table-cell>
          <table:table-cell table:formula="of:=0.76*(1-EXP(-10*([.D829]-5.05))*(1+10*([.D829]-5.05)))-0.38" office:value-type="float" office:value="0.379999999999805" calcext:value-type="float">
            <text:p>0.379999999999805</text:p>
          </table:table-cell>
        </table:table-row>
        <table:table-row table:style-name="ro1">
          <table:table-cell office:value-type="float" office:value="8.364434" calcext:value-type="float">
            <text:p>8.36443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0]-[.$A$2]" office:value-type="float" office:value="8.315067" calcext:value-type="float">
            <text:p>8.32</text:p>
          </table:table-cell>
          <table:table-cell table:formula="of:=0.76*(1-EXP(-10*([.D830]-5.05))*(1+10*([.D830]-5.05)))-0.38" office:value-type="float" office:value="0.379999999999831" calcext:value-type="float">
            <text:p>0.379999999999831</text:p>
          </table:table-cell>
        </table:table-row>
        <table:table-row table:style-name="ro1">
          <table:table-cell office:value-type="float" office:value="8.374384" calcext:value-type="float">
            <text:p>8.37438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1]-[.$A$2]" office:value-type="float" office:value="8.325017" calcext:value-type="float">
            <text:p>8.33</text:p>
          </table:table-cell>
          <table:table-cell table:formula="of:=0.76*(1-EXP(-10*([.D831]-5.05))*(1+10*([.D831]-5.05)))-0.38" office:value-type="float" office:value="0.379999999999847" calcext:value-type="float">
            <text:p>0.379999999999847</text:p>
          </table:table-cell>
        </table:table-row>
        <table:table-row table:style-name="ro1">
          <table:table-cell office:value-type="float" office:value="8.384255" calcext:value-type="float">
            <text:p>8.38425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2]-[.$A$2]" office:value-type="float" office:value="8.334888" calcext:value-type="float">
            <text:p>8.33</text:p>
          </table:table-cell>
          <table:table-cell table:formula="of:=0.76*(1-EXP(-10*([.D832]-5.05))*(1+10*([.D832]-5.05)))-0.38" office:value-type="float" office:value="0.379999999999861" calcext:value-type="float">
            <text:p>0.379999999999861</text:p>
          </table:table-cell>
        </table:table-row>
        <table:table-row table:style-name="ro1">
          <table:table-cell office:value-type="float" office:value="8.394293" calcext:value-type="float">
            <text:p>8.39429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3]-[.$A$2]" office:value-type="float" office:value="8.344926" calcext:value-type="float">
            <text:p>8.34</text:p>
          </table:table-cell>
          <table:table-cell table:formula="of:=0.76*(1-EXP(-10*([.D833]-5.05))*(1+10*([.D833]-5.05)))-0.38" office:value-type="float" office:value="0.379999999999874" calcext:value-type="float">
            <text:p>0.379999999999874</text:p>
          </table:table-cell>
        </table:table-row>
        <table:table-row table:style-name="ro1">
          <table:table-cell office:value-type="float" office:value="8.404203" calcext:value-type="float">
            <text:p>8.40420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4]-[.$A$2]" office:value-type="float" office:value="8.354836" calcext:value-type="float">
            <text:p>8.35</text:p>
          </table:table-cell>
          <table:table-cell table:formula="of:=0.76*(1-EXP(-10*([.D834]-5.05))*(1+10*([.D834]-5.05)))-0.38" office:value-type="float" office:value="0.379999999999885" calcext:value-type="float">
            <text:p>0.379999999999885</text:p>
          </table:table-cell>
        </table:table-row>
        <table:table-row table:style-name="ro1">
          <table:table-cell office:value-type="float" office:value="8.414142" calcext:value-type="float">
            <text:p>8.4141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5]-[.$A$2]" office:value-type="float" office:value="8.364775" calcext:value-type="float">
            <text:p>8.36</text:p>
          </table:table-cell>
          <table:table-cell table:formula="of:=0.76*(1-EXP(-10*([.D835]-5.05))*(1+10*([.D835]-5.05)))-0.38" office:value-type="float" office:value="0.379999999999896" calcext:value-type="float">
            <text:p>0.379999999999896</text:p>
          </table:table-cell>
        </table:table-row>
        <table:table-row table:style-name="ro1">
          <table:table-cell office:value-type="float" office:value="8.424301" calcext:value-type="float">
            <text:p>8.4243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6]-[.$A$2]" office:value-type="float" office:value="8.374934" calcext:value-type="float">
            <text:p>8.37</text:p>
          </table:table-cell>
          <table:table-cell table:formula="of:=0.76*(1-EXP(-10*([.D836]-5.05))*(1+10*([.D836]-5.05)))-0.38" office:value-type="float" office:value="0.379999999999906" calcext:value-type="float">
            <text:p>0.379999999999906</text:p>
          </table:table-cell>
        </table:table-row>
        <table:table-row table:style-name="ro1">
          <table:table-cell office:value-type="float" office:value="8.43424" calcext:value-type="float">
            <text:p>8.4342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7]-[.$A$2]" office:value-type="float" office:value="8.384873" calcext:value-type="float">
            <text:p>8.38</text:p>
          </table:table-cell>
          <table:table-cell table:formula="of:=0.76*(1-EXP(-10*([.D837]-5.05))*(1+10*([.D837]-5.05)))-0.38" office:value-type="float" office:value="0.379999999999914" calcext:value-type="float">
            <text:p>0.379999999999914</text:p>
          </table:table-cell>
        </table:table-row>
        <table:table-row table:style-name="ro1">
          <table:table-cell office:value-type="float" office:value="8.444553" calcext:value-type="float">
            <text:p>8.44455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8]-[.$A$2]" office:value-type="float" office:value="8.395186" calcext:value-type="float">
            <text:p>8.40</text:p>
          </table:table-cell>
          <table:table-cell table:formula="of:=0.76*(1-EXP(-10*([.D838]-5.05))*(1+10*([.D838]-5.05)))-0.38" office:value-type="float" office:value="0.379999999999922" calcext:value-type="float">
            <text:p>0.379999999999922</text:p>
          </table:table-cell>
        </table:table-row>
        <table:table-row table:style-name="ro1">
          <table:table-cell office:value-type="float" office:value="8.454301" calcext:value-type="float">
            <text:p>8.4543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39]-[.$A$2]" office:value-type="float" office:value="8.404934" calcext:value-type="float">
            <text:p>8.40</text:p>
          </table:table-cell>
          <table:table-cell table:formula="of:=0.76*(1-EXP(-10*([.D839]-5.05))*(1+10*([.D839]-5.05)))-0.38" office:value-type="float" office:value="0.379999999999929" calcext:value-type="float">
            <text:p>0.379999999999929</text:p>
          </table:table-cell>
        </table:table-row>
        <table:table-row table:style-name="ro1">
          <table:table-cell office:value-type="float" office:value="8.464756" calcext:value-type="float">
            <text:p>8.46475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0]-[.$A$2]" office:value-type="float" office:value="8.415389" calcext:value-type="float">
            <text:p>8.42</text:p>
          </table:table-cell>
          <table:table-cell table:formula="of:=0.76*(1-EXP(-10*([.D840]-5.05))*(1+10*([.D840]-5.05)))-0.38" office:value-type="float" office:value="0.379999999999936" calcext:value-type="float">
            <text:p>0.379999999999936</text:p>
          </table:table-cell>
        </table:table-row>
        <table:table-row table:style-name="ro1">
          <table:table-cell office:value-type="float" office:value="8.474328" calcext:value-type="float">
            <text:p>8.4743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1]-[.$A$2]" office:value-type="float" office:value="8.424961" calcext:value-type="float">
            <text:p>8.42</text:p>
          </table:table-cell>
          <table:table-cell table:formula="of:=0.76*(1-EXP(-10*([.D841]-5.05))*(1+10*([.D841]-5.05)))-0.38" office:value-type="float" office:value="0.379999999999942" calcext:value-type="float">
            <text:p>0.379999999999942</text:p>
          </table:table-cell>
        </table:table-row>
        <table:table-row table:style-name="ro1">
          <table:table-cell office:value-type="float" office:value="8.484489" calcext:value-type="float">
            <text:p>8.48448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2]-[.$A$2]" office:value-type="float" office:value="8.435122" calcext:value-type="float">
            <text:p>8.44</text:p>
          </table:table-cell>
          <table:table-cell table:formula="of:=0.76*(1-EXP(-10*([.D842]-5.05))*(1+10*([.D842]-5.05)))-0.38" office:value-type="float" office:value="0.379999999999947" calcext:value-type="float">
            <text:p>0.379999999999947</text:p>
          </table:table-cell>
        </table:table-row>
        <table:table-row table:style-name="ro1">
          <table:table-cell office:value-type="float" office:value="8.494342" calcext:value-type="float">
            <text:p>8.4943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3]-[.$A$2]" office:value-type="float" office:value="8.444975" calcext:value-type="float">
            <text:p>8.44</text:p>
          </table:table-cell>
          <table:table-cell table:formula="of:=0.76*(1-EXP(-10*([.D843]-5.05))*(1+10*([.D843]-5.05)))-0.38" office:value-type="float" office:value="0.379999999999952" calcext:value-type="float">
            <text:p>0.379999999999952</text:p>
          </table:table-cell>
        </table:table-row>
        <table:table-row table:style-name="ro1">
          <table:table-cell office:value-type="float" office:value="8.504209" calcext:value-type="float">
            <text:p>8.50420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4]-[.$A$2]" office:value-type="float" office:value="8.454842" calcext:value-type="float">
            <text:p>8.45</text:p>
          </table:table-cell>
          <table:table-cell table:formula="of:=0.76*(1-EXP(-10*([.D844]-5.05))*(1+10*([.D844]-5.05)))-0.38" office:value-type="float" office:value="0.379999999999957" calcext:value-type="float">
            <text:p>0.379999999999957</text:p>
          </table:table-cell>
        </table:table-row>
        <table:table-row table:style-name="ro1">
          <table:table-cell office:value-type="float" office:value="8.514187" calcext:value-type="float">
            <text:p>8.51418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5]-[.$A$2]" office:value-type="float" office:value="8.46482" calcext:value-type="float">
            <text:p>8.46</text:p>
          </table:table-cell>
          <table:table-cell table:formula="of:=0.76*(1-EXP(-10*([.D845]-5.05))*(1+10*([.D845]-5.05)))-0.38" office:value-type="float" office:value="0.37999999999996" calcext:value-type="float">
            <text:p>0.37999999999996</text:p>
          </table:table-cell>
        </table:table-row>
        <table:table-row table:style-name="ro1">
          <table:table-cell office:value-type="float" office:value="8.524328" calcext:value-type="float">
            <text:p>8.5243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6]-[.$A$2]" office:value-type="float" office:value="8.474961" calcext:value-type="float">
            <text:p>8.47</text:p>
          </table:table-cell>
          <table:table-cell table:formula="of:=0.76*(1-EXP(-10*([.D846]-5.05))*(1+10*([.D846]-5.05)))-0.38" office:value-type="float" office:value="0.379999999999964" calcext:value-type="float">
            <text:p>0.379999999999964</text:p>
          </table:table-cell>
        </table:table-row>
        <table:table-row table:style-name="ro1">
          <table:table-cell office:value-type="float" office:value="8.534232" calcext:value-type="float">
            <text:p>8.53423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7]-[.$A$2]" office:value-type="float" office:value="8.484865" calcext:value-type="float">
            <text:p>8.48</text:p>
          </table:table-cell>
          <table:table-cell table:formula="of:=0.76*(1-EXP(-10*([.D847]-5.05))*(1+10*([.D847]-5.05)))-0.38" office:value-type="float" office:value="0.379999999999967" calcext:value-type="float">
            <text:p>0.379999999999967</text:p>
          </table:table-cell>
        </table:table-row>
        <table:table-row table:style-name="ro1">
          <table:table-cell office:value-type="float" office:value="8.544449" calcext:value-type="float">
            <text:p>8.54444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8]-[.$A$2]" office:value-type="float" office:value="8.495082" calcext:value-type="float">
            <text:p>8.50</text:p>
          </table:table-cell>
          <table:table-cell table:formula="of:=0.76*(1-EXP(-10*([.D848]-5.05))*(1+10*([.D848]-5.05)))-0.38" office:value-type="float" office:value="0.379999999999971" calcext:value-type="float">
            <text:p>0.379999999999971</text:p>
          </table:table-cell>
        </table:table-row>
        <table:table-row table:style-name="ro1">
          <table:table-cell office:value-type="float" office:value="8.554296" calcext:value-type="float">
            <text:p>8.5542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49]-[.$A$2]" office:value-type="float" office:value="8.504929" calcext:value-type="float">
            <text:p>8.50</text:p>
          </table:table-cell>
          <table:table-cell table:formula="of:=0.76*(1-EXP(-10*([.D849]-5.05))*(1+10*([.D849]-5.05)))-0.38" office:value-type="float" office:value="0.379999999999973" calcext:value-type="float">
            <text:p>0.379999999999973</text:p>
          </table:table-cell>
        </table:table-row>
        <table:table-row table:style-name="ro1">
          <table:table-cell office:value-type="float" office:value="8.564494" calcext:value-type="float">
            <text:p>8.56449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0]-[.$A$2]" office:value-type="float" office:value="8.515127" calcext:value-type="float">
            <text:p>8.52</text:p>
          </table:table-cell>
          <table:table-cell table:formula="of:=0.76*(1-EXP(-10*([.D850]-5.05))*(1+10*([.D850]-5.05)))-0.38" office:value-type="float" office:value="0.379999999999976" calcext:value-type="float">
            <text:p>0.379999999999976</text:p>
          </table:table-cell>
        </table:table-row>
        <table:table-row table:style-name="ro1">
          <table:table-cell office:value-type="float" office:value="8.574281" calcext:value-type="float">
            <text:p>8.57428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1]-[.$A$2]" office:value-type="float" office:value="8.524914" calcext:value-type="float">
            <text:p>8.52</text:p>
          </table:table-cell>
          <table:table-cell table:formula="of:=0.76*(1-EXP(-10*([.D851]-5.05))*(1+10*([.D851]-5.05)))-0.38" office:value-type="float" office:value="0.379999999999978" calcext:value-type="float">
            <text:p>0.379999999999978</text:p>
          </table:table-cell>
        </table:table-row>
        <table:table-row table:style-name="ro1">
          <table:table-cell office:value-type="float" office:value="8.584206" calcext:value-type="float">
            <text:p>8.58420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2]-[.$A$2]" office:value-type="float" office:value="8.534839" calcext:value-type="float">
            <text:p>8.53</text:p>
          </table:table-cell>
          <table:table-cell table:formula="of:=0.76*(1-EXP(-10*([.D852]-5.05))*(1+10*([.D852]-5.05)))-0.38" office:value-type="float" office:value="0.37999999999998" calcext:value-type="float">
            <text:p>0.37999999999998</text:p>
          </table:table-cell>
        </table:table-row>
        <table:table-row table:style-name="ro1">
          <table:table-cell office:value-type="float" office:value="8.594364" calcext:value-type="float">
            <text:p>8.59436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3]-[.$A$2]" office:value-type="float" office:value="8.544997" calcext:value-type="float">
            <text:p>8.54</text:p>
          </table:table-cell>
          <table:table-cell table:formula="of:=0.76*(1-EXP(-10*([.D853]-5.05))*(1+10*([.D853]-5.05)))-0.38" office:value-type="float" office:value="0.379999999999982" calcext:value-type="float">
            <text:p>0.379999999999982</text:p>
          </table:table-cell>
        </table:table-row>
        <table:table-row table:style-name="ro1">
          <table:table-cell office:value-type="float" office:value="8.604326" calcext:value-type="float">
            <text:p>8.6043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4]-[.$A$2]" office:value-type="float" office:value="8.554959" calcext:value-type="float">
            <text:p>8.55</text:p>
          </table:table-cell>
          <table:table-cell table:formula="of:=0.76*(1-EXP(-10*([.D854]-5.05))*(1+10*([.D854]-5.05)))-0.38" office:value-type="float" office:value="0.379999999999984" calcext:value-type="float">
            <text:p>0.379999999999984</text:p>
          </table:table-cell>
        </table:table-row>
        <table:table-row table:style-name="ro1">
          <table:table-cell office:value-type="float" office:value="8.614201" calcext:value-type="float">
            <text:p>8.6142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5]-[.$A$2]" office:value-type="float" office:value="8.564834" calcext:value-type="float">
            <text:p>8.56</text:p>
          </table:table-cell>
          <table:table-cell table:formula="of:=0.76*(1-EXP(-10*([.D855]-5.05))*(1+10*([.D855]-5.05)))-0.38" office:value-type="float" office:value="0.379999999999985" calcext:value-type="float">
            <text:p>0.379999999999985</text:p>
          </table:table-cell>
        </table:table-row>
        <table:table-row table:style-name="ro1">
          <table:table-cell office:value-type="float" office:value="8.624179" calcext:value-type="float">
            <text:p>8.62417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6]-[.$A$2]" office:value-type="float" office:value="8.574812" calcext:value-type="float">
            <text:p>8.57</text:p>
          </table:table-cell>
          <table:table-cell table:formula="of:=0.76*(1-EXP(-10*([.D856]-5.05))*(1+10*([.D856]-5.05)))-0.38" office:value-type="float" office:value="0.379999999999986" calcext:value-type="float">
            <text:p>0.379999999999986</text:p>
          </table:table-cell>
        </table:table-row>
        <table:table-row table:style-name="ro1">
          <table:table-cell office:value-type="float" office:value="8.634127" calcext:value-type="float">
            <text:p>8.63412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7]-[.$A$2]" office:value-type="float" office:value="8.58476" calcext:value-type="float">
            <text:p>8.58</text:p>
          </table:table-cell>
          <table:table-cell table:formula="of:=0.76*(1-EXP(-10*([.D857]-5.05))*(1+10*([.D857]-5.05)))-0.38" office:value-type="float" office:value="0.379999999999988" calcext:value-type="float">
            <text:p>0.379999999999988</text:p>
          </table:table-cell>
        </table:table-row>
        <table:table-row table:style-name="ro1">
          <table:table-cell office:value-type="float" office:value="8.644086" calcext:value-type="float">
            <text:p>8.64408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8]-[.$A$2]" office:value-type="float" office:value="8.594719" calcext:value-type="float">
            <text:p>8.59</text:p>
          </table:table-cell>
          <table:table-cell table:formula="of:=0.76*(1-EXP(-10*([.D858]-5.05))*(1+10*([.D858]-5.05)))-0.38" office:value-type="float" office:value="0.379999999999989" calcext:value-type="float">
            <text:p>0.379999999999989</text:p>
          </table:table-cell>
        </table:table-row>
        <table:table-row table:style-name="ro1">
          <table:table-cell office:value-type="float" office:value="8.654212" calcext:value-type="float">
            <text:p>8.65421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59]-[.$A$2]" office:value-type="float" office:value="8.604845" calcext:value-type="float">
            <text:p>8.60</text:p>
          </table:table-cell>
          <table:table-cell table:formula="of:=0.76*(1-EXP(-10*([.D859]-5.05))*(1+10*([.D859]-5.05)))-0.38" office:value-type="float" office:value="0.37999999999999" calcext:value-type="float">
            <text:p>0.37999999999999</text:p>
          </table:table-cell>
        </table:table-row>
        <table:table-row table:style-name="ro1">
          <table:table-cell office:value-type="float" office:value="8.664157" calcext:value-type="float">
            <text:p>8.66415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0]-[.$A$2]" office:value-type="float" office:value="8.61479" calcext:value-type="float">
            <text:p>8.61</text:p>
          </table:table-cell>
          <table:table-cell table:formula="of:=0.76*(1-EXP(-10*([.D860]-5.05))*(1+10*([.D860]-5.05)))-0.38" office:value-type="float" office:value="0.379999999999991" calcext:value-type="float">
            <text:p>0.379999999999991</text:p>
          </table:table-cell>
        </table:table-row>
        <table:table-row table:style-name="ro1">
          <table:table-cell office:value-type="float" office:value="8.674251" calcext:value-type="float">
            <text:p>8.67425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1]-[.$A$2]" office:value-type="float" office:value="8.624884" calcext:value-type="float">
            <text:p>8.62</text:p>
          </table:table-cell>
          <table:table-cell table:formula="of:=0.76*(1-EXP(-10*([.D861]-5.05))*(1+10*([.D861]-5.05)))-0.38" office:value-type="float" office:value="0.379999999999992" calcext:value-type="float">
            <text:p>0.379999999999992</text:p>
          </table:table-cell>
        </table:table-row>
        <table:table-row table:style-name="ro1">
          <table:table-cell office:value-type="float" office:value="8.684276" calcext:value-type="float">
            <text:p>8.68427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2]-[.$A$2]" office:value-type="float" office:value="8.634909" calcext:value-type="float">
            <text:p>8.63</text:p>
          </table:table-cell>
          <table:table-cell table:formula="of:=0.76*(1-EXP(-10*([.D862]-5.05))*(1+10*([.D862]-5.05)))-0.38" office:value-type="float" office:value="0.379999999999992" calcext:value-type="float">
            <text:p>0.379999999999992</text:p>
          </table:table-cell>
        </table:table-row>
        <table:table-row table:style-name="ro1">
          <table:table-cell office:value-type="float" office:value="8.694238" calcext:value-type="float">
            <text:p>8.69423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3]-[.$A$2]" office:value-type="float" office:value="8.644871" calcext:value-type="float">
            <text:p>8.64</text:p>
          </table:table-cell>
          <table:table-cell table:formula="of:=0.76*(1-EXP(-10*([.D863]-5.05))*(1+10*([.D863]-5.05)))-0.38" office:value-type="float" office:value="0.379999999999993" calcext:value-type="float">
            <text:p>0.379999999999993</text:p>
          </table:table-cell>
        </table:table-row>
        <table:table-row table:style-name="ro1">
          <table:table-cell office:value-type="float" office:value="8.704282" calcext:value-type="float">
            <text:p>8.70428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4]-[.$A$2]" office:value-type="float" office:value="8.654915" calcext:value-type="float">
            <text:p>8.65</text:p>
          </table:table-cell>
          <table:table-cell table:formula="of:=0.76*(1-EXP(-10*([.D864]-5.05))*(1+10*([.D864]-5.05)))-0.38" office:value-type="float" office:value="0.379999999999994" calcext:value-type="float">
            <text:p>0.379999999999994</text:p>
          </table:table-cell>
        </table:table-row>
        <table:table-row table:style-name="ro1">
          <table:table-cell office:value-type="float" office:value="8.714355" calcext:value-type="float">
            <text:p>8.71435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5]-[.$A$2]" office:value-type="float" office:value="8.664988" calcext:value-type="float">
            <text:p>8.66</text:p>
          </table:table-cell>
          <table:table-cell table:formula="of:=0.76*(1-EXP(-10*([.D865]-5.05))*(1+10*([.D865]-5.05)))-0.38" office:value-type="float" office:value="0.379999999999994" calcext:value-type="float">
            <text:p>0.379999999999994</text:p>
          </table:table-cell>
        </table:table-row>
        <table:table-row table:style-name="ro1">
          <table:table-cell office:value-type="float" office:value="8.724196" calcext:value-type="float">
            <text:p>8.7241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6]-[.$A$2]" office:value-type="float" office:value="8.674829" calcext:value-type="float">
            <text:p>8.67</text:p>
          </table:table-cell>
          <table:table-cell table:formula="of:=0.76*(1-EXP(-10*([.D866]-5.05))*(1+10*([.D866]-5.05)))-0.38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8.734226" calcext:value-type="float">
            <text:p>8.7342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7]-[.$A$2]" office:value-type="float" office:value="8.684859" calcext:value-type="float">
            <text:p>8.68</text:p>
          </table:table-cell>
          <table:table-cell table:formula="of:=0.76*(1-EXP(-10*([.D867]-5.05))*(1+10*([.D867]-5.05)))-0.38" office:value-type="float" office:value="0.379999999999995" calcext:value-type="float">
            <text:p>0.379999999999995</text:p>
          </table:table-cell>
        </table:table-row>
        <table:table-row table:style-name="ro1">
          <table:table-cell office:value-type="float" office:value="8.744528" calcext:value-type="float">
            <text:p>8.74452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8]-[.$A$2]" office:value-type="float" office:value="8.695161" calcext:value-type="float">
            <text:p>8.70</text:p>
          </table:table-cell>
          <table:table-cell table:formula="of:=0.76*(1-EXP(-10*([.D868]-5.05))*(1+10*([.D868]-5.05)))-0.38" office:value-type="float" office:value="0.379999999999996" calcext:value-type="float">
            <text:p>0.379999999999996</text:p>
          </table:table-cell>
        </table:table-row>
        <table:table-row table:style-name="ro1">
          <table:table-cell office:value-type="float" office:value="8.754224" calcext:value-type="float">
            <text:p>8.75422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69]-[.$A$2]" office:value-type="float" office:value="8.704857" calcext:value-type="float">
            <text:p>8.70</text:p>
          </table:table-cell>
          <table:table-cell table:formula="of:=0.76*(1-EXP(-10*([.D869]-5.05))*(1+10*([.D869]-5.05)))-0.38" office:value-type="float" office:value="0.379999999999996" calcext:value-type="float">
            <text:p>0.379999999999996</text:p>
          </table:table-cell>
        </table:table-row>
        <table:table-row table:style-name="ro1">
          <table:table-cell office:value-type="float" office:value="8.764429" calcext:value-type="float">
            <text:p>8.76442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0]-[.$A$2]" office:value-type="float" office:value="8.715062" calcext:value-type="float">
            <text:p>8.72</text:p>
          </table:table-cell>
          <table:table-cell table:formula="of:=0.76*(1-EXP(-10*([.D870]-5.05))*(1+10*([.D870]-5.05)))-0.38" office:value-type="float" office:value="0.379999999999997" calcext:value-type="float">
            <text:p>0.379999999999997</text:p>
          </table:table-cell>
        </table:table-row>
        <table:table-row table:style-name="ro1">
          <table:table-cell office:value-type="float" office:value="8.774159" calcext:value-type="float">
            <text:p>8.77415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1]-[.$A$2]" office:value-type="float" office:value="8.724792" calcext:value-type="float">
            <text:p>8.72</text:p>
          </table:table-cell>
          <table:table-cell table:formula="of:=0.76*(1-EXP(-10*([.D871]-5.05))*(1+10*([.D871]-5.05)))-0.38" office:value-type="float" office:value="0.379999999999997" calcext:value-type="float">
            <text:p>0.379999999999997</text:p>
          </table:table-cell>
        </table:table-row>
        <table:table-row table:style-name="ro1">
          <table:table-cell office:value-type="float" office:value="8.784548" calcext:value-type="float">
            <text:p>8.78454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2]-[.$A$2]" office:value-type="float" office:value="8.735181" calcext:value-type="float">
            <text:p>8.74</text:p>
          </table:table-cell>
          <table:table-cell table:formula="of:=0.76*(1-EXP(-10*([.D872]-5.05))*(1+10*([.D872]-5.05)))-0.38" office:value-type="float" office:value="0.379999999999997" calcext:value-type="float">
            <text:p>0.379999999999997</text:p>
          </table:table-cell>
        </table:table-row>
        <table:table-row table:style-name="ro1">
          <table:table-cell office:value-type="float" office:value="8.794239" calcext:value-type="float">
            <text:p>8.79423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3]-[.$A$2]" office:value-type="float" office:value="8.744872" calcext:value-type="float">
            <text:p>8.74</text:p>
          </table:table-cell>
          <table:table-cell table:formula="of:=0.76*(1-EXP(-10*([.D873]-5.05))*(1+10*([.D873]-5.05)))-0.38" office:value-type="float" office:value="0.379999999999997" calcext:value-type="float">
            <text:p>0.379999999999997</text:p>
          </table:table-cell>
        </table:table-row>
        <table:table-row table:style-name="ro1">
          <table:table-cell office:value-type="float" office:value="8.804554" calcext:value-type="float">
            <text:p>8.8045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4]-[.$A$2]" office:value-type="float" office:value="8.755187" calcext:value-type="float">
            <text:p>8.76</text:p>
          </table:table-cell>
          <table:table-cell table:formula="of:=0.76*(1-EXP(-10*([.D874]-5.05))*(1+10*([.D874]-5.05)))-0.38" office:value-type="float" office:value="0.379999999999998" calcext:value-type="float">
            <text:p>0.379999999999998</text:p>
          </table:table-cell>
        </table:table-row>
        <table:table-row table:style-name="ro1">
          <table:table-cell office:value-type="float" office:value="8.814365" calcext:value-type="float">
            <text:p>8.81436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5]-[.$A$2]" office:value-type="float" office:value="8.764998" calcext:value-type="float">
            <text:p>8.76</text:p>
          </table:table-cell>
          <table:table-cell table:formula="of:=0.76*(1-EXP(-10*([.D875]-5.05))*(1+10*([.D875]-5.05)))-0.38" office:value-type="float" office:value="0.379999999999998" calcext:value-type="float">
            <text:p>0.379999999999998</text:p>
          </table:table-cell>
        </table:table-row>
        <table:table-row table:style-name="ro1">
          <table:table-cell office:value-type="float" office:value="8.824618" calcext:value-type="float">
            <text:p>8.82461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6]-[.$A$2]" office:value-type="float" office:value="8.775251" calcext:value-type="float">
            <text:p>8.78</text:p>
          </table:table-cell>
          <table:table-cell table:formula="of:=0.76*(1-EXP(-10*([.D876]-5.05))*(1+10*([.D876]-5.05)))-0.38" office:value-type="float" office:value="0.379999999999998" calcext:value-type="float">
            <text:p>0.379999999999998</text:p>
          </table:table-cell>
        </table:table-row>
        <table:table-row table:style-name="ro1">
          <table:table-cell office:value-type="float" office:value="8.8344" calcext:value-type="float">
            <text:p>8.83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7]-[.$A$2]" office:value-type="float" office:value="8.785033" calcext:value-type="float">
            <text:p>8.79</text:p>
          </table:table-cell>
          <table:table-cell table:formula="of:=0.76*(1-EXP(-10*([.D877]-5.05))*(1+10*([.D877]-5.05)))-0.38" office:value-type="float" office:value="0.379999999999998" calcext:value-type="float">
            <text:p>0.379999999999998</text:p>
          </table:table-cell>
        </table:table-row>
        <table:table-row table:style-name="ro1">
          <table:table-cell office:value-type="float" office:value="8.844507" calcext:value-type="float">
            <text:p>8.84450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8]-[.$A$2]" office:value-type="float" office:value="8.79514" calcext:value-type="float">
            <text:p>8.80</text:p>
          </table:table-cell>
          <table:table-cell table:formula="of:=0.76*(1-EXP(-10*([.D878]-5.05))*(1+10*([.D878]-5.05)))-0.38" office:value-type="float" office:value="0.379999999999998" calcext:value-type="float">
            <text:p>0.379999999999998</text:p>
          </table:table-cell>
        </table:table-row>
        <table:table-row table:style-name="ro1">
          <table:table-cell office:value-type="float" office:value="8.854411" calcext:value-type="float">
            <text:p>8.85441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79]-[.$A$2]" office:value-type="float" office:value="8.805044" calcext:value-type="float">
            <text:p>8.81</text:p>
          </table:table-cell>
          <table:table-cell table:formula="of:=0.76*(1-EXP(-10*([.D879]-5.05))*(1+10*([.D879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864615" calcext:value-type="float">
            <text:p>8.86461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0]-[.$A$2]" office:value-type="float" office:value="8.815248" calcext:value-type="float">
            <text:p>8.82</text:p>
          </table:table-cell>
          <table:table-cell table:formula="of:=0.76*(1-EXP(-10*([.D880]-5.05))*(1+10*([.D880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8744" calcext:value-type="float">
            <text:p>8.874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1]-[.$A$2]" office:value-type="float" office:value="8.825033" calcext:value-type="float">
            <text:p>8.83</text:p>
          </table:table-cell>
          <table:table-cell table:formula="of:=0.76*(1-EXP(-10*([.D881]-5.05))*(1+10*([.D881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884487" calcext:value-type="float">
            <text:p>8.88448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2]-[.$A$2]" office:value-type="float" office:value="8.83512" calcext:value-type="float">
            <text:p>8.84</text:p>
          </table:table-cell>
          <table:table-cell table:formula="of:=0.76*(1-EXP(-10*([.D882]-5.05))*(1+10*([.D882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89436" calcext:value-type="float">
            <text:p>8.8943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3]-[.$A$2]" office:value-type="float" office:value="8.844993" calcext:value-type="float">
            <text:p>8.84</text:p>
          </table:table-cell>
          <table:table-cell table:formula="of:=0.76*(1-EXP(-10*([.D883]-5.05))*(1+10*([.D883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04784" calcext:value-type="float">
            <text:p>8.90478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4]-[.$A$2]" office:value-type="float" office:value="8.855417" calcext:value-type="float">
            <text:p>8.86</text:p>
          </table:table-cell>
          <table:table-cell table:formula="of:=0.76*(1-EXP(-10*([.D884]-5.05))*(1+10*([.D884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14548" calcext:value-type="float">
            <text:p>8.91454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5]-[.$A$2]" office:value-type="float" office:value="8.865181" calcext:value-type="float">
            <text:p>8.87</text:p>
          </table:table-cell>
          <table:table-cell table:formula="of:=0.76*(1-EXP(-10*([.D885]-5.05))*(1+10*([.D885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24619" calcext:value-type="float">
            <text:p>8.92461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6]-[.$A$2]" office:value-type="float" office:value="8.875252" calcext:value-type="float">
            <text:p>8.88</text:p>
          </table:table-cell>
          <table:table-cell table:formula="of:=0.76*(1-EXP(-10*([.D886]-5.05))*(1+10*([.D886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34301" calcext:value-type="float">
            <text:p>8.93430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7]-[.$A$2]" office:value-type="float" office:value="8.884934" calcext:value-type="float">
            <text:p>8.88</text:p>
          </table:table-cell>
          <table:table-cell table:formula="of:=0.76*(1-EXP(-10*([.D887]-5.05))*(1+10*([.D887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44554" calcext:value-type="float">
            <text:p>8.9445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8]-[.$A$2]" office:value-type="float" office:value="8.895187" calcext:value-type="float">
            <text:p>8.90</text:p>
          </table:table-cell>
          <table:table-cell table:formula="of:=0.76*(1-EXP(-10*([.D888]-5.05))*(1+10*([.D888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54272" calcext:value-type="float">
            <text:p>8.95427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89]-[.$A$2]" office:value-type="float" office:value="8.904905" calcext:value-type="float">
            <text:p>8.90</text:p>
          </table:table-cell>
          <table:table-cell table:formula="of:=0.76*(1-EXP(-10*([.D889]-5.05))*(1+10*([.D889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64596" calcext:value-type="float">
            <text:p>8.9645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0]-[.$A$2]" office:value-type="float" office:value="8.915229" calcext:value-type="float">
            <text:p>8.92</text:p>
          </table:table-cell>
          <table:table-cell table:formula="of:=0.76*(1-EXP(-10*([.D890]-5.05))*(1+10*([.D890]-5.05)))-0.38" office:value-type="float" office:value="0.379999999999999" calcext:value-type="float">
            <text:p>0.379999999999999</text:p>
          </table:table-cell>
        </table:table-row>
        <table:table-row table:style-name="ro1">
          <table:table-cell office:value-type="float" office:value="8.974386" calcext:value-type="float">
            <text:p>8.97438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1]-[.$A$2]" office:value-type="float" office:value="8.925019" calcext:value-type="float">
            <text:p>8.93</text:p>
          </table:table-cell>
          <table:table-cell table:formula="of:=0.76*(1-EXP(-10*([.D891]-5.05))*(1+10*([.D8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.984554" calcext:value-type="float">
            <text:p>8.9845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2]-[.$A$2]" office:value-type="float" office:value="8.935187" calcext:value-type="float">
            <text:p>8.94</text:p>
          </table:table-cell>
          <table:table-cell table:formula="of:=0.76*(1-EXP(-10*([.D892]-5.05))*(1+10*([.D8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.994537" calcext:value-type="float">
            <text:p>8.99453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3]-[.$A$2]" office:value-type="float" office:value="8.94517" calcext:value-type="float">
            <text:p>8.95</text:p>
          </table:table-cell>
          <table:table-cell table:formula="of:=0.76*(1-EXP(-10*([.D893]-5.05))*(1+10*([.D8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04636" calcext:value-type="float">
            <text:p>9.00463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4]-[.$A$2]" office:value-type="float" office:value="8.955269" calcext:value-type="float">
            <text:p>8.96</text:p>
          </table:table-cell>
          <table:table-cell table:formula="of:=0.76*(1-EXP(-10*([.D894]-5.05))*(1+10*([.D8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14597" calcext:value-type="float">
            <text:p>9.01459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5]-[.$A$2]" office:value-type="float" office:value="8.96523" calcext:value-type="float">
            <text:p>8.97</text:p>
          </table:table-cell>
          <table:table-cell table:formula="of:=0.76*(1-EXP(-10*([.D895]-5.05))*(1+10*([.D8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24635" calcext:value-type="float">
            <text:p>9.024635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6]-[.$A$2]" office:value-type="float" office:value="8.975268" calcext:value-type="float">
            <text:p>8.98</text:p>
          </table:table-cell>
          <table:table-cell table:formula="of:=0.76*(1-EXP(-10*([.D896]-5.05))*(1+10*([.D8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34603" calcext:value-type="float">
            <text:p>9.03460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7]-[.$A$2]" office:value-type="float" office:value="8.985236" calcext:value-type="float">
            <text:p>8.99</text:p>
          </table:table-cell>
          <table:table-cell table:formula="of:=0.76*(1-EXP(-10*([.D897]-5.05))*(1+10*([.D8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44554" calcext:value-type="float">
            <text:p>9.0445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8]-[.$A$2]" office:value-type="float" office:value="8.995187" calcext:value-type="float">
            <text:p>9.00</text:p>
          </table:table-cell>
          <table:table-cell table:formula="of:=0.76*(1-EXP(-10*([.D898]-5.05))*(1+10*([.D8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54593" calcext:value-type="float">
            <text:p>9.05459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899]-[.$A$2]" office:value-type="float" office:value="9.005226" calcext:value-type="float">
            <text:p>9.01</text:p>
          </table:table-cell>
          <table:table-cell table:formula="of:=0.76*(1-EXP(-10*([.D899]-5.05))*(1+10*([.D8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6476" calcext:value-type="float">
            <text:p>9.0647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0]-[.$A$2]" office:value-type="float" office:value="9.015393" calcext:value-type="float">
            <text:p>9.02</text:p>
          </table:table-cell>
          <table:table-cell table:formula="of:=0.76*(1-EXP(-10*([.D900]-5.05))*(1+10*([.D9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74396" calcext:value-type="float">
            <text:p>9.07439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1]-[.$A$2]" office:value-type="float" office:value="9.025029" calcext:value-type="float">
            <text:p>9.03</text:p>
          </table:table-cell>
          <table:table-cell table:formula="of:=0.76*(1-EXP(-10*([.D901]-5.05))*(1+10*([.D9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84718" calcext:value-type="float">
            <text:p>9.08471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2]-[.$A$2]" office:value-type="float" office:value="9.035351" calcext:value-type="float">
            <text:p>9.04</text:p>
          </table:table-cell>
          <table:table-cell table:formula="of:=0.76*(1-EXP(-10*([.D902]-5.05))*(1+10*([.D9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094546" calcext:value-type="float">
            <text:p>9.09454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3]-[.$A$2]" office:value-type="float" office:value="9.045179" calcext:value-type="float">
            <text:p>9.05</text:p>
          </table:table-cell>
          <table:table-cell table:formula="of:=0.76*(1-EXP(-10*([.D903]-5.05))*(1+10*([.D9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04743" calcext:value-type="float">
            <text:p>9.10474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4]-[.$A$2]" office:value-type="float" office:value="9.055376" calcext:value-type="float">
            <text:p>9.06</text:p>
          </table:table-cell>
          <table:table-cell table:formula="of:=0.76*(1-EXP(-10*([.D904]-5.05))*(1+10*([.D9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14568" calcext:value-type="float">
            <text:p>9.11456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5]-[.$A$2]" office:value-type="float" office:value="9.065201" calcext:value-type="float">
            <text:p>9.07</text:p>
          </table:table-cell>
          <table:table-cell table:formula="of:=0.76*(1-EXP(-10*([.D905]-5.05))*(1+10*([.D9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24642" calcext:value-type="float">
            <text:p>9.12464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6]-[.$A$2]" office:value-type="float" office:value="9.075275" calcext:value-type="float">
            <text:p>9.08</text:p>
          </table:table-cell>
          <table:table-cell table:formula="of:=0.76*(1-EXP(-10*([.D906]-5.05))*(1+10*([.D9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34329" calcext:value-type="float">
            <text:p>9.13432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7]-[.$A$2]" office:value-type="float" office:value="9.084962" calcext:value-type="float">
            <text:p>9.08</text:p>
          </table:table-cell>
          <table:table-cell table:formula="of:=0.76*(1-EXP(-10*([.D907]-5.05))*(1+10*([.D9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4459" calcext:value-type="float">
            <text:p>9.1445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8]-[.$A$2]" office:value-type="float" office:value="9.095223" calcext:value-type="float">
            <text:p>9.10</text:p>
          </table:table-cell>
          <table:table-cell table:formula="of:=0.76*(1-EXP(-10*([.D908]-5.05))*(1+10*([.D9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54586" calcext:value-type="float">
            <text:p>9.15458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09]-[.$A$2]" office:value-type="float" office:value="9.105219" calcext:value-type="float">
            <text:p>9.11</text:p>
          </table:table-cell>
          <table:table-cell table:formula="of:=0.76*(1-EXP(-10*([.D909]-5.05))*(1+10*([.D9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64547" calcext:value-type="float">
            <text:p>9.16454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0]-[.$A$2]" office:value-type="float" office:value="9.11518" calcext:value-type="float">
            <text:p>9.12</text:p>
          </table:table-cell>
          <table:table-cell table:formula="of:=0.76*(1-EXP(-10*([.D910]-5.05))*(1+10*([.D9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74561" calcext:value-type="float">
            <text:p>9.17456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1]-[.$A$2]" office:value-type="float" office:value="9.125194" calcext:value-type="float">
            <text:p>9.13</text:p>
          </table:table-cell>
          <table:table-cell table:formula="of:=0.76*(1-EXP(-10*([.D911]-5.05))*(1+10*([.D9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84602" calcext:value-type="float">
            <text:p>9.18460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2]-[.$A$2]" office:value-type="float" office:value="9.135235" calcext:value-type="float">
            <text:p>9.14</text:p>
          </table:table-cell>
          <table:table-cell table:formula="of:=0.76*(1-EXP(-10*([.D912]-5.05))*(1+10*([.D9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194568" calcext:value-type="float">
            <text:p>9.19456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3]-[.$A$2]" office:value-type="float" office:value="9.145201" calcext:value-type="float">
            <text:p>9.15</text:p>
          </table:table-cell>
          <table:table-cell table:formula="of:=0.76*(1-EXP(-10*([.D913]-5.05))*(1+10*([.D9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0463" calcext:value-type="float">
            <text:p>9.2046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4]-[.$A$2]" office:value-type="float" office:value="9.155263" calcext:value-type="float">
            <text:p>9.16</text:p>
          </table:table-cell>
          <table:table-cell table:formula="of:=0.76*(1-EXP(-10*([.D914]-5.05))*(1+10*([.D9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14513" calcext:value-type="float">
            <text:p>9.214513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5]-[.$A$2]" office:value-type="float" office:value="9.165146" calcext:value-type="float">
            <text:p>9.17</text:p>
          </table:table-cell>
          <table:table-cell table:formula="of:=0.76*(1-EXP(-10*([.D915]-5.05))*(1+10*([.D9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24621" calcext:value-type="float">
            <text:p>9.22462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6]-[.$A$2]" office:value-type="float" office:value="9.175254" calcext:value-type="float">
            <text:p>9.18</text:p>
          </table:table-cell>
          <table:table-cell table:formula="of:=0.76*(1-EXP(-10*([.D916]-5.05))*(1+10*([.D9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34371" calcext:value-type="float">
            <text:p>9.23437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7]-[.$A$2]" office:value-type="float" office:value="9.185004" calcext:value-type="float">
            <text:p>9.19</text:p>
          </table:table-cell>
          <table:table-cell table:formula="of:=0.76*(1-EXP(-10*([.D917]-5.05))*(1+10*([.D9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44691" calcext:value-type="float">
            <text:p>9.24469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8]-[.$A$2]" office:value-type="float" office:value="9.195324" calcext:value-type="float">
            <text:p>9.20</text:p>
          </table:table-cell>
          <table:table-cell table:formula="of:=0.76*(1-EXP(-10*([.D918]-5.05))*(1+10*([.D9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54599" calcext:value-type="float">
            <text:p>9.25459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19]-[.$A$2]" office:value-type="float" office:value="9.205232" calcext:value-type="float">
            <text:p>9.21</text:p>
          </table:table-cell>
          <table:table-cell table:formula="of:=0.76*(1-EXP(-10*([.D919]-5.05))*(1+10*([.D9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64402" calcext:value-type="float">
            <text:p>9.264402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0]-[.$A$2]" office:value-type="float" office:value="9.215035" calcext:value-type="float">
            <text:p>9.22</text:p>
          </table:table-cell>
          <table:table-cell table:formula="of:=0.76*(1-EXP(-10*([.D920]-5.05))*(1+10*([.D9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74354" calcext:value-type="float">
            <text:p>9.2743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1]-[.$A$2]" office:value-type="float" office:value="9.224987" calcext:value-type="float">
            <text:p>9.22</text:p>
          </table:table-cell>
          <table:table-cell table:formula="of:=0.76*(1-EXP(-10*([.D921]-5.05))*(1+10*([.D9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84595" calcext:value-type="float">
            <text:p>9.28459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22]-[.$A$2]" office:value-type="float" office:value="9.235228" calcext:value-type="float">
            <text:p>9.24</text:p>
          </table:table-cell>
          <table:table-cell table:formula="of:=0.76*(1-EXP(-10*([.D922]-5.05))*(1+10*([.D9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294679" calcext:value-type="float">
            <text:p>9.294679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23]-[.$A$2]" office:value-type="float" office:value="9.245312" calcext:value-type="float">
            <text:p>9.25</text:p>
          </table:table-cell>
          <table:table-cell table:formula="of:=0.76*(1-EXP(-10*([.D923]-5.05))*(1+10*([.D9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04626" calcext:value-type="float">
            <text:p>9.304626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24]-[.$A$2]" office:value-type="float" office:value="9.255259" calcext:value-type="float">
            <text:p>9.26</text:p>
          </table:table-cell>
          <table:table-cell table:formula="of:=0.76*(1-EXP(-10*([.D924]-5.05))*(1+10*([.D9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1435" calcext:value-type="float">
            <text:p>9.3143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25]-[.$A$2]" office:value-type="float" office:value="9.264983" calcext:value-type="float">
            <text:p>9.26</text:p>
          </table:table-cell>
          <table:table-cell table:formula="of:=0.76*(1-EXP(-10*([.D925]-5.05))*(1+10*([.D9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24654" calcext:value-type="float">
            <text:p>9.32465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6]-[.$A$2]" office:value-type="float" office:value="9.275287" calcext:value-type="float">
            <text:p>9.28</text:p>
          </table:table-cell>
          <table:table-cell table:formula="of:=0.76*(1-EXP(-10*([.D926]-5.05))*(1+10*([.D9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34577" calcext:value-type="float">
            <text:p>9.334577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7]-[.$A$2]" office:value-type="float" office:value="9.28521" calcext:value-type="float">
            <text:p>9.29</text:p>
          </table:table-cell>
          <table:table-cell table:formula="of:=0.76*(1-EXP(-10*([.D927]-5.05))*(1+10*([.D9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44726" calcext:value-type="float">
            <text:p>9.344726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8]-[.$A$2]" office:value-type="float" office:value="9.295359" calcext:value-type="float">
            <text:p>9.30</text:p>
          </table:table-cell>
          <table:table-cell table:formula="of:=0.76*(1-EXP(-10*([.D928]-5.05))*(1+10*([.D9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54608" calcext:value-type="float">
            <text:p>9.35460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29]-[.$A$2]" office:value-type="float" office:value="9.305241" calcext:value-type="float">
            <text:p>9.31</text:p>
          </table:table-cell>
          <table:table-cell table:formula="of:=0.76*(1-EXP(-10*([.D929]-5.05))*(1+10*([.D9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64408" calcext:value-type="float">
            <text:p>9.364408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30]-[.$A$2]" office:value-type="float" office:value="9.315041" calcext:value-type="float">
            <text:p>9.32</text:p>
          </table:table-cell>
          <table:table-cell table:formula="of:=0.76*(1-EXP(-10*([.D930]-5.05))*(1+10*([.D9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74348" calcext:value-type="float">
            <text:p>9.374348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31]-[.$A$2]" office:value-type="float" office:value="9.324981" calcext:value-type="float">
            <text:p>9.32</text:p>
          </table:table-cell>
          <table:table-cell table:formula="of:=0.76*(1-EXP(-10*([.D931]-5.05))*(1+10*([.D9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84547" calcext:value-type="float">
            <text:p>9.384547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32]-[.$A$2]" office:value-type="float" office:value="9.33518" calcext:value-type="float">
            <text:p>9.34</text:p>
          </table:table-cell>
          <table:table-cell table:formula="of:=0.76*(1-EXP(-10*([.D932]-5.05))*(1+10*([.D9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394617" calcext:value-type="float">
            <text:p>9.394617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33]-[.$A$2]" office:value-type="float" office:value="9.34525" calcext:value-type="float">
            <text:p>9.35</text:p>
          </table:table-cell>
          <table:table-cell table:formula="of:=0.76*(1-EXP(-10*([.D933]-5.05))*(1+10*([.D9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04451" calcext:value-type="float">
            <text:p>9.404451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34]-[.$A$2]" office:value-type="float" office:value="9.355084" calcext:value-type="float">
            <text:p>9.36</text:p>
          </table:table-cell>
          <table:table-cell table:formula="of:=0.76*(1-EXP(-10*([.D934]-5.05))*(1+10*([.D9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14361" calcext:value-type="float">
            <text:p>9.414361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35]-[.$A$2]" office:value-type="float" office:value="9.364994" calcext:value-type="float">
            <text:p>9.36</text:p>
          </table:table-cell>
          <table:table-cell table:formula="of:=0.76*(1-EXP(-10*([.D935]-5.05))*(1+10*([.D9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29607" calcext:value-type="float">
            <text:p>9.429607</text:p>
          </table:table-cell>
          <table:table-cell office:value-type="float" office:value="1" calcext:value-type="float">
            <text:p>1</text:p>
          </table:table-cell>
          <table:table-cell office:value-type="float" office:value="0.374154" calcext:value-type="float">
            <text:p>0.374154</text:p>
          </table:table-cell>
          <table:table-cell table:style-name="ce4" table:formula="of:=[.A936]-[.$A$2]" office:value-type="float" office:value="9.38024" calcext:value-type="float">
            <text:p>9.38</text:p>
          </table:table-cell>
          <table:table-cell table:formula="of:=0.76*(1-EXP(-10*([.D936]-5.05))*(1+10*([.D9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34309" calcext:value-type="float">
            <text:p>9.434309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37]-[.$A$2]" office:value-type="float" office:value="9.384942" calcext:value-type="float">
            <text:p>9.38</text:p>
          </table:table-cell>
          <table:table-cell table:formula="of:=0.76*(1-EXP(-10*([.D937]-5.05))*(1+10*([.D9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44298" calcext:value-type="float">
            <text:p>9.444298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38]-[.$A$2]" office:value-type="float" office:value="9.394931" calcext:value-type="float">
            <text:p>9.39</text:p>
          </table:table-cell>
          <table:table-cell table:formula="of:=0.76*(1-EXP(-10*([.D938]-5.05))*(1+10*([.D9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54841" calcext:value-type="float">
            <text:p>9.454841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39]-[.$A$2]" office:value-type="float" office:value="9.405474" calcext:value-type="float">
            <text:p>9.41</text:p>
          </table:table-cell>
          <table:table-cell table:formula="of:=0.76*(1-EXP(-10*([.D939]-5.05))*(1+10*([.D9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69435" calcext:value-type="float">
            <text:p>9.469435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40]-[.$A$2]" office:value-type="float" office:value="9.420068" calcext:value-type="float">
            <text:p>9.42</text:p>
          </table:table-cell>
          <table:table-cell table:formula="of:=0.76*(1-EXP(-10*([.D940]-5.05))*(1+10*([.D9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74375" calcext:value-type="float">
            <text:p>9.474375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41]-[.$A$2]" office:value-type="float" office:value="9.425008" calcext:value-type="float">
            <text:p>9.43</text:p>
          </table:table-cell>
          <table:table-cell table:formula="of:=0.76*(1-EXP(-10*([.D941]-5.05))*(1+10*([.D9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84321" calcext:value-type="float">
            <text:p>9.484321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42]-[.$A$2]" office:value-type="float" office:value="9.434954" calcext:value-type="float">
            <text:p>9.43</text:p>
          </table:table-cell>
          <table:table-cell table:formula="of:=0.76*(1-EXP(-10*([.D942]-5.05))*(1+10*([.D9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494617" calcext:value-type="float">
            <text:p>9.494617</text:p>
          </table:table-cell>
          <table:table-cell office:value-type="float" office:value="1" calcext:value-type="float">
            <text:p>1</text:p>
          </table:table-cell>
          <table:table-cell office:value-type="float" office:value="0.374154" calcext:value-type="float">
            <text:p>0.374154</text:p>
          </table:table-cell>
          <table:table-cell table:style-name="ce4" table:formula="of:=[.A943]-[.$A$2]" office:value-type="float" office:value="9.44525" calcext:value-type="float">
            <text:p>9.45</text:p>
          </table:table-cell>
          <table:table-cell table:formula="of:=0.76*(1-EXP(-10*([.D943]-5.05))*(1+10*([.D9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04662" calcext:value-type="float">
            <text:p>9.504662</text:p>
          </table:table-cell>
          <table:table-cell office:value-type="float" office:value="1" calcext:value-type="float">
            <text:p>1</text:p>
          </table:table-cell>
          <table:table-cell office:value-type="float" office:value="0.374154" calcext:value-type="float">
            <text:p>0.374154</text:p>
          </table:table-cell>
          <table:table-cell table:style-name="ce4" table:formula="of:=[.A944]-[.$A$2]" office:value-type="float" office:value="9.455295" calcext:value-type="float">
            <text:p>9.46</text:p>
          </table:table-cell>
          <table:table-cell table:formula="of:=0.76*(1-EXP(-10*([.D944]-5.05))*(1+10*([.D9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14267" calcext:value-type="float">
            <text:p>9.514267</text:p>
          </table:table-cell>
          <table:table-cell office:value-type="float" office:value="1" calcext:value-type="float">
            <text:p>1</text:p>
          </table:table-cell>
          <table:table-cell office:value-type="float" office:value="0.374154" calcext:value-type="float">
            <text:p>0.374154</text:p>
          </table:table-cell>
          <table:table-cell table:style-name="ce4" table:formula="of:=[.A945]-[.$A$2]" office:value-type="float" office:value="9.4649" calcext:value-type="float">
            <text:p>9.46</text:p>
          </table:table-cell>
          <table:table-cell table:formula="of:=0.76*(1-EXP(-10*([.D945]-5.05))*(1+10*([.D9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24246" calcext:value-type="float">
            <text:p>9.524246</text:p>
          </table:table-cell>
          <table:table-cell office:value-type="float" office:value="1" calcext:value-type="float">
            <text:p>1</text:p>
          </table:table-cell>
          <table:table-cell office:value-type="float" office:value="0.374544" calcext:value-type="float">
            <text:p>0.374544</text:p>
          </table:table-cell>
          <table:table-cell table:style-name="ce4" table:formula="of:=[.A946]-[.$A$2]" office:value-type="float" office:value="9.474879" calcext:value-type="float">
            <text:p>9.47</text:p>
          </table:table-cell>
          <table:table-cell table:formula="of:=0.76*(1-EXP(-10*([.D946]-5.05))*(1+10*([.D9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34188" calcext:value-type="float">
            <text:p>9.534188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47]-[.$A$2]" office:value-type="float" office:value="9.484821" calcext:value-type="float">
            <text:p>9.48</text:p>
          </table:table-cell>
          <table:table-cell table:formula="of:=0.76*(1-EXP(-10*([.D947]-5.05))*(1+10*([.D9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44647" calcext:value-type="float">
            <text:p>9.544647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48]-[.$A$2]" office:value-type="float" office:value="9.49528" calcext:value-type="float">
            <text:p>9.50</text:p>
          </table:table-cell>
          <table:table-cell table:formula="of:=0.76*(1-EXP(-10*([.D948]-5.05))*(1+10*([.D9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54471" calcext:value-type="float">
            <text:p>9.554471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49]-[.$A$2]" office:value-type="float" office:value="9.505104" calcext:value-type="float">
            <text:p>9.51</text:p>
          </table:table-cell>
          <table:table-cell table:formula="of:=0.76*(1-EXP(-10*([.D949]-5.05))*(1+10*([.D9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6433" calcext:value-type="float">
            <text:p>9.56433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0]-[.$A$2]" office:value-type="float" office:value="9.514963" calcext:value-type="float">
            <text:p>9.51</text:p>
          </table:table-cell>
          <table:table-cell table:formula="of:=0.76*(1-EXP(-10*([.D950]-5.05))*(1+10*([.D9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74371" calcext:value-type="float">
            <text:p>9.574371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1]-[.$A$2]" office:value-type="float" office:value="9.525004" calcext:value-type="float">
            <text:p>9.53</text:p>
          </table:table-cell>
          <table:table-cell table:formula="of:=0.76*(1-EXP(-10*([.D951]-5.05))*(1+10*([.D9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84628" calcext:value-type="float">
            <text:p>9.584628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2]-[.$A$2]" office:value-type="float" office:value="9.535261" calcext:value-type="float">
            <text:p>9.54</text:p>
          </table:table-cell>
          <table:table-cell table:formula="of:=0.76*(1-EXP(-10*([.D952]-5.05))*(1+10*([.D9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599634" calcext:value-type="float">
            <text:p>9.599634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3]-[.$A$2]" office:value-type="float" office:value="9.550267" calcext:value-type="float">
            <text:p>9.55</text:p>
          </table:table-cell>
          <table:table-cell table:formula="of:=0.76*(1-EXP(-10*([.D953]-5.05))*(1+10*([.D9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04323" calcext:value-type="float">
            <text:p>9.60432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54]-[.$A$2]" office:value-type="float" office:value="9.554956" calcext:value-type="float">
            <text:p>9.55</text:p>
          </table:table-cell>
          <table:table-cell table:formula="of:=0.76*(1-EXP(-10*([.D954]-5.05))*(1+10*([.D9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1422" calcext:value-type="float">
            <text:p>9.6142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55]-[.$A$2]" office:value-type="float" office:value="9.564853" calcext:value-type="float">
            <text:p>9.56</text:p>
          </table:table-cell>
          <table:table-cell table:formula="of:=0.76*(1-EXP(-10*([.D955]-5.05))*(1+10*([.D9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24524" calcext:value-type="float">
            <text:p>9.624524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6]-[.$A$2]" office:value-type="float" office:value="9.575157" calcext:value-type="float">
            <text:p>9.58</text:p>
          </table:table-cell>
          <table:table-cell table:formula="of:=0.76*(1-EXP(-10*([.D956]-5.05))*(1+10*([.D9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39258" calcext:value-type="float">
            <text:p>9.639258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7]-[.$A$2]" office:value-type="float" office:value="9.589891" calcext:value-type="float">
            <text:p>9.59</text:p>
          </table:table-cell>
          <table:table-cell table:formula="of:=0.76*(1-EXP(-10*([.D957]-5.05))*(1+10*([.D9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44162" calcext:value-type="float">
            <text:p>9.644162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8]-[.$A$2]" office:value-type="float" office:value="9.594795" calcext:value-type="float">
            <text:p>9.59</text:p>
          </table:table-cell>
          <table:table-cell table:formula="of:=0.76*(1-EXP(-10*([.D958]-5.05))*(1+10*([.D9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54181" calcext:value-type="float">
            <text:p>9.654181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59]-[.$A$2]" office:value-type="float" office:value="9.604814" calcext:value-type="float">
            <text:p>9.60</text:p>
          </table:table-cell>
          <table:table-cell table:formula="of:=0.76*(1-EXP(-10*([.D959]-5.05))*(1+10*([.D9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64205" calcext:value-type="float">
            <text:p>9.664205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60]-[.$A$2]" office:value-type="float" office:value="9.614838" calcext:value-type="float">
            <text:p>9.61</text:p>
          </table:table-cell>
          <table:table-cell table:formula="of:=0.76*(1-EXP(-10*([.D960]-5.05))*(1+10*([.D9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74179" calcext:value-type="float">
            <text:p>9.674179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61]-[.$A$2]" office:value-type="float" office:value="9.624812" calcext:value-type="float">
            <text:p>9.62</text:p>
          </table:table-cell>
          <table:table-cell table:formula="of:=0.76*(1-EXP(-10*([.D961]-5.05))*(1+10*([.D9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84553" calcext:value-type="float">
            <text:p>9.68455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62]-[.$A$2]" office:value-type="float" office:value="9.635186" calcext:value-type="float">
            <text:p>9.64</text:p>
          </table:table-cell>
          <table:table-cell table:formula="of:=0.76*(1-EXP(-10*([.D962]-5.05))*(1+10*([.D9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69453" calcext:value-type="float">
            <text:p>9.6945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63]-[.$A$2]" office:value-type="float" office:value="9.645163" calcext:value-type="float">
            <text:p>9.65</text:p>
          </table:table-cell>
          <table:table-cell table:formula="of:=0.76*(1-EXP(-10*([.D963]-5.05))*(1+10*([.D9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0454" calcext:value-type="float">
            <text:p>9.70454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64]-[.$A$2]" office:value-type="float" office:value="9.655173" calcext:value-type="float">
            <text:p>9.66</text:p>
          </table:table-cell>
          <table:table-cell table:formula="of:=0.76*(1-EXP(-10*([.D964]-5.05))*(1+10*([.D9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14341" calcext:value-type="float">
            <text:p>9.714341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65]-[.$A$2]" office:value-type="float" office:value="9.664974" calcext:value-type="float">
            <text:p>9.66</text:p>
          </table:table-cell>
          <table:table-cell table:formula="of:=0.76*(1-EXP(-10*([.D965]-5.05))*(1+10*([.D9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29481" calcext:value-type="float">
            <text:p>9.729481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66]-[.$A$2]" office:value-type="float" office:value="9.680114" calcext:value-type="float">
            <text:p>9.68</text:p>
          </table:table-cell>
          <table:table-cell table:formula="of:=0.76*(1-EXP(-10*([.D966]-5.05))*(1+10*([.D9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39398" calcext:value-type="float">
            <text:p>9.739398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67]-[.$A$2]" office:value-type="float" office:value="9.690031" calcext:value-type="float">
            <text:p>9.69</text:p>
          </table:table-cell>
          <table:table-cell table:formula="of:=0.76*(1-EXP(-10*([.D967]-5.05))*(1+10*([.D9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49199" calcext:value-type="float">
            <text:p>9.749199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68]-[.$A$2]" office:value-type="float" office:value="9.699832" calcext:value-type="float">
            <text:p>9.70</text:p>
          </table:table-cell>
          <table:table-cell table:formula="of:=0.76*(1-EXP(-10*([.D968]-5.05))*(1+10*([.D9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59534" calcext:value-type="float">
            <text:p>9.759534</text:p>
          </table:table-cell>
          <table:table-cell office:value-type="float" office:value="1" calcext:value-type="float">
            <text:p>1</text:p>
          </table:table-cell>
          <table:table-cell office:value-type="float" office:value="0.376103" calcext:value-type="float">
            <text:p>0.376103</text:p>
          </table:table-cell>
          <table:table-cell table:style-name="ce4" table:formula="of:=[.A969]-[.$A$2]" office:value-type="float" office:value="9.710167" calcext:value-type="float">
            <text:p>9.71</text:p>
          </table:table-cell>
          <table:table-cell table:formula="of:=0.76*(1-EXP(-10*([.D969]-5.05))*(1+10*([.D9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69402" calcext:value-type="float">
            <text:p>9.769402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70]-[.$A$2]" office:value-type="float" office:value="9.720035" calcext:value-type="float">
            <text:p>9.72</text:p>
          </table:table-cell>
          <table:table-cell table:formula="of:=0.76*(1-EXP(-10*([.D970]-5.05))*(1+10*([.D9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79275" calcext:value-type="float">
            <text:p>9.77927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71]-[.$A$2]" office:value-type="float" office:value="9.729908" calcext:value-type="float">
            <text:p>9.73</text:p>
          </table:table-cell>
          <table:table-cell table:formula="of:=0.76*(1-EXP(-10*([.D971]-5.05))*(1+10*([.D9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8935" calcext:value-type="float">
            <text:p>9.78935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72]-[.$A$2]" office:value-type="float" office:value="9.739983" calcext:value-type="float">
            <text:p>9.74</text:p>
          </table:table-cell>
          <table:table-cell table:formula="of:=0.76*(1-EXP(-10*([.D972]-5.05))*(1+10*([.D9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799663" calcext:value-type="float">
            <text:p>9.799663</text:p>
          </table:table-cell>
          <table:table-cell office:value-type="float" office:value="1" calcext:value-type="float">
            <text:p>1</text:p>
          </table:table-cell>
          <table:table-cell office:value-type="float" office:value="0.375713" calcext:value-type="float">
            <text:p>0.375713</text:p>
          </table:table-cell>
          <table:table-cell table:style-name="ce4" table:formula="of:=[.A973]-[.$A$2]" office:value-type="float" office:value="9.750296" calcext:value-type="float">
            <text:p>9.75</text:p>
          </table:table-cell>
          <table:table-cell table:formula="of:=0.76*(1-EXP(-10*([.D973]-5.05))*(1+10*([.D9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09341" calcext:value-type="float">
            <text:p>9.809341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74]-[.$A$2]" office:value-type="float" office:value="9.759974" calcext:value-type="float">
            <text:p>9.76</text:p>
          </table:table-cell>
          <table:table-cell table:formula="of:=0.76*(1-EXP(-10*([.D974]-5.05))*(1+10*([.D9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19492" calcext:value-type="float">
            <text:p>9.819492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75]-[.$A$2]" office:value-type="float" office:value="9.770125" calcext:value-type="float">
            <text:p>9.77</text:p>
          </table:table-cell>
          <table:table-cell table:formula="of:=0.76*(1-EXP(-10*([.D975]-5.05))*(1+10*([.D9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29372" calcext:value-type="float">
            <text:p>9.829372</text:p>
          </table:table-cell>
          <table:table-cell office:value-type="float" office:value="1" calcext:value-type="float">
            <text:p>1</text:p>
          </table:table-cell>
          <table:table-cell office:value-type="float" office:value="0.375323" calcext:value-type="float">
            <text:p>0.375323</text:p>
          </table:table-cell>
          <table:table-cell table:style-name="ce4" table:formula="of:=[.A976]-[.$A$2]" office:value-type="float" office:value="9.780005" calcext:value-type="float">
            <text:p>9.78</text:p>
          </table:table-cell>
          <table:table-cell table:formula="of:=0.76*(1-EXP(-10*([.D976]-5.05))*(1+10*([.D9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39722" calcext:value-type="float">
            <text:p>9.839722</text:p>
          </table:table-cell>
          <table:table-cell office:value-type="float" office:value="1" calcext:value-type="float">
            <text:p>1</text:p>
          </table:table-cell>
          <table:table-cell office:value-type="float" office:value="0.374933" calcext:value-type="float">
            <text:p>0.374933</text:p>
          </table:table-cell>
          <table:table-cell table:style-name="ce4" table:formula="of:=[.A977]-[.$A$2]" office:value-type="float" office:value="9.790355" calcext:value-type="float">
            <text:p>9.79</text:p>
          </table:table-cell>
          <table:table-cell table:formula="of:=0.76*(1-EXP(-10*([.D977]-5.05))*(1+10*([.D9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49287" calcext:value-type="float">
            <text:p>9.849287</text:p>
          </table:table-cell>
          <table:table-cell office:value-type="float" office:value="1" calcext:value-type="float">
            <text:p>1</text:p>
          </table:table-cell>
          <table:table-cell office:value-type="float" office:value="0.374544" calcext:value-type="float">
            <text:p>0.374544</text:p>
          </table:table-cell>
          <table:table-cell table:style-name="ce4" table:formula="of:=[.A978]-[.$A$2]" office:value-type="float" office:value="9.79992" calcext:value-type="float">
            <text:p>9.80</text:p>
          </table:table-cell>
          <table:table-cell table:formula="of:=0.76*(1-EXP(-10*([.D978]-5.05))*(1+10*([.D9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59373" calcext:value-type="float">
            <text:p>9.859373</text:p>
          </table:table-cell>
          <table:table-cell office:value-type="float" office:value="1" calcext:value-type="float">
            <text:p>1</text:p>
          </table:table-cell>
          <table:table-cell office:value-type="float" office:value="0.374544" calcext:value-type="float">
            <text:p>0.374544</text:p>
          </table:table-cell>
          <table:table-cell table:style-name="ce4" table:formula="of:=[.A979]-[.$A$2]" office:value-type="float" office:value="9.810006" calcext:value-type="float">
            <text:p>9.81</text:p>
          </table:table-cell>
          <table:table-cell table:formula="of:=0.76*(1-EXP(-10*([.D979]-5.05))*(1+10*([.D9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69286" calcext:value-type="float">
            <text:p>9.869286</text:p>
          </table:table-cell>
          <table:table-cell office:value-type="float" office:value="1" calcext:value-type="float">
            <text:p>1</text:p>
          </table:table-cell>
          <table:table-cell office:value-type="float" office:value="0.374544" calcext:value-type="float">
            <text:p>0.374544</text:p>
          </table:table-cell>
          <table:table-cell table:style-name="ce4" table:formula="of:=[.A980]-[.$A$2]" office:value-type="float" office:value="9.819919" calcext:value-type="float">
            <text:p>9.82</text:p>
          </table:table-cell>
          <table:table-cell table:formula="of:=0.76*(1-EXP(-10*([.D980]-5.05))*(1+10*([.D9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79237" calcext:value-type="float">
            <text:p>9.879237</text:p>
          </table:table-cell>
          <table:table-cell office:value-type="float" office:value="1" calcext:value-type="float">
            <text:p>1</text:p>
          </table:table-cell>
          <table:table-cell office:value-type="float" office:value="0.374154" calcext:value-type="float">
            <text:p>0.374154</text:p>
          </table:table-cell>
          <table:table-cell table:style-name="ce4" table:formula="of:=[.A981]-[.$A$2]" office:value-type="float" office:value="9.82987" calcext:value-type="float">
            <text:p>9.83</text:p>
          </table:table-cell>
          <table:table-cell table:formula="of:=0.76*(1-EXP(-10*([.D981]-5.05))*(1+10*([.D9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89304" calcext:value-type="float">
            <text:p>9.889304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82]-[.$A$2]" office:value-type="float" office:value="9.839937" calcext:value-type="float">
            <text:p>9.84</text:p>
          </table:table-cell>
          <table:table-cell table:formula="of:=0.76*(1-EXP(-10*([.D982]-5.05))*(1+10*([.D9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899454" calcext:value-type="float">
            <text:p>9.899454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83]-[.$A$2]" office:value-type="float" office:value="9.850087" calcext:value-type="float">
            <text:p>9.85</text:p>
          </table:table-cell>
          <table:table-cell table:formula="of:=0.76*(1-EXP(-10*([.D983]-5.05))*(1+10*([.D9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09285" calcext:value-type="float">
            <text:p>9.909285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84]-[.$A$2]" office:value-type="float" office:value="9.859918" calcext:value-type="float">
            <text:p>9.86</text:p>
          </table:table-cell>
          <table:table-cell table:formula="of:=0.76*(1-EXP(-10*([.D984]-5.05))*(1+10*([.D9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19266" calcext:value-type="float">
            <text:p>9.919266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85]-[.$A$2]" office:value-type="float" office:value="9.869899" calcext:value-type="float">
            <text:p>9.87</text:p>
          </table:table-cell>
          <table:table-cell table:formula="of:=0.76*(1-EXP(-10*([.D985]-5.05))*(1+10*([.D9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29447" calcext:value-type="float">
            <text:p>9.929447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86]-[.$A$2]" office:value-type="float" office:value="9.88008" calcext:value-type="float">
            <text:p>9.88</text:p>
          </table:table-cell>
          <table:table-cell table:formula="of:=0.76*(1-EXP(-10*([.D986]-5.05))*(1+10*([.D9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39936" calcext:value-type="float">
            <text:p>9.939936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87]-[.$A$2]" office:value-type="float" office:value="9.890569" calcext:value-type="float">
            <text:p>9.89</text:p>
          </table:table-cell>
          <table:table-cell table:formula="of:=0.76*(1-EXP(-10*([.D987]-5.05))*(1+10*([.D9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49537" calcext:value-type="float">
            <text:p>9.949537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88]-[.$A$2]" office:value-type="float" office:value="9.90017" calcext:value-type="float">
            <text:p>9.90</text:p>
          </table:table-cell>
          <table:table-cell table:formula="of:=0.76*(1-EXP(-10*([.D988]-5.05))*(1+10*([.D9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59646" calcext:value-type="float">
            <text:p>9.959646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89]-[.$A$2]" office:value-type="float" office:value="9.910279" calcext:value-type="float">
            <text:p>9.91</text:p>
          </table:table-cell>
          <table:table-cell table:formula="of:=0.76*(1-EXP(-10*([.D989]-5.05))*(1+10*([.D9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69451" calcext:value-type="float">
            <text:p>9.969451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90]-[.$A$2]" office:value-type="float" office:value="9.920084" calcext:value-type="float">
            <text:p>9.92</text:p>
          </table:table-cell>
          <table:table-cell table:formula="of:=0.76*(1-EXP(-10*([.D990]-5.05))*(1+10*([.D9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79748" calcext:value-type="float">
            <text:p>9.979748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91]-[.$A$2]" office:value-type="float" office:value="9.930381" calcext:value-type="float">
            <text:p>9.93</text:p>
          </table:table-cell>
          <table:table-cell table:formula="of:=0.76*(1-EXP(-10*([.D991]-5.05))*(1+10*([.D9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89465" calcext:value-type="float">
            <text:p>9.989465</text:p>
          </table:table-cell>
          <table:table-cell office:value-type="float" office:value="1" calcext:value-type="float">
            <text:p>1</text:p>
          </table:table-cell>
          <table:table-cell office:value-type="float" office:value="0.373764" calcext:value-type="float">
            <text:p>0.373764</text:p>
          </table:table-cell>
          <table:table-cell table:style-name="ce4" table:formula="of:=[.A992]-[.$A$2]" office:value-type="float" office:value="9.940098" calcext:value-type="float">
            <text:p>9.94</text:p>
          </table:table-cell>
          <table:table-cell table:formula="of:=0.76*(1-EXP(-10*([.D992]-5.05))*(1+10*([.D9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.999885" calcext:value-type="float">
            <text:p>9.999885</text:p>
          </table:table-cell>
          <table:table-cell office:value-type="float" office:value="1" calcext:value-type="float">
            <text:p>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93]-[.$A$2]" office:value-type="float" office:value="9.950518" calcext:value-type="float">
            <text:p>9.95</text:p>
          </table:table-cell>
          <table:table-cell table:formula="of:=0.76*(1-EXP(-10*([.D993]-5.05))*(1+10*([.D9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09731" calcext:value-type="float">
            <text:p>10.009731</text:p>
          </table:table-cell>
          <table:table-cell office:value-type="float" office:value="-1" calcext:value-type="float">
            <text:p>-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94]-[.$A$2]" office:value-type="float" office:value="9.960364" calcext:value-type="float">
            <text:p>9.96</text:p>
          </table:table-cell>
          <table:table-cell table:formula="of:=0.76*(1-EXP(-10*([.D994]-5.05))*(1+10*([.D9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19539" calcext:value-type="float">
            <text:p>10.019539</text:p>
          </table:table-cell>
          <table:table-cell office:value-type="float" office:value="-1" calcext:value-type="float">
            <text:p>-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95]-[.$A$2]" office:value-type="float" office:value="9.970172" calcext:value-type="float">
            <text:p>9.97</text:p>
          </table:table-cell>
          <table:table-cell table:formula="of:=0.76*(1-EXP(-10*([.D995]-5.05))*(1+10*([.D9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29773" calcext:value-type="float">
            <text:p>10.029773</text:p>
          </table:table-cell>
          <table:table-cell office:value-type="float" office:value="-1" calcext:value-type="float">
            <text:p>-1</text:p>
          </table:table-cell>
          <table:table-cell office:value-type="float" office:value="0.373374" calcext:value-type="float">
            <text:p>0.373374</text:p>
          </table:table-cell>
          <table:table-cell table:style-name="ce4" table:formula="of:=[.A996]-[.$A$2]" office:value-type="float" office:value="9.980406" calcext:value-type="float">
            <text:p>9.98</text:p>
          </table:table-cell>
          <table:table-cell table:formula="of:=0.76*(1-EXP(-10*([.D996]-5.05))*(1+10*([.D9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398" calcext:value-type="float">
            <text:p>10.0398</text:p>
          </table:table-cell>
          <table:table-cell office:value-type="float" office:value="-1" calcext:value-type="float">
            <text:p>-1</text:p>
          </table:table-cell>
          <table:table-cell office:value-type="float" office:value="0.370646" calcext:value-type="float">
            <text:p>0.370646</text:p>
          </table:table-cell>
          <table:table-cell table:style-name="ce4" table:formula="of:=[.A997]-[.$A$2]" office:value-type="float" office:value="9.990433" calcext:value-type="float">
            <text:p>9.99</text:p>
          </table:table-cell>
          <table:table-cell table:formula="of:=0.76*(1-EXP(-10*([.D997]-5.05))*(1+10*([.D9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49614" calcext:value-type="float">
            <text:p>10.049614</text:p>
          </table:table-cell>
          <table:table-cell office:value-type="float" office:value="-1" calcext:value-type="float">
            <text:p>-1</text:p>
          </table:table-cell>
          <table:table-cell office:value-type="float" office:value="0.367918" calcext:value-type="float">
            <text:p>0.367918</text:p>
          </table:table-cell>
          <table:table-cell table:style-name="ce4" table:formula="of:=[.A998]-[.$A$2]" office:value-type="float" office:value="10.000247" calcext:value-type="float">
            <text:p>10.00</text:p>
          </table:table-cell>
          <table:table-cell table:formula="of:=0.76*(1-EXP(-10*([.D998]-5.05))*(1+10*([.D9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5961" calcext:value-type="float">
            <text:p>10.05961</text:p>
          </table:table-cell>
          <table:table-cell office:value-type="float" office:value="-1" calcext:value-type="float">
            <text:p>-1</text:p>
          </table:table-cell>
          <table:table-cell office:value-type="float" office:value="0.36519" calcext:value-type="float">
            <text:p>0.36519</text:p>
          </table:table-cell>
          <table:table-cell table:style-name="ce4" table:formula="of:=[.A999]-[.$A$2]" office:value-type="float" office:value="10.010243" calcext:value-type="float">
            <text:p>10.01</text:p>
          </table:table-cell>
          <table:table-cell table:formula="of:=0.76*(1-EXP(-10*([.D999]-5.05))*(1+10*([.D9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69723" calcext:value-type="float">
            <text:p>10.069723</text:p>
          </table:table-cell>
          <table:table-cell office:value-type="float" office:value="-1" calcext:value-type="float">
            <text:p>-1</text:p>
          </table:table-cell>
          <table:table-cell office:value-type="float" office:value="0.361682" calcext:value-type="float">
            <text:p>0.361682</text:p>
          </table:table-cell>
          <table:table-cell table:style-name="ce4" table:formula="of:=[.A1000]-[.$A$2]" office:value-type="float" office:value="10.020356" calcext:value-type="float">
            <text:p>10.02</text:p>
          </table:table-cell>
          <table:table-cell table:formula="of:=0.76*(1-EXP(-10*([.D1000]-5.05))*(1+10*([.D10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79961" calcext:value-type="float">
            <text:p>10.079961</text:p>
          </table:table-cell>
          <table:table-cell office:value-type="float" office:value="-1" calcext:value-type="float">
            <text:p>-1</text:p>
          </table:table-cell>
          <table:table-cell office:value-type="float" office:value="0.357005" calcext:value-type="float">
            <text:p>0.357005</text:p>
          </table:table-cell>
          <table:table-cell table:style-name="ce4" table:formula="of:=[.A1001]-[.$A$2]" office:value-type="float" office:value="10.030594" calcext:value-type="float">
            <text:p>10.03</text:p>
          </table:table-cell>
          <table:table-cell table:formula="of:=0.76*(1-EXP(-10*([.D1001]-5.05))*(1+10*([.D10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89669" calcext:value-type="float">
            <text:p>10.089669</text:p>
          </table:table-cell>
          <table:table-cell office:value-type="float" office:value="-1" calcext:value-type="float">
            <text:p>-1</text:p>
          </table:table-cell>
          <table:table-cell office:value-type="float" office:value="0.351159" calcext:value-type="float">
            <text:p>0.351159</text:p>
          </table:table-cell>
          <table:table-cell table:style-name="ce4" table:formula="of:=[.A1002]-[.$A$2]" office:value-type="float" office:value="10.040302" calcext:value-type="float">
            <text:p>10.04</text:p>
          </table:table-cell>
          <table:table-cell table:formula="of:=0.76*(1-EXP(-10*([.D1002]-5.05))*(1+10*([.D10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099748" calcext:value-type="float">
            <text:p>10.099748</text:p>
          </table:table-cell>
          <table:table-cell office:value-type="float" office:value="-1" calcext:value-type="float">
            <text:p>-1</text:p>
          </table:table-cell>
          <table:table-cell office:value-type="float" office:value="0.343754" calcext:value-type="float">
            <text:p>0.343754</text:p>
          </table:table-cell>
          <table:table-cell table:style-name="ce4" table:formula="of:=[.A1003]-[.$A$2]" office:value-type="float" office:value="10.050381" calcext:value-type="float">
            <text:p>10.05</text:p>
          </table:table-cell>
          <table:table-cell table:formula="of:=0.76*(1-EXP(-10*([.D1003]-5.05))*(1+10*([.D10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09758" calcext:value-type="float">
            <text:p>10.109758</text:p>
          </table:table-cell>
          <table:table-cell office:value-type="float" office:value="-1" calcext:value-type="float">
            <text:p>-1</text:p>
          </table:table-cell>
          <table:table-cell office:value-type="float" office:value="0.33479" calcext:value-type="float">
            <text:p>0.33479</text:p>
          </table:table-cell>
          <table:table-cell table:style-name="ce4" table:formula="of:=[.A1004]-[.$A$2]" office:value-type="float" office:value="10.060391" calcext:value-type="float">
            <text:p>10.06</text:p>
          </table:table-cell>
          <table:table-cell table:formula="of:=0.76*(1-EXP(-10*([.D1004]-5.05))*(1+10*([.D10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19657" calcext:value-type="float">
            <text:p>10.119657</text:p>
          </table:table-cell>
          <table:table-cell office:value-type="float" office:value="-1" calcext:value-type="float">
            <text:p>-1</text:p>
          </table:table-cell>
          <table:table-cell office:value-type="float" office:value="0.324267" calcext:value-type="float">
            <text:p>0.324267</text:p>
          </table:table-cell>
          <table:table-cell table:style-name="ce4" table:formula="of:=[.A1005]-[.$A$2]" office:value-type="float" office:value="10.07029" calcext:value-type="float">
            <text:p>10.07</text:p>
          </table:table-cell>
          <table:table-cell table:formula="of:=0.76*(1-EXP(-10*([.D1005]-5.05))*(1+10*([.D10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29651" calcext:value-type="float">
            <text:p>10.129651</text:p>
          </table:table-cell>
          <table:table-cell office:value-type="float" office:value="-1" calcext:value-type="float">
            <text:p>-1</text:p>
          </table:table-cell>
          <table:table-cell office:value-type="float" office:value="0.311795" calcext:value-type="float">
            <text:p>0.311795</text:p>
          </table:table-cell>
          <table:table-cell table:style-name="ce4" table:formula="of:=[.A1006]-[.$A$2]" office:value-type="float" office:value="10.080284" calcext:value-type="float">
            <text:p>10.08</text:p>
          </table:table-cell>
          <table:table-cell table:formula="of:=0.76*(1-EXP(-10*([.D1006]-5.05))*(1+10*([.D10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39671" calcext:value-type="float">
            <text:p>10.139671</text:p>
          </table:table-cell>
          <table:table-cell office:value-type="float" office:value="-1" calcext:value-type="float">
            <text:p>-1</text:p>
          </table:table-cell>
          <table:table-cell office:value-type="float" office:value="0.300492" calcext:value-type="float">
            <text:p>0.300492</text:p>
          </table:table-cell>
          <table:table-cell table:style-name="ce4" table:formula="of:=[.A1007]-[.$A$2]" office:value-type="float" office:value="10.090304" calcext:value-type="float">
            <text:p>10.09</text:p>
          </table:table-cell>
          <table:table-cell table:formula="of:=0.76*(1-EXP(-10*([.D1007]-5.05))*(1+10*([.D10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49673" calcext:value-type="float">
            <text:p>10.149673</text:p>
          </table:table-cell>
          <table:table-cell office:value-type="float" office:value="-1" calcext:value-type="float">
            <text:p>-1</text:p>
          </table:table-cell>
          <table:table-cell office:value-type="float" office:value="0.286851" calcext:value-type="float">
            <text:p>0.286851</text:p>
          </table:table-cell>
          <table:table-cell table:style-name="ce4" table:formula="of:=[.A1008]-[.$A$2]" office:value-type="float" office:value="10.100306" calcext:value-type="float">
            <text:p>10.10</text:p>
          </table:table-cell>
          <table:table-cell table:formula="of:=0.76*(1-EXP(-10*([.D1008]-5.05))*(1+10*([.D10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59753" calcext:value-type="float">
            <text:p>10.159753</text:p>
          </table:table-cell>
          <table:table-cell office:value-type="float" office:value="-1" calcext:value-type="float">
            <text:p>-1</text:p>
          </table:table-cell>
          <table:table-cell office:value-type="float" office:value="0.271651" calcext:value-type="float">
            <text:p>0.271651</text:p>
          </table:table-cell>
          <table:table-cell table:style-name="ce4" table:formula="of:=[.A1009]-[.$A$2]" office:value-type="float" office:value="10.110386" calcext:value-type="float">
            <text:p>10.11</text:p>
          </table:table-cell>
          <table:table-cell table:formula="of:=0.76*(1-EXP(-10*([.D1009]-5.05))*(1+10*([.D10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69721" calcext:value-type="float">
            <text:p>10.169721</text:p>
          </table:table-cell>
          <table:table-cell office:value-type="float" office:value="-1" calcext:value-type="float">
            <text:p>-1</text:p>
          </table:table-cell>
          <table:table-cell office:value-type="float" office:value="0.256062" calcext:value-type="float">
            <text:p>0.256062</text:p>
          </table:table-cell>
          <table:table-cell table:style-name="ce4" table:formula="of:=[.A1010]-[.$A$2]" office:value-type="float" office:value="10.120354" calcext:value-type="float">
            <text:p>10.12</text:p>
          </table:table-cell>
          <table:table-cell table:formula="of:=0.76*(1-EXP(-10*([.D1010]-5.05))*(1+10*([.D10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79667" calcext:value-type="float">
            <text:p>10.179667</text:p>
          </table:table-cell>
          <table:table-cell office:value-type="float" office:value="-1" calcext:value-type="float">
            <text:p>-1</text:p>
          </table:table-cell>
          <table:table-cell office:value-type="float" office:value="0.239303" calcext:value-type="float">
            <text:p>0.239303</text:p>
          </table:table-cell>
          <table:table-cell table:style-name="ce4" table:formula="of:=[.A1011]-[.$A$2]" office:value-type="float" office:value="10.1303" calcext:value-type="float">
            <text:p>10.13</text:p>
          </table:table-cell>
          <table:table-cell table:formula="of:=0.76*(1-EXP(-10*([.D1011]-5.05))*(1+10*([.D10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89662" calcext:value-type="float">
            <text:p>10.189662</text:p>
          </table:table-cell>
          <table:table-cell office:value-type="float" office:value="-1" calcext:value-type="float">
            <text:p>-1</text:p>
          </table:table-cell>
          <table:table-cell office:value-type="float" office:value="0.222154" calcext:value-type="float">
            <text:p>0.222154</text:p>
          </table:table-cell>
          <table:table-cell table:style-name="ce4" table:formula="of:=[.A1012]-[.$A$2]" office:value-type="float" office:value="10.140295" calcext:value-type="float">
            <text:p>10.14</text:p>
          </table:table-cell>
          <table:table-cell table:formula="of:=0.76*(1-EXP(-10*([.D1012]-5.05))*(1+10*([.D10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199481" calcext:value-type="float">
            <text:p>10.199481</text:p>
          </table:table-cell>
          <table:table-cell office:value-type="float" office:value="-1" calcext:value-type="float">
            <text:p>-1</text:p>
          </table:table-cell>
          <table:table-cell office:value-type="float" office:value="0.205005" calcext:value-type="float">
            <text:p>0.205005</text:p>
          </table:table-cell>
          <table:table-cell table:style-name="ce4" table:formula="of:=[.A1013]-[.$A$2]" office:value-type="float" office:value="10.150114" calcext:value-type="float">
            <text:p>10.15</text:p>
          </table:table-cell>
          <table:table-cell table:formula="of:=0.76*(1-EXP(-10*([.D1013]-5.05))*(1+10*([.D10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09697" calcext:value-type="float">
            <text:p>10.209697</text:p>
          </table:table-cell>
          <table:table-cell office:value-type="float" office:value="-1" calcext:value-type="float">
            <text:p>-1</text:p>
          </table:table-cell>
          <table:table-cell office:value-type="float" office:value="0.187856" calcext:value-type="float">
            <text:p>0.187856</text:p>
          </table:table-cell>
          <table:table-cell table:style-name="ce4" table:formula="of:=[.A1014]-[.$A$2]" office:value-type="float" office:value="10.16033" calcext:value-type="float">
            <text:p>10.16</text:p>
          </table:table-cell>
          <table:table-cell table:formula="of:=0.76*(1-EXP(-10*([.D1014]-5.05))*(1+10*([.D10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19811" calcext:value-type="float">
            <text:p>10.219811</text:p>
          </table:table-cell>
          <table:table-cell office:value-type="float" office:value="-1" calcext:value-type="float">
            <text:p>-1</text:p>
          </table:table-cell>
          <table:table-cell office:value-type="float" office:value="0.170708" calcext:value-type="float">
            <text:p>0.170708</text:p>
          </table:table-cell>
          <table:table-cell table:style-name="ce4" table:formula="of:=[.A1015]-[.$A$2]" office:value-type="float" office:value="10.170444" calcext:value-type="float">
            <text:p>10.17</text:p>
          </table:table-cell>
          <table:table-cell table:formula="of:=0.76*(1-EXP(-10*([.D1015]-5.05))*(1+10*([.D10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29643" calcext:value-type="float">
            <text:p>10.229643</text:p>
          </table:table-cell>
          <table:table-cell office:value-type="float" office:value="-1" calcext:value-type="float">
            <text:p>-1</text:p>
          </table:table-cell>
          <table:table-cell office:value-type="float" office:value="0.152779" calcext:value-type="float">
            <text:p>0.152779</text:p>
          </table:table-cell>
          <table:table-cell table:style-name="ce4" table:formula="of:=[.A1016]-[.$A$2]" office:value-type="float" office:value="10.180276" calcext:value-type="float">
            <text:p>10.18</text:p>
          </table:table-cell>
          <table:table-cell table:formula="of:=0.76*(1-EXP(-10*([.D1016]-5.05))*(1+10*([.D10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39651" calcext:value-type="float">
            <text:p>10.239651</text:p>
          </table:table-cell>
          <table:table-cell office:value-type="float" office:value="-1" calcext:value-type="float">
            <text:p>-1</text:p>
          </table:table-cell>
          <table:table-cell office:value-type="float" office:value="0.134851" calcext:value-type="float">
            <text:p>0.134851</text:p>
          </table:table-cell>
          <table:table-cell table:style-name="ce4" table:formula="of:=[.A1017]-[.$A$2]" office:value-type="float" office:value="10.190284" calcext:value-type="float">
            <text:p>10.19</text:p>
          </table:table-cell>
          <table:table-cell table:formula="of:=0.76*(1-EXP(-10*([.D1017]-5.05))*(1+10*([.D10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4973" calcext:value-type="float">
            <text:p>10.24973</text:p>
          </table:table-cell>
          <table:table-cell office:value-type="float" office:value="-1" calcext:value-type="float">
            <text:p>-1</text:p>
          </table:table-cell>
          <table:table-cell office:value-type="float" office:value="0.116923" calcext:value-type="float">
            <text:p>0.116923</text:p>
          </table:table-cell>
          <table:table-cell table:style-name="ce4" table:formula="of:=[.A1018]-[.$A$2]" office:value-type="float" office:value="10.200363" calcext:value-type="float">
            <text:p>10.20</text:p>
          </table:table-cell>
          <table:table-cell table:formula="of:=0.76*(1-EXP(-10*([.D1018]-5.05))*(1+10*([.D10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59703" calcext:value-type="float">
            <text:p>10.259703</text:p>
          </table:table-cell>
          <table:table-cell office:value-type="float" office:value="-1" calcext:value-type="float">
            <text:p>-1</text:p>
          </table:table-cell>
          <table:table-cell office:value-type="float" office:value="0.099385" calcext:value-type="float">
            <text:p>0.099385</text:p>
          </table:table-cell>
          <table:table-cell table:style-name="ce4" table:formula="of:=[.A1019]-[.$A$2]" office:value-type="float" office:value="10.210336" calcext:value-type="float">
            <text:p>10.21</text:p>
          </table:table-cell>
          <table:table-cell table:formula="of:=0.76*(1-EXP(-10*([.D1019]-5.05))*(1+10*([.D10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69634" calcext:value-type="float">
            <text:p>10.269634</text:p>
          </table:table-cell>
          <table:table-cell office:value-type="float" office:value="-1" calcext:value-type="float">
            <text:p>-1</text:p>
          </table:table-cell>
          <table:table-cell office:value-type="float" office:value="0.080677" calcext:value-type="float">
            <text:p>0.080677</text:p>
          </table:table-cell>
          <table:table-cell table:style-name="ce4" table:formula="of:=[.A1020]-[.$A$2]" office:value-type="float" office:value="10.220267" calcext:value-type="float">
            <text:p>10.22</text:p>
          </table:table-cell>
          <table:table-cell table:formula="of:=0.76*(1-EXP(-10*([.D1020]-5.05))*(1+10*([.D10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7968" calcext:value-type="float">
            <text:p>10.27968</text:p>
          </table:table-cell>
          <table:table-cell office:value-type="float" office:value="-1" calcext:value-type="float">
            <text:p>-1</text:p>
          </table:table-cell>
          <table:table-cell office:value-type="float" office:value="0.061969" calcext:value-type="float">
            <text:p>0.061969</text:p>
          </table:table-cell>
          <table:table-cell table:style-name="ce4" table:formula="of:=[.A1021]-[.$A$2]" office:value-type="float" office:value="10.230313" calcext:value-type="float">
            <text:p>10.23</text:p>
          </table:table-cell>
          <table:table-cell table:formula="of:=0.76*(1-EXP(-10*([.D1021]-5.05))*(1+10*([.D10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89831" calcext:value-type="float">
            <text:p>10.289831</text:p>
          </table:table-cell>
          <table:table-cell office:value-type="float" office:value="-1" calcext:value-type="float">
            <text:p>-1</text:p>
          </table:table-cell>
          <table:table-cell office:value-type="float" office:value="0.043651" calcext:value-type="float">
            <text:p>0.043651</text:p>
          </table:table-cell>
          <table:table-cell table:style-name="ce4" table:formula="of:=[.A1022]-[.$A$2]" office:value-type="float" office:value="10.240464" calcext:value-type="float">
            <text:p>10.24</text:p>
          </table:table-cell>
          <table:table-cell table:formula="of:=0.76*(1-EXP(-10*([.D1022]-5.05))*(1+10*([.D10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299519" calcext:value-type="float">
            <text:p>10.299519</text:p>
          </table:table-cell>
          <table:table-cell office:value-type="float" office:value="-1" calcext:value-type="float">
            <text:p>-1</text:p>
          </table:table-cell>
          <table:table-cell office:value-type="float" office:value="0.025333" calcext:value-type="float">
            <text:p>0.025333</text:p>
          </table:table-cell>
          <table:table-cell table:style-name="ce4" table:formula="of:=[.A1023]-[.$A$2]" office:value-type="float" office:value="10.250152" calcext:value-type="float">
            <text:p>10.25</text:p>
          </table:table-cell>
          <table:table-cell table:formula="of:=0.76*(1-EXP(-10*([.D1023]-5.05))*(1+10*([.D10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09741" calcext:value-type="float">
            <text:p>10.309741</text:p>
          </table:table-cell>
          <table:table-cell office:value-type="float" office:value="-1" calcext:value-type="float">
            <text:p>-1</text:p>
          </table:table-cell>
          <table:table-cell office:value-type="float" office:value="0.006626" calcext:value-type="float">
            <text:p>0.006626</text:p>
          </table:table-cell>
          <table:table-cell table:style-name="ce4" table:formula="of:=[.A1024]-[.$A$2]" office:value-type="float" office:value="10.260374" calcext:value-type="float">
            <text:p>10.26</text:p>
          </table:table-cell>
          <table:table-cell table:formula="of:=0.76*(1-EXP(-10*([.D1024]-5.05))*(1+10*([.D10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19661" calcext:value-type="float">
            <text:p>10.319661</text:p>
          </table:table-cell>
          <table:table-cell office:value-type="float" office:value="-1" calcext:value-type="float">
            <text:p>-1</text:p>
          </table:table-cell>
          <table:table-cell office:value-type="float" office:value="-0.012082" calcext:value-type="float">
            <text:p>-0.012082</text:p>
          </table:table-cell>
          <table:table-cell table:style-name="ce4" table:formula="of:=[.A1025]-[.$A$2]" office:value-type="float" office:value="10.270294" calcext:value-type="float">
            <text:p>10.27</text:p>
          </table:table-cell>
          <table:table-cell table:formula="of:=0.76*(1-EXP(-10*([.D1025]-5.05))*(1+10*([.D10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29698" calcext:value-type="float">
            <text:p>10.329698</text:p>
          </table:table-cell>
          <table:table-cell office:value-type="float" office:value="-1" calcext:value-type="float">
            <text:p>-1</text:p>
          </table:table-cell>
          <table:table-cell office:value-type="float" office:value="-0.0304" calcext:value-type="float">
            <text:p>-0.0304</text:p>
          </table:table-cell>
          <table:table-cell table:style-name="ce4" table:formula="of:=[.A1026]-[.$A$2]" office:value-type="float" office:value="10.280331" calcext:value-type="float">
            <text:p>10.28</text:p>
          </table:table-cell>
          <table:table-cell table:formula="of:=0.76*(1-EXP(-10*([.D1026]-5.05))*(1+10*([.D10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39782" calcext:value-type="float">
            <text:p>10.339782</text:p>
          </table:table-cell>
          <table:table-cell office:value-type="float" office:value="-1" calcext:value-type="float">
            <text:p>-1</text:p>
          </table:table-cell>
          <table:table-cell office:value-type="float" office:value="-0.048718" calcext:value-type="float">
            <text:p>-0.048718</text:p>
          </table:table-cell>
          <table:table-cell table:style-name="ce4" table:formula="of:=[.A1027]-[.$A$2]" office:value-type="float" office:value="10.290415" calcext:value-type="float">
            <text:p>10.29</text:p>
          </table:table-cell>
          <table:table-cell table:formula="of:=0.76*(1-EXP(-10*([.D1027]-5.05))*(1+10*([.D10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49636" calcext:value-type="float">
            <text:p>10.349636</text:p>
          </table:table-cell>
          <table:table-cell office:value-type="float" office:value="-1" calcext:value-type="float">
            <text:p>-1</text:p>
          </table:table-cell>
          <table:table-cell office:value-type="float" office:value="-0.067036" calcext:value-type="float">
            <text:p>-0.067036</text:p>
          </table:table-cell>
          <table:table-cell table:style-name="ce4" table:formula="of:=[.A1028]-[.$A$2]" office:value-type="float" office:value="10.300269" calcext:value-type="float">
            <text:p>10.30</text:p>
          </table:table-cell>
          <table:table-cell table:formula="of:=0.76*(1-EXP(-10*([.D1028]-5.05))*(1+10*([.D10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59609" calcext:value-type="float">
            <text:p>10.359609</text:p>
          </table:table-cell>
          <table:table-cell office:value-type="float" office:value="-1" calcext:value-type="float">
            <text:p>-1</text:p>
          </table:table-cell>
          <table:table-cell office:value-type="float" office:value="-0.085354" calcext:value-type="float">
            <text:p>-0.085354</text:p>
          </table:table-cell>
          <table:table-cell table:style-name="ce4" table:formula="of:=[.A1029]-[.$A$2]" office:value-type="float" office:value="10.310242" calcext:value-type="float">
            <text:p>10.31</text:p>
          </table:table-cell>
          <table:table-cell table:formula="of:=0.76*(1-EXP(-10*([.D1029]-5.05))*(1+10*([.D10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69884" calcext:value-type="float">
            <text:p>10.369884</text:p>
          </table:table-cell>
          <table:table-cell office:value-type="float" office:value="-1" calcext:value-type="float">
            <text:p>-1</text:p>
          </table:table-cell>
          <table:table-cell office:value-type="float" office:value="-0.103282" calcext:value-type="float">
            <text:p>-0.103282</text:p>
          </table:table-cell>
          <table:table-cell table:style-name="ce4" table:formula="of:=[.A1030]-[.$A$2]" office:value-type="float" office:value="10.320517" calcext:value-type="float">
            <text:p>10.32</text:p>
          </table:table-cell>
          <table:table-cell table:formula="of:=0.76*(1-EXP(-10*([.D1030]-5.05))*(1+10*([.D10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79797" calcext:value-type="float">
            <text:p>10.379797</text:p>
          </table:table-cell>
          <table:table-cell office:value-type="float" office:value="-1" calcext:value-type="float">
            <text:p>-1</text:p>
          </table:table-cell>
          <table:table-cell office:value-type="float" office:value="-0.12121" calcext:value-type="float">
            <text:p>-0.12121</text:p>
          </table:table-cell>
          <table:table-cell table:style-name="ce4" table:formula="of:=[.A1031]-[.$A$2]" office:value-type="float" office:value="10.33043" calcext:value-type="float">
            <text:p>10.33</text:p>
          </table:table-cell>
          <table:table-cell table:formula="of:=0.76*(1-EXP(-10*([.D1031]-5.05))*(1+10*([.D10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89829" calcext:value-type="float">
            <text:p>10.389829</text:p>
          </table:table-cell>
          <table:table-cell office:value-type="float" office:value="-1" calcext:value-type="float">
            <text:p>-1</text:p>
          </table:table-cell>
          <table:table-cell office:value-type="float" office:value="-0.139138" calcext:value-type="float">
            <text:p>-0.139138</text:p>
          </table:table-cell>
          <table:table-cell table:style-name="ce4" table:formula="of:=[.A1032]-[.$A$2]" office:value-type="float" office:value="10.340462" calcext:value-type="float">
            <text:p>10.34</text:p>
          </table:table-cell>
          <table:table-cell table:formula="of:=0.76*(1-EXP(-10*([.D1032]-5.05))*(1+10*([.D10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399752" calcext:value-type="float">
            <text:p>10.399752</text:p>
          </table:table-cell>
          <table:table-cell office:value-type="float" office:value="-1" calcext:value-type="float">
            <text:p>-1</text:p>
          </table:table-cell>
          <table:table-cell office:value-type="float" office:value="-0.157456" calcext:value-type="float">
            <text:p>-0.157456</text:p>
          </table:table-cell>
          <table:table-cell table:style-name="ce4" table:formula="of:=[.A1033]-[.$A$2]" office:value-type="float" office:value="10.350385" calcext:value-type="float">
            <text:p>10.35</text:p>
          </table:table-cell>
          <table:table-cell table:formula="of:=0.76*(1-EXP(-10*([.D1033]-5.05))*(1+10*([.D10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09402" calcext:value-type="float">
            <text:p>10.409402</text:p>
          </table:table-cell>
          <table:table-cell office:value-type="float" office:value="-1" calcext:value-type="float">
            <text:p>-1</text:p>
          </table:table-cell>
          <table:table-cell office:value-type="float" office:value="-0.175385" calcext:value-type="float">
            <text:p>-0.175385</text:p>
          </table:table-cell>
          <table:table-cell table:style-name="ce4" table:formula="of:=[.A1034]-[.$A$2]" office:value-type="float" office:value="10.360035" calcext:value-type="float">
            <text:p>10.36</text:p>
          </table:table-cell>
          <table:table-cell table:formula="of:=0.76*(1-EXP(-10*([.D1034]-5.05))*(1+10*([.D10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19654" calcext:value-type="float">
            <text:p>10.419654</text:p>
          </table:table-cell>
          <table:table-cell office:value-type="float" office:value="-1" calcext:value-type="float">
            <text:p>-1</text:p>
          </table:table-cell>
          <table:table-cell office:value-type="float" office:value="-0.193703" calcext:value-type="float">
            <text:p>-0.193703</text:p>
          </table:table-cell>
          <table:table-cell table:style-name="ce4" table:formula="of:=[.A1035]-[.$A$2]" office:value-type="float" office:value="10.370287" calcext:value-type="float">
            <text:p>10.37</text:p>
          </table:table-cell>
          <table:table-cell table:formula="of:=0.76*(1-EXP(-10*([.D1035]-5.05))*(1+10*([.D10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29389" calcext:value-type="float">
            <text:p>10.429389</text:p>
          </table:table-cell>
          <table:table-cell office:value-type="float" office:value="-1" calcext:value-type="float">
            <text:p>-1</text:p>
          </table:table-cell>
          <table:table-cell office:value-type="float" office:value="-0.211241" calcext:value-type="float">
            <text:p>-0.211241</text:p>
          </table:table-cell>
          <table:table-cell table:style-name="ce4" table:formula="of:=[.A1036]-[.$A$2]" office:value-type="float" office:value="10.380022" calcext:value-type="float">
            <text:p>10.38</text:p>
          </table:table-cell>
          <table:table-cell table:formula="of:=0.76*(1-EXP(-10*([.D1036]-5.05))*(1+10*([.D10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39586" calcext:value-type="float">
            <text:p>10.439586</text:p>
          </table:table-cell>
          <table:table-cell office:value-type="float" office:value="-1" calcext:value-type="float">
            <text:p>-1</text:p>
          </table:table-cell>
          <table:table-cell office:value-type="float" office:value="-0.229169" calcext:value-type="float">
            <text:p>-0.229169</text:p>
          </table:table-cell>
          <table:table-cell table:style-name="ce4" table:formula="of:=[.A1037]-[.$A$2]" office:value-type="float" office:value="10.390219" calcext:value-type="float">
            <text:p>10.39</text:p>
          </table:table-cell>
          <table:table-cell table:formula="of:=0.76*(1-EXP(-10*([.D1037]-5.05))*(1+10*([.D10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49383" calcext:value-type="float">
            <text:p>10.449383</text:p>
          </table:table-cell>
          <table:table-cell office:value-type="float" office:value="-1" calcext:value-type="float">
            <text:p>-1</text:p>
          </table:table-cell>
          <table:table-cell office:value-type="float" office:value="-0.244369" calcext:value-type="float">
            <text:p>-0.244369</text:p>
          </table:table-cell>
          <table:table-cell table:style-name="ce4" table:formula="of:=[.A1038]-[.$A$2]" office:value-type="float" office:value="10.400016" calcext:value-type="float">
            <text:p>10.40</text:p>
          </table:table-cell>
          <table:table-cell table:formula="of:=0.76*(1-EXP(-10*([.D1038]-5.05))*(1+10*([.D10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59697" calcext:value-type="float">
            <text:p>10.459697</text:p>
          </table:table-cell>
          <table:table-cell office:value-type="float" office:value="-1" calcext:value-type="float">
            <text:p>-1</text:p>
          </table:table-cell>
          <table:table-cell office:value-type="float" office:value="-0.259569" calcext:value-type="float">
            <text:p>-0.259569</text:p>
          </table:table-cell>
          <table:table-cell table:style-name="ce4" table:formula="of:=[.A1039]-[.$A$2]" office:value-type="float" office:value="10.41033" calcext:value-type="float">
            <text:p>10.41</text:p>
          </table:table-cell>
          <table:table-cell table:formula="of:=0.76*(1-EXP(-10*([.D1039]-5.05))*(1+10*([.D10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69677" calcext:value-type="float">
            <text:p>10.469677</text:p>
          </table:table-cell>
          <table:table-cell office:value-type="float" office:value="-1" calcext:value-type="float">
            <text:p>-1</text:p>
          </table:table-cell>
          <table:table-cell office:value-type="float" office:value="-0.274379" calcext:value-type="float">
            <text:p>-0.274379</text:p>
          </table:table-cell>
          <table:table-cell table:style-name="ce4" table:formula="of:=[.A1040]-[.$A$2]" office:value-type="float" office:value="10.42031" calcext:value-type="float">
            <text:p>10.42</text:p>
          </table:table-cell>
          <table:table-cell table:formula="of:=0.76*(1-EXP(-10*([.D1040]-5.05))*(1+10*([.D10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79663" calcext:value-type="float">
            <text:p>10.479663</text:p>
          </table:table-cell>
          <table:table-cell office:value-type="float" office:value="-1" calcext:value-type="float">
            <text:p>-1</text:p>
          </table:table-cell>
          <table:table-cell office:value-type="float" office:value="-0.287631" calcext:value-type="float">
            <text:p>-0.287631</text:p>
          </table:table-cell>
          <table:table-cell table:style-name="ce4" table:formula="of:=[.A1041]-[.$A$2]" office:value-type="float" office:value="10.430296" calcext:value-type="float">
            <text:p>10.43</text:p>
          </table:table-cell>
          <table:table-cell table:formula="of:=0.76*(1-EXP(-10*([.D1041]-5.05))*(1+10*([.D10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89646" calcext:value-type="float">
            <text:p>10.489646</text:p>
          </table:table-cell>
          <table:table-cell office:value-type="float" office:value="-1" calcext:value-type="float">
            <text:p>-1</text:p>
          </table:table-cell>
          <table:table-cell office:value-type="float" office:value="-0.301272" calcext:value-type="float">
            <text:p>-0.301272</text:p>
          </table:table-cell>
          <table:table-cell table:style-name="ce4" table:formula="of:=[.A1042]-[.$A$2]" office:value-type="float" office:value="10.440279" calcext:value-type="float">
            <text:p>10.44</text:p>
          </table:table-cell>
          <table:table-cell table:formula="of:=0.76*(1-EXP(-10*([.D1042]-5.05))*(1+10*([.D10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499656" calcext:value-type="float">
            <text:p>10.499656</text:p>
          </table:table-cell>
          <table:table-cell office:value-type="float" office:value="-1" calcext:value-type="float">
            <text:p>-1</text:p>
          </table:table-cell>
          <table:table-cell office:value-type="float" office:value="-0.312574" calcext:value-type="float">
            <text:p>-0.312574</text:p>
          </table:table-cell>
          <table:table-cell table:style-name="ce4" table:formula="of:=[.A1043]-[.$A$2]" office:value-type="float" office:value="10.450289" calcext:value-type="float">
            <text:p>10.45</text:p>
          </table:table-cell>
          <table:table-cell table:formula="of:=0.76*(1-EXP(-10*([.D1043]-5.05))*(1+10*([.D10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09586" calcext:value-type="float">
            <text:p>10.509586</text:p>
          </table:table-cell>
          <table:table-cell office:value-type="float" office:value="-1" calcext:value-type="float">
            <text:p>-1</text:p>
          </table:table-cell>
          <table:table-cell office:value-type="float" office:value="-0.323487" calcext:value-type="float">
            <text:p>-0.323487</text:p>
          </table:table-cell>
          <table:table-cell table:style-name="ce4" table:formula="of:=[.A1044]-[.$A$2]" office:value-type="float" office:value="10.460219" calcext:value-type="float">
            <text:p>10.46</text:p>
          </table:table-cell>
          <table:table-cell table:formula="of:=0.76*(1-EXP(-10*([.D1044]-5.05))*(1+10*([.D10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19284" calcext:value-type="float">
            <text:p>10.519284</text:p>
          </table:table-cell>
          <table:table-cell office:value-type="float" office:value="-1" calcext:value-type="float">
            <text:p>-1</text:p>
          </table:table-cell>
          <table:table-cell office:value-type="float" office:value="-0.332062" calcext:value-type="float">
            <text:p>-0.332062</text:p>
          </table:table-cell>
          <table:table-cell table:style-name="ce4" table:formula="of:=[.A1045]-[.$A$2]" office:value-type="float" office:value="10.469917" calcext:value-type="float">
            <text:p>10.47</text:p>
          </table:table-cell>
          <table:table-cell table:formula="of:=0.76*(1-EXP(-10*([.D1045]-5.05))*(1+10*([.D10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29782" calcext:value-type="float">
            <text:p>10.529782</text:p>
          </table:table-cell>
          <table:table-cell office:value-type="float" office:value="-1" calcext:value-type="float">
            <text:p>-1</text:p>
          </table:table-cell>
          <table:table-cell office:value-type="float" office:value="-0.339856" calcext:value-type="float">
            <text:p>-0.339856</text:p>
          </table:table-cell>
          <table:table-cell table:style-name="ce4" table:formula="of:=[.A1046]-[.$A$2]" office:value-type="float" office:value="10.480415" calcext:value-type="float">
            <text:p>10.48</text:p>
          </table:table-cell>
          <table:table-cell table:formula="of:=0.76*(1-EXP(-10*([.D1046]-5.05))*(1+10*([.D10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39632" calcext:value-type="float">
            <text:p>10.539632</text:p>
          </table:table-cell>
          <table:table-cell office:value-type="float" office:value="-1" calcext:value-type="float">
            <text:p>-1</text:p>
          </table:table-cell>
          <table:table-cell office:value-type="float" office:value="-0.344923" calcext:value-type="float">
            <text:p>-0.344923</text:p>
          </table:table-cell>
          <table:table-cell table:style-name="ce4" table:formula="of:=[.A1047]-[.$A$2]" office:value-type="float" office:value="10.490265" calcext:value-type="float">
            <text:p>10.49</text:p>
          </table:table-cell>
          <table:table-cell table:formula="of:=0.76*(1-EXP(-10*([.D1047]-5.05))*(1+10*([.D10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49423" calcext:value-type="float">
            <text:p>10.549423</text:p>
          </table:table-cell>
          <table:table-cell office:value-type="float" office:value="-1" calcext:value-type="float">
            <text:p>-1</text:p>
          </table:table-cell>
          <table:table-cell office:value-type="float" office:value="-0.351159" calcext:value-type="float">
            <text:p>-0.351159</text:p>
          </table:table-cell>
          <table:table-cell table:style-name="ce4" table:formula="of:=[.A1048]-[.$A$2]" office:value-type="float" office:value="10.500056" calcext:value-type="float">
            <text:p>10.50</text:p>
          </table:table-cell>
          <table:table-cell table:formula="of:=0.76*(1-EXP(-10*([.D1048]-5.05))*(1+10*([.D10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59661" calcext:value-type="float">
            <text:p>10.559661</text:p>
          </table:table-cell>
          <table:table-cell office:value-type="float" office:value="-1" calcext:value-type="float">
            <text:p>-1</text:p>
          </table:table-cell>
          <table:table-cell office:value-type="float" office:value="-0.355056" calcext:value-type="float">
            <text:p>-0.355056</text:p>
          </table:table-cell>
          <table:table-cell table:style-name="ce4" table:formula="of:=[.A1049]-[.$A$2]" office:value-type="float" office:value="10.510294" calcext:value-type="float">
            <text:p>10.51</text:p>
          </table:table-cell>
          <table:table-cell table:formula="of:=0.76*(1-EXP(-10*([.D1049]-5.05))*(1+10*([.D10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69644" calcext:value-type="float">
            <text:p>10.569644</text:p>
          </table:table-cell>
          <table:table-cell office:value-type="float" office:value="-1" calcext:value-type="float">
            <text:p>-1</text:p>
          </table:table-cell>
          <table:table-cell office:value-type="float" office:value="-0.358174" calcext:value-type="float">
            <text:p>-0.358174</text:p>
          </table:table-cell>
          <table:table-cell table:style-name="ce4" table:formula="of:=[.A1050]-[.$A$2]" office:value-type="float" office:value="10.520277" calcext:value-type="float">
            <text:p>10.52</text:p>
          </table:table-cell>
          <table:table-cell table:formula="of:=0.76*(1-EXP(-10*([.D1050]-5.05))*(1+10*([.D10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79876" calcext:value-type="float">
            <text:p>10.579876</text:p>
          </table:table-cell>
          <table:table-cell office:value-type="float" office:value="-1" calcext:value-type="float">
            <text:p>-1</text:p>
          </table:table-cell>
          <table:table-cell office:value-type="float" office:value="-0.359344" calcext:value-type="float">
            <text:p>-0.359344</text:p>
          </table:table-cell>
          <table:table-cell table:style-name="ce4" table:formula="of:=[.A1051]-[.$A$2]" office:value-type="float" office:value="10.530509" calcext:value-type="float">
            <text:p>10.53</text:p>
          </table:table-cell>
          <table:table-cell table:formula="of:=0.76*(1-EXP(-10*([.D1051]-5.05))*(1+10*([.D10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89906" calcext:value-type="float">
            <text:p>10.589906</text:p>
          </table:table-cell>
          <table:table-cell office:value-type="float" office:value="-1" calcext:value-type="float">
            <text:p>-1</text:p>
          </table:table-cell>
          <table:table-cell office:value-type="float" office:value="-0.359733" calcext:value-type="float">
            <text:p>-0.359733</text:p>
          </table:table-cell>
          <table:table-cell table:style-name="ce4" table:formula="of:=[.A1052]-[.$A$2]" office:value-type="float" office:value="10.540539" calcext:value-type="float">
            <text:p>10.54</text:p>
          </table:table-cell>
          <table:table-cell table:formula="of:=0.76*(1-EXP(-10*([.D1052]-5.05))*(1+10*([.D10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599669" calcext:value-type="float">
            <text:p>10.599669</text:p>
          </table:table-cell>
          <table:table-cell office:value-type="float" office:value="-1" calcext:value-type="float">
            <text:p>-1</text:p>
          </table:table-cell>
          <table:table-cell office:value-type="float" office:value="-0.360513" calcext:value-type="float">
            <text:p>-0.360513</text:p>
          </table:table-cell>
          <table:table-cell table:style-name="ce4" table:formula="of:=[.A1053]-[.$A$2]" office:value-type="float" office:value="10.550302" calcext:value-type="float">
            <text:p>10.55</text:p>
          </table:table-cell>
          <table:table-cell table:formula="of:=0.76*(1-EXP(-10*([.D1053]-5.05))*(1+10*([.D10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09821" calcext:value-type="float">
            <text:p>10.609821</text:p>
          </table:table-cell>
          <table:table-cell office:value-type="float" office:value="-1" calcext:value-type="float">
            <text:p>-1</text:p>
          </table:table-cell>
          <table:table-cell office:value-type="float" office:value="-0.360903" calcext:value-type="float">
            <text:p>-0.360903</text:p>
          </table:table-cell>
          <table:table-cell table:style-name="ce4" table:formula="of:=[.A1054]-[.$A$2]" office:value-type="float" office:value="10.560454" calcext:value-type="float">
            <text:p>10.56</text:p>
          </table:table-cell>
          <table:table-cell table:formula="of:=0.76*(1-EXP(-10*([.D1054]-5.05))*(1+10*([.D10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19653" calcext:value-type="float">
            <text:p>10.619653</text:p>
          </table:table-cell>
          <table:table-cell office:value-type="float" office:value="-1" calcext:value-type="float">
            <text:p>-1</text:p>
          </table:table-cell>
          <table:table-cell office:value-type="float" office:value="-0.361292" calcext:value-type="float">
            <text:p>-0.361292</text:p>
          </table:table-cell>
          <table:table-cell table:style-name="ce4" table:formula="of:=[.A1055]-[.$A$2]" office:value-type="float" office:value="10.570286" calcext:value-type="float">
            <text:p>10.57</text:p>
          </table:table-cell>
          <table:table-cell table:formula="of:=0.76*(1-EXP(-10*([.D1055]-5.05))*(1+10*([.D10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29844" calcext:value-type="float">
            <text:p>10.629844</text:p>
          </table:table-cell>
          <table:table-cell office:value-type="float" office:value="-1" calcext:value-type="float">
            <text:p>-1</text:p>
          </table:table-cell>
          <table:table-cell office:value-type="float" office:value="-0.361682" calcext:value-type="float">
            <text:p>-0.361682</text:p>
          </table:table-cell>
          <table:table-cell table:style-name="ce4" table:formula="of:=[.A1056]-[.$A$2]" office:value-type="float" office:value="10.580477" calcext:value-type="float">
            <text:p>10.58</text:p>
          </table:table-cell>
          <table:table-cell table:formula="of:=0.76*(1-EXP(-10*([.D1056]-5.05))*(1+10*([.D10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3994" calcext:value-type="float">
            <text:p>10.63994</text:p>
          </table:table-cell>
          <table:table-cell office:value-type="float" office:value="-1" calcext:value-type="float">
            <text:p>-1</text:p>
          </table:table-cell>
          <table:table-cell office:value-type="float" office:value="-0.362072" calcext:value-type="float">
            <text:p>-0.362072</text:p>
          </table:table-cell>
          <table:table-cell table:style-name="ce4" table:formula="of:=[.A1057]-[.$A$2]" office:value-type="float" office:value="10.590573" calcext:value-type="float">
            <text:p>10.59</text:p>
          </table:table-cell>
          <table:table-cell table:formula="of:=0.76*(1-EXP(-10*([.D1057]-5.05))*(1+10*([.D10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49839" calcext:value-type="float">
            <text:p>10.649839</text:p>
          </table:table-cell>
          <table:table-cell office:value-type="float" office:value="-1" calcext:value-type="float">
            <text:p>-1</text:p>
          </table:table-cell>
          <table:table-cell office:value-type="float" office:value="-0.362462" calcext:value-type="float">
            <text:p>-0.362462</text:p>
          </table:table-cell>
          <table:table-cell table:style-name="ce4" table:formula="of:=[.A1058]-[.$A$2]" office:value-type="float" office:value="10.600472" calcext:value-type="float">
            <text:p>10.60</text:p>
          </table:table-cell>
          <table:table-cell table:formula="of:=0.76*(1-EXP(-10*([.D1058]-5.05))*(1+10*([.D10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59927" calcext:value-type="float">
            <text:p>10.659927</text:p>
          </table:table-cell>
          <table:table-cell office:value-type="float" office:value="-1" calcext:value-type="float">
            <text:p>-1</text:p>
          </table:table-cell>
          <table:table-cell office:value-type="float" office:value="-0.363241" calcext:value-type="float">
            <text:p>-0.363241</text:p>
          </table:table-cell>
          <table:table-cell table:style-name="ce4" table:formula="of:=[.A1059]-[.$A$2]" office:value-type="float" office:value="10.61056" calcext:value-type="float">
            <text:p>10.61</text:p>
          </table:table-cell>
          <table:table-cell table:formula="of:=0.76*(1-EXP(-10*([.D1059]-5.05))*(1+10*([.D10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69838" calcext:value-type="float">
            <text:p>10.669838</text:p>
          </table:table-cell>
          <table:table-cell office:value-type="float" office:value="-1" calcext:value-type="float">
            <text:p>-1</text:p>
          </table:table-cell>
          <table:table-cell office:value-type="float" office:value="-0.363241" calcext:value-type="float">
            <text:p>-0.363241</text:p>
          </table:table-cell>
          <table:table-cell table:style-name="ce4" table:formula="of:=[.A1060]-[.$A$2]" office:value-type="float" office:value="10.620471" calcext:value-type="float">
            <text:p>10.62</text:p>
          </table:table-cell>
          <table:table-cell table:formula="of:=0.76*(1-EXP(-10*([.D1060]-5.05))*(1+10*([.D10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79998" calcext:value-type="float">
            <text:p>10.679998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61]-[.$A$2]" office:value-type="float" office:value="10.630631" calcext:value-type="float">
            <text:p>10.63</text:p>
          </table:table-cell>
          <table:table-cell table:formula="of:=0.76*(1-EXP(-10*([.D1061]-5.05))*(1+10*([.D10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89849" calcext:value-type="float">
            <text:p>10.689849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62]-[.$A$2]" office:value-type="float" office:value="10.640482" calcext:value-type="float">
            <text:p>10.64</text:p>
          </table:table-cell>
          <table:table-cell table:formula="of:=0.76*(1-EXP(-10*([.D1062]-5.05))*(1+10*([.D10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699466" calcext:value-type="float">
            <text:p>10.699466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63]-[.$A$2]" office:value-type="float" office:value="10.650099" calcext:value-type="float">
            <text:p>10.65</text:p>
          </table:table-cell>
          <table:table-cell table:formula="of:=0.76*(1-EXP(-10*([.D1063]-5.05))*(1+10*([.D10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09666" calcext:value-type="float">
            <text:p>10.709666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64]-[.$A$2]" office:value-type="float" office:value="10.660299" calcext:value-type="float">
            <text:p>10.66</text:p>
          </table:table-cell>
          <table:table-cell table:formula="of:=0.76*(1-EXP(-10*([.D1064]-5.05))*(1+10*([.D10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19661" calcext:value-type="float">
            <text:p>10.719661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65]-[.$A$2]" office:value-type="float" office:value="10.670294" calcext:value-type="float">
            <text:p>10.67</text:p>
          </table:table-cell>
          <table:table-cell table:formula="of:=0.76*(1-EXP(-10*([.D1065]-5.05))*(1+10*([.D10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2967" calcext:value-type="float">
            <text:p>10.72967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66]-[.$A$2]" office:value-type="float" office:value="10.680303" calcext:value-type="float">
            <text:p>10.68</text:p>
          </table:table-cell>
          <table:table-cell table:formula="of:=0.76*(1-EXP(-10*([.D1066]-5.05))*(1+10*([.D10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39681" calcext:value-type="float">
            <text:p>10.739681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67]-[.$A$2]" office:value-type="float" office:value="10.690314" calcext:value-type="float">
            <text:p>10.69</text:p>
          </table:table-cell>
          <table:table-cell table:formula="of:=0.76*(1-EXP(-10*([.D1067]-5.05))*(1+10*([.D10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49429" calcext:value-type="float">
            <text:p>10.749429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68]-[.$A$2]" office:value-type="float" office:value="10.700062" calcext:value-type="float">
            <text:p>10.70</text:p>
          </table:table-cell>
          <table:table-cell table:formula="of:=0.76*(1-EXP(-10*([.D1068]-5.05))*(1+10*([.D10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59811" calcext:value-type="float">
            <text:p>10.759811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69]-[.$A$2]" office:value-type="float" office:value="10.710444" calcext:value-type="float">
            <text:p>10.71</text:p>
          </table:table-cell>
          <table:table-cell table:formula="of:=0.76*(1-EXP(-10*([.D1069]-5.05))*(1+10*([.D10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69675" calcext:value-type="float">
            <text:p>10.769675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70]-[.$A$2]" office:value-type="float" office:value="10.720308" calcext:value-type="float">
            <text:p>10.72</text:p>
          </table:table-cell>
          <table:table-cell table:formula="of:=0.76*(1-EXP(-10*([.D1070]-5.05))*(1+10*([.D10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79706" calcext:value-type="float">
            <text:p>10.779706</text:p>
          </table:table-cell>
          <table:table-cell office:value-type="float" office:value="-1" calcext:value-type="float">
            <text:p>-1</text:p>
          </table:table-cell>
          <table:table-cell office:value-type="float" office:value="-0.365579" calcext:value-type="float">
            <text:p>-0.365579</text:p>
          </table:table-cell>
          <table:table-cell table:style-name="ce4" table:formula="of:=[.A1071]-[.$A$2]" office:value-type="float" office:value="10.730339" calcext:value-type="float">
            <text:p>10.73</text:p>
          </table:table-cell>
          <table:table-cell table:formula="of:=0.76*(1-EXP(-10*([.D1071]-5.05))*(1+10*([.D10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89811" calcext:value-type="float">
            <text:p>10.789811</text:p>
          </table:table-cell>
          <table:table-cell office:value-type="float" office:value="-1" calcext:value-type="float">
            <text:p>-1</text:p>
          </table:table-cell>
          <table:table-cell office:value-type="float" office:value="-0.365969" calcext:value-type="float">
            <text:p>-0.365969</text:p>
          </table:table-cell>
          <table:table-cell table:style-name="ce4" table:formula="of:=[.A1072]-[.$A$2]" office:value-type="float" office:value="10.740444" calcext:value-type="float">
            <text:p>10.74</text:p>
          </table:table-cell>
          <table:table-cell table:formula="of:=0.76*(1-EXP(-10*([.D1072]-5.05))*(1+10*([.D10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799893" calcext:value-type="float">
            <text:p>10.799893</text:p>
          </table:table-cell>
          <table:table-cell office:value-type="float" office:value="-1" calcext:value-type="float">
            <text:p>-1</text:p>
          </table:table-cell>
          <table:table-cell office:value-type="float" office:value="-0.366749" calcext:value-type="float">
            <text:p>-0.366749</text:p>
          </table:table-cell>
          <table:table-cell table:style-name="ce4" table:formula="of:=[.A1073]-[.$A$2]" office:value-type="float" office:value="10.750526" calcext:value-type="float">
            <text:p>10.75</text:p>
          </table:table-cell>
          <table:table-cell table:formula="of:=0.76*(1-EXP(-10*([.D1073]-5.05))*(1+10*([.D10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09751" calcext:value-type="float">
            <text:p>10.809751</text:p>
          </table:table-cell>
          <table:table-cell office:value-type="float" office:value="-1" calcext:value-type="float">
            <text:p>-1</text:p>
          </table:table-cell>
          <table:table-cell office:value-type="float" office:value="-0.366359" calcext:value-type="float">
            <text:p>-0.366359</text:p>
          </table:table-cell>
          <table:table-cell table:style-name="ce4" table:formula="of:=[.A1074]-[.$A$2]" office:value-type="float" office:value="10.760384" calcext:value-type="float">
            <text:p>10.76</text:p>
          </table:table-cell>
          <table:table-cell table:formula="of:=0.76*(1-EXP(-10*([.D1074]-5.05))*(1+10*([.D10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19803" calcext:value-type="float">
            <text:p>10.81980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075]-[.$A$2]" office:value-type="float" office:value="10.770436" calcext:value-type="float">
            <text:p>10.77</text:p>
          </table:table-cell>
          <table:table-cell table:formula="of:=0.76*(1-EXP(-10*([.D1075]-5.05))*(1+10*([.D10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29793" calcext:value-type="float">
            <text:p>10.82979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076]-[.$A$2]" office:value-type="float" office:value="10.780426" calcext:value-type="float">
            <text:p>10.78</text:p>
          </table:table-cell>
          <table:table-cell table:formula="of:=0.76*(1-EXP(-10*([.D1076]-5.05))*(1+10*([.D10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39817" calcext:value-type="float">
            <text:p>10.839817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077]-[.$A$2]" office:value-type="float" office:value="10.79045" calcext:value-type="float">
            <text:p>10.79</text:p>
          </table:table-cell>
          <table:table-cell table:formula="of:=0.76*(1-EXP(-10*([.D1077]-5.05))*(1+10*([.D10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4945" calcext:value-type="float">
            <text:p>10.84945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078]-[.$A$2]" office:value-type="float" office:value="10.800083" calcext:value-type="float">
            <text:p>10.80</text:p>
          </table:table-cell>
          <table:table-cell table:formula="of:=0.76*(1-EXP(-10*([.D1078]-5.05))*(1+10*([.D10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59675" calcext:value-type="float">
            <text:p>10.859675</text:p>
          </table:table-cell>
          <table:table-cell office:value-type="float" office:value="-1" calcext:value-type="float">
            <text:p>-1</text:p>
          </table:table-cell>
          <table:table-cell office:value-type="float" office:value="-0.366749" calcext:value-type="float">
            <text:p>-0.366749</text:p>
          </table:table-cell>
          <table:table-cell table:style-name="ce4" table:formula="of:=[.A1079]-[.$A$2]" office:value-type="float" office:value="10.810308" calcext:value-type="float">
            <text:p>10.81</text:p>
          </table:table-cell>
          <table:table-cell table:formula="of:=0.76*(1-EXP(-10*([.D1079]-5.05))*(1+10*([.D10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69828" calcext:value-type="float">
            <text:p>10.869828</text:p>
          </table:table-cell>
          <table:table-cell office:value-type="float" office:value="-1" calcext:value-type="float">
            <text:p>-1</text:p>
          </table:table-cell>
          <table:table-cell office:value-type="float" office:value="-0.366749" calcext:value-type="float">
            <text:p>-0.366749</text:p>
          </table:table-cell>
          <table:table-cell table:style-name="ce4" table:formula="of:=[.A1080]-[.$A$2]" office:value-type="float" office:value="10.820461" calcext:value-type="float">
            <text:p>10.82</text:p>
          </table:table-cell>
          <table:table-cell table:formula="of:=0.76*(1-EXP(-10*([.D1080]-5.05))*(1+10*([.D10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79632" calcext:value-type="float">
            <text:p>10.879632</text:p>
          </table:table-cell>
          <table:table-cell office:value-type="float" office:value="-1" calcext:value-type="float">
            <text:p>-1</text:p>
          </table:table-cell>
          <table:table-cell office:value-type="float" office:value="-0.366359" calcext:value-type="float">
            <text:p>-0.366359</text:p>
          </table:table-cell>
          <table:table-cell table:style-name="ce4" table:formula="of:=[.A1081]-[.$A$2]" office:value-type="float" office:value="10.830265" calcext:value-type="float">
            <text:p>10.83</text:p>
          </table:table-cell>
          <table:table-cell table:formula="of:=0.76*(1-EXP(-10*([.D1081]-5.05))*(1+10*([.D10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89679" calcext:value-type="float">
            <text:p>10.889679</text:p>
          </table:table-cell>
          <table:table-cell office:value-type="float" office:value="-1" calcext:value-type="float">
            <text:p>-1</text:p>
          </table:table-cell>
          <table:table-cell office:value-type="float" office:value="-0.365969" calcext:value-type="float">
            <text:p>-0.365969</text:p>
          </table:table-cell>
          <table:table-cell table:style-name="ce4" table:formula="of:=[.A1082]-[.$A$2]" office:value-type="float" office:value="10.840312" calcext:value-type="float">
            <text:p>10.84</text:p>
          </table:table-cell>
          <table:table-cell table:formula="of:=0.76*(1-EXP(-10*([.D1082]-5.05))*(1+10*([.D10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899809" calcext:value-type="float">
            <text:p>10.899809</text:p>
          </table:table-cell>
          <table:table-cell office:value-type="float" office:value="-1" calcext:value-type="float">
            <text:p>-1</text:p>
          </table:table-cell>
          <table:table-cell office:value-type="float" office:value="-0.365579" calcext:value-type="float">
            <text:p>-0.365579</text:p>
          </table:table-cell>
          <table:table-cell table:style-name="ce4" table:formula="of:=[.A1083]-[.$A$2]" office:value-type="float" office:value="10.850442" calcext:value-type="float">
            <text:p>10.85</text:p>
          </table:table-cell>
          <table:table-cell table:formula="of:=0.76*(1-EXP(-10*([.D1083]-5.05))*(1+10*([.D10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09822" calcext:value-type="float">
            <text:p>10.909822</text:p>
          </table:table-cell>
          <table:table-cell office:value-type="float" office:value="-1" calcext:value-type="float">
            <text:p>-1</text:p>
          </table:table-cell>
          <table:table-cell office:value-type="float" office:value="-0.365579" calcext:value-type="float">
            <text:p>-0.365579</text:p>
          </table:table-cell>
          <table:table-cell table:style-name="ce4" table:formula="of:=[.A1084]-[.$A$2]" office:value-type="float" office:value="10.860455" calcext:value-type="float">
            <text:p>10.86</text:p>
          </table:table-cell>
          <table:table-cell table:formula="of:=0.76*(1-EXP(-10*([.D1084]-5.05))*(1+10*([.D10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19953" calcext:value-type="float">
            <text:p>10.919953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85]-[.$A$2]" office:value-type="float" office:value="10.870586" calcext:value-type="float">
            <text:p>10.87</text:p>
          </table:table-cell>
          <table:table-cell table:formula="of:=0.76*(1-EXP(-10*([.D1085]-5.05))*(1+10*([.D10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34683" calcext:value-type="float">
            <text:p>10.934683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86]-[.$A$2]" office:value-type="float" office:value="10.885316" calcext:value-type="float">
            <text:p>10.89</text:p>
          </table:table-cell>
          <table:table-cell table:formula="of:=0.76*(1-EXP(-10*([.D1086]-5.05))*(1+10*([.D10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44773" calcext:value-type="float">
            <text:p>10.944773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87]-[.$A$2]" office:value-type="float" office:value="10.895406" calcext:value-type="float">
            <text:p>10.90</text:p>
          </table:table-cell>
          <table:table-cell table:formula="of:=0.76*(1-EXP(-10*([.D1087]-5.05))*(1+10*([.D10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54723" calcext:value-type="float">
            <text:p>10.954723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88]-[.$A$2]" office:value-type="float" office:value="10.905356" calcext:value-type="float">
            <text:p>10.91</text:p>
          </table:table-cell>
          <table:table-cell table:formula="of:=0.76*(1-EXP(-10*([.D1088]-5.05))*(1+10*([.D10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64452" calcext:value-type="float">
            <text:p>10.964452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89]-[.$A$2]" office:value-type="float" office:value="10.915085" calcext:value-type="float">
            <text:p>10.92</text:p>
          </table:table-cell>
          <table:table-cell table:formula="of:=0.76*(1-EXP(-10*([.D1089]-5.05))*(1+10*([.D10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74364" calcext:value-type="float">
            <text:p>10.974364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90]-[.$A$2]" office:value-type="float" office:value="10.924997" calcext:value-type="float">
            <text:p>10.92</text:p>
          </table:table-cell>
          <table:table-cell table:formula="of:=0.76*(1-EXP(-10*([.D1090]-5.05))*(1+10*([.D10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84255" calcext:value-type="float">
            <text:p>10.984255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91]-[.$A$2]" office:value-type="float" office:value="10.934888" calcext:value-type="float">
            <text:p>10.93</text:p>
          </table:table-cell>
          <table:table-cell table:formula="of:=0.76*(1-EXP(-10*([.D1091]-5.05))*(1+10*([.D10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0.994384" calcext:value-type="float">
            <text:p>10.994384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092]-[.$A$2]" office:value-type="float" office:value="10.945017" calcext:value-type="float">
            <text:p>10.95</text:p>
          </table:table-cell>
          <table:table-cell table:formula="of:=0.76*(1-EXP(-10*([.D1092]-5.05))*(1+10*([.D10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0428" calcext:value-type="float">
            <text:p>11.00428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93]-[.$A$2]" office:value-type="float" office:value="10.954913" calcext:value-type="float">
            <text:p>10.95</text:p>
          </table:table-cell>
          <table:table-cell table:formula="of:=0.76*(1-EXP(-10*([.D1093]-5.05))*(1+10*([.D10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14086" calcext:value-type="float">
            <text:p>11.014086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94]-[.$A$2]" office:value-type="float" office:value="10.964719" calcext:value-type="float">
            <text:p>10.96</text:p>
          </table:table-cell>
          <table:table-cell table:formula="of:=0.76*(1-EXP(-10*([.D1094]-5.05))*(1+10*([.D10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24266" calcext:value-type="float">
            <text:p>11.024266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95]-[.$A$2]" office:value-type="float" office:value="10.974899" calcext:value-type="float">
            <text:p>10.97</text:p>
          </table:table-cell>
          <table:table-cell table:formula="of:=0.76*(1-EXP(-10*([.D1095]-5.05))*(1+10*([.D10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3414" calcext:value-type="float">
            <text:p>11.03414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096]-[.$A$2]" office:value-type="float" office:value="10.984773" calcext:value-type="float">
            <text:p>10.98</text:p>
          </table:table-cell>
          <table:table-cell table:formula="of:=0.76*(1-EXP(-10*([.D1096]-5.05))*(1+10*([.D10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44148" calcext:value-type="float">
            <text:p>11.044148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97]-[.$A$2]" office:value-type="float" office:value="10.994781" calcext:value-type="float">
            <text:p>10.99</text:p>
          </table:table-cell>
          <table:table-cell table:formula="of:=0.76*(1-EXP(-10*([.D1097]-5.05))*(1+10*([.D10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54247" calcext:value-type="float">
            <text:p>11.054247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98]-[.$A$2]" office:value-type="float" office:value="11.00488" calcext:value-type="float">
            <text:p>11.00</text:p>
          </table:table-cell>
          <table:table-cell table:formula="of:=0.76*(1-EXP(-10*([.D1098]-5.05))*(1+10*([.D10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64359" calcext:value-type="float">
            <text:p>11.064359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099]-[.$A$2]" office:value-type="float" office:value="11.014992" calcext:value-type="float">
            <text:p>11.01</text:p>
          </table:table-cell>
          <table:table-cell table:formula="of:=0.76*(1-EXP(-10*([.D1099]-5.05))*(1+10*([.D10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7435" calcext:value-type="float">
            <text:p>11.07435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100]-[.$A$2]" office:value-type="float" office:value="11.024983" calcext:value-type="float">
            <text:p>11.02</text:p>
          </table:table-cell>
          <table:table-cell table:formula="of:=0.76*(1-EXP(-10*([.D1100]-5.05))*(1+10*([.D11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84645" calcext:value-type="float">
            <text:p>11.084645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101]-[.$A$2]" office:value-type="float" office:value="11.035278" calcext:value-type="float">
            <text:p>11.04</text:p>
          </table:table-cell>
          <table:table-cell table:formula="of:=0.76*(1-EXP(-10*([.D1101]-5.05))*(1+10*([.D11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089409" calcext:value-type="float">
            <text:p>11.089409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102]-[.$A$2]" office:value-type="float" office:value="11.040042" calcext:value-type="float">
            <text:p>11.04</text:p>
          </table:table-cell>
          <table:table-cell table:formula="of:=0.76*(1-EXP(-10*([.D1102]-5.05))*(1+10*([.D11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04248" calcext:value-type="float">
            <text:p>11.104248</text:p>
          </table:table-cell>
          <table:table-cell office:value-type="float" office:value="-1" calcext:value-type="float">
            <text:p>-1</text:p>
          </table:table-cell>
          <table:table-cell office:value-type="float" office:value="-0.36441" calcext:value-type="float">
            <text:p>-0.36441</text:p>
          </table:table-cell>
          <table:table-cell table:style-name="ce4" table:formula="of:=[.A1103]-[.$A$2]" office:value-type="float" office:value="11.054881" calcext:value-type="float">
            <text:p>11.05</text:p>
          </table:table-cell>
          <table:table-cell table:formula="of:=0.76*(1-EXP(-10*([.D1103]-5.05))*(1+10*([.D11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14181" calcext:value-type="float">
            <text:p>11.114181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104]-[.$A$2]" office:value-type="float" office:value="11.064814" calcext:value-type="float">
            <text:p>11.06</text:p>
          </table:table-cell>
          <table:table-cell table:formula="of:=0.76*(1-EXP(-10*([.D1104]-5.05))*(1+10*([.D11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24227" calcext:value-type="float">
            <text:p>11.124227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105]-[.$A$2]" office:value-type="float" office:value="11.07486" calcext:value-type="float">
            <text:p>11.07</text:p>
          </table:table-cell>
          <table:table-cell table:formula="of:=0.76*(1-EXP(-10*([.D1105]-5.05))*(1+10*([.D11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34291" calcext:value-type="float">
            <text:p>11.134291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106]-[.$A$2]" office:value-type="float" office:value="11.084924" calcext:value-type="float">
            <text:p>11.08</text:p>
          </table:table-cell>
          <table:table-cell table:formula="of:=0.76*(1-EXP(-10*([.D1106]-5.05))*(1+10*([.D11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44155" calcext:value-type="float">
            <text:p>11.144155</text:p>
          </table:table-cell>
          <table:table-cell office:value-type="float" office:value="-1" calcext:value-type="float">
            <text:p>-1</text:p>
          </table:table-cell>
          <table:table-cell office:value-type="float" office:value="-0.3648" calcext:value-type="float">
            <text:p>-0.3648</text:p>
          </table:table-cell>
          <table:table-cell table:style-name="ce4" table:formula="of:=[.A1107]-[.$A$2]" office:value-type="float" office:value="11.094788" calcext:value-type="float">
            <text:p>11.09</text:p>
          </table:table-cell>
          <table:table-cell table:formula="of:=0.76*(1-EXP(-10*([.D1107]-5.05))*(1+10*([.D11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54307" calcext:value-type="float">
            <text:p>11.154307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108]-[.$A$2]" office:value-type="float" office:value="11.10494" calcext:value-type="float">
            <text:p>11.10</text:p>
          </table:table-cell>
          <table:table-cell table:formula="of:=0.76*(1-EXP(-10*([.D1108]-5.05))*(1+10*([.D11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6426" calcext:value-type="float">
            <text:p>11.16426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109]-[.$A$2]" office:value-type="float" office:value="11.114893" calcext:value-type="float">
            <text:p>11.11</text:p>
          </table:table-cell>
          <table:table-cell table:formula="of:=0.76*(1-EXP(-10*([.D1109]-5.05))*(1+10*([.D11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74257" calcext:value-type="float">
            <text:p>11.174257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110]-[.$A$2]" office:value-type="float" office:value="11.12489" calcext:value-type="float">
            <text:p>11.12</text:p>
          </table:table-cell>
          <table:table-cell table:formula="of:=0.76*(1-EXP(-10*([.D1110]-5.05))*(1+10*([.D11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84487" calcext:value-type="float">
            <text:p>11.184487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111]-[.$A$2]" office:value-type="float" office:value="11.13512" calcext:value-type="float">
            <text:p>11.14</text:p>
          </table:table-cell>
          <table:table-cell table:formula="of:=0.76*(1-EXP(-10*([.D1111]-5.05))*(1+10*([.D11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194417" calcext:value-type="float">
            <text:p>11.194417</text:p>
          </table:table-cell>
          <table:table-cell office:value-type="float" office:value="-1" calcext:value-type="float">
            <text:p>-1</text:p>
          </table:table-cell>
          <table:table-cell office:value-type="float" office:value="-0.36519" calcext:value-type="float">
            <text:p>-0.36519</text:p>
          </table:table-cell>
          <table:table-cell table:style-name="ce4" table:formula="of:=[.A1112]-[.$A$2]" office:value-type="float" office:value="11.14505" calcext:value-type="float">
            <text:p>11.15</text:p>
          </table:table-cell>
          <table:table-cell table:formula="of:=0.76*(1-EXP(-10*([.D1112]-5.05))*(1+10*([.D11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04289" calcext:value-type="float">
            <text:p>11.204289</text:p>
          </table:table-cell>
          <table:table-cell office:value-type="float" office:value="-1" calcext:value-type="float">
            <text:p>-1</text:p>
          </table:table-cell>
          <table:table-cell office:value-type="float" office:value="-0.365969" calcext:value-type="float">
            <text:p>-0.365969</text:p>
          </table:table-cell>
          <table:table-cell table:style-name="ce4" table:formula="of:=[.A1113]-[.$A$2]" office:value-type="float" office:value="11.154922" calcext:value-type="float">
            <text:p>11.15</text:p>
          </table:table-cell>
          <table:table-cell table:formula="of:=0.76*(1-EXP(-10*([.D1113]-5.05))*(1+10*([.D11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1433" calcext:value-type="float">
            <text:p>11.21433</text:p>
          </table:table-cell>
          <table:table-cell office:value-type="float" office:value="-1" calcext:value-type="float">
            <text:p>-1</text:p>
          </table:table-cell>
          <table:table-cell office:value-type="float" office:value="-0.365579" calcext:value-type="float">
            <text:p>-0.365579</text:p>
          </table:table-cell>
          <table:table-cell table:style-name="ce4" table:formula="of:=[.A1114]-[.$A$2]" office:value-type="float" office:value="11.164963" calcext:value-type="float">
            <text:p>11.16</text:p>
          </table:table-cell>
          <table:table-cell table:formula="of:=0.76*(1-EXP(-10*([.D1114]-5.05))*(1+10*([.D11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1942" calcext:value-type="float">
            <text:p>11.21942</text:p>
          </table:table-cell>
          <table:table-cell office:value-type="float" office:value="-1" calcext:value-type="float">
            <text:p>-1</text:p>
          </table:table-cell>
          <table:table-cell office:value-type="float" office:value="-0.366359" calcext:value-type="float">
            <text:p>-0.366359</text:p>
          </table:table-cell>
          <table:table-cell table:style-name="ce4" table:formula="of:=[.A1115]-[.$A$2]" office:value-type="float" office:value="11.170053" calcext:value-type="float">
            <text:p>11.17</text:p>
          </table:table-cell>
          <table:table-cell table:formula="of:=0.76*(1-EXP(-10*([.D1115]-5.05))*(1+10*([.D11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34424" calcext:value-type="float">
            <text:p>11.234424</text:p>
          </table:table-cell>
          <table:table-cell office:value-type="float" office:value="-1" calcext:value-type="float">
            <text:p>-1</text:p>
          </table:table-cell>
          <table:table-cell office:value-type="float" office:value="-0.366359" calcext:value-type="float">
            <text:p>-0.366359</text:p>
          </table:table-cell>
          <table:table-cell table:style-name="ce4" table:formula="of:=[.A1116]-[.$A$2]" office:value-type="float" office:value="11.185057" calcext:value-type="float">
            <text:p>11.19</text:p>
          </table:table-cell>
          <table:table-cell table:formula="of:=0.76*(1-EXP(-10*([.D1116]-5.05))*(1+10*([.D11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4462" calcext:value-type="float">
            <text:p>11.24462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17]-[.$A$2]" office:value-type="float" office:value="11.195253" calcext:value-type="float">
            <text:p>11.20</text:p>
          </table:table-cell>
          <table:table-cell table:formula="of:=0.76*(1-EXP(-10*([.D1117]-5.05))*(1+10*([.D11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54474" calcext:value-type="float">
            <text:p>11.254474</text:p>
          </table:table-cell>
          <table:table-cell office:value-type="float" office:value="-1" calcext:value-type="float">
            <text:p>-1</text:p>
          </table:table-cell>
          <table:table-cell office:value-type="float" office:value="-0.366749" calcext:value-type="float">
            <text:p>-0.366749</text:p>
          </table:table-cell>
          <table:table-cell table:style-name="ce4" table:formula="of:=[.A1118]-[.$A$2]" office:value-type="float" office:value="11.205107" calcext:value-type="float">
            <text:p>11.21</text:p>
          </table:table-cell>
          <table:table-cell table:formula="of:=0.76*(1-EXP(-10*([.D1118]-5.05))*(1+10*([.D11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64374" calcext:value-type="float">
            <text:p>11.264374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19]-[.$A$2]" office:value-type="float" office:value="11.215007" calcext:value-type="float">
            <text:p>11.22</text:p>
          </table:table-cell>
          <table:table-cell table:formula="of:=0.76*(1-EXP(-10*([.D1119]-5.05))*(1+10*([.D11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74211" calcext:value-type="float">
            <text:p>11.274211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20]-[.$A$2]" office:value-type="float" office:value="11.224844" calcext:value-type="float">
            <text:p>11.22</text:p>
          </table:table-cell>
          <table:table-cell table:formula="of:=0.76*(1-EXP(-10*([.D1120]-5.05))*(1+10*([.D11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84482" calcext:value-type="float">
            <text:p>11.2844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21]-[.$A$2]" office:value-type="float" office:value="11.235115" calcext:value-type="float">
            <text:p>11.24</text:p>
          </table:table-cell>
          <table:table-cell table:formula="of:=0.76*(1-EXP(-10*([.D1121]-5.05))*(1+10*([.D11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294415" calcext:value-type="float">
            <text:p>11.294415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122]-[.$A$2]" office:value-type="float" office:value="11.245048" calcext:value-type="float">
            <text:p>11.25</text:p>
          </table:table-cell>
          <table:table-cell table:formula="of:=0.76*(1-EXP(-10*([.D1122]-5.05))*(1+10*([.D11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04443" calcext:value-type="float">
            <text:p>11.304443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23]-[.$A$2]" office:value-type="float" office:value="11.255076" calcext:value-type="float">
            <text:p>11.26</text:p>
          </table:table-cell>
          <table:table-cell table:formula="of:=0.76*(1-EXP(-10*([.D1123]-5.05))*(1+10*([.D11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14314" calcext:value-type="float">
            <text:p>11.3143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24]-[.$A$2]" office:value-type="float" office:value="11.264947" calcext:value-type="float">
            <text:p>11.26</text:p>
          </table:table-cell>
          <table:table-cell table:formula="of:=0.76*(1-EXP(-10*([.D1124]-5.05))*(1+10*([.D11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24497" calcext:value-type="float">
            <text:p>11.324497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25]-[.$A$2]" office:value-type="float" office:value="11.27513" calcext:value-type="float">
            <text:p>11.28</text:p>
          </table:table-cell>
          <table:table-cell table:formula="of:=0.76*(1-EXP(-10*([.D1125]-5.05))*(1+10*([.D11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34188" calcext:value-type="float">
            <text:p>11.3341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26]-[.$A$2]" office:value-type="float" office:value="11.284821" calcext:value-type="float">
            <text:p>11.28</text:p>
          </table:table-cell>
          <table:table-cell table:formula="of:=0.76*(1-EXP(-10*([.D1126]-5.05))*(1+10*([.D11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44546" calcext:value-type="float">
            <text:p>11.34454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27]-[.$A$2]" office:value-type="float" office:value="11.295179" calcext:value-type="float">
            <text:p>11.30</text:p>
          </table:table-cell>
          <table:table-cell table:formula="of:=0.76*(1-EXP(-10*([.D1127]-5.05))*(1+10*([.D11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54655" calcext:value-type="float">
            <text:p>11.3546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28]-[.$A$2]" office:value-type="float" office:value="11.305288" calcext:value-type="float">
            <text:p>11.31</text:p>
          </table:table-cell>
          <table:table-cell table:formula="of:=0.76*(1-EXP(-10*([.D1128]-5.05))*(1+10*([.D11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64467" calcext:value-type="float">
            <text:p>11.364467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29]-[.$A$2]" office:value-type="float" office:value="11.3151" calcext:value-type="float">
            <text:p>11.32</text:p>
          </table:table-cell>
          <table:table-cell table:formula="of:=0.76*(1-EXP(-10*([.D1129]-5.05))*(1+10*([.D11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74269" calcext:value-type="float">
            <text:p>11.374269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30]-[.$A$2]" office:value-type="float" office:value="11.324902" calcext:value-type="float">
            <text:p>11.32</text:p>
          </table:table-cell>
          <table:table-cell table:formula="of:=0.76*(1-EXP(-10*([.D1130]-5.05))*(1+10*([.D11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8451" calcext:value-type="float">
            <text:p>11.38451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31]-[.$A$2]" office:value-type="float" office:value="11.335143" calcext:value-type="float">
            <text:p>11.34</text:p>
          </table:table-cell>
          <table:table-cell table:formula="of:=0.76*(1-EXP(-10*([.D1131]-5.05))*(1+10*([.D11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394429" calcext:value-type="float">
            <text:p>11.394429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32]-[.$A$2]" office:value-type="float" office:value="11.345062" calcext:value-type="float">
            <text:p>11.35</text:p>
          </table:table-cell>
          <table:table-cell table:formula="of:=0.76*(1-EXP(-10*([.D1132]-5.05))*(1+10*([.D11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04328" calcext:value-type="float">
            <text:p>11.404328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33]-[.$A$2]" office:value-type="float" office:value="11.354961" calcext:value-type="float">
            <text:p>11.35</text:p>
          </table:table-cell>
          <table:table-cell table:formula="of:=0.76*(1-EXP(-10*([.D1133]-5.05))*(1+10*([.D11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14296" calcext:value-type="float">
            <text:p>11.414296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34]-[.$A$2]" office:value-type="float" office:value="11.364929" calcext:value-type="float">
            <text:p>11.36</text:p>
          </table:table-cell>
          <table:table-cell table:formula="of:=0.76*(1-EXP(-10*([.D1134]-5.05))*(1+10*([.D11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24256" calcext:value-type="float">
            <text:p>11.424256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35]-[.$A$2]" office:value-type="float" office:value="11.374889" calcext:value-type="float">
            <text:p>11.37</text:p>
          </table:table-cell>
          <table:table-cell table:formula="of:=0.76*(1-EXP(-10*([.D1135]-5.05))*(1+10*([.D11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34178" calcext:value-type="float">
            <text:p>11.434178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36]-[.$A$2]" office:value-type="float" office:value="11.384811" calcext:value-type="float">
            <text:p>11.38</text:p>
          </table:table-cell>
          <table:table-cell table:formula="of:=0.76*(1-EXP(-10*([.D1136]-5.05))*(1+10*([.D11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44463" calcext:value-type="float">
            <text:p>11.44446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37]-[.$A$2]" office:value-type="float" office:value="11.395096" calcext:value-type="float">
            <text:p>11.40</text:p>
          </table:table-cell>
          <table:table-cell table:formula="of:=0.76*(1-EXP(-10*([.D1137]-5.05))*(1+10*([.D11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54242" calcext:value-type="float">
            <text:p>11.454242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38]-[.$A$2]" office:value-type="float" office:value="11.404875" calcext:value-type="float">
            <text:p>11.40</text:p>
          </table:table-cell>
          <table:table-cell table:formula="of:=0.76*(1-EXP(-10*([.D1138]-5.05))*(1+10*([.D11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64476" calcext:value-type="float">
            <text:p>11.464476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39]-[.$A$2]" office:value-type="float" office:value="11.415109" calcext:value-type="float">
            <text:p>11.42</text:p>
          </table:table-cell>
          <table:table-cell table:formula="of:=0.76*(1-EXP(-10*([.D1139]-5.05))*(1+10*([.D11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7425" calcext:value-type="float">
            <text:p>11.47425</text:p>
          </table:table-cell>
          <table:table-cell office:value-type="float" office:value="-1" calcext:value-type="float">
            <text:p>-1</text:p>
          </table:table-cell>
          <table:table-cell office:value-type="float" office:value="-0.367138" calcext:value-type="float">
            <text:p>-0.367138</text:p>
          </table:table-cell>
          <table:table-cell table:style-name="ce4" table:formula="of:=[.A1140]-[.$A$2]" office:value-type="float" office:value="11.424883" calcext:value-type="float">
            <text:p>11.42</text:p>
          </table:table-cell>
          <table:table-cell table:formula="of:=0.76*(1-EXP(-10*([.D1140]-5.05))*(1+10*([.D11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84248" calcext:value-type="float">
            <text:p>11.484248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1]-[.$A$2]" office:value-type="float" office:value="11.434881" calcext:value-type="float">
            <text:p>11.43</text:p>
          </table:table-cell>
          <table:table-cell table:formula="of:=0.76*(1-EXP(-10*([.D1141]-5.05))*(1+10*([.D11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494206" calcext:value-type="float">
            <text:p>11.494206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2]-[.$A$2]" office:value-type="float" office:value="11.444839" calcext:value-type="float">
            <text:p>11.44</text:p>
          </table:table-cell>
          <table:table-cell table:formula="of:=0.76*(1-EXP(-10*([.D1142]-5.05))*(1+10*([.D11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04415" calcext:value-type="float">
            <text:p>11.504415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3]-[.$A$2]" office:value-type="float" office:value="11.455048" calcext:value-type="float">
            <text:p>11.46</text:p>
          </table:table-cell>
          <table:table-cell table:formula="of:=0.76*(1-EXP(-10*([.D1143]-5.05))*(1+10*([.D11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14224" calcext:value-type="float">
            <text:p>11.514224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4]-[.$A$2]" office:value-type="float" office:value="11.464857" calcext:value-type="float">
            <text:p>11.46</text:p>
          </table:table-cell>
          <table:table-cell table:formula="of:=0.76*(1-EXP(-10*([.D1144]-5.05))*(1+10*([.D11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24239" calcext:value-type="float">
            <text:p>11.524239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5]-[.$A$2]" office:value-type="float" office:value="11.474872" calcext:value-type="float">
            <text:p>11.47</text:p>
          </table:table-cell>
          <table:table-cell table:formula="of:=0.76*(1-EXP(-10*([.D1145]-5.05))*(1+10*([.D11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34102" calcext:value-type="float">
            <text:p>11.534102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6]-[.$A$2]" office:value-type="float" office:value="11.484735" calcext:value-type="float">
            <text:p>11.48</text:p>
          </table:table-cell>
          <table:table-cell table:formula="of:=0.76*(1-EXP(-10*([.D1146]-5.05))*(1+10*([.D11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4452" calcext:value-type="float">
            <text:p>11.54452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7]-[.$A$2]" office:value-type="float" office:value="11.495153" calcext:value-type="float">
            <text:p>11.50</text:p>
          </table:table-cell>
          <table:table-cell table:formula="of:=0.76*(1-EXP(-10*([.D1147]-5.05))*(1+10*([.D11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54253" calcext:value-type="float">
            <text:p>11.554253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48]-[.$A$2]" office:value-type="float" office:value="11.504886" calcext:value-type="float">
            <text:p>11.50</text:p>
          </table:table-cell>
          <table:table-cell table:formula="of:=0.76*(1-EXP(-10*([.D1148]-5.05))*(1+10*([.D11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64275" calcext:value-type="float">
            <text:p>11.564275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49]-[.$A$2]" office:value-type="float" office:value="11.514908" calcext:value-type="float">
            <text:p>11.51</text:p>
          </table:table-cell>
          <table:table-cell table:formula="of:=0.76*(1-EXP(-10*([.D1149]-5.05))*(1+10*([.D11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74116" calcext:value-type="float">
            <text:p>11.57411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0]-[.$A$2]" office:value-type="float" office:value="11.524749" calcext:value-type="float">
            <text:p>11.52</text:p>
          </table:table-cell>
          <table:table-cell table:formula="of:=0.76*(1-EXP(-10*([.D1150]-5.05))*(1+10*([.D11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84478" calcext:value-type="float">
            <text:p>11.584478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1]-[.$A$2]" office:value-type="float" office:value="11.535111" calcext:value-type="float">
            <text:p>11.54</text:p>
          </table:table-cell>
          <table:table-cell table:formula="of:=0.76*(1-EXP(-10*([.D1151]-5.05))*(1+10*([.D11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594258" calcext:value-type="float">
            <text:p>11.594258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2]-[.$A$2]" office:value-type="float" office:value="11.544891" calcext:value-type="float">
            <text:p>11.54</text:p>
          </table:table-cell>
          <table:table-cell table:formula="of:=0.76*(1-EXP(-10*([.D1152]-5.05))*(1+10*([.D11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04465" calcext:value-type="float">
            <text:p>11.604465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53]-[.$A$2]" office:value-type="float" office:value="11.555098" calcext:value-type="float">
            <text:p>11.56</text:p>
          </table:table-cell>
          <table:table-cell table:formula="of:=0.76*(1-EXP(-10*([.D1153]-5.05))*(1+10*([.D11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14264" calcext:value-type="float">
            <text:p>11.614264</text:p>
          </table:table-cell>
          <table:table-cell office:value-type="float" office:value="-1" calcext:value-type="float">
            <text:p>-1</text:p>
          </table:table-cell>
          <table:table-cell office:value-type="float" office:value="-0.367528" calcext:value-type="float">
            <text:p>-0.367528</text:p>
          </table:table-cell>
          <table:table-cell table:style-name="ce4" table:formula="of:=[.A1154]-[.$A$2]" office:value-type="float" office:value="11.564897" calcext:value-type="float">
            <text:p>11.56</text:p>
          </table:table-cell>
          <table:table-cell table:formula="of:=0.76*(1-EXP(-10*([.D1154]-5.05))*(1+10*([.D11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24462" calcext:value-type="float">
            <text:p>11.624462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5]-[.$A$2]" office:value-type="float" office:value="11.575095" calcext:value-type="float">
            <text:p>11.58</text:p>
          </table:table-cell>
          <table:table-cell table:formula="of:=0.76*(1-EXP(-10*([.D1155]-5.05))*(1+10*([.D11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34281" calcext:value-type="float">
            <text:p>11.634281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6]-[.$A$2]" office:value-type="float" office:value="11.584914" calcext:value-type="float">
            <text:p>11.58</text:p>
          </table:table-cell>
          <table:table-cell table:formula="of:=0.76*(1-EXP(-10*([.D1156]-5.05))*(1+10*([.D11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44526" calcext:value-type="float">
            <text:p>11.644526</text:p>
          </table:table-cell>
          <table:table-cell office:value-type="float" office:value="-1" calcext:value-type="float">
            <text:p>-1</text:p>
          </table:table-cell>
          <table:table-cell office:value-type="float" office:value="-0.367918" calcext:value-type="float">
            <text:p>-0.367918</text:p>
          </table:table-cell>
          <table:table-cell table:style-name="ce4" table:formula="of:=[.A1157]-[.$A$2]" office:value-type="float" office:value="11.595159" calcext:value-type="float">
            <text:p>11.60</text:p>
          </table:table-cell>
          <table:table-cell table:formula="of:=0.76*(1-EXP(-10*([.D1157]-5.05))*(1+10*([.D11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54048" calcext:value-type="float">
            <text:p>11.6540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58]-[.$A$2]" office:value-type="float" office:value="11.604681" calcext:value-type="float">
            <text:p>11.60</text:p>
          </table:table-cell>
          <table:table-cell table:formula="of:=0.76*(1-EXP(-10*([.D1158]-5.05))*(1+10*([.D11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64441" calcext:value-type="float">
            <text:p>11.6644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59]-[.$A$2]" office:value-type="float" office:value="11.615074" calcext:value-type="float">
            <text:p>11.62</text:p>
          </table:table-cell>
          <table:table-cell table:formula="of:=0.76*(1-EXP(-10*([.D1159]-5.05))*(1+10*([.D11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74276" calcext:value-type="float">
            <text:p>11.6742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0]-[.$A$2]" office:value-type="float" office:value="11.624909" calcext:value-type="float">
            <text:p>11.62</text:p>
          </table:table-cell>
          <table:table-cell table:formula="of:=0.76*(1-EXP(-10*([.D1160]-5.05))*(1+10*([.D11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84427" calcext:value-type="float">
            <text:p>11.6844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1]-[.$A$2]" office:value-type="float" office:value="11.63506" calcext:value-type="float">
            <text:p>11.64</text:p>
          </table:table-cell>
          <table:table-cell table:formula="of:=0.76*(1-EXP(-10*([.D1161]-5.05))*(1+10*([.D11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694082" calcext:value-type="float">
            <text:p>11.6940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2]-[.$A$2]" office:value-type="float" office:value="11.644715" calcext:value-type="float">
            <text:p>11.64</text:p>
          </table:table-cell>
          <table:table-cell table:formula="of:=0.76*(1-EXP(-10*([.D1162]-5.05))*(1+10*([.D11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04365" calcext:value-type="float">
            <text:p>11.704365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163]-[.$A$2]" office:value-type="float" office:value="11.654998" calcext:value-type="float">
            <text:p>11.65</text:p>
          </table:table-cell>
          <table:table-cell table:formula="of:=0.76*(1-EXP(-10*([.D1163]-5.05))*(1+10*([.D11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14225" calcext:value-type="float">
            <text:p>11.714225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164]-[.$A$2]" office:value-type="float" office:value="11.664858" calcext:value-type="float">
            <text:p>11.66</text:p>
          </table:table-cell>
          <table:table-cell table:formula="of:=0.76*(1-EXP(-10*([.D1164]-5.05))*(1+10*([.D11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24168" calcext:value-type="float">
            <text:p>11.7241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5]-[.$A$2]" office:value-type="float" office:value="11.674801" calcext:value-type="float">
            <text:p>11.67</text:p>
          </table:table-cell>
          <table:table-cell table:formula="of:=0.76*(1-EXP(-10*([.D1165]-5.05))*(1+10*([.D11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34154" calcext:value-type="float">
            <text:p>11.7341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6]-[.$A$2]" office:value-type="float" office:value="11.684787" calcext:value-type="float">
            <text:p>11.68</text:p>
          </table:table-cell>
          <table:table-cell table:formula="of:=0.76*(1-EXP(-10*([.D1166]-5.05))*(1+10*([.D11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4443" calcext:value-type="float">
            <text:p>11.744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7]-[.$A$2]" office:value-type="float" office:value="11.695063" calcext:value-type="float">
            <text:p>11.70</text:p>
          </table:table-cell>
          <table:table-cell table:formula="of:=0.76*(1-EXP(-10*([.D1167]-5.05))*(1+10*([.D11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54211" calcext:value-type="float">
            <text:p>11.7542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8]-[.$A$2]" office:value-type="float" office:value="11.704844" calcext:value-type="float">
            <text:p>11.70</text:p>
          </table:table-cell>
          <table:table-cell table:formula="of:=0.76*(1-EXP(-10*([.D1168]-5.05))*(1+10*([.D11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64309" calcext:value-type="float">
            <text:p>11.7643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69]-[.$A$2]" office:value-type="float" office:value="11.714942" calcext:value-type="float">
            <text:p>11.71</text:p>
          </table:table-cell>
          <table:table-cell table:formula="of:=0.76*(1-EXP(-10*([.D1169]-5.05))*(1+10*([.D11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74278" calcext:value-type="float">
            <text:p>11.7742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0]-[.$A$2]" office:value-type="float" office:value="11.724911" calcext:value-type="float">
            <text:p>11.72</text:p>
          </table:table-cell>
          <table:table-cell table:formula="of:=0.76*(1-EXP(-10*([.D1170]-5.05))*(1+10*([.D11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84488" calcext:value-type="float">
            <text:p>11.7844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1]-[.$A$2]" office:value-type="float" office:value="11.735121" calcext:value-type="float">
            <text:p>11.74</text:p>
          </table:table-cell>
          <table:table-cell table:formula="of:=0.76*(1-EXP(-10*([.D1171]-5.05))*(1+10*([.D11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794166" calcext:value-type="float">
            <text:p>11.7941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2]-[.$A$2]" office:value-type="float" office:value="11.744799" calcext:value-type="float">
            <text:p>11.74</text:p>
          </table:table-cell>
          <table:table-cell table:formula="of:=0.76*(1-EXP(-10*([.D1172]-5.05))*(1+10*([.D11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04567" calcext:value-type="float">
            <text:p>11.8045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3]-[.$A$2]" office:value-type="float" office:value="11.7552" calcext:value-type="float">
            <text:p>11.76</text:p>
          </table:table-cell>
          <table:table-cell table:formula="of:=0.76*(1-EXP(-10*([.D1173]-5.05))*(1+10*([.D11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14319" calcext:value-type="float">
            <text:p>11.8143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4]-[.$A$2]" office:value-type="float" office:value="11.764952" calcext:value-type="float">
            <text:p>11.76</text:p>
          </table:table-cell>
          <table:table-cell table:formula="of:=0.76*(1-EXP(-10*([.D1174]-5.05))*(1+10*([.D11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24261" calcext:value-type="float">
            <text:p>11.8242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5]-[.$A$2]" office:value-type="float" office:value="11.774894" calcext:value-type="float">
            <text:p>11.77</text:p>
          </table:table-cell>
          <table:table-cell table:formula="of:=0.76*(1-EXP(-10*([.D1175]-5.05))*(1+10*([.D11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34174" calcext:value-type="float">
            <text:p>11.83417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6]-[.$A$2]" office:value-type="float" office:value="11.784807" calcext:value-type="float">
            <text:p>11.78</text:p>
          </table:table-cell>
          <table:table-cell table:formula="of:=0.76*(1-EXP(-10*([.D1176]-5.05))*(1+10*([.D11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44385" calcext:value-type="float">
            <text:p>11.8443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7]-[.$A$2]" office:value-type="float" office:value="11.795018" calcext:value-type="float">
            <text:p>11.80</text:p>
          </table:table-cell>
          <table:table-cell table:formula="of:=0.76*(1-EXP(-10*([.D1177]-5.05))*(1+10*([.D11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54178" calcext:value-type="float">
            <text:p>11.8541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8]-[.$A$2]" office:value-type="float" office:value="11.804811" calcext:value-type="float">
            <text:p>11.80</text:p>
          </table:table-cell>
          <table:table-cell table:formula="of:=0.76*(1-EXP(-10*([.D1178]-5.05))*(1+10*([.D11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6436" calcext:value-type="float">
            <text:p>11.86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79]-[.$A$2]" office:value-type="float" office:value="11.814993" calcext:value-type="float">
            <text:p>11.81</text:p>
          </table:table-cell>
          <table:table-cell table:formula="of:=0.76*(1-EXP(-10*([.D1179]-5.05))*(1+10*([.D11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74107" calcext:value-type="float">
            <text:p>11.8741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0]-[.$A$2]" office:value-type="float" office:value="11.82474" calcext:value-type="float">
            <text:p>11.82</text:p>
          </table:table-cell>
          <table:table-cell table:formula="of:=0.76*(1-EXP(-10*([.D1180]-5.05))*(1+10*([.D11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84467" calcext:value-type="float">
            <text:p>11.8844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1]-[.$A$2]" office:value-type="float" office:value="11.8351" calcext:value-type="float">
            <text:p>11.84</text:p>
          </table:table-cell>
          <table:table-cell table:formula="of:=0.76*(1-EXP(-10*([.D1181]-5.05))*(1+10*([.D11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89414" calcext:value-type="float">
            <text:p>11.894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2]-[.$A$2]" office:value-type="float" office:value="11.844773" calcext:value-type="float">
            <text:p>11.84</text:p>
          </table:table-cell>
          <table:table-cell table:formula="of:=0.76*(1-EXP(-10*([.D1182]-5.05))*(1+10*([.D11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04364" calcext:value-type="float">
            <text:p>11.9043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3]-[.$A$2]" office:value-type="float" office:value="11.854997" calcext:value-type="float">
            <text:p>11.85</text:p>
          </table:table-cell>
          <table:table-cell table:formula="of:=0.76*(1-EXP(-10*([.D1183]-5.05))*(1+10*([.D11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14106" calcext:value-type="float">
            <text:p>11.9141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4]-[.$A$2]" office:value-type="float" office:value="11.864739" calcext:value-type="float">
            <text:p>11.86</text:p>
          </table:table-cell>
          <table:table-cell table:formula="of:=0.76*(1-EXP(-10*([.D1184]-5.05))*(1+10*([.D11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24181" calcext:value-type="float">
            <text:p>11.9241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5]-[.$A$2]" office:value-type="float" office:value="11.874814" calcext:value-type="float">
            <text:p>11.87</text:p>
          </table:table-cell>
          <table:table-cell table:formula="of:=0.76*(1-EXP(-10*([.D1185]-5.05))*(1+10*([.D11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34222" calcext:value-type="float">
            <text:p>11.9342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6]-[.$A$2]" office:value-type="float" office:value="11.884855" calcext:value-type="float">
            <text:p>11.88</text:p>
          </table:table-cell>
          <table:table-cell table:formula="of:=0.76*(1-EXP(-10*([.D1186]-5.05))*(1+10*([.D11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44147" calcext:value-type="float">
            <text:p>11.9441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7]-[.$A$2]" office:value-type="float" office:value="11.89478" calcext:value-type="float">
            <text:p>11.89</text:p>
          </table:table-cell>
          <table:table-cell table:formula="of:=0.76*(1-EXP(-10*([.D1187]-5.05))*(1+10*([.D11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54176" calcext:value-type="float">
            <text:p>11.9541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8]-[.$A$2]" office:value-type="float" office:value="11.904809" calcext:value-type="float">
            <text:p>11.90</text:p>
          </table:table-cell>
          <table:table-cell table:formula="of:=0.76*(1-EXP(-10*([.D1188]-5.05))*(1+10*([.D11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64504" calcext:value-type="float">
            <text:p>11.9645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89]-[.$A$2]" office:value-type="float" office:value="11.915137" calcext:value-type="float">
            <text:p>11.92</text:p>
          </table:table-cell>
          <table:table-cell table:formula="of:=0.76*(1-EXP(-10*([.D1189]-5.05))*(1+10*([.D11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74231" calcext:value-type="float">
            <text:p>11.9742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0]-[.$A$2]" office:value-type="float" office:value="11.924864" calcext:value-type="float">
            <text:p>11.92</text:p>
          </table:table-cell>
          <table:table-cell table:formula="of:=0.76*(1-EXP(-10*([.D1190]-5.05))*(1+10*([.D11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84489" calcext:value-type="float">
            <text:p>11.9844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1]-[.$A$2]" office:value-type="float" office:value="11.935122" calcext:value-type="float">
            <text:p>11.94</text:p>
          </table:table-cell>
          <table:table-cell table:formula="of:=0.76*(1-EXP(-10*([.D1191]-5.05))*(1+10*([.D11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1.994291" calcext:value-type="float">
            <text:p>11.9942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2]-[.$A$2]" office:value-type="float" office:value="11.944924" calcext:value-type="float">
            <text:p>11.94</text:p>
          </table:table-cell>
          <table:table-cell table:formula="of:=0.76*(1-EXP(-10*([.D1192]-5.05))*(1+10*([.D11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04518" calcext:value-type="float">
            <text:p>12.0045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3]-[.$A$2]" office:value-type="float" office:value="11.955151" calcext:value-type="float">
            <text:p>11.96</text:p>
          </table:table-cell>
          <table:table-cell table:formula="of:=0.76*(1-EXP(-10*([.D1193]-5.05))*(1+10*([.D11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14496" calcext:value-type="float">
            <text:p>12.0144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4]-[.$A$2]" office:value-type="float" office:value="11.965129" calcext:value-type="float">
            <text:p>11.97</text:p>
          </table:table-cell>
          <table:table-cell table:formula="of:=0.76*(1-EXP(-10*([.D1194]-5.05))*(1+10*([.D11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24618" calcext:value-type="float">
            <text:p>12.0246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5]-[.$A$2]" office:value-type="float" office:value="11.975251" calcext:value-type="float">
            <text:p>11.98</text:p>
          </table:table-cell>
          <table:table-cell table:formula="of:=0.76*(1-EXP(-10*([.D1195]-5.05))*(1+10*([.D11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344" calcext:value-type="float">
            <text:p>12.03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6]-[.$A$2]" office:value-type="float" office:value="11.985033" calcext:value-type="float">
            <text:p>11.99</text:p>
          </table:table-cell>
          <table:table-cell table:formula="of:=0.76*(1-EXP(-10*([.D1196]-5.05))*(1+10*([.D11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44443" calcext:value-type="float">
            <text:p>12.0444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7]-[.$A$2]" office:value-type="float" office:value="11.995076" calcext:value-type="float">
            <text:p>12.00</text:p>
          </table:table-cell>
          <table:table-cell table:formula="of:=0.76*(1-EXP(-10*([.D1197]-5.05))*(1+10*([.D11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54676" calcext:value-type="float">
            <text:p>12.0546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8]-[.$A$2]" office:value-type="float" office:value="12.005309" calcext:value-type="float">
            <text:p>12.01</text:p>
          </table:table-cell>
          <table:table-cell table:formula="of:=0.76*(1-EXP(-10*([.D1198]-5.05))*(1+10*([.D11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64613" calcext:value-type="float">
            <text:p>12.0646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199]-[.$A$2]" office:value-type="float" office:value="12.015246" calcext:value-type="float">
            <text:p>12.02</text:p>
          </table:table-cell>
          <table:table-cell table:formula="of:=0.76*(1-EXP(-10*([.D1199]-5.05))*(1+10*([.D11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74405" calcext:value-type="float">
            <text:p>12.0744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0]-[.$A$2]" office:value-type="float" office:value="12.025038" calcext:value-type="float">
            <text:p>12.03</text:p>
          </table:table-cell>
          <table:table-cell table:formula="of:=0.76*(1-EXP(-10*([.D1200]-5.05))*(1+10*([.D12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84576" calcext:value-type="float">
            <text:p>12.0845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1]-[.$A$2]" office:value-type="float" office:value="12.035209" calcext:value-type="float">
            <text:p>12.04</text:p>
          </table:table-cell>
          <table:table-cell table:formula="of:=0.76*(1-EXP(-10*([.D1201]-5.05))*(1+10*([.D12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09469" calcext:value-type="float">
            <text:p>12.094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2]-[.$A$2]" office:value-type="float" office:value="12.045323" calcext:value-type="float">
            <text:p>12.05</text:p>
          </table:table-cell>
          <table:table-cell table:formula="of:=0.76*(1-EXP(-10*([.D1202]-5.05))*(1+10*([.D12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04582" calcext:value-type="float">
            <text:p>12.1045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3]-[.$A$2]" office:value-type="float" office:value="12.055215" calcext:value-type="float">
            <text:p>12.06</text:p>
          </table:table-cell>
          <table:table-cell table:formula="of:=0.76*(1-EXP(-10*([.D1203]-5.05))*(1+10*([.D12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14647" calcext:value-type="float">
            <text:p>12.1146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4]-[.$A$2]" office:value-type="float" office:value="12.06528" calcext:value-type="float">
            <text:p>12.07</text:p>
          </table:table-cell>
          <table:table-cell table:formula="of:=0.76*(1-EXP(-10*([.D1204]-5.05))*(1+10*([.D12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24321" calcext:value-type="float">
            <text:p>12.1243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5]-[.$A$2]" office:value-type="float" office:value="12.074954" calcext:value-type="float">
            <text:p>12.07</text:p>
          </table:table-cell>
          <table:table-cell table:formula="of:=0.76*(1-EXP(-10*([.D1205]-5.05))*(1+10*([.D12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34331" calcext:value-type="float">
            <text:p>12.1343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6]-[.$A$2]" office:value-type="float" office:value="12.084964" calcext:value-type="float">
            <text:p>12.08</text:p>
          </table:table-cell>
          <table:table-cell table:formula="of:=0.76*(1-EXP(-10*([.D1206]-5.05))*(1+10*([.D12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4457" calcext:value-type="float">
            <text:p>12.14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7]-[.$A$2]" office:value-type="float" office:value="12.095203" calcext:value-type="float">
            <text:p>12.10</text:p>
          </table:table-cell>
          <table:table-cell table:formula="of:=0.76*(1-EXP(-10*([.D1207]-5.05))*(1+10*([.D12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5427" calcext:value-type="float">
            <text:p>12.154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8]-[.$A$2]" office:value-type="float" office:value="12.104903" calcext:value-type="float">
            <text:p>12.10</text:p>
          </table:table-cell>
          <table:table-cell table:formula="of:=0.76*(1-EXP(-10*([.D1208]-5.05))*(1+10*([.D12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64608" calcext:value-type="float">
            <text:p>12.1646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09]-[.$A$2]" office:value-type="float" office:value="12.115241" calcext:value-type="float">
            <text:p>12.12</text:p>
          </table:table-cell>
          <table:table-cell table:formula="of:=0.76*(1-EXP(-10*([.D1209]-5.05))*(1+10*([.D12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74371" calcext:value-type="float">
            <text:p>12.1743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0]-[.$A$2]" office:value-type="float" office:value="12.125004" calcext:value-type="float">
            <text:p>12.13</text:p>
          </table:table-cell>
          <table:table-cell table:formula="of:=0.76*(1-EXP(-10*([.D1210]-5.05))*(1+10*([.D12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84647" calcext:value-type="float">
            <text:p>12.1846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1]-[.$A$2]" office:value-type="float" office:value="12.13528" calcext:value-type="float">
            <text:p>12.14</text:p>
          </table:table-cell>
          <table:table-cell table:formula="of:=0.76*(1-EXP(-10*([.D1211]-5.05))*(1+10*([.D12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194582" calcext:value-type="float">
            <text:p>12.1945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2]-[.$A$2]" office:value-type="float" office:value="12.145215" calcext:value-type="float">
            <text:p>12.15</text:p>
          </table:table-cell>
          <table:table-cell table:formula="of:=0.76*(1-EXP(-10*([.D1212]-5.05))*(1+10*([.D12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0455" calcext:value-type="float">
            <text:p>12.204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3]-[.$A$2]" office:value-type="float" office:value="12.155183" calcext:value-type="float">
            <text:p>12.16</text:p>
          </table:table-cell>
          <table:table-cell table:formula="of:=0.76*(1-EXP(-10*([.D1213]-5.05))*(1+10*([.D12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1454" calcext:value-type="float">
            <text:p>12.214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4]-[.$A$2]" office:value-type="float" office:value="12.165173" calcext:value-type="float">
            <text:p>12.17</text:p>
          </table:table-cell>
          <table:table-cell table:formula="of:=0.76*(1-EXP(-10*([.D1214]-5.05))*(1+10*([.D12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24639" calcext:value-type="float">
            <text:p>12.224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5]-[.$A$2]" office:value-type="float" office:value="12.175272" calcext:value-type="float">
            <text:p>12.18</text:p>
          </table:table-cell>
          <table:table-cell table:formula="of:=0.76*(1-EXP(-10*([.D1215]-5.05))*(1+10*([.D12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3436" calcext:value-type="float">
            <text:p>12.23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6]-[.$A$2]" office:value-type="float" office:value="12.184993" calcext:value-type="float">
            <text:p>12.18</text:p>
          </table:table-cell>
          <table:table-cell table:formula="of:=0.76*(1-EXP(-10*([.D1216]-5.05))*(1+10*([.D12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44588" calcext:value-type="float">
            <text:p>12.2445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7]-[.$A$2]" office:value-type="float" office:value="12.195221" calcext:value-type="float">
            <text:p>12.20</text:p>
          </table:table-cell>
          <table:table-cell table:formula="of:=0.76*(1-EXP(-10*([.D1217]-5.05))*(1+10*([.D12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54237" calcext:value-type="float">
            <text:p>12.2542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8]-[.$A$2]" office:value-type="float" office:value="12.20487" calcext:value-type="float">
            <text:p>12.20</text:p>
          </table:table-cell>
          <table:table-cell table:formula="of:=0.76*(1-EXP(-10*([.D1218]-5.05))*(1+10*([.D12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64497" calcext:value-type="float">
            <text:p>12.2644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19]-[.$A$2]" office:value-type="float" office:value="12.21513" calcext:value-type="float">
            <text:p>12.22</text:p>
          </table:table-cell>
          <table:table-cell table:formula="of:=0.76*(1-EXP(-10*([.D1219]-5.05))*(1+10*([.D12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7427" calcext:value-type="float">
            <text:p>12.274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0]-[.$A$2]" office:value-type="float" office:value="12.224903" calcext:value-type="float">
            <text:p>12.22</text:p>
          </table:table-cell>
          <table:table-cell table:formula="of:=0.76*(1-EXP(-10*([.D1220]-5.05))*(1+10*([.D12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84555" calcext:value-type="float">
            <text:p>12.2845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1]-[.$A$2]" office:value-type="float" office:value="12.235188" calcext:value-type="float">
            <text:p>12.24</text:p>
          </table:table-cell>
          <table:table-cell table:formula="of:=0.76*(1-EXP(-10*([.D1221]-5.05))*(1+10*([.D12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299481" calcext:value-type="float">
            <text:p>12.2994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2]-[.$A$2]" office:value-type="float" office:value="12.250114" calcext:value-type="float">
            <text:p>12.25</text:p>
          </table:table-cell>
          <table:table-cell table:formula="of:=0.76*(1-EXP(-10*([.D1222]-5.05))*(1+10*([.D12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095" calcext:value-type="float">
            <text:p>12.309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3]-[.$A$2]" office:value-type="float" office:value="12.260133" calcext:value-type="float">
            <text:p>12.26</text:p>
          </table:table-cell>
          <table:table-cell table:formula="of:=0.76*(1-EXP(-10*([.D1223]-5.05))*(1+10*([.D12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19338" calcext:value-type="float">
            <text:p>12.3193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4]-[.$A$2]" office:value-type="float" office:value="12.269971" calcext:value-type="float">
            <text:p>12.27</text:p>
          </table:table-cell>
          <table:table-cell table:formula="of:=0.76*(1-EXP(-10*([.D1224]-5.05))*(1+10*([.D12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29303" calcext:value-type="float">
            <text:p>12.32930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5]-[.$A$2]" office:value-type="float" office:value="12.279936" calcext:value-type="float">
            <text:p>12.28</text:p>
          </table:table-cell>
          <table:table-cell table:formula="of:=0.76*(1-EXP(-10*([.D1225]-5.05))*(1+10*([.D12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39272" calcext:value-type="float">
            <text:p>12.3392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6]-[.$A$2]" office:value-type="float" office:value="12.289905" calcext:value-type="float">
            <text:p>12.29</text:p>
          </table:table-cell>
          <table:table-cell table:formula="of:=0.76*(1-EXP(-10*([.D1226]-5.05))*(1+10*([.D12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49254" calcext:value-type="float">
            <text:p>12.3492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7]-[.$A$2]" office:value-type="float" office:value="12.299887" calcext:value-type="float">
            <text:p>12.30</text:p>
          </table:table-cell>
          <table:table-cell table:formula="of:=0.76*(1-EXP(-10*([.D1227]-5.05))*(1+10*([.D12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59207" calcext:value-type="float">
            <text:p>12.3592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8]-[.$A$2]" office:value-type="float" office:value="12.30984" calcext:value-type="float">
            <text:p>12.31</text:p>
          </table:table-cell>
          <table:table-cell table:formula="of:=0.76*(1-EXP(-10*([.D1228]-5.05))*(1+10*([.D12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69471" calcext:value-type="float">
            <text:p>12.3694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29]-[.$A$2]" office:value-type="float" office:value="12.320104" calcext:value-type="float">
            <text:p>12.32</text:p>
          </table:table-cell>
          <table:table-cell table:formula="of:=0.76*(1-EXP(-10*([.D1229]-5.05))*(1+10*([.D12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79262" calcext:value-type="float">
            <text:p>12.3792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0]-[.$A$2]" office:value-type="float" office:value="12.329895" calcext:value-type="float">
            <text:p>12.33</text:p>
          </table:table-cell>
          <table:table-cell table:formula="of:=0.76*(1-EXP(-10*([.D1230]-5.05))*(1+10*([.D12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89362" calcext:value-type="float">
            <text:p>12.3893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1]-[.$A$2]" office:value-type="float" office:value="12.339995" calcext:value-type="float">
            <text:p>12.34</text:p>
          </table:table-cell>
          <table:table-cell table:formula="of:=0.76*(1-EXP(-10*([.D1231]-5.05))*(1+10*([.D12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39966" calcext:value-type="float">
            <text:p>12.399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2]-[.$A$2]" office:value-type="float" office:value="12.350293" calcext:value-type="float">
            <text:p>12.35</text:p>
          </table:table-cell>
          <table:table-cell table:formula="of:=0.76*(1-EXP(-10*([.D1232]-5.05))*(1+10*([.D12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09269" calcext:value-type="float">
            <text:p>12.4092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3]-[.$A$2]" office:value-type="float" office:value="12.359902" calcext:value-type="float">
            <text:p>12.36</text:p>
          </table:table-cell>
          <table:table-cell table:formula="of:=0.76*(1-EXP(-10*([.D1233]-5.05))*(1+10*([.D12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14555" calcext:value-type="float">
            <text:p>12.4145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4]-[.$A$2]" office:value-type="float" office:value="12.365188" calcext:value-type="float">
            <text:p>12.37</text:p>
          </table:table-cell>
          <table:table-cell table:formula="of:=0.76*(1-EXP(-10*([.D1234]-5.05))*(1+10*([.D12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2927" calcext:value-type="float">
            <text:p>12.429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5]-[.$A$2]" office:value-type="float" office:value="12.379903" calcext:value-type="float">
            <text:p>12.38</text:p>
          </table:table-cell>
          <table:table-cell table:formula="of:=0.76*(1-EXP(-10*([.D1235]-5.05))*(1+10*([.D12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39588" calcext:value-type="float">
            <text:p>12.4395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6]-[.$A$2]" office:value-type="float" office:value="12.390221" calcext:value-type="float">
            <text:p>12.39</text:p>
          </table:table-cell>
          <table:table-cell table:formula="of:=0.76*(1-EXP(-10*([.D1236]-5.05))*(1+10*([.D12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49242" calcext:value-type="float">
            <text:p>12.4492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7]-[.$A$2]" office:value-type="float" office:value="12.399875" calcext:value-type="float">
            <text:p>12.40</text:p>
          </table:table-cell>
          <table:table-cell table:formula="of:=0.76*(1-EXP(-10*([.D1237]-5.05))*(1+10*([.D12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59222" calcext:value-type="float">
            <text:p>12.4592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8]-[.$A$2]" office:value-type="float" office:value="12.409855" calcext:value-type="float">
            <text:p>12.41</text:p>
          </table:table-cell>
          <table:table-cell table:formula="of:=0.76*(1-EXP(-10*([.D1238]-5.05))*(1+10*([.D12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69533" calcext:value-type="float">
            <text:p>12.4695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39]-[.$A$2]" office:value-type="float" office:value="12.420166" calcext:value-type="float">
            <text:p>12.42</text:p>
          </table:table-cell>
          <table:table-cell table:formula="of:=0.76*(1-EXP(-10*([.D1239]-5.05))*(1+10*([.D12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79326" calcext:value-type="float">
            <text:p>12.4793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0]-[.$A$2]" office:value-type="float" office:value="12.429959" calcext:value-type="float">
            <text:p>12.43</text:p>
          </table:table-cell>
          <table:table-cell table:formula="of:=0.76*(1-EXP(-10*([.D1240]-5.05))*(1+10*([.D12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89285" calcext:value-type="float">
            <text:p>12.4892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1]-[.$A$2]" office:value-type="float" office:value="12.439918" calcext:value-type="float">
            <text:p>12.44</text:p>
          </table:table-cell>
          <table:table-cell table:formula="of:=0.76*(1-EXP(-10*([.D1241]-5.05))*(1+10*([.D12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499472" calcext:value-type="float">
            <text:p>12.4994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2]-[.$A$2]" office:value-type="float" office:value="12.450105" calcext:value-type="float">
            <text:p>12.45</text:p>
          </table:table-cell>
          <table:table-cell table:formula="of:=0.76*(1-EXP(-10*([.D1242]-5.05))*(1+10*([.D12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09291" calcext:value-type="float">
            <text:p>12.5092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3]-[.$A$2]" office:value-type="float" office:value="12.459924" calcext:value-type="float">
            <text:p>12.46</text:p>
          </table:table-cell>
          <table:table-cell table:formula="of:=0.76*(1-EXP(-10*([.D1243]-5.05))*(1+10*([.D12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19445" calcext:value-type="float">
            <text:p>12.5194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4]-[.$A$2]" office:value-type="float" office:value="12.470078" calcext:value-type="float">
            <text:p>12.47</text:p>
          </table:table-cell>
          <table:table-cell table:formula="of:=0.76*(1-EXP(-10*([.D1244]-5.05))*(1+10*([.D12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29321" calcext:value-type="float">
            <text:p>12.5293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5]-[.$A$2]" office:value-type="float" office:value="12.479954" calcext:value-type="float">
            <text:p>12.48</text:p>
          </table:table-cell>
          <table:table-cell table:formula="of:=0.76*(1-EXP(-10*([.D1245]-5.05))*(1+10*([.D12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39475" calcext:value-type="float">
            <text:p>12.5394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6]-[.$A$2]" office:value-type="float" office:value="12.490108" calcext:value-type="float">
            <text:p>12.49</text:p>
          </table:table-cell>
          <table:table-cell table:formula="of:=0.76*(1-EXP(-10*([.D1246]-5.05))*(1+10*([.D12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49613" calcext:value-type="float">
            <text:p>12.5496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7]-[.$A$2]" office:value-type="float" office:value="12.500246" calcext:value-type="float">
            <text:p>12.50</text:p>
          </table:table-cell>
          <table:table-cell table:formula="of:=0.76*(1-EXP(-10*([.D1247]-5.05))*(1+10*([.D12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59412" calcext:value-type="float">
            <text:p>12.5594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8]-[.$A$2]" office:value-type="float" office:value="12.510045" calcext:value-type="float">
            <text:p>12.51</text:p>
          </table:table-cell>
          <table:table-cell table:formula="of:=0.76*(1-EXP(-10*([.D1248]-5.05))*(1+10*([.D12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69548" calcext:value-type="float">
            <text:p>12.5695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49]-[.$A$2]" office:value-type="float" office:value="12.520181" calcext:value-type="float">
            <text:p>12.52</text:p>
          </table:table-cell>
          <table:table-cell table:formula="of:=0.76*(1-EXP(-10*([.D1249]-5.05))*(1+10*([.D12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79385" calcext:value-type="float">
            <text:p>12.5793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0]-[.$A$2]" office:value-type="float" office:value="12.530018" calcext:value-type="float">
            <text:p>12.53</text:p>
          </table:table-cell>
          <table:table-cell table:formula="of:=0.76*(1-EXP(-10*([.D1250]-5.05))*(1+10*([.D12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89324" calcext:value-type="float">
            <text:p>12.5893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1]-[.$A$2]" office:value-type="float" office:value="12.539957" calcext:value-type="float">
            <text:p>12.54</text:p>
          </table:table-cell>
          <table:table-cell table:formula="of:=0.76*(1-EXP(-10*([.D1251]-5.05))*(1+10*([.D12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599644" calcext:value-type="float">
            <text:p>12.5996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2]-[.$A$2]" office:value-type="float" office:value="12.550277" calcext:value-type="float">
            <text:p>12.55</text:p>
          </table:table-cell>
          <table:table-cell table:formula="of:=0.76*(1-EXP(-10*([.D1252]-5.05))*(1+10*([.D12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09347" calcext:value-type="float">
            <text:p>12.6093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3]-[.$A$2]" office:value-type="float" office:value="12.55998" calcext:value-type="float">
            <text:p>12.56</text:p>
          </table:table-cell>
          <table:table-cell table:formula="of:=0.76*(1-EXP(-10*([.D1253]-5.05))*(1+10*([.D12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19338" calcext:value-type="float">
            <text:p>12.6193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4]-[.$A$2]" office:value-type="float" office:value="12.569971" calcext:value-type="float">
            <text:p>12.57</text:p>
          </table:table-cell>
          <table:table-cell table:formula="of:=0.76*(1-EXP(-10*([.D1254]-5.05))*(1+10*([.D12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29286" calcext:value-type="float">
            <text:p>12.6292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5]-[.$A$2]" office:value-type="float" office:value="12.579919" calcext:value-type="float">
            <text:p>12.58</text:p>
          </table:table-cell>
          <table:table-cell table:formula="of:=0.76*(1-EXP(-10*([.D1255]-5.05))*(1+10*([.D12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39464" calcext:value-type="float">
            <text:p>12.6394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6]-[.$A$2]" office:value-type="float" office:value="12.590097" calcext:value-type="float">
            <text:p>12.59</text:p>
          </table:table-cell>
          <table:table-cell table:formula="of:=0.76*(1-EXP(-10*([.D1256]-5.05))*(1+10*([.D12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49581" calcext:value-type="float">
            <text:p>12.6495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7]-[.$A$2]" office:value-type="float" office:value="12.600214" calcext:value-type="float">
            <text:p>12.60</text:p>
          </table:table-cell>
          <table:table-cell table:formula="of:=0.76*(1-EXP(-10*([.D1257]-5.05))*(1+10*([.D12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59783" calcext:value-type="float">
            <text:p>12.6597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8]-[.$A$2]" office:value-type="float" office:value="12.610416" calcext:value-type="float">
            <text:p>12.61</text:p>
          </table:table-cell>
          <table:table-cell table:formula="of:=0.76*(1-EXP(-10*([.D1258]-5.05))*(1+10*([.D12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69692" calcext:value-type="float">
            <text:p>12.669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59]-[.$A$2]" office:value-type="float" office:value="12.620325" calcext:value-type="float">
            <text:p>12.62</text:p>
          </table:table-cell>
          <table:table-cell table:formula="of:=0.76*(1-EXP(-10*([.D1259]-5.05))*(1+10*([.D12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7947" calcext:value-type="float">
            <text:p>12.679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0]-[.$A$2]" office:value-type="float" office:value="12.630103" calcext:value-type="float">
            <text:p>12.63</text:p>
          </table:table-cell>
          <table:table-cell table:formula="of:=0.76*(1-EXP(-10*([.D1260]-5.05))*(1+10*([.D12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89368" calcext:value-type="float">
            <text:p>12.6893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1]-[.$A$2]" office:value-type="float" office:value="12.640001" calcext:value-type="float">
            <text:p>12.64</text:p>
          </table:table-cell>
          <table:table-cell table:formula="of:=0.76*(1-EXP(-10*([.D1261]-5.05))*(1+10*([.D12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699322" calcext:value-type="float">
            <text:p>12.6993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2]-[.$A$2]" office:value-type="float" office:value="12.649955" calcext:value-type="float">
            <text:p>12.65</text:p>
          </table:table-cell>
          <table:table-cell table:formula="of:=0.76*(1-EXP(-10*([.D1262]-5.05))*(1+10*([.D12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09292" calcext:value-type="float">
            <text:p>12.7092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3]-[.$A$2]" office:value-type="float" office:value="12.659925" calcext:value-type="float">
            <text:p>12.66</text:p>
          </table:table-cell>
          <table:table-cell table:formula="of:=0.76*(1-EXP(-10*([.D1263]-5.05))*(1+10*([.D12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19643" calcext:value-type="float">
            <text:p>12.7196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4]-[.$A$2]" office:value-type="float" office:value="12.670276" calcext:value-type="float">
            <text:p>12.67</text:p>
          </table:table-cell>
          <table:table-cell table:formula="of:=0.76*(1-EXP(-10*([.D1264]-5.05))*(1+10*([.D12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29577" calcext:value-type="float">
            <text:p>12.7295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5]-[.$A$2]" office:value-type="float" office:value="12.68021" calcext:value-type="float">
            <text:p>12.68</text:p>
          </table:table-cell>
          <table:table-cell table:formula="of:=0.76*(1-EXP(-10*([.D1265]-5.05))*(1+10*([.D12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39427" calcext:value-type="float">
            <text:p>12.7394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6]-[.$A$2]" office:value-type="float" office:value="12.69006" calcext:value-type="float">
            <text:p>12.69</text:p>
          </table:table-cell>
          <table:table-cell table:formula="of:=0.76*(1-EXP(-10*([.D1266]-5.05))*(1+10*([.D12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49587" calcext:value-type="float">
            <text:p>12.7495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7]-[.$A$2]" office:value-type="float" office:value="12.70022" calcext:value-type="float">
            <text:p>12.70</text:p>
          </table:table-cell>
          <table:table-cell table:formula="of:=0.76*(1-EXP(-10*([.D1267]-5.05))*(1+10*([.D12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59431" calcext:value-type="float">
            <text:p>12.7594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8]-[.$A$2]" office:value-type="float" office:value="12.710064" calcext:value-type="float">
            <text:p>12.71</text:p>
          </table:table-cell>
          <table:table-cell table:formula="of:=0.76*(1-EXP(-10*([.D1268]-5.05))*(1+10*([.D12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69462" calcext:value-type="float">
            <text:p>12.769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69]-[.$A$2]" office:value-type="float" office:value="12.720095" calcext:value-type="float">
            <text:p>12.72</text:p>
          </table:table-cell>
          <table:table-cell table:formula="of:=0.76*(1-EXP(-10*([.D1269]-5.05))*(1+10*([.D12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79605" calcext:value-type="float">
            <text:p>12.7796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0]-[.$A$2]" office:value-type="float" office:value="12.730238" calcext:value-type="float">
            <text:p>12.73</text:p>
          </table:table-cell>
          <table:table-cell table:formula="of:=0.76*(1-EXP(-10*([.D1270]-5.05))*(1+10*([.D12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89423" calcext:value-type="float">
            <text:p>12.7894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1]-[.$A$2]" office:value-type="float" office:value="12.740056" calcext:value-type="float">
            <text:p>12.74</text:p>
          </table:table-cell>
          <table:table-cell table:formula="of:=0.76*(1-EXP(-10*([.D1271]-5.05))*(1+10*([.D12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799765" calcext:value-type="float">
            <text:p>12.7997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2]-[.$A$2]" office:value-type="float" office:value="12.750398" calcext:value-type="float">
            <text:p>12.75</text:p>
          </table:table-cell>
          <table:table-cell table:formula="of:=0.76*(1-EXP(-10*([.D1272]-5.05))*(1+10*([.D12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09717" calcext:value-type="float">
            <text:p>12.8097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3]-[.$A$2]" office:value-type="float" office:value="12.76035" calcext:value-type="float">
            <text:p>12.76</text:p>
          </table:table-cell>
          <table:table-cell table:formula="of:=0.76*(1-EXP(-10*([.D1273]-5.05))*(1+10*([.D12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19396" calcext:value-type="float">
            <text:p>12.8193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4]-[.$A$2]" office:value-type="float" office:value="12.770029" calcext:value-type="float">
            <text:p>12.77</text:p>
          </table:table-cell>
          <table:table-cell table:formula="of:=0.76*(1-EXP(-10*([.D1274]-5.05))*(1+10*([.D12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29346" calcext:value-type="float">
            <text:p>12.8293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5]-[.$A$2]" office:value-type="float" office:value="12.779979" calcext:value-type="float">
            <text:p>12.78</text:p>
          </table:table-cell>
          <table:table-cell table:formula="of:=0.76*(1-EXP(-10*([.D1275]-5.05))*(1+10*([.D12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39577" calcext:value-type="float">
            <text:p>12.8395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6]-[.$A$2]" office:value-type="float" office:value="12.79021" calcext:value-type="float">
            <text:p>12.79</text:p>
          </table:table-cell>
          <table:table-cell table:formula="of:=0.76*(1-EXP(-10*([.D1276]-5.05))*(1+10*([.D12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49549" calcext:value-type="float">
            <text:p>12.8495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7]-[.$A$2]" office:value-type="float" office:value="12.800182" calcext:value-type="float">
            <text:p>12.80</text:p>
          </table:table-cell>
          <table:table-cell table:formula="of:=0.76*(1-EXP(-10*([.D1277]-5.05))*(1+10*([.D12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59215" calcext:value-type="float">
            <text:p>12.8592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8]-[.$A$2]" office:value-type="float" office:value="12.809848" calcext:value-type="float">
            <text:p>12.81</text:p>
          </table:table-cell>
          <table:table-cell table:formula="of:=0.76*(1-EXP(-10*([.D1278]-5.05))*(1+10*([.D12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6918" calcext:value-type="float">
            <text:p>12.869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79]-[.$A$2]" office:value-type="float" office:value="12.819813" calcext:value-type="float">
            <text:p>12.82</text:p>
          </table:table-cell>
          <table:table-cell table:formula="of:=0.76*(1-EXP(-10*([.D1279]-5.05))*(1+10*([.D12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79456" calcext:value-type="float">
            <text:p>12.8794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0]-[.$A$2]" office:value-type="float" office:value="12.830089" calcext:value-type="float">
            <text:p>12.83</text:p>
          </table:table-cell>
          <table:table-cell table:formula="of:=0.76*(1-EXP(-10*([.D1280]-5.05))*(1+10*([.D12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89335" calcext:value-type="float">
            <text:p>12.8893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1]-[.$A$2]" office:value-type="float" office:value="12.839968" calcext:value-type="float">
            <text:p>12.84</text:p>
          </table:table-cell>
          <table:table-cell table:formula="of:=0.76*(1-EXP(-10*([.D1281]-5.05))*(1+10*([.D12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899327" calcext:value-type="float">
            <text:p>12.8993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2]-[.$A$2]" office:value-type="float" office:value="12.84996" calcext:value-type="float">
            <text:p>12.85</text:p>
          </table:table-cell>
          <table:table-cell table:formula="of:=0.76*(1-EXP(-10*([.D1282]-5.05))*(1+10*([.D12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09425" calcext:value-type="float">
            <text:p>12.9094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3]-[.$A$2]" office:value-type="float" office:value="12.860058" calcext:value-type="float">
            <text:p>12.86</text:p>
          </table:table-cell>
          <table:table-cell table:formula="of:=0.76*(1-EXP(-10*([.D1283]-5.05))*(1+10*([.D12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19569" calcext:value-type="float">
            <text:p>12.9195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4]-[.$A$2]" office:value-type="float" office:value="12.870202" calcext:value-type="float">
            <text:p>12.87</text:p>
          </table:table-cell>
          <table:table-cell table:formula="of:=0.76*(1-EXP(-10*([.D1284]-5.05))*(1+10*([.D12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2936" calcext:value-type="float">
            <text:p>12.929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5]-[.$A$2]" office:value-type="float" office:value="12.879993" calcext:value-type="float">
            <text:p>12.88</text:p>
          </table:table-cell>
          <table:table-cell table:formula="of:=0.76*(1-EXP(-10*([.D1285]-5.05))*(1+10*([.D12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39843" calcext:value-type="float">
            <text:p>12.9398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6]-[.$A$2]" office:value-type="float" office:value="12.890476" calcext:value-type="float">
            <text:p>12.89</text:p>
          </table:table-cell>
          <table:table-cell table:formula="of:=0.76*(1-EXP(-10*([.D1286]-5.05))*(1+10*([.D12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49576" calcext:value-type="float">
            <text:p>12.9495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7]-[.$A$2]" office:value-type="float" office:value="12.900209" calcext:value-type="float">
            <text:p>12.90</text:p>
          </table:table-cell>
          <table:table-cell table:formula="of:=0.76*(1-EXP(-10*([.D1287]-5.05))*(1+10*([.D12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59639" calcext:value-type="float">
            <text:p>12.959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8]-[.$A$2]" office:value-type="float" office:value="12.910272" calcext:value-type="float">
            <text:p>12.91</text:p>
          </table:table-cell>
          <table:table-cell table:formula="of:=0.76*(1-EXP(-10*([.D1288]-5.05))*(1+10*([.D12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69385" calcext:value-type="float">
            <text:p>12.96938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89]-[.$A$2]" office:value-type="float" office:value="12.920018" calcext:value-type="float">
            <text:p>12.92</text:p>
          </table:table-cell>
          <table:table-cell table:formula="of:=0.76*(1-EXP(-10*([.D1289]-5.05))*(1+10*([.D12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79565" calcext:value-type="float">
            <text:p>12.9795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0]-[.$A$2]" office:value-type="float" office:value="12.930198" calcext:value-type="float">
            <text:p>12.93</text:p>
          </table:table-cell>
          <table:table-cell table:formula="of:=0.76*(1-EXP(-10*([.D1290]-5.05))*(1+10*([.D12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8978" calcext:value-type="float">
            <text:p>12.989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1]-[.$A$2]" office:value-type="float" office:value="12.940413" calcext:value-type="float">
            <text:p>12.94</text:p>
          </table:table-cell>
          <table:table-cell table:formula="of:=0.76*(1-EXP(-10*([.D1291]-5.05))*(1+10*([.D12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.999587" calcext:value-type="float">
            <text:p>12.9995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2]-[.$A$2]" office:value-type="float" office:value="12.95022" calcext:value-type="float">
            <text:p>12.95</text:p>
          </table:table-cell>
          <table:table-cell table:formula="of:=0.76*(1-EXP(-10*([.D1292]-5.05))*(1+10*([.D12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09692" calcext:value-type="float">
            <text:p>13.009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3]-[.$A$2]" office:value-type="float" office:value="12.960325" calcext:value-type="float">
            <text:p>12.96</text:p>
          </table:table-cell>
          <table:table-cell table:formula="of:=0.76*(1-EXP(-10*([.D1293]-5.05))*(1+10*([.D12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19578" calcext:value-type="float">
            <text:p>13.0195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4]-[.$A$2]" office:value-type="float" office:value="12.970211" calcext:value-type="float">
            <text:p>12.97</text:p>
          </table:table-cell>
          <table:table-cell table:formula="of:=0.76*(1-EXP(-10*([.D1294]-5.05))*(1+10*([.D12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29724" calcext:value-type="float">
            <text:p>13.0297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5]-[.$A$2]" office:value-type="float" office:value="12.980357" calcext:value-type="float">
            <text:p>12.98</text:p>
          </table:table-cell>
          <table:table-cell table:formula="of:=0.76*(1-EXP(-10*([.D1295]-5.05))*(1+10*([.D12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39572" calcext:value-type="float">
            <text:p>13.0395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6]-[.$A$2]" office:value-type="float" office:value="12.990205" calcext:value-type="float">
            <text:p>12.99</text:p>
          </table:table-cell>
          <table:table-cell table:formula="of:=0.76*(1-EXP(-10*([.D1296]-5.05))*(1+10*([.D12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49441" calcext:value-type="float">
            <text:p>13.0494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7]-[.$A$2]" office:value-type="float" office:value="13.000074" calcext:value-type="float">
            <text:p>13.00</text:p>
          </table:table-cell>
          <table:table-cell table:formula="of:=0.76*(1-EXP(-10*([.D1297]-5.05))*(1+10*([.D12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5984" calcext:value-type="float">
            <text:p>13.059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8]-[.$A$2]" office:value-type="float" office:value="13.010473" calcext:value-type="float">
            <text:p>13.01</text:p>
          </table:table-cell>
          <table:table-cell table:formula="of:=0.76*(1-EXP(-10*([.D1298]-5.05))*(1+10*([.D12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69804" calcext:value-type="float">
            <text:p>13.0698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299]-[.$A$2]" office:value-type="float" office:value="13.020437" calcext:value-type="float">
            <text:p>13.02</text:p>
          </table:table-cell>
          <table:table-cell table:formula="of:=0.76*(1-EXP(-10*([.D1299]-5.05))*(1+10*([.D12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79807" calcext:value-type="float">
            <text:p>13.0798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0]-[.$A$2]" office:value-type="float" office:value="13.03044" calcext:value-type="float">
            <text:p>13.03</text:p>
          </table:table-cell>
          <table:table-cell table:formula="of:=0.76*(1-EXP(-10*([.D1300]-5.05))*(1+10*([.D13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89669" calcext:value-type="float">
            <text:p>13.0896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1]-[.$A$2]" office:value-type="float" office:value="13.040302" calcext:value-type="float">
            <text:p>13.04</text:p>
          </table:table-cell>
          <table:table-cell table:formula="of:=0.76*(1-EXP(-10*([.D1301]-5.05))*(1+10*([.D13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099907" calcext:value-type="float">
            <text:p>13.0999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2]-[.$A$2]" office:value-type="float" office:value="13.05054" calcext:value-type="float">
            <text:p>13.05</text:p>
          </table:table-cell>
          <table:table-cell table:formula="of:=0.76*(1-EXP(-10*([.D1302]-5.05))*(1+10*([.D13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09872" calcext:value-type="float">
            <text:p>13.1098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3]-[.$A$2]" office:value-type="float" office:value="13.060505" calcext:value-type="float">
            <text:p>13.06</text:p>
          </table:table-cell>
          <table:table-cell table:formula="of:=0.76*(1-EXP(-10*([.D1303]-5.05))*(1+10*([.D13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19468" calcext:value-type="float">
            <text:p>13.1194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4]-[.$A$2]" office:value-type="float" office:value="13.070101" calcext:value-type="float">
            <text:p>13.07</text:p>
          </table:table-cell>
          <table:table-cell table:formula="of:=0.76*(1-EXP(-10*([.D1304]-5.05))*(1+10*([.D13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29714" calcext:value-type="float">
            <text:p>13.1297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5]-[.$A$2]" office:value-type="float" office:value="13.080347" calcext:value-type="float">
            <text:p>13.08</text:p>
          </table:table-cell>
          <table:table-cell table:formula="of:=0.76*(1-EXP(-10*([.D1305]-5.05))*(1+10*([.D13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39692" calcext:value-type="float">
            <text:p>13.139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6]-[.$A$2]" office:value-type="float" office:value="13.090325" calcext:value-type="float">
            <text:p>13.09</text:p>
          </table:table-cell>
          <table:table-cell table:formula="of:=0.76*(1-EXP(-10*([.D1306]-5.05))*(1+10*([.D13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49604" calcext:value-type="float">
            <text:p>13.1496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7]-[.$A$2]" office:value-type="float" office:value="13.100237" calcext:value-type="float">
            <text:p>13.10</text:p>
          </table:table-cell>
          <table:table-cell table:formula="of:=0.76*(1-EXP(-10*([.D1307]-5.05))*(1+10*([.D13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59823" calcext:value-type="float">
            <text:p>13.1598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8]-[.$A$2]" office:value-type="float" office:value="13.110456" calcext:value-type="float">
            <text:p>13.11</text:p>
          </table:table-cell>
          <table:table-cell table:formula="of:=0.76*(1-EXP(-10*([.D1308]-5.05))*(1+10*([.D13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69465" calcext:value-type="float">
            <text:p>13.1694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09]-[.$A$2]" office:value-type="float" office:value="13.120098" calcext:value-type="float">
            <text:p>13.12</text:p>
          </table:table-cell>
          <table:table-cell table:formula="of:=0.76*(1-EXP(-10*([.D1309]-5.05))*(1+10*([.D13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79701" calcext:value-type="float">
            <text:p>13.1797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0]-[.$A$2]" office:value-type="float" office:value="13.130334" calcext:value-type="float">
            <text:p>13.13</text:p>
          </table:table-cell>
          <table:table-cell table:formula="of:=0.76*(1-EXP(-10*([.D1310]-5.05))*(1+10*([.D13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89444" calcext:value-type="float">
            <text:p>13.1894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1]-[.$A$2]" office:value-type="float" office:value="13.140077" calcext:value-type="float">
            <text:p>13.14</text:p>
          </table:table-cell>
          <table:table-cell table:formula="of:=0.76*(1-EXP(-10*([.D1311]-5.05))*(1+10*([.D13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199609" calcext:value-type="float">
            <text:p>13.1996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2]-[.$A$2]" office:value-type="float" office:value="13.150242" calcext:value-type="float">
            <text:p>13.15</text:p>
          </table:table-cell>
          <table:table-cell table:formula="of:=0.76*(1-EXP(-10*([.D1312]-5.05))*(1+10*([.D13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09855" calcext:value-type="float">
            <text:p>13.2098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3]-[.$A$2]" office:value-type="float" office:value="13.160488" calcext:value-type="float">
            <text:p>13.16</text:p>
          </table:table-cell>
          <table:table-cell table:formula="of:=0.76*(1-EXP(-10*([.D1313]-5.05))*(1+10*([.D13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19412" calcext:value-type="float">
            <text:p>13.2194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4]-[.$A$2]" office:value-type="float" office:value="13.170045" calcext:value-type="float">
            <text:p>13.17</text:p>
          </table:table-cell>
          <table:table-cell table:formula="of:=0.76*(1-EXP(-10*([.D1314]-5.05))*(1+10*([.D13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29667" calcext:value-type="float">
            <text:p>13.2296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5]-[.$A$2]" office:value-type="float" office:value="13.1803" calcext:value-type="float">
            <text:p>13.18</text:p>
          </table:table-cell>
          <table:table-cell table:formula="of:=0.76*(1-EXP(-10*([.D1315]-5.05))*(1+10*([.D13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39677" calcext:value-type="float">
            <text:p>13.2396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6]-[.$A$2]" office:value-type="float" office:value="13.19031" calcext:value-type="float">
            <text:p>13.19</text:p>
          </table:table-cell>
          <table:table-cell table:formula="of:=0.76*(1-EXP(-10*([.D1316]-5.05))*(1+10*([.D13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49736" calcext:value-type="float">
            <text:p>13.2497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7]-[.$A$2]" office:value-type="float" office:value="13.200369" calcext:value-type="float">
            <text:p>13.20</text:p>
          </table:table-cell>
          <table:table-cell table:formula="of:=0.76*(1-EXP(-10*([.D1317]-5.05))*(1+10*([.D13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59248" calcext:value-type="float">
            <text:p>13.2592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8]-[.$A$2]" office:value-type="float" office:value="13.209881" calcext:value-type="float">
            <text:p>13.21</text:p>
          </table:table-cell>
          <table:table-cell table:formula="of:=0.76*(1-EXP(-10*([.D1318]-5.05))*(1+10*([.D13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69737" calcext:value-type="float">
            <text:p>13.2697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19]-[.$A$2]" office:value-type="float" office:value="13.22037" calcext:value-type="float">
            <text:p>13.22</text:p>
          </table:table-cell>
          <table:table-cell table:formula="of:=0.76*(1-EXP(-10*([.D1319]-5.05))*(1+10*([.D13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79839" calcext:value-type="float">
            <text:p>13.2798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0]-[.$A$2]" office:value-type="float" office:value="13.230472" calcext:value-type="float">
            <text:p>13.23</text:p>
          </table:table-cell>
          <table:table-cell table:formula="of:=0.76*(1-EXP(-10*([.D1320]-5.05))*(1+10*([.D13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89542" calcext:value-type="float">
            <text:p>13.2895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1]-[.$A$2]" office:value-type="float" office:value="13.240175" calcext:value-type="float">
            <text:p>13.24</text:p>
          </table:table-cell>
          <table:table-cell table:formula="of:=0.76*(1-EXP(-10*([.D1321]-5.05))*(1+10*([.D13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299759" calcext:value-type="float">
            <text:p>13.2997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2]-[.$A$2]" office:value-type="float" office:value="13.250392" calcext:value-type="float">
            <text:p>13.25</text:p>
          </table:table-cell>
          <table:table-cell table:formula="of:=0.76*(1-EXP(-10*([.D1322]-5.05))*(1+10*([.D13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09649" calcext:value-type="float">
            <text:p>13.3096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3]-[.$A$2]" office:value-type="float" office:value="13.260282" calcext:value-type="float">
            <text:p>13.26</text:p>
          </table:table-cell>
          <table:table-cell table:formula="of:=0.76*(1-EXP(-10*([.D1323]-5.05))*(1+10*([.D13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19308" calcext:value-type="float">
            <text:p>13.3193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4]-[.$A$2]" office:value-type="float" office:value="13.269941" calcext:value-type="float">
            <text:p>13.27</text:p>
          </table:table-cell>
          <table:table-cell table:formula="of:=0.76*(1-EXP(-10*([.D1324]-5.05))*(1+10*([.D13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29678" calcext:value-type="float">
            <text:p>13.3296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5]-[.$A$2]" office:value-type="float" office:value="13.280311" calcext:value-type="float">
            <text:p>13.28</text:p>
          </table:table-cell>
          <table:table-cell table:formula="of:=0.76*(1-EXP(-10*([.D1325]-5.05))*(1+10*([.D13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39759" calcext:value-type="float">
            <text:p>13.3397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6]-[.$A$2]" office:value-type="float" office:value="13.290392" calcext:value-type="float">
            <text:p>13.29</text:p>
          </table:table-cell>
          <table:table-cell table:formula="of:=0.76*(1-EXP(-10*([.D1326]-5.05))*(1+10*([.D13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49649" calcext:value-type="float">
            <text:p>13.3496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7]-[.$A$2]" office:value-type="float" office:value="13.300282" calcext:value-type="float">
            <text:p>13.30</text:p>
          </table:table-cell>
          <table:table-cell table:formula="of:=0.76*(1-EXP(-10*([.D1327]-5.05))*(1+10*([.D13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59851" calcext:value-type="float">
            <text:p>13.3598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8]-[.$A$2]" office:value-type="float" office:value="13.310484" calcext:value-type="float">
            <text:p>13.31</text:p>
          </table:table-cell>
          <table:table-cell table:formula="of:=0.76*(1-EXP(-10*([.D1328]-5.05))*(1+10*([.D13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69493" calcext:value-type="float">
            <text:p>13.36949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29]-[.$A$2]" office:value-type="float" office:value="13.320126" calcext:value-type="float">
            <text:p>13.32</text:p>
          </table:table-cell>
          <table:table-cell table:formula="of:=0.76*(1-EXP(-10*([.D1329]-5.05))*(1+10*([.D13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79791" calcext:value-type="float">
            <text:p>13.3797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0]-[.$A$2]" office:value-type="float" office:value="13.330424" calcext:value-type="float">
            <text:p>13.33</text:p>
          </table:table-cell>
          <table:table-cell table:formula="of:=0.76*(1-EXP(-10*([.D1330]-5.05))*(1+10*([.D13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89475" calcext:value-type="float">
            <text:p>13.3894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1]-[.$A$2]" office:value-type="float" office:value="13.340108" calcext:value-type="float">
            <text:p>13.34</text:p>
          </table:table-cell>
          <table:table-cell table:formula="of:=0.76*(1-EXP(-10*([.D1331]-5.05))*(1+10*([.D13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399775" calcext:value-type="float">
            <text:p>13.3997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2]-[.$A$2]" office:value-type="float" office:value="13.350408" calcext:value-type="float">
            <text:p>13.35</text:p>
          </table:table-cell>
          <table:table-cell table:formula="of:=0.76*(1-EXP(-10*([.D1332]-5.05))*(1+10*([.D13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09662" calcext:value-type="float">
            <text:p>13.4096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3]-[.$A$2]" office:value-type="float" office:value="13.360295" calcext:value-type="float">
            <text:p>13.36</text:p>
          </table:table-cell>
          <table:table-cell table:formula="of:=0.76*(1-EXP(-10*([.D1333]-5.05))*(1+10*([.D13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19753" calcext:value-type="float">
            <text:p>13.4197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4]-[.$A$2]" office:value-type="float" office:value="13.370386" calcext:value-type="float">
            <text:p>13.37</text:p>
          </table:table-cell>
          <table:table-cell table:formula="of:=0.76*(1-EXP(-10*([.D1334]-5.05))*(1+10*([.D13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29749" calcext:value-type="float">
            <text:p>13.4297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5]-[.$A$2]" office:value-type="float" office:value="13.380382" calcext:value-type="float">
            <text:p>13.38</text:p>
          </table:table-cell>
          <table:table-cell table:formula="of:=0.76*(1-EXP(-10*([.D1335]-5.05))*(1+10*([.D13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39848" calcext:value-type="float">
            <text:p>13.4398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6]-[.$A$2]" office:value-type="float" office:value="13.390481" calcext:value-type="float">
            <text:p>13.39</text:p>
          </table:table-cell>
          <table:table-cell table:formula="of:=0.76*(1-EXP(-10*([.D1336]-5.05))*(1+10*([.D13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49697" calcext:value-type="float">
            <text:p>13.4496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7]-[.$A$2]" office:value-type="float" office:value="13.40033" calcext:value-type="float">
            <text:p>13.40</text:p>
          </table:table-cell>
          <table:table-cell table:formula="of:=0.76*(1-EXP(-10*([.D1337]-5.05))*(1+10*([.D13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59768" calcext:value-type="float">
            <text:p>13.4597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8]-[.$A$2]" office:value-type="float" office:value="13.410401" calcext:value-type="float">
            <text:p>13.41</text:p>
          </table:table-cell>
          <table:table-cell table:formula="of:=0.76*(1-EXP(-10*([.D1338]-5.05))*(1+10*([.D13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6964" calcext:value-type="float">
            <text:p>13.469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39]-[.$A$2]" office:value-type="float" office:value="13.420273" calcext:value-type="float">
            <text:p>13.42</text:p>
          </table:table-cell>
          <table:table-cell table:formula="of:=0.76*(1-EXP(-10*([.D1339]-5.05))*(1+10*([.D13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79834" calcext:value-type="float">
            <text:p>13.4798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0]-[.$A$2]" office:value-type="float" office:value="13.430467" calcext:value-type="float">
            <text:p>13.43</text:p>
          </table:table-cell>
          <table:table-cell table:formula="of:=0.76*(1-EXP(-10*([.D1340]-5.05))*(1+10*([.D13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494613" calcext:value-type="float">
            <text:p>13.4946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1]-[.$A$2]" office:value-type="float" office:value="13.445246" calcext:value-type="float">
            <text:p>13.45</text:p>
          </table:table-cell>
          <table:table-cell table:formula="of:=0.76*(1-EXP(-10*([.D1341]-5.05))*(1+10*([.D13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04989" calcext:value-type="float">
            <text:p>13.5049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2]-[.$A$2]" office:value-type="float" office:value="13.455622" calcext:value-type="float">
            <text:p>13.46</text:p>
          </table:table-cell>
          <table:table-cell table:formula="of:=0.76*(1-EXP(-10*([.D1342]-5.05))*(1+10*([.D13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14869" calcext:value-type="float">
            <text:p>13.5148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3]-[.$A$2]" office:value-type="float" office:value="13.465502" calcext:value-type="float">
            <text:p>13.47</text:p>
          </table:table-cell>
          <table:table-cell table:formula="of:=0.76*(1-EXP(-10*([.D1343]-5.05))*(1+10*([.D13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24571" calcext:value-type="float">
            <text:p>13.5245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4]-[.$A$2]" office:value-type="float" office:value="13.475204" calcext:value-type="float">
            <text:p>13.48</text:p>
          </table:table-cell>
          <table:table-cell table:formula="of:=0.76*(1-EXP(-10*([.D1344]-5.05))*(1+10*([.D13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34561" calcext:value-type="float">
            <text:p>13.5345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5]-[.$A$2]" office:value-type="float" office:value="13.485194" calcext:value-type="float">
            <text:p>13.49</text:p>
          </table:table-cell>
          <table:table-cell table:formula="of:=0.76*(1-EXP(-10*([.D1345]-5.05))*(1+10*([.D13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44661" calcext:value-type="float">
            <text:p>13.5446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6]-[.$A$2]" office:value-type="float" office:value="13.495294" calcext:value-type="float">
            <text:p>13.50</text:p>
          </table:table-cell>
          <table:table-cell table:formula="of:=0.76*(1-EXP(-10*([.D1346]-5.05))*(1+10*([.D13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54501" calcext:value-type="float">
            <text:p>13.5545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7]-[.$A$2]" office:value-type="float" office:value="13.505134" calcext:value-type="float">
            <text:p>13.51</text:p>
          </table:table-cell>
          <table:table-cell table:formula="of:=0.76*(1-EXP(-10*([.D1347]-5.05))*(1+10*([.D13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64598" calcext:value-type="float">
            <text:p>13.5645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8]-[.$A$2]" office:value-type="float" office:value="13.515231" calcext:value-type="float">
            <text:p>13.52</text:p>
          </table:table-cell>
          <table:table-cell table:formula="of:=0.76*(1-EXP(-10*([.D1348]-5.05))*(1+10*([.D13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74781" calcext:value-type="float">
            <text:p>13.5747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49]-[.$A$2]" office:value-type="float" office:value="13.525414" calcext:value-type="float">
            <text:p>13.53</text:p>
          </table:table-cell>
          <table:table-cell table:formula="of:=0.76*(1-EXP(-10*([.D1349]-5.05))*(1+10*([.D13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84537" calcext:value-type="float">
            <text:p>13.5845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0]-[.$A$2]" office:value-type="float" office:value="13.53517" calcext:value-type="float">
            <text:p>13.54</text:p>
          </table:table-cell>
          <table:table-cell table:formula="of:=0.76*(1-EXP(-10*([.D1350]-5.05))*(1+10*([.D13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594551" calcext:value-type="float">
            <text:p>13.5945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1]-[.$A$2]" office:value-type="float" office:value="13.545184" calcext:value-type="float">
            <text:p>13.55</text:p>
          </table:table-cell>
          <table:table-cell table:formula="of:=0.76*(1-EXP(-10*([.D1351]-5.05))*(1+10*([.D13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04692" calcext:value-type="float">
            <text:p>13.604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2]-[.$A$2]" office:value-type="float" office:value="13.555325" calcext:value-type="float">
            <text:p>13.56</text:p>
          </table:table-cell>
          <table:table-cell table:formula="of:=0.76*(1-EXP(-10*([.D1352]-5.05))*(1+10*([.D13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0955" calcext:value-type="float">
            <text:p>13.609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3]-[.$A$2]" office:value-type="float" office:value="13.560183" calcext:value-type="float">
            <text:p>13.56</text:p>
          </table:table-cell>
          <table:table-cell table:formula="of:=0.76*(1-EXP(-10*([.D1353]-5.05))*(1+10*([.D13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24505" calcext:value-type="float">
            <text:p>13.6245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4]-[.$A$2]" office:value-type="float" office:value="13.575138" calcext:value-type="float">
            <text:p>13.58</text:p>
          </table:table-cell>
          <table:table-cell table:formula="of:=0.76*(1-EXP(-10*([.D1354]-5.05))*(1+10*([.D13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34437" calcext:value-type="float">
            <text:p>13.6344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5]-[.$A$2]" office:value-type="float" office:value="13.58507" calcext:value-type="float">
            <text:p>13.59</text:p>
          </table:table-cell>
          <table:table-cell table:formula="of:=0.76*(1-EXP(-10*([.D1355]-5.05))*(1+10*([.D13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44643" calcext:value-type="float">
            <text:p>13.6446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6]-[.$A$2]" office:value-type="float" office:value="13.595276" calcext:value-type="float">
            <text:p>13.60</text:p>
          </table:table-cell>
          <table:table-cell table:formula="of:=0.76*(1-EXP(-10*([.D1356]-5.05))*(1+10*([.D13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49444" calcext:value-type="float">
            <text:p>13.6494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7]-[.$A$2]" office:value-type="float" office:value="13.600077" calcext:value-type="float">
            <text:p>13.60</text:p>
          </table:table-cell>
          <table:table-cell table:formula="of:=0.76*(1-EXP(-10*([.D1357]-5.05))*(1+10*([.D13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64527" calcext:value-type="float">
            <text:p>13.6645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8]-[.$A$2]" office:value-type="float" office:value="13.61516" calcext:value-type="float">
            <text:p>13.62</text:p>
          </table:table-cell>
          <table:table-cell table:formula="of:=0.76*(1-EXP(-10*([.D1358]-5.05))*(1+10*([.D13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74449" calcext:value-type="float">
            <text:p>13.6744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59]-[.$A$2]" office:value-type="float" office:value="13.625082" calcext:value-type="float">
            <text:p>13.63</text:p>
          </table:table-cell>
          <table:table-cell table:formula="of:=0.76*(1-EXP(-10*([.D1359]-5.05))*(1+10*([.D13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84569" calcext:value-type="float">
            <text:p>13.6845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0]-[.$A$2]" office:value-type="float" office:value="13.635202" calcext:value-type="float">
            <text:p>13.64</text:p>
          </table:table-cell>
          <table:table-cell table:formula="of:=0.76*(1-EXP(-10*([.D1360]-5.05))*(1+10*([.D13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694454" calcext:value-type="float">
            <text:p>13.6944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1]-[.$A$2]" office:value-type="float" office:value="13.645087" calcext:value-type="float">
            <text:p>13.65</text:p>
          </table:table-cell>
          <table:table-cell table:formula="of:=0.76*(1-EXP(-10*([.D1361]-5.05))*(1+10*([.D13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04639" calcext:value-type="float">
            <text:p>13.704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2]-[.$A$2]" office:value-type="float" office:value="13.655272" calcext:value-type="float">
            <text:p>13.66</text:p>
          </table:table-cell>
          <table:table-cell table:formula="of:=0.76*(1-EXP(-10*([.D1362]-5.05))*(1+10*([.D13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14762" calcext:value-type="float">
            <text:p>13.7147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3]-[.$A$2]" office:value-type="float" office:value="13.665395" calcext:value-type="float">
            <text:p>13.67</text:p>
          </table:table-cell>
          <table:table-cell table:formula="of:=0.76*(1-EXP(-10*([.D1363]-5.05))*(1+10*([.D13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24478" calcext:value-type="float">
            <text:p>13.7244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4]-[.$A$2]" office:value-type="float" office:value="13.675111" calcext:value-type="float">
            <text:p>13.68</text:p>
          </table:table-cell>
          <table:table-cell table:formula="of:=0.76*(1-EXP(-10*([.D1364]-5.05))*(1+10*([.D13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34387" calcext:value-type="float">
            <text:p>13.7343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5]-[.$A$2]" office:value-type="float" office:value="13.68502" calcext:value-type="float">
            <text:p>13.69</text:p>
          </table:table-cell>
          <table:table-cell table:formula="of:=0.76*(1-EXP(-10*([.D1365]-5.05))*(1+10*([.D13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39694" calcext:value-type="float">
            <text:p>13.7396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6]-[.$A$2]" office:value-type="float" office:value="13.690327" calcext:value-type="float">
            <text:p>13.69</text:p>
          </table:table-cell>
          <table:table-cell table:formula="of:=0.76*(1-EXP(-10*([.D1366]-5.05))*(1+10*([.D13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54724" calcext:value-type="float">
            <text:p>13.7547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7]-[.$A$2]" office:value-type="float" office:value="13.705357" calcext:value-type="float">
            <text:p>13.71</text:p>
          </table:table-cell>
          <table:table-cell table:formula="of:=0.76*(1-EXP(-10*([.D1367]-5.05))*(1+10*([.D13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64561" calcext:value-type="float">
            <text:p>13.7645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8]-[.$A$2]" office:value-type="float" office:value="13.715194" calcext:value-type="float">
            <text:p>13.72</text:p>
          </table:table-cell>
          <table:table-cell table:formula="of:=0.76*(1-EXP(-10*([.D1368]-5.05))*(1+10*([.D13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74802" calcext:value-type="float">
            <text:p>13.7748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69]-[.$A$2]" office:value-type="float" office:value="13.725435" calcext:value-type="float">
            <text:p>13.73</text:p>
          </table:table-cell>
          <table:table-cell table:formula="of:=0.76*(1-EXP(-10*([.D1369]-5.05))*(1+10*([.D13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7969" calcext:value-type="float">
            <text:p>13.779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0]-[.$A$2]" office:value-type="float" office:value="13.730323" calcext:value-type="float">
            <text:p>13.73</text:p>
          </table:table-cell>
          <table:table-cell table:formula="of:=0.76*(1-EXP(-10*([.D1370]-5.05))*(1+10*([.D13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794551" calcext:value-type="float">
            <text:p>13.7945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1]-[.$A$2]" office:value-type="float" office:value="13.745184" calcext:value-type="float">
            <text:p>13.75</text:p>
          </table:table-cell>
          <table:table-cell table:formula="of:=0.76*(1-EXP(-10*([.D1371]-5.05))*(1+10*([.D13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04548" calcext:value-type="float">
            <text:p>13.8045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2]-[.$A$2]" office:value-type="float" office:value="13.755181" calcext:value-type="float">
            <text:p>13.76</text:p>
          </table:table-cell>
          <table:table-cell table:formula="of:=0.76*(1-EXP(-10*([.D1372]-5.05))*(1+10*([.D13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14394" calcext:value-type="float">
            <text:p>13.8143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3]-[.$A$2]" office:value-type="float" office:value="13.765027" calcext:value-type="float">
            <text:p>13.77</text:p>
          </table:table-cell>
          <table:table-cell table:formula="of:=0.76*(1-EXP(-10*([.D1373]-5.05))*(1+10*([.D13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24219" calcext:value-type="float">
            <text:p>13.8242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4]-[.$A$2]" office:value-type="float" office:value="13.774852" calcext:value-type="float">
            <text:p>13.77</text:p>
          </table:table-cell>
          <table:table-cell table:formula="of:=0.76*(1-EXP(-10*([.D1374]-5.05))*(1+10*([.D13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34283" calcext:value-type="float">
            <text:p>13.83428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5]-[.$A$2]" office:value-type="float" office:value="13.784916" calcext:value-type="float">
            <text:p>13.78</text:p>
          </table:table-cell>
          <table:table-cell table:formula="of:=0.76*(1-EXP(-10*([.D1375]-5.05))*(1+10*([.D13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4455" calcext:value-type="float">
            <text:p>13.844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6]-[.$A$2]" office:value-type="float" office:value="13.795183" calcext:value-type="float">
            <text:p>13.80</text:p>
          </table:table-cell>
          <table:table-cell table:formula="of:=0.76*(1-EXP(-10*([.D1376]-5.05))*(1+10*([.D13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5428" calcext:value-type="float">
            <text:p>13.854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7]-[.$A$2]" office:value-type="float" office:value="13.804913" calcext:value-type="float">
            <text:p>13.80</text:p>
          </table:table-cell>
          <table:table-cell table:formula="of:=0.76*(1-EXP(-10*([.D1377]-5.05))*(1+10*([.D13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64381" calcext:value-type="float">
            <text:p>13.8643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8]-[.$A$2]" office:value-type="float" office:value="13.815014" calcext:value-type="float">
            <text:p>13.82</text:p>
          </table:table-cell>
          <table:table-cell table:formula="of:=0.76*(1-EXP(-10*([.D1378]-5.05))*(1+10*([.D13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74218" calcext:value-type="float">
            <text:p>13.8742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79]-[.$A$2]" office:value-type="float" office:value="13.824851" calcext:value-type="float">
            <text:p>13.82</text:p>
          </table:table-cell>
          <table:table-cell table:formula="of:=0.76*(1-EXP(-10*([.D1379]-5.05))*(1+10*([.D13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84158" calcext:value-type="float">
            <text:p>13.8841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0]-[.$A$2]" office:value-type="float" office:value="13.834791" calcext:value-type="float">
            <text:p>13.83</text:p>
          </table:table-cell>
          <table:table-cell table:formula="of:=0.76*(1-EXP(-10*([.D1380]-5.05))*(1+10*([.D13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894352" calcext:value-type="float">
            <text:p>13.8943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1]-[.$A$2]" office:value-type="float" office:value="13.844985" calcext:value-type="float">
            <text:p>13.84</text:p>
          </table:table-cell>
          <table:table-cell table:formula="of:=0.76*(1-EXP(-10*([.D1381]-5.05))*(1+10*([.D13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0416" calcext:value-type="float">
            <text:p>13.904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2]-[.$A$2]" office:value-type="float" office:value="13.854793" calcext:value-type="float">
            <text:p>13.85</text:p>
          </table:table-cell>
          <table:table-cell table:formula="of:=0.76*(1-EXP(-10*([.D1382]-5.05))*(1+10*([.D13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14284" calcext:value-type="float">
            <text:p>13.9142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3]-[.$A$2]" office:value-type="float" office:value="13.864917" calcext:value-type="float">
            <text:p>13.86</text:p>
          </table:table-cell>
          <table:table-cell table:formula="of:=0.76*(1-EXP(-10*([.D1383]-5.05))*(1+10*([.D13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24152" calcext:value-type="float">
            <text:p>13.9241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4]-[.$A$2]" office:value-type="float" office:value="13.874785" calcext:value-type="float">
            <text:p>13.87</text:p>
          </table:table-cell>
          <table:table-cell table:formula="of:=0.76*(1-EXP(-10*([.D1384]-5.05))*(1+10*([.D13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34398" calcext:value-type="float">
            <text:p>13.9343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5]-[.$A$2]" office:value-type="float" office:value="13.885031" calcext:value-type="float">
            <text:p>13.89</text:p>
          </table:table-cell>
          <table:table-cell table:formula="of:=0.76*(1-EXP(-10*([.D1385]-5.05))*(1+10*([.D13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44613" calcext:value-type="float">
            <text:p>13.9446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6]-[.$A$2]" office:value-type="float" office:value="13.895246" calcext:value-type="float">
            <text:p>13.90</text:p>
          </table:table-cell>
          <table:table-cell table:formula="of:=0.76*(1-EXP(-10*([.D1386]-5.05))*(1+10*([.D13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54796" calcext:value-type="float">
            <text:p>13.9547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7]-[.$A$2]" office:value-type="float" office:value="13.905429" calcext:value-type="float">
            <text:p>13.91</text:p>
          </table:table-cell>
          <table:table-cell table:formula="of:=0.76*(1-EXP(-10*([.D1387]-5.05))*(1+10*([.D13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64546" calcext:value-type="float">
            <text:p>13.9645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8]-[.$A$2]" office:value-type="float" office:value="13.915179" calcext:value-type="float">
            <text:p>13.92</text:p>
          </table:table-cell>
          <table:table-cell table:formula="of:=0.76*(1-EXP(-10*([.D1388]-5.05))*(1+10*([.D13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74833" calcext:value-type="float">
            <text:p>13.9748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89]-[.$A$2]" office:value-type="float" office:value="13.925466" calcext:value-type="float">
            <text:p>13.93</text:p>
          </table:table-cell>
          <table:table-cell table:formula="of:=0.76*(1-EXP(-10*([.D1389]-5.05))*(1+10*([.D13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84654" calcext:value-type="float">
            <text:p>13.9846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0]-[.$A$2]" office:value-type="float" office:value="13.935287" calcext:value-type="float">
            <text:p>13.94</text:p>
          </table:table-cell>
          <table:table-cell table:formula="of:=0.76*(1-EXP(-10*([.D1390]-5.05))*(1+10*([.D13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.994673" calcext:value-type="float">
            <text:p>13.9946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1]-[.$A$2]" office:value-type="float" office:value="13.945306" calcext:value-type="float">
            <text:p>13.95</text:p>
          </table:table-cell>
          <table:table-cell table:formula="of:=0.76*(1-EXP(-10*([.D1391]-5.05))*(1+10*([.D13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04551" calcext:value-type="float">
            <text:p>14.0045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2]-[.$A$2]" office:value-type="float" office:value="13.955184" calcext:value-type="float">
            <text:p>13.96</text:p>
          </table:table-cell>
          <table:table-cell table:formula="of:=0.76*(1-EXP(-10*([.D1392]-5.05))*(1+10*([.D13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14713" calcext:value-type="float">
            <text:p>14.0147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3]-[.$A$2]" office:value-type="float" office:value="13.965346" calcext:value-type="float">
            <text:p>13.97</text:p>
          </table:table-cell>
          <table:table-cell table:formula="of:=0.76*(1-EXP(-10*([.D1393]-5.05))*(1+10*([.D13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24689" calcext:value-type="float">
            <text:p>14.0246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4]-[.$A$2]" office:value-type="float" office:value="13.975322" calcext:value-type="float">
            <text:p>13.98</text:p>
          </table:table-cell>
          <table:table-cell table:formula="of:=0.76*(1-EXP(-10*([.D1394]-5.05))*(1+10*([.D13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34817" calcext:value-type="float">
            <text:p>14.0348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5]-[.$A$2]" office:value-type="float" office:value="13.98545" calcext:value-type="float">
            <text:p>13.99</text:p>
          </table:table-cell>
          <table:table-cell table:formula="of:=0.76*(1-EXP(-10*([.D1395]-5.05))*(1+10*([.D13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4468" calcext:value-type="float">
            <text:p>14.044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6]-[.$A$2]" office:value-type="float" office:value="13.995313" calcext:value-type="float">
            <text:p>14.00</text:p>
          </table:table-cell>
          <table:table-cell table:formula="of:=0.76*(1-EXP(-10*([.D1396]-5.05))*(1+10*([.D13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54494" calcext:value-type="float">
            <text:p>14.0544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7]-[.$A$2]" office:value-type="float" office:value="14.005127" calcext:value-type="float">
            <text:p>14.01</text:p>
          </table:table-cell>
          <table:table-cell table:formula="of:=0.76*(1-EXP(-10*([.D1397]-5.05))*(1+10*([.D13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64542" calcext:value-type="float">
            <text:p>14.0645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8]-[.$A$2]" office:value-type="float" office:value="14.015175" calcext:value-type="float">
            <text:p>14.02</text:p>
          </table:table-cell>
          <table:table-cell table:formula="of:=0.76*(1-EXP(-10*([.D1398]-5.05))*(1+10*([.D13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74618" calcext:value-type="float">
            <text:p>14.0746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399]-[.$A$2]" office:value-type="float" office:value="14.025251" calcext:value-type="float">
            <text:p>14.03</text:p>
          </table:table-cell>
          <table:table-cell table:formula="of:=0.76*(1-EXP(-10*([.D1399]-5.05))*(1+10*([.D13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84597" calcext:value-type="float">
            <text:p>14.0845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0]-[.$A$2]" office:value-type="float" office:value="14.03523" calcext:value-type="float">
            <text:p>14.04</text:p>
          </table:table-cell>
          <table:table-cell table:formula="of:=0.76*(1-EXP(-10*([.D1400]-5.05))*(1+10*([.D14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094596" calcext:value-type="float">
            <text:p>14.0945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1]-[.$A$2]" office:value-type="float" office:value="14.045229" calcext:value-type="float">
            <text:p>14.05</text:p>
          </table:table-cell>
          <table:table-cell table:formula="of:=0.76*(1-EXP(-10*([.D1401]-5.05))*(1+10*([.D14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04532" calcext:value-type="float">
            <text:p>14.1045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2]-[.$A$2]" office:value-type="float" office:value="14.055165" calcext:value-type="float">
            <text:p>14.06</text:p>
          </table:table-cell>
          <table:table-cell table:formula="of:=0.76*(1-EXP(-10*([.D1402]-5.05))*(1+10*([.D14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14722" calcext:value-type="float">
            <text:p>14.1147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3]-[.$A$2]" office:value-type="float" office:value="14.065355" calcext:value-type="float">
            <text:p>14.07</text:p>
          </table:table-cell>
          <table:table-cell table:formula="of:=0.76*(1-EXP(-10*([.D1403]-5.05))*(1+10*([.D14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24449" calcext:value-type="float">
            <text:p>14.1244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4]-[.$A$2]" office:value-type="float" office:value="14.075082" calcext:value-type="float">
            <text:p>14.08</text:p>
          </table:table-cell>
          <table:table-cell table:formula="of:=0.76*(1-EXP(-10*([.D1404]-5.05))*(1+10*([.D14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34802" calcext:value-type="float">
            <text:p>14.1348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5]-[.$A$2]" office:value-type="float" office:value="14.085435" calcext:value-type="float">
            <text:p>14.09</text:p>
          </table:table-cell>
          <table:table-cell table:formula="of:=0.76*(1-EXP(-10*([.D1405]-5.05))*(1+10*([.D14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4436" calcext:value-type="float">
            <text:p>14.14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6]-[.$A$2]" office:value-type="float" office:value="14.094993" calcext:value-type="float">
            <text:p>14.09</text:p>
          </table:table-cell>
          <table:table-cell table:formula="of:=0.76*(1-EXP(-10*([.D1406]-5.05))*(1+10*([.D14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54125" calcext:value-type="float">
            <text:p>14.1541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7]-[.$A$2]" office:value-type="float" office:value="14.104758" calcext:value-type="float">
            <text:p>14.10</text:p>
          </table:table-cell>
          <table:table-cell table:formula="of:=0.76*(1-EXP(-10*([.D1407]-5.05))*(1+10*([.D14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64179" calcext:value-type="float">
            <text:p>14.16417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8]-[.$A$2]" office:value-type="float" office:value="14.114812" calcext:value-type="float">
            <text:p>14.11</text:p>
          </table:table-cell>
          <table:table-cell table:formula="of:=0.76*(1-EXP(-10*([.D1408]-5.05))*(1+10*([.D14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74662" calcext:value-type="float">
            <text:p>14.1746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09]-[.$A$2]" office:value-type="float" office:value="14.125295" calcext:value-type="float">
            <text:p>14.13</text:p>
          </table:table-cell>
          <table:table-cell table:formula="of:=0.76*(1-EXP(-10*([.D1409]-5.05))*(1+10*([.D14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84449" calcext:value-type="float">
            <text:p>14.1844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0]-[.$A$2]" office:value-type="float" office:value="14.135082" calcext:value-type="float">
            <text:p>14.14</text:p>
          </table:table-cell>
          <table:table-cell table:formula="of:=0.76*(1-EXP(-10*([.D1410]-5.05))*(1+10*([.D14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194922" calcext:value-type="float">
            <text:p>14.1949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1]-[.$A$2]" office:value-type="float" office:value="14.145555" calcext:value-type="float">
            <text:p>14.15</text:p>
          </table:table-cell>
          <table:table-cell table:formula="of:=0.76*(1-EXP(-10*([.D1411]-5.05))*(1+10*([.D14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04661" calcext:value-type="float">
            <text:p>14.2046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2]-[.$A$2]" office:value-type="float" office:value="14.155294" calcext:value-type="float">
            <text:p>14.16</text:p>
          </table:table-cell>
          <table:table-cell table:formula="of:=0.76*(1-EXP(-10*([.D1412]-5.05))*(1+10*([.D14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14242" calcext:value-type="float">
            <text:p>14.2142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3]-[.$A$2]" office:value-type="float" office:value="14.164875" calcext:value-type="float">
            <text:p>14.16</text:p>
          </table:table-cell>
          <table:table-cell table:formula="of:=0.76*(1-EXP(-10*([.D1413]-5.05))*(1+10*([.D14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24488" calcext:value-type="float">
            <text:p>14.2244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4]-[.$A$2]" office:value-type="float" office:value="14.175121" calcext:value-type="float">
            <text:p>14.18</text:p>
          </table:table-cell>
          <table:table-cell table:formula="of:=0.76*(1-EXP(-10*([.D1414]-5.05))*(1+10*([.D14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34859" calcext:value-type="float">
            <text:p>14.2348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5]-[.$A$2]" office:value-type="float" office:value="14.185492" calcext:value-type="float">
            <text:p>14.19</text:p>
          </table:table-cell>
          <table:table-cell table:formula="of:=0.76*(1-EXP(-10*([.D1415]-5.05))*(1+10*([.D14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44659" calcext:value-type="float">
            <text:p>14.2446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6]-[.$A$2]" office:value-type="float" office:value="14.195292" calcext:value-type="float">
            <text:p>14.20</text:p>
          </table:table-cell>
          <table:table-cell table:formula="of:=0.76*(1-EXP(-10*([.D1416]-5.05))*(1+10*([.D14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54476" calcext:value-type="float">
            <text:p>14.2544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7]-[.$A$2]" office:value-type="float" office:value="14.205109" calcext:value-type="float">
            <text:p>14.21</text:p>
          </table:table-cell>
          <table:table-cell table:formula="of:=0.76*(1-EXP(-10*([.D1417]-5.05))*(1+10*([.D14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64502" calcext:value-type="float">
            <text:p>14.2645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8]-[.$A$2]" office:value-type="float" office:value="14.215135" calcext:value-type="float">
            <text:p>14.22</text:p>
          </table:table-cell>
          <table:table-cell table:formula="of:=0.76*(1-EXP(-10*([.D1418]-5.05))*(1+10*([.D14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74442" calcext:value-type="float">
            <text:p>14.2744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19]-[.$A$2]" office:value-type="float" office:value="14.225075" calcext:value-type="float">
            <text:p>14.23</text:p>
          </table:table-cell>
          <table:table-cell table:formula="of:=0.76*(1-EXP(-10*([.D1419]-5.05))*(1+10*([.D14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84448" calcext:value-type="float">
            <text:p>14.284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0]-[.$A$2]" office:value-type="float" office:value="14.235081" calcext:value-type="float">
            <text:p>14.24</text:p>
          </table:table-cell>
          <table:table-cell table:formula="of:=0.76*(1-EXP(-10*([.D1420]-5.05))*(1+10*([.D14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294601" calcext:value-type="float">
            <text:p>14.2946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1]-[.$A$2]" office:value-type="float" office:value="14.245234" calcext:value-type="float">
            <text:p>14.25</text:p>
          </table:table-cell>
          <table:table-cell table:formula="of:=0.76*(1-EXP(-10*([.D1421]-5.05))*(1+10*([.D14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04715" calcext:value-type="float">
            <text:p>14.3047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2]-[.$A$2]" office:value-type="float" office:value="14.255348" calcext:value-type="float">
            <text:p>14.26</text:p>
          </table:table-cell>
          <table:table-cell table:formula="of:=0.76*(1-EXP(-10*([.D1422]-5.05))*(1+10*([.D14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14573" calcext:value-type="float">
            <text:p>14.3145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3]-[.$A$2]" office:value-type="float" office:value="14.265206" calcext:value-type="float">
            <text:p>14.27</text:p>
          </table:table-cell>
          <table:table-cell table:formula="of:=0.76*(1-EXP(-10*([.D1423]-5.05))*(1+10*([.D14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24505" calcext:value-type="float">
            <text:p>14.3245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4]-[.$A$2]" office:value-type="float" office:value="14.275138" calcext:value-type="float">
            <text:p>14.28</text:p>
          </table:table-cell>
          <table:table-cell table:formula="of:=0.76*(1-EXP(-10*([.D1424]-5.05))*(1+10*([.D14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34639" calcext:value-type="float">
            <text:p>14.334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5]-[.$A$2]" office:value-type="float" office:value="14.285272" calcext:value-type="float">
            <text:p>14.29</text:p>
          </table:table-cell>
          <table:table-cell table:formula="of:=0.76*(1-EXP(-10*([.D1425]-5.05))*(1+10*([.D14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44677" calcext:value-type="float">
            <text:p>14.3446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6]-[.$A$2]" office:value-type="float" office:value="14.29531" calcext:value-type="float">
            <text:p>14.30</text:p>
          </table:table-cell>
          <table:table-cell table:formula="of:=0.76*(1-EXP(-10*([.D1426]-5.05))*(1+10*([.D14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5446" calcext:value-type="float">
            <text:p>14.354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7]-[.$A$2]" office:value-type="float" office:value="14.305093" calcext:value-type="float">
            <text:p>14.31</text:p>
          </table:table-cell>
          <table:table-cell table:formula="of:=0.76*(1-EXP(-10*([.D1427]-5.05))*(1+10*([.D14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64703" calcext:value-type="float">
            <text:p>14.36470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8]-[.$A$2]" office:value-type="float" office:value="14.315336" calcext:value-type="float">
            <text:p>14.32</text:p>
          </table:table-cell>
          <table:table-cell table:formula="of:=0.76*(1-EXP(-10*([.D1428]-5.05))*(1+10*([.D14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74866" calcext:value-type="float">
            <text:p>14.3748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29]-[.$A$2]" office:value-type="float" office:value="14.325499" calcext:value-type="float">
            <text:p>14.33</text:p>
          </table:table-cell>
          <table:table-cell table:formula="of:=0.76*(1-EXP(-10*([.D1429]-5.05))*(1+10*([.D14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84603" calcext:value-type="float">
            <text:p>14.38460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0]-[.$A$2]" office:value-type="float" office:value="14.335236" calcext:value-type="float">
            <text:p>14.34</text:p>
          </table:table-cell>
          <table:table-cell table:formula="of:=0.76*(1-EXP(-10*([.D1430]-5.05))*(1+10*([.D14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394725" calcext:value-type="float">
            <text:p>14.3947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1]-[.$A$2]" office:value-type="float" office:value="14.345358" calcext:value-type="float">
            <text:p>14.35</text:p>
          </table:table-cell>
          <table:table-cell table:formula="of:=0.76*(1-EXP(-10*([.D1431]-5.05))*(1+10*([.D14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04676" calcext:value-type="float">
            <text:p>14.4046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2]-[.$A$2]" office:value-type="float" office:value="14.355309" calcext:value-type="float">
            <text:p>14.36</text:p>
          </table:table-cell>
          <table:table-cell table:formula="of:=0.76*(1-EXP(-10*([.D1432]-5.05))*(1+10*([.D14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14905" calcext:value-type="float">
            <text:p>14.4149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3]-[.$A$2]" office:value-type="float" office:value="14.365538" calcext:value-type="float">
            <text:p>14.37</text:p>
          </table:table-cell>
          <table:table-cell table:formula="of:=0.76*(1-EXP(-10*([.D1433]-5.05))*(1+10*([.D14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24697" calcext:value-type="float">
            <text:p>14.4246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4]-[.$A$2]" office:value-type="float" office:value="14.37533" calcext:value-type="float">
            <text:p>14.38</text:p>
          </table:table-cell>
          <table:table-cell table:formula="of:=0.76*(1-EXP(-10*([.D1434]-5.05))*(1+10*([.D14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34609" calcext:value-type="float">
            <text:p>14.4346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5]-[.$A$2]" office:value-type="float" office:value="14.385242" calcext:value-type="float">
            <text:p>14.39</text:p>
          </table:table-cell>
          <table:table-cell table:formula="of:=0.76*(1-EXP(-10*([.D1435]-5.05))*(1+10*([.D14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44525" calcext:value-type="float">
            <text:p>14.4445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6]-[.$A$2]" office:value-type="float" office:value="14.395158" calcext:value-type="float">
            <text:p>14.40</text:p>
          </table:table-cell>
          <table:table-cell table:formula="of:=0.76*(1-EXP(-10*([.D1436]-5.05))*(1+10*([.D14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54304" calcext:value-type="float">
            <text:p>14.4543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7]-[.$A$2]" office:value-type="float" office:value="14.404937" calcext:value-type="float">
            <text:p>14.40</text:p>
          </table:table-cell>
          <table:table-cell table:formula="of:=0.76*(1-EXP(-10*([.D1437]-5.05))*(1+10*([.D14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64591" calcext:value-type="float">
            <text:p>14.4645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8]-[.$A$2]" office:value-type="float" office:value="14.415224" calcext:value-type="float">
            <text:p>14.42</text:p>
          </table:table-cell>
          <table:table-cell table:formula="of:=0.76*(1-EXP(-10*([.D1438]-5.05))*(1+10*([.D14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74869" calcext:value-type="float">
            <text:p>14.4748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39]-[.$A$2]" office:value-type="float" office:value="14.425502" calcext:value-type="float">
            <text:p>14.43</text:p>
          </table:table-cell>
          <table:table-cell table:formula="of:=0.76*(1-EXP(-10*([.D1439]-5.05))*(1+10*([.D14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84649" calcext:value-type="float">
            <text:p>14.4846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0]-[.$A$2]" office:value-type="float" office:value="14.435282" calcext:value-type="float">
            <text:p>14.44</text:p>
          </table:table-cell>
          <table:table-cell table:formula="of:=0.76*(1-EXP(-10*([.D1440]-5.05))*(1+10*([.D14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49462" calcext:value-type="float">
            <text:p>14.49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1]-[.$A$2]" office:value-type="float" office:value="14.445253" calcext:value-type="float">
            <text:p>14.45</text:p>
          </table:table-cell>
          <table:table-cell table:formula="of:=0.76*(1-EXP(-10*([.D1441]-5.05))*(1+10*([.D14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04489" calcext:value-type="float">
            <text:p>14.5044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2]-[.$A$2]" office:value-type="float" office:value="14.455122" calcext:value-type="float">
            <text:p>14.46</text:p>
          </table:table-cell>
          <table:table-cell table:formula="of:=0.76*(1-EXP(-10*([.D1442]-5.05))*(1+10*([.D14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14517" calcext:value-type="float">
            <text:p>14.5145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3]-[.$A$2]" office:value-type="float" office:value="14.46515" calcext:value-type="float">
            <text:p>14.47</text:p>
          </table:table-cell>
          <table:table-cell table:formula="of:=0.76*(1-EXP(-10*([.D1443]-5.05))*(1+10*([.D14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24394" calcext:value-type="float">
            <text:p>14.5243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4]-[.$A$2]" office:value-type="float" office:value="14.475027" calcext:value-type="float">
            <text:p>14.48</text:p>
          </table:table-cell>
          <table:table-cell table:formula="of:=0.76*(1-EXP(-10*([.D1444]-5.05))*(1+10*([.D14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34342" calcext:value-type="float">
            <text:p>14.5343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5]-[.$A$2]" office:value-type="float" office:value="14.484975" calcext:value-type="float">
            <text:p>14.48</text:p>
          </table:table-cell>
          <table:table-cell table:formula="of:=0.76*(1-EXP(-10*([.D1445]-5.05))*(1+10*([.D14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44655" calcext:value-type="float">
            <text:p>14.5446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6]-[.$A$2]" office:value-type="float" office:value="14.495288" calcext:value-type="float">
            <text:p>14.50</text:p>
          </table:table-cell>
          <table:table-cell table:formula="of:=0.76*(1-EXP(-10*([.D1446]-5.05))*(1+10*([.D14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54357" calcext:value-type="float">
            <text:p>14.5543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7]-[.$A$2]" office:value-type="float" office:value="14.50499" calcext:value-type="float">
            <text:p>14.50</text:p>
          </table:table-cell>
          <table:table-cell table:formula="of:=0.76*(1-EXP(-10*([.D1447]-5.05))*(1+10*([.D14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64565" calcext:value-type="float">
            <text:p>14.5645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8]-[.$A$2]" office:value-type="float" office:value="14.515198" calcext:value-type="float">
            <text:p>14.52</text:p>
          </table:table-cell>
          <table:table-cell table:formula="of:=0.76*(1-EXP(-10*([.D1448]-5.05))*(1+10*([.D14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74706" calcext:value-type="float">
            <text:p>14.5747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49]-[.$A$2]" office:value-type="float" office:value="14.525339" calcext:value-type="float">
            <text:p>14.53</text:p>
          </table:table-cell>
          <table:table-cell table:formula="of:=0.76*(1-EXP(-10*([.D1449]-5.05))*(1+10*([.D14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84674" calcext:value-type="float">
            <text:p>14.58467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0]-[.$A$2]" office:value-type="float" office:value="14.535307" calcext:value-type="float">
            <text:p>14.54</text:p>
          </table:table-cell>
          <table:table-cell table:formula="of:=0.76*(1-EXP(-10*([.D1450]-5.05))*(1+10*([.D14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594692" calcext:value-type="float">
            <text:p>14.594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1]-[.$A$2]" office:value-type="float" office:value="14.545325" calcext:value-type="float">
            <text:p>14.55</text:p>
          </table:table-cell>
          <table:table-cell table:formula="of:=0.76*(1-EXP(-10*([.D1451]-5.05))*(1+10*([.D14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04672" calcext:value-type="float">
            <text:p>14.6046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2]-[.$A$2]" office:value-type="float" office:value="14.555305" calcext:value-type="float">
            <text:p>14.56</text:p>
          </table:table-cell>
          <table:table-cell table:formula="of:=0.76*(1-EXP(-10*([.D1452]-5.05))*(1+10*([.D14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14399" calcext:value-type="float">
            <text:p>14.6143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3]-[.$A$2]" office:value-type="float" office:value="14.565032" calcext:value-type="float">
            <text:p>14.57</text:p>
          </table:table-cell>
          <table:table-cell table:formula="of:=0.76*(1-EXP(-10*([.D1453]-5.05))*(1+10*([.D14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24534" calcext:value-type="float">
            <text:p>14.6245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4]-[.$A$2]" office:value-type="float" office:value="14.575167" calcext:value-type="float">
            <text:p>14.58</text:p>
          </table:table-cell>
          <table:table-cell table:formula="of:=0.76*(1-EXP(-10*([.D1454]-5.05))*(1+10*([.D14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34772" calcext:value-type="float">
            <text:p>14.6347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5]-[.$A$2]" office:value-type="float" office:value="14.585405" calcext:value-type="float">
            <text:p>14.59</text:p>
          </table:table-cell>
          <table:table-cell table:formula="of:=0.76*(1-EXP(-10*([.D1455]-5.05))*(1+10*([.D14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44481" calcext:value-type="float">
            <text:p>14.6444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6]-[.$A$2]" office:value-type="float" office:value="14.595114" calcext:value-type="float">
            <text:p>14.60</text:p>
          </table:table-cell>
          <table:table-cell table:formula="of:=0.76*(1-EXP(-10*([.D1456]-5.05))*(1+10*([.D14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54393" calcext:value-type="float">
            <text:p>14.65439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7]-[.$A$2]" office:value-type="float" office:value="14.605026" calcext:value-type="float">
            <text:p>14.61</text:p>
          </table:table-cell>
          <table:table-cell table:formula="of:=0.76*(1-EXP(-10*([.D1457]-5.05))*(1+10*([.D14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64575" calcext:value-type="float">
            <text:p>14.6645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8]-[.$A$2]" office:value-type="float" office:value="14.615208" calcext:value-type="float">
            <text:p>14.62</text:p>
          </table:table-cell>
          <table:table-cell table:formula="of:=0.76*(1-EXP(-10*([.D1458]-5.05))*(1+10*([.D14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74476" calcext:value-type="float">
            <text:p>14.67447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59]-[.$A$2]" office:value-type="float" office:value="14.625109" calcext:value-type="float">
            <text:p>14.63</text:p>
          </table:table-cell>
          <table:table-cell table:formula="of:=0.76*(1-EXP(-10*([.D1459]-5.05))*(1+10*([.D14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84531" calcext:value-type="float">
            <text:p>14.6845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0]-[.$A$2]" office:value-type="float" office:value="14.635164" calcext:value-type="float">
            <text:p>14.64</text:p>
          </table:table-cell>
          <table:table-cell table:formula="of:=0.76*(1-EXP(-10*([.D1460]-5.05))*(1+10*([.D14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694571" calcext:value-type="float">
            <text:p>14.6945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1]-[.$A$2]" office:value-type="float" office:value="14.645204" calcext:value-type="float">
            <text:p>14.65</text:p>
          </table:table-cell>
          <table:table-cell table:formula="of:=0.76*(1-EXP(-10*([.D1461]-5.05))*(1+10*([.D14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04838" calcext:value-type="float">
            <text:p>14.7048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2]-[.$A$2]" office:value-type="float" office:value="14.655471" calcext:value-type="float">
            <text:p>14.66</text:p>
          </table:table-cell>
          <table:table-cell table:formula="of:=0.76*(1-EXP(-10*([.D1462]-5.05))*(1+10*([.D14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14296" calcext:value-type="float">
            <text:p>14.7142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3]-[.$A$2]" office:value-type="float" office:value="14.664929" calcext:value-type="float">
            <text:p>14.66</text:p>
          </table:table-cell>
          <table:table-cell table:formula="of:=0.76*(1-EXP(-10*([.D1463]-5.05))*(1+10*([.D14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2448" calcext:value-type="float">
            <text:p>14.72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4]-[.$A$2]" office:value-type="float" office:value="14.675113" calcext:value-type="float">
            <text:p>14.68</text:p>
          </table:table-cell>
          <table:table-cell table:formula="of:=0.76*(1-EXP(-10*([.D1464]-5.05))*(1+10*([.D14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34661" calcext:value-type="float">
            <text:p>14.7346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5]-[.$A$2]" office:value-type="float" office:value="14.685294" calcext:value-type="float">
            <text:p>14.69</text:p>
          </table:table-cell>
          <table:table-cell table:formula="of:=0.76*(1-EXP(-10*([.D1465]-5.05))*(1+10*([.D14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44672" calcext:value-type="float">
            <text:p>14.74467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6]-[.$A$2]" office:value-type="float" office:value="14.695305" calcext:value-type="float">
            <text:p>14.70</text:p>
          </table:table-cell>
          <table:table-cell table:formula="of:=0.76*(1-EXP(-10*([.D1466]-5.05))*(1+10*([.D14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54278" calcext:value-type="float">
            <text:p>14.7542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7]-[.$A$2]" office:value-type="float" office:value="14.704911" calcext:value-type="float">
            <text:p>14.70</text:p>
          </table:table-cell>
          <table:table-cell table:formula="of:=0.76*(1-EXP(-10*([.D1467]-5.05))*(1+10*([.D14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64487" calcext:value-type="float">
            <text:p>14.7644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8]-[.$A$2]" office:value-type="float" office:value="14.71512" calcext:value-type="float">
            <text:p>14.72</text:p>
          </table:table-cell>
          <table:table-cell table:formula="of:=0.76*(1-EXP(-10*([.D1468]-5.05))*(1+10*([.D14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74362" calcext:value-type="float">
            <text:p>14.7743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69]-[.$A$2]" office:value-type="float" office:value="14.724995" calcext:value-type="float">
            <text:p>14.72</text:p>
          </table:table-cell>
          <table:table-cell table:formula="of:=0.76*(1-EXP(-10*([.D1469]-5.05))*(1+10*([.D14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84527" calcext:value-type="float">
            <text:p>14.7845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0]-[.$A$2]" office:value-type="float" office:value="14.73516" calcext:value-type="float">
            <text:p>14.74</text:p>
          </table:table-cell>
          <table:table-cell table:formula="of:=0.76*(1-EXP(-10*([.D1470]-5.05))*(1+10*([.D14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794652" calcext:value-type="float">
            <text:p>14.7946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1]-[.$A$2]" office:value-type="float" office:value="14.745285" calcext:value-type="float">
            <text:p>14.75</text:p>
          </table:table-cell>
          <table:table-cell table:formula="of:=0.76*(1-EXP(-10*([.D1471]-5.05))*(1+10*([.D14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04416" calcext:value-type="float">
            <text:p>14.8044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2]-[.$A$2]" office:value-type="float" office:value="14.755049" calcext:value-type="float">
            <text:p>14.76</text:p>
          </table:table-cell>
          <table:table-cell table:formula="of:=0.76*(1-EXP(-10*([.D1472]-5.05))*(1+10*([.D14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14186" calcext:value-type="float">
            <text:p>14.8141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3]-[.$A$2]" office:value-type="float" office:value="14.764819" calcext:value-type="float">
            <text:p>14.76</text:p>
          </table:table-cell>
          <table:table-cell table:formula="of:=0.76*(1-EXP(-10*([.D1473]-5.05))*(1+10*([.D14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24427" calcext:value-type="float">
            <text:p>14.8244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4]-[.$A$2]" office:value-type="float" office:value="14.77506" calcext:value-type="float">
            <text:p>14.78</text:p>
          </table:table-cell>
          <table:table-cell table:formula="of:=0.76*(1-EXP(-10*([.D1474]-5.05))*(1+10*([.D14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34643" calcext:value-type="float">
            <text:p>14.8346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5]-[.$A$2]" office:value-type="float" office:value="14.785276" calcext:value-type="float">
            <text:p>14.79</text:p>
          </table:table-cell>
          <table:table-cell table:formula="of:=0.76*(1-EXP(-10*([.D1475]-5.05))*(1+10*([.D14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4469" calcext:value-type="float">
            <text:p>14.844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6]-[.$A$2]" office:value-type="float" office:value="14.795323" calcext:value-type="float">
            <text:p>14.80</text:p>
          </table:table-cell>
          <table:table-cell table:formula="of:=0.76*(1-EXP(-10*([.D1476]-5.05))*(1+10*([.D14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54531" calcext:value-type="float">
            <text:p>14.8545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7]-[.$A$2]" office:value-type="float" office:value="14.805164" calcext:value-type="float">
            <text:p>14.81</text:p>
          </table:table-cell>
          <table:table-cell table:formula="of:=0.76*(1-EXP(-10*([.D1477]-5.05))*(1+10*([.D14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69457" calcext:value-type="float">
            <text:p>14.869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8]-[.$A$2]" office:value-type="float" office:value="14.82009" calcext:value-type="float">
            <text:p>14.82</text:p>
          </table:table-cell>
          <table:table-cell table:formula="of:=0.76*(1-EXP(-10*([.D1478]-5.05))*(1+10*([.D14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7968" calcext:value-type="float">
            <text:p>14.879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79]-[.$A$2]" office:value-type="float" office:value="14.830313" calcext:value-type="float">
            <text:p>14.83</text:p>
          </table:table-cell>
          <table:table-cell table:formula="of:=0.76*(1-EXP(-10*([.D1479]-5.05))*(1+10*([.D14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89651" calcext:value-type="float">
            <text:p>14.8896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0]-[.$A$2]" office:value-type="float" office:value="14.840284" calcext:value-type="float">
            <text:p>14.84</text:p>
          </table:table-cell>
          <table:table-cell table:formula="of:=0.76*(1-EXP(-10*([.D1480]-5.05))*(1+10*([.D14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899731" calcext:value-type="float">
            <text:p>14.89973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1]-[.$A$2]" office:value-type="float" office:value="14.850364" calcext:value-type="float">
            <text:p>14.85</text:p>
          </table:table-cell>
          <table:table-cell table:formula="of:=0.76*(1-EXP(-10*([.D1481]-5.05))*(1+10*([.D14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09241" calcext:value-type="float">
            <text:p>14.9092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2]-[.$A$2]" office:value-type="float" office:value="14.859874" calcext:value-type="float">
            <text:p>14.86</text:p>
          </table:table-cell>
          <table:table-cell table:formula="of:=0.76*(1-EXP(-10*([.D1482]-5.05))*(1+10*([.D14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19187" calcext:value-type="float">
            <text:p>14.9191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3]-[.$A$2]" office:value-type="float" office:value="14.86982" calcext:value-type="float">
            <text:p>14.87</text:p>
          </table:table-cell>
          <table:table-cell table:formula="of:=0.76*(1-EXP(-10*([.D1483]-5.05))*(1+10*([.D14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29322" calcext:value-type="float">
            <text:p>14.9293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4]-[.$A$2]" office:value-type="float" office:value="14.879955" calcext:value-type="float">
            <text:p>14.88</text:p>
          </table:table-cell>
          <table:table-cell table:formula="of:=0.76*(1-EXP(-10*([.D1484]-5.05))*(1+10*([.D14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34438" calcext:value-type="float">
            <text:p>14.9344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5]-[.$A$2]" office:value-type="float" office:value="14.885071" calcext:value-type="float">
            <text:p>14.89</text:p>
          </table:table-cell>
          <table:table-cell table:formula="of:=0.76*(1-EXP(-10*([.D1485]-5.05))*(1+10*([.D14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4943" calcext:value-type="float">
            <text:p>14.9494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6]-[.$A$2]" office:value-type="float" office:value="14.900063" calcext:value-type="float">
            <text:p>14.90</text:p>
          </table:table-cell>
          <table:table-cell table:formula="of:=0.76*(1-EXP(-10*([.D1486]-5.05))*(1+10*([.D14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59337" calcext:value-type="float">
            <text:p>14.9593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7]-[.$A$2]" office:value-type="float" office:value="14.90997" calcext:value-type="float">
            <text:p>14.91</text:p>
          </table:table-cell>
          <table:table-cell table:formula="of:=0.76*(1-EXP(-10*([.D1487]-5.05))*(1+10*([.D14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69184" calcext:value-type="float">
            <text:p>14.9691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8]-[.$A$2]" office:value-type="float" office:value="14.919817" calcext:value-type="float">
            <text:p>14.92</text:p>
          </table:table-cell>
          <table:table-cell table:formula="of:=0.76*(1-EXP(-10*([.D1488]-5.05))*(1+10*([.D14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74269" calcext:value-type="float">
            <text:p>14.9742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89]-[.$A$2]" office:value-type="float" office:value="14.924902" calcext:value-type="float">
            <text:p>14.92</text:p>
          </table:table-cell>
          <table:table-cell table:formula="of:=0.76*(1-EXP(-10*([.D1489]-5.05))*(1+10*([.D14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89428" calcext:value-type="float">
            <text:p>14.9894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0]-[.$A$2]" office:value-type="float" office:value="14.940061" calcext:value-type="float">
            <text:p>14.94</text:p>
          </table:table-cell>
          <table:table-cell table:formula="of:=0.76*(1-EXP(-10*([.D1490]-5.05))*(1+10*([.D14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4.999207" calcext:value-type="float">
            <text:p>14.9992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1]-[.$A$2]" office:value-type="float" office:value="14.94984" calcext:value-type="float">
            <text:p>14.95</text:p>
          </table:table-cell>
          <table:table-cell table:formula="of:=0.76*(1-EXP(-10*([.D1491]-5.05))*(1+10*([.D14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09263" calcext:value-type="float">
            <text:p>15.0092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2]-[.$A$2]" office:value-type="float" office:value="14.959896" calcext:value-type="float">
            <text:p>14.96</text:p>
          </table:table-cell>
          <table:table-cell table:formula="of:=0.76*(1-EXP(-10*([.D1492]-5.05))*(1+10*([.D14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19417" calcext:value-type="float">
            <text:p>15.0194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3]-[.$A$2]" office:value-type="float" office:value="14.97005" calcext:value-type="float">
            <text:p>14.97</text:p>
          </table:table-cell>
          <table:table-cell table:formula="of:=0.76*(1-EXP(-10*([.D1493]-5.05))*(1+10*([.D14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29517" calcext:value-type="float">
            <text:p>15.0295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4]-[.$A$2]" office:value-type="float" office:value="14.98015" calcext:value-type="float">
            <text:p>14.98</text:p>
          </table:table-cell>
          <table:table-cell table:formula="of:=0.76*(1-EXP(-10*([.D1494]-5.05))*(1+10*([.D14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39491" calcext:value-type="float">
            <text:p>15.0394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5]-[.$A$2]" office:value-type="float" office:value="14.990124" calcext:value-type="float">
            <text:p>14.99</text:p>
          </table:table-cell>
          <table:table-cell table:formula="of:=0.76*(1-EXP(-10*([.D1495]-5.05))*(1+10*([.D14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49534" calcext:value-type="float">
            <text:p>15.0495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6]-[.$A$2]" office:value-type="float" office:value="15.000167" calcext:value-type="float">
            <text:p>15.00</text:p>
          </table:table-cell>
          <table:table-cell table:formula="of:=0.76*(1-EXP(-10*([.D1496]-5.05))*(1+10*([.D14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59607" calcext:value-type="float">
            <text:p>15.0596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7]-[.$A$2]" office:value-type="float" office:value="15.01024" calcext:value-type="float">
            <text:p>15.01</text:p>
          </table:table-cell>
          <table:table-cell table:formula="of:=0.76*(1-EXP(-10*([.D1497]-5.05))*(1+10*([.D14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69271" calcext:value-type="float">
            <text:p>15.0692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8]-[.$A$2]" office:value-type="float" office:value="15.019904" calcext:value-type="float">
            <text:p>15.02</text:p>
          </table:table-cell>
          <table:table-cell table:formula="of:=0.76*(1-EXP(-10*([.D1498]-5.05))*(1+10*([.D14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7973" calcext:value-type="float">
            <text:p>15.079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499]-[.$A$2]" office:value-type="float" office:value="15.030363" calcext:value-type="float">
            <text:p>15.03</text:p>
          </table:table-cell>
          <table:table-cell table:formula="of:=0.76*(1-EXP(-10*([.D1499]-5.05))*(1+10*([.D14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89528" calcext:value-type="float">
            <text:p>15.0895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0]-[.$A$2]" office:value-type="float" office:value="15.040161" calcext:value-type="float">
            <text:p>15.04</text:p>
          </table:table-cell>
          <table:table-cell table:formula="of:=0.76*(1-EXP(-10*([.D1500]-5.05))*(1+10*([.D15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099499" calcext:value-type="float">
            <text:p>15.0994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1]-[.$A$2]" office:value-type="float" office:value="15.050132" calcext:value-type="float">
            <text:p>15.05</text:p>
          </table:table-cell>
          <table:table-cell table:formula="of:=0.76*(1-EXP(-10*([.D1501]-5.05))*(1+10*([.D15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092" calcext:value-type="float">
            <text:p>15.10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2]-[.$A$2]" office:value-type="float" office:value="15.059833" calcext:value-type="float">
            <text:p>15.06</text:p>
          </table:table-cell>
          <table:table-cell table:formula="of:=0.76*(1-EXP(-10*([.D1502]-5.05))*(1+10*([.D15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19241" calcext:value-type="float">
            <text:p>15.1192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3]-[.$A$2]" office:value-type="float" office:value="15.069874" calcext:value-type="float">
            <text:p>15.07</text:p>
          </table:table-cell>
          <table:table-cell table:formula="of:=0.76*(1-EXP(-10*([.D1503]-5.05))*(1+10*([.D15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29236" calcext:value-type="float">
            <text:p>15.1292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4]-[.$A$2]" office:value-type="float" office:value="15.079869" calcext:value-type="float">
            <text:p>15.08</text:p>
          </table:table-cell>
          <table:table-cell table:formula="of:=0.76*(1-EXP(-10*([.D1504]-5.05))*(1+10*([.D15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39315" calcext:value-type="float">
            <text:p>15.1393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5]-[.$A$2]" office:value-type="float" office:value="15.089948" calcext:value-type="float">
            <text:p>15.09</text:p>
          </table:table-cell>
          <table:table-cell table:formula="of:=0.76*(1-EXP(-10*([.D1505]-5.05))*(1+10*([.D15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49153" calcext:value-type="float">
            <text:p>15.1491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6]-[.$A$2]" office:value-type="float" office:value="15.099786" calcext:value-type="float">
            <text:p>15.10</text:p>
          </table:table-cell>
          <table:table-cell table:formula="of:=0.76*(1-EXP(-10*([.D1506]-5.05))*(1+10*([.D15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59186" calcext:value-type="float">
            <text:p>15.1591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7]-[.$A$2]" office:value-type="float" office:value="15.109819" calcext:value-type="float">
            <text:p>15.11</text:p>
          </table:table-cell>
          <table:table-cell table:formula="of:=0.76*(1-EXP(-10*([.D1507]-5.05))*(1+10*([.D15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69371" calcext:value-type="float">
            <text:p>15.1693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8]-[.$A$2]" office:value-type="float" office:value="15.120004" calcext:value-type="float">
            <text:p>15.12</text:p>
          </table:table-cell>
          <table:table-cell table:formula="of:=0.76*(1-EXP(-10*([.D1508]-5.05))*(1+10*([.D15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79433" calcext:value-type="float">
            <text:p>15.1794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09]-[.$A$2]" office:value-type="float" office:value="15.130066" calcext:value-type="float">
            <text:p>15.13</text:p>
          </table:table-cell>
          <table:table-cell table:formula="of:=0.76*(1-EXP(-10*([.D1509]-5.05))*(1+10*([.D15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89446" calcext:value-type="float">
            <text:p>15.1894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0]-[.$A$2]" office:value-type="float" office:value="15.140079" calcext:value-type="float">
            <text:p>15.14</text:p>
          </table:table-cell>
          <table:table-cell table:formula="of:=0.76*(1-EXP(-10*([.D1510]-5.05))*(1+10*([.D15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19953" calcext:value-type="float">
            <text:p>15.199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1]-[.$A$2]" office:value-type="float" office:value="15.150163" calcext:value-type="float">
            <text:p>15.15</text:p>
          </table:table-cell>
          <table:table-cell table:formula="of:=0.76*(1-EXP(-10*([.D1511]-5.05))*(1+10*([.D15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09487" calcext:value-type="float">
            <text:p>15.2094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2]-[.$A$2]" office:value-type="float" office:value="15.16012" calcext:value-type="float">
            <text:p>15.16</text:p>
          </table:table-cell>
          <table:table-cell table:formula="of:=0.76*(1-EXP(-10*([.D1512]-5.05))*(1+10*([.D15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19599" calcext:value-type="float">
            <text:p>15.2195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3]-[.$A$2]" office:value-type="float" office:value="15.170232" calcext:value-type="float">
            <text:p>15.17</text:p>
          </table:table-cell>
          <table:table-cell table:formula="of:=0.76*(1-EXP(-10*([.D1513]-5.05))*(1+10*([.D15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29323" calcext:value-type="float">
            <text:p>15.2293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4]-[.$A$2]" office:value-type="float" office:value="15.179956" calcext:value-type="float">
            <text:p>15.18</text:p>
          </table:table-cell>
          <table:table-cell table:formula="of:=0.76*(1-EXP(-10*([.D1514]-5.05))*(1+10*([.D15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39859" calcext:value-type="float">
            <text:p>15.2398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5]-[.$A$2]" office:value-type="float" office:value="15.190492" calcext:value-type="float">
            <text:p>15.19</text:p>
          </table:table-cell>
          <table:table-cell table:formula="of:=0.76*(1-EXP(-10*([.D1515]-5.05))*(1+10*([.D15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496" calcext:value-type="float">
            <text:p>15.24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6]-[.$A$2]" office:value-type="float" office:value="15.200233" calcext:value-type="float">
            <text:p>15.20</text:p>
          </table:table-cell>
          <table:table-cell table:formula="of:=0.76*(1-EXP(-10*([.D1516]-5.05))*(1+10*([.D15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59338" calcext:value-type="float">
            <text:p>15.2593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7]-[.$A$2]" office:value-type="float" office:value="15.209971" calcext:value-type="float">
            <text:p>15.21</text:p>
          </table:table-cell>
          <table:table-cell table:formula="of:=0.76*(1-EXP(-10*([.D1517]-5.05))*(1+10*([.D15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69312" calcext:value-type="float">
            <text:p>15.2693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8]-[.$A$2]" office:value-type="float" office:value="15.219945" calcext:value-type="float">
            <text:p>15.22</text:p>
          </table:table-cell>
          <table:table-cell table:formula="of:=0.76*(1-EXP(-10*([.D1518]-5.05))*(1+10*([.D15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798" calcext:value-type="float">
            <text:p>15.27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19]-[.$A$2]" office:value-type="float" office:value="15.230433" calcext:value-type="float">
            <text:p>15.23</text:p>
          </table:table-cell>
          <table:table-cell table:formula="of:=0.76*(1-EXP(-10*([.D1519]-5.05))*(1+10*([.D15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89618" calcext:value-type="float">
            <text:p>15.2896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0]-[.$A$2]" office:value-type="float" office:value="15.240251" calcext:value-type="float">
            <text:p>15.24</text:p>
          </table:table-cell>
          <table:table-cell table:formula="of:=0.76*(1-EXP(-10*([.D1520]-5.05))*(1+10*([.D15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299524" calcext:value-type="float">
            <text:p>15.2995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1]-[.$A$2]" office:value-type="float" office:value="15.250157" calcext:value-type="float">
            <text:p>15.25</text:p>
          </table:table-cell>
          <table:table-cell table:formula="of:=0.76*(1-EXP(-10*([.D1521]-5.05))*(1+10*([.D15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09545" calcext:value-type="float">
            <text:p>15.3095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2]-[.$A$2]" office:value-type="float" office:value="15.260178" calcext:value-type="float">
            <text:p>15.26</text:p>
          </table:table-cell>
          <table:table-cell table:formula="of:=0.76*(1-EXP(-10*([.D1522]-5.05))*(1+10*([.D15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19328" calcext:value-type="float">
            <text:p>15.3193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3]-[.$A$2]" office:value-type="float" office:value="15.269961" calcext:value-type="float">
            <text:p>15.27</text:p>
          </table:table-cell>
          <table:table-cell table:formula="of:=0.76*(1-EXP(-10*([.D1523]-5.05))*(1+10*([.D15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29382" calcext:value-type="float">
            <text:p>15.3293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4]-[.$A$2]" office:value-type="float" office:value="15.280015" calcext:value-type="float">
            <text:p>15.28</text:p>
          </table:table-cell>
          <table:table-cell table:formula="of:=0.76*(1-EXP(-10*([.D1524]-5.05))*(1+10*([.D15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39511" calcext:value-type="float">
            <text:p>15.3395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5]-[.$A$2]" office:value-type="float" office:value="15.290144" calcext:value-type="float">
            <text:p>15.29</text:p>
          </table:table-cell>
          <table:table-cell table:formula="of:=0.76*(1-EXP(-10*([.D1525]-5.05))*(1+10*([.D15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49618" calcext:value-type="float">
            <text:p>15.3496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6]-[.$A$2]" office:value-type="float" office:value="15.300251" calcext:value-type="float">
            <text:p>15.30</text:p>
          </table:table-cell>
          <table:table-cell table:formula="of:=0.76*(1-EXP(-10*([.D1526]-5.05))*(1+10*([.D15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59262" calcext:value-type="float">
            <text:p>15.3592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7]-[.$A$2]" office:value-type="float" office:value="15.309895" calcext:value-type="float">
            <text:p>15.31</text:p>
          </table:table-cell>
          <table:table-cell table:formula="of:=0.76*(1-EXP(-10*([.D1527]-5.05))*(1+10*([.D15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69408" calcext:value-type="float">
            <text:p>15.3694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8]-[.$A$2]" office:value-type="float" office:value="15.320041" calcext:value-type="float">
            <text:p>15.32</text:p>
          </table:table-cell>
          <table:table-cell table:formula="of:=0.76*(1-EXP(-10*([.D1528]-5.05))*(1+10*([.D15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79768" calcext:value-type="float">
            <text:p>15.3797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29]-[.$A$2]" office:value-type="float" office:value="15.330401" calcext:value-type="float">
            <text:p>15.33</text:p>
          </table:table-cell>
          <table:table-cell table:formula="of:=0.76*(1-EXP(-10*([.D1529]-5.05))*(1+10*([.D15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89515" calcext:value-type="float">
            <text:p>15.3895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0]-[.$A$2]" office:value-type="float" office:value="15.340148" calcext:value-type="float">
            <text:p>15.34</text:p>
          </table:table-cell>
          <table:table-cell table:formula="of:=0.76*(1-EXP(-10*([.D1530]-5.05))*(1+10*([.D15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399645" calcext:value-type="float">
            <text:p>15.3996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1]-[.$A$2]" office:value-type="float" office:value="15.350278" calcext:value-type="float">
            <text:p>15.35</text:p>
          </table:table-cell>
          <table:table-cell table:formula="of:=0.76*(1-EXP(-10*([.D1531]-5.05))*(1+10*([.D15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09629" calcext:value-type="float">
            <text:p>15.4096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2]-[.$A$2]" office:value-type="float" office:value="15.360262" calcext:value-type="float">
            <text:p>15.36</text:p>
          </table:table-cell>
          <table:table-cell table:formula="of:=0.76*(1-EXP(-10*([.D1532]-5.05))*(1+10*([.D15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19389" calcext:value-type="float">
            <text:p>15.4193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3]-[.$A$2]" office:value-type="float" office:value="15.370022" calcext:value-type="float">
            <text:p>15.37</text:p>
          </table:table-cell>
          <table:table-cell table:formula="of:=0.76*(1-EXP(-10*([.D1533]-5.05))*(1+10*([.D15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29398" calcext:value-type="float">
            <text:p>15.4293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4]-[.$A$2]" office:value-type="float" office:value="15.380031" calcext:value-type="float">
            <text:p>15.38</text:p>
          </table:table-cell>
          <table:table-cell table:formula="of:=0.76*(1-EXP(-10*([.D1534]-5.05))*(1+10*([.D15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39607" calcext:value-type="float">
            <text:p>15.4396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5]-[.$A$2]" office:value-type="float" office:value="15.39024" calcext:value-type="float">
            <text:p>15.39</text:p>
          </table:table-cell>
          <table:table-cell table:formula="of:=0.76*(1-EXP(-10*([.D1535]-5.05))*(1+10*([.D15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49512" calcext:value-type="float">
            <text:p>15.4495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6]-[.$A$2]" office:value-type="float" office:value="15.400145" calcext:value-type="float">
            <text:p>15.40</text:p>
          </table:table-cell>
          <table:table-cell table:formula="of:=0.76*(1-EXP(-10*([.D1536]-5.05))*(1+10*([.D15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59178" calcext:value-type="float">
            <text:p>15.4591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7]-[.$A$2]" office:value-type="float" office:value="15.409811" calcext:value-type="float">
            <text:p>15.41</text:p>
          </table:table-cell>
          <table:table-cell table:formula="of:=0.76*(1-EXP(-10*([.D1537]-5.05))*(1+10*([.D15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69505" calcext:value-type="float">
            <text:p>15.4695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8]-[.$A$2]" office:value-type="float" office:value="15.420138" calcext:value-type="float">
            <text:p>15.42</text:p>
          </table:table-cell>
          <table:table-cell table:formula="of:=0.76*(1-EXP(-10*([.D1538]-5.05))*(1+10*([.D15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79762" calcext:value-type="float">
            <text:p>15.4797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39]-[.$A$2]" office:value-type="float" office:value="15.430395" calcext:value-type="float">
            <text:p>15.43</text:p>
          </table:table-cell>
          <table:table-cell table:formula="of:=0.76*(1-EXP(-10*([.D1539]-5.05))*(1+10*([.D15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89592" calcext:value-type="float">
            <text:p>15.4895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0]-[.$A$2]" office:value-type="float" office:value="15.440225" calcext:value-type="float">
            <text:p>15.44</text:p>
          </table:table-cell>
          <table:table-cell table:formula="of:=0.76*(1-EXP(-10*([.D1540]-5.05))*(1+10*([.D15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499402" calcext:value-type="float">
            <text:p>15.4994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1]-[.$A$2]" office:value-type="float" office:value="15.450035" calcext:value-type="float">
            <text:p>15.45</text:p>
          </table:table-cell>
          <table:table-cell table:formula="of:=0.76*(1-EXP(-10*([.D1541]-5.05))*(1+10*([.D15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09451" calcext:value-type="float">
            <text:p>15.5094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2]-[.$A$2]" office:value-type="float" office:value="15.460084" calcext:value-type="float">
            <text:p>15.46</text:p>
          </table:table-cell>
          <table:table-cell table:formula="of:=0.76*(1-EXP(-10*([.D1542]-5.05))*(1+10*([.D15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1914" calcext:value-type="float">
            <text:p>15.5191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3]-[.$A$2]" office:value-type="float" office:value="15.469773" calcext:value-type="float">
            <text:p>15.47</text:p>
          </table:table-cell>
          <table:table-cell table:formula="of:=0.76*(1-EXP(-10*([.D1543]-5.05))*(1+10*([.D15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29321" calcext:value-type="float">
            <text:p>15.5293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4]-[.$A$2]" office:value-type="float" office:value="15.479954" calcext:value-type="float">
            <text:p>15.48</text:p>
          </table:table-cell>
          <table:table-cell table:formula="of:=0.76*(1-EXP(-10*([.D1544]-5.05))*(1+10*([.D15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39627" calcext:value-type="float">
            <text:p>15.5396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5]-[.$A$2]" office:value-type="float" office:value="15.49026" calcext:value-type="float">
            <text:p>15.49</text:p>
          </table:table-cell>
          <table:table-cell table:formula="of:=0.76*(1-EXP(-10*([.D1545]-5.05))*(1+10*([.D15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49539" calcext:value-type="float">
            <text:p>15.5495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6]-[.$A$2]" office:value-type="float" office:value="15.500172" calcext:value-type="float">
            <text:p>15.50</text:p>
          </table:table-cell>
          <table:table-cell table:formula="of:=0.76*(1-EXP(-10*([.D1546]-5.05))*(1+10*([.D15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59308" calcext:value-type="float">
            <text:p>15.5593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7]-[.$A$2]" office:value-type="float" office:value="15.509941" calcext:value-type="float">
            <text:p>15.51</text:p>
          </table:table-cell>
          <table:table-cell table:formula="of:=0.76*(1-EXP(-10*([.D1547]-5.05))*(1+10*([.D15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69422" calcext:value-type="float">
            <text:p>15.5694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8]-[.$A$2]" office:value-type="float" office:value="15.520055" calcext:value-type="float">
            <text:p>15.52</text:p>
          </table:table-cell>
          <table:table-cell table:formula="of:=0.76*(1-EXP(-10*([.D1548]-5.05))*(1+10*([.D15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79537" calcext:value-type="float">
            <text:p>15.5795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49]-[.$A$2]" office:value-type="float" office:value="15.53017" calcext:value-type="float">
            <text:p>15.53</text:p>
          </table:table-cell>
          <table:table-cell table:formula="of:=0.76*(1-EXP(-10*([.D1549]-5.05))*(1+10*([.D15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89508" calcext:value-type="float">
            <text:p>15.5895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0]-[.$A$2]" office:value-type="float" office:value="15.540141" calcext:value-type="float">
            <text:p>15.54</text:p>
          </table:table-cell>
          <table:table-cell table:formula="of:=0.76*(1-EXP(-10*([.D1550]-5.05))*(1+10*([.D15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599541" calcext:value-type="float">
            <text:p>15.59954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1]-[.$A$2]" office:value-type="float" office:value="15.550174" calcext:value-type="float">
            <text:p>15.55</text:p>
          </table:table-cell>
          <table:table-cell table:formula="of:=0.76*(1-EXP(-10*([.D1551]-5.05))*(1+10*([.D15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09508" calcext:value-type="float">
            <text:p>15.6095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2]-[.$A$2]" office:value-type="float" office:value="15.560141" calcext:value-type="float">
            <text:p>15.56</text:p>
          </table:table-cell>
          <table:table-cell table:formula="of:=0.76*(1-EXP(-10*([.D1552]-5.05))*(1+10*([.D15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19577" calcext:value-type="float">
            <text:p>15.6195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3]-[.$A$2]" office:value-type="float" office:value="15.57021" calcext:value-type="float">
            <text:p>15.57</text:p>
          </table:table-cell>
          <table:table-cell table:formula="of:=0.76*(1-EXP(-10*([.D1553]-5.05))*(1+10*([.D15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29422" calcext:value-type="float">
            <text:p>15.6294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4]-[.$A$2]" office:value-type="float" office:value="15.580055" calcext:value-type="float">
            <text:p>15.58</text:p>
          </table:table-cell>
          <table:table-cell table:formula="of:=0.76*(1-EXP(-10*([.D1554]-5.05))*(1+10*([.D15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39436" calcext:value-type="float">
            <text:p>15.6394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5]-[.$A$2]" office:value-type="float" office:value="15.590069" calcext:value-type="float">
            <text:p>15.59</text:p>
          </table:table-cell>
          <table:table-cell table:formula="of:=0.76*(1-EXP(-10*([.D1555]-5.05))*(1+10*([.D15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49322" calcext:value-type="float">
            <text:p>15.6493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6]-[.$A$2]" office:value-type="float" office:value="15.599955" calcext:value-type="float">
            <text:p>15.60</text:p>
          </table:table-cell>
          <table:table-cell table:formula="of:=0.76*(1-EXP(-10*([.D1556]-5.05))*(1+10*([.D15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59394" calcext:value-type="float">
            <text:p>15.6593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7]-[.$A$2]" office:value-type="float" office:value="15.610027" calcext:value-type="float">
            <text:p>15.61</text:p>
          </table:table-cell>
          <table:table-cell table:formula="of:=0.76*(1-EXP(-10*([.D1557]-5.05))*(1+10*([.D15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69139" calcext:value-type="float">
            <text:p>15.6691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8]-[.$A$2]" office:value-type="float" office:value="15.619772" calcext:value-type="float">
            <text:p>15.62</text:p>
          </table:table-cell>
          <table:table-cell table:formula="of:=0.76*(1-EXP(-10*([.D1558]-5.05))*(1+10*([.D15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79734" calcext:value-type="float">
            <text:p>15.6797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59]-[.$A$2]" office:value-type="float" office:value="15.630367" calcext:value-type="float">
            <text:p>15.63</text:p>
          </table:table-cell>
          <table:table-cell table:formula="of:=0.76*(1-EXP(-10*([.D1559]-5.05))*(1+10*([.D15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89657" calcext:value-type="float">
            <text:p>15.6896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0]-[.$A$2]" office:value-type="float" office:value="15.64029" calcext:value-type="float">
            <text:p>15.64</text:p>
          </table:table-cell>
          <table:table-cell table:formula="of:=0.76*(1-EXP(-10*([.D1560]-5.05))*(1+10*([.D15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69967" calcext:value-type="float">
            <text:p>15.6996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1]-[.$A$2]" office:value-type="float" office:value="15.650303" calcext:value-type="float">
            <text:p>15.65</text:p>
          </table:table-cell>
          <table:table-cell table:formula="of:=0.76*(1-EXP(-10*([.D1561]-5.05))*(1+10*([.D15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09639" calcext:value-type="float">
            <text:p>15.709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2]-[.$A$2]" office:value-type="float" office:value="15.660272" calcext:value-type="float">
            <text:p>15.66</text:p>
          </table:table-cell>
          <table:table-cell table:formula="of:=0.76*(1-EXP(-10*([.D1562]-5.05))*(1+10*([.D15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19821" calcext:value-type="float">
            <text:p>15.71982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3]-[.$A$2]" office:value-type="float" office:value="15.670454" calcext:value-type="float">
            <text:p>15.67</text:p>
          </table:table-cell>
          <table:table-cell table:formula="of:=0.76*(1-EXP(-10*([.D1563]-5.05))*(1+10*([.D15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29391" calcext:value-type="float">
            <text:p>15.7293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4]-[.$A$2]" office:value-type="float" office:value="15.680024" calcext:value-type="float">
            <text:p>15.68</text:p>
          </table:table-cell>
          <table:table-cell table:formula="of:=0.76*(1-EXP(-10*([.D1564]-5.05))*(1+10*([.D15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3927" calcext:value-type="float">
            <text:p>15.7392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5]-[.$A$2]" office:value-type="float" office:value="15.689903" calcext:value-type="float">
            <text:p>15.69</text:p>
          </table:table-cell>
          <table:table-cell table:formula="of:=0.76*(1-EXP(-10*([.D1565]-5.05))*(1+10*([.D15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49534" calcext:value-type="float">
            <text:p>15.74953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6]-[.$A$2]" office:value-type="float" office:value="15.700167" calcext:value-type="float">
            <text:p>15.70</text:p>
          </table:table-cell>
          <table:table-cell table:formula="of:=0.76*(1-EXP(-10*([.D1566]-5.05))*(1+10*([.D15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59865" calcext:value-type="float">
            <text:p>15.7598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7]-[.$A$2]" office:value-type="float" office:value="15.710498" calcext:value-type="float">
            <text:p>15.71</text:p>
          </table:table-cell>
          <table:table-cell table:formula="of:=0.76*(1-EXP(-10*([.D1567]-5.05))*(1+10*([.D15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69595" calcext:value-type="float">
            <text:p>15.76959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8]-[.$A$2]" office:value-type="float" office:value="15.720228" calcext:value-type="float">
            <text:p>15.72</text:p>
          </table:table-cell>
          <table:table-cell table:formula="of:=0.76*(1-EXP(-10*([.D1568]-5.05))*(1+10*([.D15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79697" calcext:value-type="float">
            <text:p>15.7796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69]-[.$A$2]" office:value-type="float" office:value="15.73033" calcext:value-type="float">
            <text:p>15.73</text:p>
          </table:table-cell>
          <table:table-cell table:formula="of:=0.76*(1-EXP(-10*([.D1569]-5.05))*(1+10*([.D15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89718" calcext:value-type="float">
            <text:p>15.7897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0]-[.$A$2]" office:value-type="float" office:value="15.740351" calcext:value-type="float">
            <text:p>15.74</text:p>
          </table:table-cell>
          <table:table-cell table:formula="of:=0.76*(1-EXP(-10*([.D1570]-5.05))*(1+10*([.D15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799695" calcext:value-type="float">
            <text:p>15.79969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1]-[.$A$2]" office:value-type="float" office:value="15.750328" calcext:value-type="float">
            <text:p>15.75</text:p>
          </table:table-cell>
          <table:table-cell table:formula="of:=0.76*(1-EXP(-10*([.D1571]-5.05))*(1+10*([.D15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09722" calcext:value-type="float">
            <text:p>15.8097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2]-[.$A$2]" office:value-type="float" office:value="15.760355" calcext:value-type="float">
            <text:p>15.76</text:p>
          </table:table-cell>
          <table:table-cell table:formula="of:=0.76*(1-EXP(-10*([.D1572]-5.05))*(1+10*([.D15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1979" calcext:value-type="float">
            <text:p>15.8197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3]-[.$A$2]" office:value-type="float" office:value="15.770423" calcext:value-type="float">
            <text:p>15.77</text:p>
          </table:table-cell>
          <table:table-cell table:formula="of:=0.76*(1-EXP(-10*([.D1573]-5.05))*(1+10*([.D15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29758" calcext:value-type="float">
            <text:p>15.8297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4]-[.$A$2]" office:value-type="float" office:value="15.780391" calcext:value-type="float">
            <text:p>15.78</text:p>
          </table:table-cell>
          <table:table-cell table:formula="of:=0.76*(1-EXP(-10*([.D1574]-5.05))*(1+10*([.D15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39847" calcext:value-type="float">
            <text:p>15.8398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5]-[.$A$2]" office:value-type="float" office:value="15.79048" calcext:value-type="float">
            <text:p>15.79</text:p>
          </table:table-cell>
          <table:table-cell table:formula="of:=0.76*(1-EXP(-10*([.D1575]-5.05))*(1+10*([.D15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49749" calcext:value-type="float">
            <text:p>15.8497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6]-[.$A$2]" office:value-type="float" office:value="15.800382" calcext:value-type="float">
            <text:p>15.80</text:p>
          </table:table-cell>
          <table:table-cell table:formula="of:=0.76*(1-EXP(-10*([.D1576]-5.05))*(1+10*([.D15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59864" calcext:value-type="float">
            <text:p>15.8598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7]-[.$A$2]" office:value-type="float" office:value="15.810497" calcext:value-type="float">
            <text:p>15.81</text:p>
          </table:table-cell>
          <table:table-cell table:formula="of:=0.76*(1-EXP(-10*([.D1577]-5.05))*(1+10*([.D15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69699" calcext:value-type="float">
            <text:p>15.86969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8]-[.$A$2]" office:value-type="float" office:value="15.820332" calcext:value-type="float">
            <text:p>15.82</text:p>
          </table:table-cell>
          <table:table-cell table:formula="of:=0.76*(1-EXP(-10*([.D1578]-5.05))*(1+10*([.D15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79833" calcext:value-type="float">
            <text:p>15.8798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79]-[.$A$2]" office:value-type="float" office:value="15.830466" calcext:value-type="float">
            <text:p>15.83</text:p>
          </table:table-cell>
          <table:table-cell table:formula="of:=0.76*(1-EXP(-10*([.D1579]-5.05))*(1+10*([.D15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89492" calcext:value-type="float">
            <text:p>15.8894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0]-[.$A$2]" office:value-type="float" office:value="15.840125" calcext:value-type="float">
            <text:p>15.84</text:p>
          </table:table-cell>
          <table:table-cell table:formula="of:=0.76*(1-EXP(-10*([.D1580]-5.05))*(1+10*([.D15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899695" calcext:value-type="float">
            <text:p>15.89969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1]-[.$A$2]" office:value-type="float" office:value="15.850328" calcext:value-type="float">
            <text:p>15.85</text:p>
          </table:table-cell>
          <table:table-cell table:formula="of:=0.76*(1-EXP(-10*([.D1581]-5.05))*(1+10*([.D15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09761" calcext:value-type="float">
            <text:p>15.9097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2]-[.$A$2]" office:value-type="float" office:value="15.860394" calcext:value-type="float">
            <text:p>15.86</text:p>
          </table:table-cell>
          <table:table-cell table:formula="of:=0.76*(1-EXP(-10*([.D1582]-5.05))*(1+10*([.D15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19761" calcext:value-type="float">
            <text:p>15.9197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3]-[.$A$2]" office:value-type="float" office:value="15.870394" calcext:value-type="float">
            <text:p>15.87</text:p>
          </table:table-cell>
          <table:table-cell table:formula="of:=0.76*(1-EXP(-10*([.D1583]-5.05))*(1+10*([.D15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29628" calcext:value-type="float">
            <text:p>15.92962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4]-[.$A$2]" office:value-type="float" office:value="15.880261" calcext:value-type="float">
            <text:p>15.88</text:p>
          </table:table-cell>
          <table:table-cell table:formula="of:=0.76*(1-EXP(-10*([.D1584]-5.05))*(1+10*([.D15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39692" calcext:value-type="float">
            <text:p>15.9396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5]-[.$A$2]" office:value-type="float" office:value="15.890325" calcext:value-type="float">
            <text:p>15.89</text:p>
          </table:table-cell>
          <table:table-cell table:formula="of:=0.76*(1-EXP(-10*([.D1585]-5.05))*(1+10*([.D15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49561" calcext:value-type="float">
            <text:p>15.9495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6]-[.$A$2]" office:value-type="float" office:value="15.900194" calcext:value-type="float">
            <text:p>15.90</text:p>
          </table:table-cell>
          <table:table-cell table:formula="of:=0.76*(1-EXP(-10*([.D1586]-5.05))*(1+10*([.D15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59718" calcext:value-type="float">
            <text:p>15.95971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7]-[.$A$2]" office:value-type="float" office:value="15.910351" calcext:value-type="float">
            <text:p>15.91</text:p>
          </table:table-cell>
          <table:table-cell table:formula="of:=0.76*(1-EXP(-10*([.D1587]-5.05))*(1+10*([.D15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69419" calcext:value-type="float">
            <text:p>15.96941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8]-[.$A$2]" office:value-type="float" office:value="15.920052" calcext:value-type="float">
            <text:p>15.92</text:p>
          </table:table-cell>
          <table:table-cell table:formula="of:=0.76*(1-EXP(-10*([.D1588]-5.05))*(1+10*([.D15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79669" calcext:value-type="float">
            <text:p>15.9796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89]-[.$A$2]" office:value-type="float" office:value="15.930302" calcext:value-type="float">
            <text:p>15.93</text:p>
          </table:table-cell>
          <table:table-cell table:formula="of:=0.76*(1-EXP(-10*([.D1589]-5.05))*(1+10*([.D15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89696" calcext:value-type="float">
            <text:p>15.9896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0]-[.$A$2]" office:value-type="float" office:value="15.940329" calcext:value-type="float">
            <text:p>15.94</text:p>
          </table:table-cell>
          <table:table-cell table:formula="of:=0.76*(1-EXP(-10*([.D1590]-5.05))*(1+10*([.D15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.999892" calcext:value-type="float">
            <text:p>15.9998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1]-[.$A$2]" office:value-type="float" office:value="15.950525" calcext:value-type="float">
            <text:p>15.95</text:p>
          </table:table-cell>
          <table:table-cell table:formula="of:=0.76*(1-EXP(-10*([.D1591]-5.05))*(1+10*([.D15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0947" calcext:value-type="float">
            <text:p>16.009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2]-[.$A$2]" office:value-type="float" office:value="15.960103" calcext:value-type="float">
            <text:p>15.96</text:p>
          </table:table-cell>
          <table:table-cell table:formula="of:=0.76*(1-EXP(-10*([.D1592]-5.05))*(1+10*([.D15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19579" calcext:value-type="float">
            <text:p>16.01957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3]-[.$A$2]" office:value-type="float" office:value="15.970212" calcext:value-type="float">
            <text:p>15.97</text:p>
          </table:table-cell>
          <table:table-cell table:formula="of:=0.76*(1-EXP(-10*([.D1593]-5.05))*(1+10*([.D15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2929" calcext:value-type="float">
            <text:p>16.029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4]-[.$A$2]" office:value-type="float" office:value="15.979923" calcext:value-type="float">
            <text:p>15.98</text:p>
          </table:table-cell>
          <table:table-cell table:formula="of:=0.76*(1-EXP(-10*([.D1594]-5.05))*(1+10*([.D15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39604" calcext:value-type="float">
            <text:p>16.0396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5]-[.$A$2]" office:value-type="float" office:value="15.990237" calcext:value-type="float">
            <text:p>15.99</text:p>
          </table:table-cell>
          <table:table-cell table:formula="of:=0.76*(1-EXP(-10*([.D1595]-5.05))*(1+10*([.D15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49657" calcext:value-type="float">
            <text:p>16.0496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6]-[.$A$2]" office:value-type="float" office:value="16.00029" calcext:value-type="float">
            <text:p>16.00</text:p>
          </table:table-cell>
          <table:table-cell table:formula="of:=0.76*(1-EXP(-10*([.D1596]-5.05))*(1+10*([.D15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64677" calcext:value-type="float">
            <text:p>16.0646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7]-[.$A$2]" office:value-type="float" office:value="16.01531" calcext:value-type="float">
            <text:p>16.02</text:p>
          </table:table-cell>
          <table:table-cell table:formula="of:=0.76*(1-EXP(-10*([.D1597]-5.05))*(1+10*([.D15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74546" calcext:value-type="float">
            <text:p>16.07454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8]-[.$A$2]" office:value-type="float" office:value="16.025179" calcext:value-type="float">
            <text:p>16.03</text:p>
          </table:table-cell>
          <table:table-cell table:formula="of:=0.76*(1-EXP(-10*([.D1598]-5.05))*(1+10*([.D15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84439" calcext:value-type="float">
            <text:p>16.0844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599]-[.$A$2]" office:value-type="float" office:value="16.035072" calcext:value-type="float">
            <text:p>16.04</text:p>
          </table:table-cell>
          <table:table-cell table:formula="of:=0.76*(1-EXP(-10*([.D1599]-5.05))*(1+10*([.D15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089632" calcext:value-type="float">
            <text:p>16.0896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0]-[.$A$2]" office:value-type="float" office:value="16.040265" calcext:value-type="float">
            <text:p>16.04</text:p>
          </table:table-cell>
          <table:table-cell table:formula="of:=0.76*(1-EXP(-10*([.D1600]-5.05))*(1+10*([.D16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04644" calcext:value-type="float">
            <text:p>16.1046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1]-[.$A$2]" office:value-type="float" office:value="16.055277" calcext:value-type="float">
            <text:p>16.06</text:p>
          </table:table-cell>
          <table:table-cell table:formula="of:=0.76*(1-EXP(-10*([.D1601]-5.05))*(1+10*([.D16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14397" calcext:value-type="float">
            <text:p>16.1143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2]-[.$A$2]" office:value-type="float" office:value="16.06503" calcext:value-type="float">
            <text:p>16.07</text:p>
          </table:table-cell>
          <table:table-cell table:formula="of:=0.76*(1-EXP(-10*([.D1602]-5.05))*(1+10*([.D16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24445" calcext:value-type="float">
            <text:p>16.1244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3]-[.$A$2]" office:value-type="float" office:value="16.075078" calcext:value-type="float">
            <text:p>16.08</text:p>
          </table:table-cell>
          <table:table-cell table:formula="of:=0.76*(1-EXP(-10*([.D1603]-5.05))*(1+10*([.D16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29388" calcext:value-type="float">
            <text:p>16.12938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4]-[.$A$2]" office:value-type="float" office:value="16.080021" calcext:value-type="float">
            <text:p>16.08</text:p>
          </table:table-cell>
          <table:table-cell table:formula="of:=0.76*(1-EXP(-10*([.D1604]-5.05))*(1+10*([.D16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44363" calcext:value-type="float">
            <text:p>16.1443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5]-[.$A$2]" office:value-type="float" office:value="16.094996" calcext:value-type="float">
            <text:p>16.09</text:p>
          </table:table-cell>
          <table:table-cell table:formula="of:=0.76*(1-EXP(-10*([.D1605]-5.05))*(1+10*([.D16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54639" calcext:value-type="float">
            <text:p>16.1546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6]-[.$A$2]" office:value-type="float" office:value="16.105272" calcext:value-type="float">
            <text:p>16.11</text:p>
          </table:table-cell>
          <table:table-cell table:formula="of:=0.76*(1-EXP(-10*([.D1606]-5.05))*(1+10*([.D16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6463" calcext:value-type="float">
            <text:p>16.164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7]-[.$A$2]" office:value-type="float" office:value="16.115263" calcext:value-type="float">
            <text:p>16.12</text:p>
          </table:table-cell>
          <table:table-cell table:formula="of:=0.76*(1-EXP(-10*([.D1607]-5.05))*(1+10*([.D16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69489" calcext:value-type="float">
            <text:p>16.1694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8]-[.$A$2]" office:value-type="float" office:value="16.120122" calcext:value-type="float">
            <text:p>16.12</text:p>
          </table:table-cell>
          <table:table-cell table:formula="of:=0.76*(1-EXP(-10*([.D1608]-5.05))*(1+10*([.D16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79762" calcext:value-type="float">
            <text:p>16.1797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09]-[.$A$2]" office:value-type="float" office:value="16.130395" calcext:value-type="float">
            <text:p>16.13</text:p>
          </table:table-cell>
          <table:table-cell table:formula="of:=0.76*(1-EXP(-10*([.D1609]-5.05))*(1+10*([.D16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194523" calcext:value-type="float">
            <text:p>16.1945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0]-[.$A$2]" office:value-type="float" office:value="16.145156" calcext:value-type="float">
            <text:p>16.15</text:p>
          </table:table-cell>
          <table:table-cell table:formula="of:=0.76*(1-EXP(-10*([.D1610]-5.05))*(1+10*([.D16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04442" calcext:value-type="float">
            <text:p>16.2044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1]-[.$A$2]" office:value-type="float" office:value="16.155075" calcext:value-type="float">
            <text:p>16.16</text:p>
          </table:table-cell>
          <table:table-cell table:formula="of:=0.76*(1-EXP(-10*([.D1611]-5.05))*(1+10*([.D16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09278" calcext:value-type="float">
            <text:p>16.20927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2]-[.$A$2]" office:value-type="float" office:value="16.159911" calcext:value-type="float">
            <text:p>16.16</text:p>
          </table:table-cell>
          <table:table-cell table:formula="of:=0.76*(1-EXP(-10*([.D1612]-5.05))*(1+10*([.D16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19594" calcext:value-type="float">
            <text:p>16.2195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3]-[.$A$2]" office:value-type="float" office:value="16.170227" calcext:value-type="float">
            <text:p>16.17</text:p>
          </table:table-cell>
          <table:table-cell table:formula="of:=0.76*(1-EXP(-10*([.D1613]-5.05))*(1+10*([.D16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34587" calcext:value-type="float">
            <text:p>16.23458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4]-[.$A$2]" office:value-type="float" office:value="16.18522" calcext:value-type="float">
            <text:p>16.19</text:p>
          </table:table-cell>
          <table:table-cell table:formula="of:=0.76*(1-EXP(-10*([.D1614]-5.05))*(1+10*([.D16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44647" calcext:value-type="float">
            <text:p>16.2446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5]-[.$A$2]" office:value-type="float" office:value="16.19528" calcext:value-type="float">
            <text:p>16.20</text:p>
          </table:table-cell>
          <table:table-cell table:formula="of:=0.76*(1-EXP(-10*([.D1615]-5.05))*(1+10*([.D16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54637" calcext:value-type="float">
            <text:p>16.2546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6]-[.$A$2]" office:value-type="float" office:value="16.20527" calcext:value-type="float">
            <text:p>16.21</text:p>
          </table:table-cell>
          <table:table-cell table:formula="of:=0.76*(1-EXP(-10*([.D1616]-5.05))*(1+10*([.D16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59654" calcext:value-type="float">
            <text:p>16.2596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7]-[.$A$2]" office:value-type="float" office:value="16.210287" calcext:value-type="float">
            <text:p>16.21</text:p>
          </table:table-cell>
          <table:table-cell table:formula="of:=0.76*(1-EXP(-10*([.D1617]-5.05))*(1+10*([.D16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74611" calcext:value-type="float">
            <text:p>16.2746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8]-[.$A$2]" office:value-type="float" office:value="16.225244" calcext:value-type="float">
            <text:p>16.23</text:p>
          </table:table-cell>
          <table:table-cell table:formula="of:=0.76*(1-EXP(-10*([.D1618]-5.05))*(1+10*([.D16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84584" calcext:value-type="float">
            <text:p>16.284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19]-[.$A$2]" office:value-type="float" office:value="16.235217" calcext:value-type="float">
            <text:p>16.24</text:p>
          </table:table-cell>
          <table:table-cell table:formula="of:=0.76*(1-EXP(-10*([.D1619]-5.05))*(1+10*([.D16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94745" calcext:value-type="float">
            <text:p>16.2947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0]-[.$A$2]" office:value-type="float" office:value="16.245378" calcext:value-type="float">
            <text:p>16.25</text:p>
          </table:table-cell>
          <table:table-cell table:formula="of:=0.76*(1-EXP(-10*([.D1620]-5.05))*(1+10*([.D16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299509" calcext:value-type="float">
            <text:p>16.2995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1]-[.$A$2]" office:value-type="float" office:value="16.250142" calcext:value-type="float">
            <text:p>16.25</text:p>
          </table:table-cell>
          <table:table-cell table:formula="of:=0.76*(1-EXP(-10*([.D1621]-5.05))*(1+10*([.D16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1464" calcext:value-type="float">
            <text:p>16.3146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2]-[.$A$2]" office:value-type="float" office:value="16.265273" calcext:value-type="float">
            <text:p>16.27</text:p>
          </table:table-cell>
          <table:table-cell table:formula="of:=0.76*(1-EXP(-10*([.D1622]-5.05))*(1+10*([.D16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24593" calcext:value-type="float">
            <text:p>16.32459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3]-[.$A$2]" office:value-type="float" office:value="16.275226" calcext:value-type="float">
            <text:p>16.28</text:p>
          </table:table-cell>
          <table:table-cell table:formula="of:=0.76*(1-EXP(-10*([.D1623]-5.05))*(1+10*([.D16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34369" calcext:value-type="float">
            <text:p>16.3343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4]-[.$A$2]" office:value-type="float" office:value="16.285002" calcext:value-type="float">
            <text:p>16.29</text:p>
          </table:table-cell>
          <table:table-cell table:formula="of:=0.76*(1-EXP(-10*([.D1624]-5.05))*(1+10*([.D16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39684" calcext:value-type="float">
            <text:p>16.3396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5]-[.$A$2]" office:value-type="float" office:value="16.290317" calcext:value-type="float">
            <text:p>16.29</text:p>
          </table:table-cell>
          <table:table-cell table:formula="of:=0.76*(1-EXP(-10*([.D1625]-5.05))*(1+10*([.D16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54651" calcext:value-type="float">
            <text:p>16.35465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6]-[.$A$2]" office:value-type="float" office:value="16.305284" calcext:value-type="float">
            <text:p>16.31</text:p>
          </table:table-cell>
          <table:table-cell table:formula="of:=0.76*(1-EXP(-10*([.D1626]-5.05))*(1+10*([.D16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64635" calcext:value-type="float">
            <text:p>16.36463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7]-[.$A$2]" office:value-type="float" office:value="16.315268" calcext:value-type="float">
            <text:p>16.32</text:p>
          </table:table-cell>
          <table:table-cell table:formula="of:=0.76*(1-EXP(-10*([.D1627]-5.05))*(1+10*([.D16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74355" calcext:value-type="float">
            <text:p>16.3743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8]-[.$A$2]" office:value-type="float" office:value="16.324988" calcext:value-type="float">
            <text:p>16.32</text:p>
          </table:table-cell>
          <table:table-cell table:formula="of:=0.76*(1-EXP(-10*([.D1628]-5.05))*(1+10*([.D16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84533" calcext:value-type="float">
            <text:p>16.3845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29]-[.$A$2]" office:value-type="float" office:value="16.335166" calcext:value-type="float">
            <text:p>16.34</text:p>
          </table:table-cell>
          <table:table-cell table:formula="of:=0.76*(1-EXP(-10*([.D1629]-5.05))*(1+10*([.D16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394471" calcext:value-type="float">
            <text:p>16.3944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0]-[.$A$2]" office:value-type="float" office:value="16.345104" calcext:value-type="float">
            <text:p>16.35</text:p>
          </table:table-cell>
          <table:table-cell table:formula="of:=0.76*(1-EXP(-10*([.D1630]-5.05))*(1+10*([.D16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04296" calcext:value-type="float">
            <text:p>16.4042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1]-[.$A$2]" office:value-type="float" office:value="16.354929" calcext:value-type="float">
            <text:p>16.35</text:p>
          </table:table-cell>
          <table:table-cell table:formula="of:=0.76*(1-EXP(-10*([.D1631]-5.05))*(1+10*([.D16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14237" calcext:value-type="float">
            <text:p>16.41423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2]-[.$A$2]" office:value-type="float" office:value="16.36487" calcext:value-type="float">
            <text:p>16.36</text:p>
          </table:table-cell>
          <table:table-cell table:formula="of:=0.76*(1-EXP(-10*([.D1632]-5.05))*(1+10*([.D16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24509" calcext:value-type="float">
            <text:p>16.42450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3]-[.$A$2]" office:value-type="float" office:value="16.375142" calcext:value-type="float">
            <text:p>16.38</text:p>
          </table:table-cell>
          <table:table-cell table:formula="of:=0.76*(1-EXP(-10*([.D1633]-5.05))*(1+10*([.D16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34286" calcext:value-type="float">
            <text:p>16.43428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4]-[.$A$2]" office:value-type="float" office:value="16.384919" calcext:value-type="float">
            <text:p>16.38</text:p>
          </table:table-cell>
          <table:table-cell table:formula="of:=0.76*(1-EXP(-10*([.D1634]-5.05))*(1+10*([.D16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44529" calcext:value-type="float">
            <text:p>16.4445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5]-[.$A$2]" office:value-type="float" office:value="16.395162" calcext:value-type="float">
            <text:p>16.40</text:p>
          </table:table-cell>
          <table:table-cell table:formula="of:=0.76*(1-EXP(-10*([.D1635]-5.05))*(1+10*([.D16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54222" calcext:value-type="float">
            <text:p>16.4542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6]-[.$A$2]" office:value-type="float" office:value="16.404855" calcext:value-type="float">
            <text:p>16.40</text:p>
          </table:table-cell>
          <table:table-cell table:formula="of:=0.76*(1-EXP(-10*([.D1636]-5.05))*(1+10*([.D16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64457" calcext:value-type="float">
            <text:p>16.464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7]-[.$A$2]" office:value-type="float" office:value="16.41509" calcext:value-type="float">
            <text:p>16.42</text:p>
          </table:table-cell>
          <table:table-cell table:formula="of:=0.76*(1-EXP(-10*([.D1637]-5.05))*(1+10*([.D16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74279" calcext:value-type="float">
            <text:p>16.47427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8]-[.$A$2]" office:value-type="float" office:value="16.424912" calcext:value-type="float">
            <text:p>16.42</text:p>
          </table:table-cell>
          <table:table-cell table:formula="of:=0.76*(1-EXP(-10*([.D1638]-5.05))*(1+10*([.D16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84498" calcext:value-type="float">
            <text:p>16.4844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39]-[.$A$2]" office:value-type="float" office:value="16.435131" calcext:value-type="float">
            <text:p>16.44</text:p>
          </table:table-cell>
          <table:table-cell table:formula="of:=0.76*(1-EXP(-10*([.D1639]-5.05))*(1+10*([.D16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494253" calcext:value-type="float">
            <text:p>16.4942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0]-[.$A$2]" office:value-type="float" office:value="16.444886" calcext:value-type="float">
            <text:p>16.44</text:p>
          </table:table-cell>
          <table:table-cell table:formula="of:=0.76*(1-EXP(-10*([.D1640]-5.05))*(1+10*([.D16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04458" calcext:value-type="float">
            <text:p>16.5044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1]-[.$A$2]" office:value-type="float" office:value="16.455091" calcext:value-type="float">
            <text:p>16.46</text:p>
          </table:table-cell>
          <table:table-cell table:formula="of:=0.76*(1-EXP(-10*([.D1641]-5.05))*(1+10*([.D16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14223" calcext:value-type="float">
            <text:p>16.5142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2]-[.$A$2]" office:value-type="float" office:value="16.464856" calcext:value-type="float">
            <text:p>16.46</text:p>
          </table:table-cell>
          <table:table-cell table:formula="of:=0.76*(1-EXP(-10*([.D1642]-5.05))*(1+10*([.D16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24248" calcext:value-type="float">
            <text:p>16.5242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3]-[.$A$2]" office:value-type="float" office:value="16.474881" calcext:value-type="float">
            <text:p>16.47</text:p>
          </table:table-cell>
          <table:table-cell table:formula="of:=0.76*(1-EXP(-10*([.D1643]-5.05))*(1+10*([.D16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34196" calcext:value-type="float">
            <text:p>16.53419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4]-[.$A$2]" office:value-type="float" office:value="16.484829" calcext:value-type="float">
            <text:p>16.48</text:p>
          </table:table-cell>
          <table:table-cell table:formula="of:=0.76*(1-EXP(-10*([.D1644]-5.05))*(1+10*([.D16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44244" calcext:value-type="float">
            <text:p>16.5442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5]-[.$A$2]" office:value-type="float" office:value="16.494877" calcext:value-type="float">
            <text:p>16.49</text:p>
          </table:table-cell>
          <table:table-cell table:formula="of:=0.76*(1-EXP(-10*([.D1645]-5.05))*(1+10*([.D164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54311" calcext:value-type="float">
            <text:p>16.55431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6]-[.$A$2]" office:value-type="float" office:value="16.504944" calcext:value-type="float">
            <text:p>16.50</text:p>
          </table:table-cell>
          <table:table-cell table:formula="of:=0.76*(1-EXP(-10*([.D1646]-5.05))*(1+10*([.D164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64433" calcext:value-type="float">
            <text:p>16.5644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7]-[.$A$2]" office:value-type="float" office:value="16.515066" calcext:value-type="float">
            <text:p>16.52</text:p>
          </table:table-cell>
          <table:table-cell table:formula="of:=0.76*(1-EXP(-10*([.D1647]-5.05))*(1+10*([.D164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74612" calcext:value-type="float">
            <text:p>16.5746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8]-[.$A$2]" office:value-type="float" office:value="16.525245" calcext:value-type="float">
            <text:p>16.53</text:p>
          </table:table-cell>
          <table:table-cell table:formula="of:=0.76*(1-EXP(-10*([.D1648]-5.05))*(1+10*([.D164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84489" calcext:value-type="float">
            <text:p>16.5844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49]-[.$A$2]" office:value-type="float" office:value="16.535122" calcext:value-type="float">
            <text:p>16.54</text:p>
          </table:table-cell>
          <table:table-cell table:formula="of:=0.76*(1-EXP(-10*([.D1649]-5.05))*(1+10*([.D164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594329" calcext:value-type="float">
            <text:p>16.59432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0]-[.$A$2]" office:value-type="float" office:value="16.544962" calcext:value-type="float">
            <text:p>16.54</text:p>
          </table:table-cell>
          <table:table-cell table:formula="of:=0.76*(1-EXP(-10*([.D1650]-5.05))*(1+10*([.D165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04615" calcext:value-type="float">
            <text:p>16.60461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1]-[.$A$2]" office:value-type="float" office:value="16.555248" calcext:value-type="float">
            <text:p>16.56</text:p>
          </table:table-cell>
          <table:table-cell table:formula="of:=0.76*(1-EXP(-10*([.D1651]-5.05))*(1+10*([.D165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14317" calcext:value-type="float">
            <text:p>16.61431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2]-[.$A$2]" office:value-type="float" office:value="16.56495" calcext:value-type="float">
            <text:p>16.56</text:p>
          </table:table-cell>
          <table:table-cell table:formula="of:=0.76*(1-EXP(-10*([.D1652]-5.05))*(1+10*([.D165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24552" calcext:value-type="float">
            <text:p>16.62455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3]-[.$A$2]" office:value-type="float" office:value="16.575185" calcext:value-type="float">
            <text:p>16.58</text:p>
          </table:table-cell>
          <table:table-cell table:formula="of:=0.76*(1-EXP(-10*([.D1653]-5.05))*(1+10*([.D165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34262" calcext:value-type="float">
            <text:p>16.6342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4]-[.$A$2]" office:value-type="float" office:value="16.584895" calcext:value-type="float">
            <text:p>16.58</text:p>
          </table:table-cell>
          <table:table-cell table:formula="of:=0.76*(1-EXP(-10*([.D1654]-5.05))*(1+10*([.D165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44481" calcext:value-type="float">
            <text:p>16.64448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5]-[.$A$2]" office:value-type="float" office:value="16.595114" calcext:value-type="float">
            <text:p>16.60</text:p>
          </table:table-cell>
          <table:table-cell table:formula="of:=0.76*(1-EXP(-10*([.D1655]-5.05))*(1+10*([.D165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54323" calcext:value-type="float">
            <text:p>16.65432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6]-[.$A$2]" office:value-type="float" office:value="16.604956" calcext:value-type="float">
            <text:p>16.60</text:p>
          </table:table-cell>
          <table:table-cell table:formula="of:=0.76*(1-EXP(-10*([.D1656]-5.05))*(1+10*([.D165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64573" calcext:value-type="float">
            <text:p>16.6645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7]-[.$A$2]" office:value-type="float" office:value="16.615206" calcext:value-type="float">
            <text:p>16.62</text:p>
          </table:table-cell>
          <table:table-cell table:formula="of:=0.76*(1-EXP(-10*([.D1657]-5.05))*(1+10*([.D165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74244" calcext:value-type="float">
            <text:p>16.67424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8]-[.$A$2]" office:value-type="float" office:value="16.624877" calcext:value-type="float">
            <text:p>16.62</text:p>
          </table:table-cell>
          <table:table-cell table:formula="of:=0.76*(1-EXP(-10*([.D1658]-5.05))*(1+10*([.D165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84425" calcext:value-type="float">
            <text:p>16.6844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59]-[.$A$2]" office:value-type="float" office:value="16.635058" calcext:value-type="float">
            <text:p>16.64</text:p>
          </table:table-cell>
          <table:table-cell table:formula="of:=0.76*(1-EXP(-10*([.D1659]-5.05))*(1+10*([.D165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694254" calcext:value-type="float">
            <text:p>16.6942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0]-[.$A$2]" office:value-type="float" office:value="16.644887" calcext:value-type="float">
            <text:p>16.64</text:p>
          </table:table-cell>
          <table:table-cell table:formula="of:=0.76*(1-EXP(-10*([.D1660]-5.05))*(1+10*([.D166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04426" calcext:value-type="float">
            <text:p>16.70442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1]-[.$A$2]" office:value-type="float" office:value="16.655059" calcext:value-type="float">
            <text:p>16.66</text:p>
          </table:table-cell>
          <table:table-cell table:formula="of:=0.76*(1-EXP(-10*([.D1661]-5.05))*(1+10*([.D166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14492" calcext:value-type="float">
            <text:p>16.71449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2]-[.$A$2]" office:value-type="float" office:value="16.665125" calcext:value-type="float">
            <text:p>16.67</text:p>
          </table:table-cell>
          <table:table-cell table:formula="of:=0.76*(1-EXP(-10*([.D1662]-5.05))*(1+10*([.D166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24491" calcext:value-type="float">
            <text:p>16.72449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3]-[.$A$2]" office:value-type="float" office:value="16.675124" calcext:value-type="float">
            <text:p>16.68</text:p>
          </table:table-cell>
          <table:table-cell table:formula="of:=0.76*(1-EXP(-10*([.D1663]-5.05))*(1+10*([.D166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34432" calcext:value-type="float">
            <text:p>16.73443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4]-[.$A$2]" office:value-type="float" office:value="16.685065" calcext:value-type="float">
            <text:p>16.69</text:p>
          </table:table-cell>
          <table:table-cell table:formula="of:=0.76*(1-EXP(-10*([.D1664]-5.05))*(1+10*([.D166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44558" calcext:value-type="float">
            <text:p>16.7445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65]-[.$A$2]" office:value-type="float" office:value="16.695191" calcext:value-type="float">
            <text:p>16.70</text:p>
          </table:table-cell>
          <table:table-cell table:formula="of:=0.76*(1-EXP(-10*([.D1665]-5.05))*(1+10*([.D166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54578" calcext:value-type="float">
            <text:p>16.754578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66]-[.$A$2]" office:value-type="float" office:value="16.705211" calcext:value-type="float">
            <text:p>16.71</text:p>
          </table:table-cell>
          <table:table-cell table:formula="of:=0.76*(1-EXP(-10*([.D1666]-5.05))*(1+10*([.D166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64619" calcext:value-type="float">
            <text:p>16.764619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67]-[.$A$2]" office:value-type="float" office:value="16.715252" calcext:value-type="float">
            <text:p>16.72</text:p>
          </table:table-cell>
          <table:table-cell table:formula="of:=0.76*(1-EXP(-10*([.D1667]-5.05))*(1+10*([.D166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74474" calcext:value-type="float">
            <text:p>16.774474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68]-[.$A$2]" office:value-type="float" office:value="16.725107" calcext:value-type="float">
            <text:p>16.73</text:p>
          </table:table-cell>
          <table:table-cell table:formula="of:=0.76*(1-EXP(-10*([.D1668]-5.05))*(1+10*([.D166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84489" calcext:value-type="float">
            <text:p>16.784489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69]-[.$A$2]" office:value-type="float" office:value="16.735122" calcext:value-type="float">
            <text:p>16.74</text:p>
          </table:table-cell>
          <table:table-cell table:formula="of:=0.76*(1-EXP(-10*([.D1669]-5.05))*(1+10*([.D166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794229" calcext:value-type="float">
            <text:p>16.794229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0]-[.$A$2]" office:value-type="float" office:value="16.744862" calcext:value-type="float">
            <text:p>16.74</text:p>
          </table:table-cell>
          <table:table-cell table:formula="of:=0.76*(1-EXP(-10*([.D1670]-5.05))*(1+10*([.D167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04535" calcext:value-type="float">
            <text:p>16.804535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1]-[.$A$2]" office:value-type="float" office:value="16.755168" calcext:value-type="float">
            <text:p>16.76</text:p>
          </table:table-cell>
          <table:table-cell table:formula="of:=0.76*(1-EXP(-10*([.D1671]-5.05))*(1+10*([.D167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1445" calcext:value-type="float">
            <text:p>16.81445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2]-[.$A$2]" office:value-type="float" office:value="16.765083" calcext:value-type="float">
            <text:p>16.77</text:p>
          </table:table-cell>
          <table:table-cell table:formula="of:=0.76*(1-EXP(-10*([.D1672]-5.05))*(1+10*([.D167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24277" calcext:value-type="float">
            <text:p>16.824277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3]-[.$A$2]" office:value-type="float" office:value="16.77491" calcext:value-type="float">
            <text:p>16.77</text:p>
          </table:table-cell>
          <table:table-cell table:formula="of:=0.76*(1-EXP(-10*([.D1673]-5.05))*(1+10*([.D167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34426" calcext:value-type="float">
            <text:p>16.834426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4]-[.$A$2]" office:value-type="float" office:value="16.785059" calcext:value-type="float">
            <text:p>16.79</text:p>
          </table:table-cell>
          <table:table-cell table:formula="of:=0.76*(1-EXP(-10*([.D1674]-5.05))*(1+10*([.D167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4458" calcext:value-type="float">
            <text:p>16.84458</text:p>
          </table:table-cell>
          <table:table-cell office:value-type="float" office:value="-1" calcext:value-type="float">
            <text:p>-1</text:p>
          </table:table-cell>
          <table:table-cell office:value-type="float" office:value="-0.368697" calcext:value-type="float">
            <text:p>-0.368697</text:p>
          </table:table-cell>
          <table:table-cell table:style-name="ce4" table:formula="of:=[.A1675]-[.$A$2]" office:value-type="float" office:value="16.795213" calcext:value-type="float">
            <text:p>16.80</text:p>
          </table:table-cell>
          <table:table-cell table:formula="of:=0.76*(1-EXP(-10*([.D1675]-5.05))*(1+10*([.D167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54466" calcext:value-type="float">
            <text:p>16.8544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76]-[.$A$2]" office:value-type="float" office:value="16.805099" calcext:value-type="float">
            <text:p>16.81</text:p>
          </table:table-cell>
          <table:table-cell table:formula="of:=0.76*(1-EXP(-10*([.D1676]-5.05))*(1+10*([.D167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64569" calcext:value-type="float">
            <text:p>16.86456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77]-[.$A$2]" office:value-type="float" office:value="16.815202" calcext:value-type="float">
            <text:p>16.82</text:p>
          </table:table-cell>
          <table:table-cell table:formula="of:=0.76*(1-EXP(-10*([.D1677]-5.05))*(1+10*([.D167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74797" calcext:value-type="float">
            <text:p>16.87479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78]-[.$A$2]" office:value-type="float" office:value="16.82543" calcext:value-type="float">
            <text:p>16.83</text:p>
          </table:table-cell>
          <table:table-cell table:formula="of:=0.76*(1-EXP(-10*([.D1678]-5.05))*(1+10*([.D167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84584" calcext:value-type="float">
            <text:p>16.884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79]-[.$A$2]" office:value-type="float" office:value="16.835217" calcext:value-type="float">
            <text:p>16.84</text:p>
          </table:table-cell>
          <table:table-cell table:formula="of:=0.76*(1-EXP(-10*([.D1679]-5.05))*(1+10*([.D167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89462" calcext:value-type="float">
            <text:p>16.89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0]-[.$A$2]" office:value-type="float" office:value="16.845253" calcext:value-type="float">
            <text:p>16.85</text:p>
          </table:table-cell>
          <table:table-cell table:formula="of:=0.76*(1-EXP(-10*([.D1680]-5.05))*(1+10*([.D168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04647" calcext:value-type="float">
            <text:p>16.9046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1]-[.$A$2]" office:value-type="float" office:value="16.85528" calcext:value-type="float">
            <text:p>16.86</text:p>
          </table:table-cell>
          <table:table-cell table:formula="of:=0.76*(1-EXP(-10*([.D1681]-5.05))*(1+10*([.D168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14665" calcext:value-type="float">
            <text:p>16.9146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2]-[.$A$2]" office:value-type="float" office:value="16.865298" calcext:value-type="float">
            <text:p>16.87</text:p>
          </table:table-cell>
          <table:table-cell table:formula="of:=0.76*(1-EXP(-10*([.D1682]-5.05))*(1+10*([.D168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24654" calcext:value-type="float">
            <text:p>16.9246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3]-[.$A$2]" office:value-type="float" office:value="16.875287" calcext:value-type="float">
            <text:p>16.88</text:p>
          </table:table-cell>
          <table:table-cell table:formula="of:=0.76*(1-EXP(-10*([.D1683]-5.05))*(1+10*([.D168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34401" calcext:value-type="float">
            <text:p>16.9344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4]-[.$A$2]" office:value-type="float" office:value="16.885034" calcext:value-type="float">
            <text:p>16.89</text:p>
          </table:table-cell>
          <table:table-cell table:formula="of:=0.76*(1-EXP(-10*([.D1684]-5.05))*(1+10*([.D168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44384" calcext:value-type="float">
            <text:p>16.9443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5]-[.$A$2]" office:value-type="float" office:value="16.895017" calcext:value-type="float">
            <text:p>16.90</text:p>
          </table:table-cell>
          <table:table-cell table:formula="of:=0.76*(1-EXP(-10*([.D1685]-5.05))*(1+10*([.D168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54413" calcext:value-type="float">
            <text:p>16.9544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6]-[.$A$2]" office:value-type="float" office:value="16.905046" calcext:value-type="float">
            <text:p>16.91</text:p>
          </table:table-cell>
          <table:table-cell table:formula="of:=0.76*(1-EXP(-10*([.D1686]-5.05))*(1+10*([.D168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64471" calcext:value-type="float">
            <text:p>16.96447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7]-[.$A$2]" office:value-type="float" office:value="16.915104" calcext:value-type="float">
            <text:p>16.92</text:p>
          </table:table-cell>
          <table:table-cell table:formula="of:=0.76*(1-EXP(-10*([.D1687]-5.05))*(1+10*([.D168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74373" calcext:value-type="float">
            <text:p>16.97437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8]-[.$A$2]" office:value-type="float" office:value="16.925006" calcext:value-type="float">
            <text:p>16.93</text:p>
          </table:table-cell>
          <table:table-cell table:formula="of:=0.76*(1-EXP(-10*([.D1688]-5.05))*(1+10*([.D168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84712" calcext:value-type="float">
            <text:p>16.9847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89]-[.$A$2]" office:value-type="float" office:value="16.935345" calcext:value-type="float">
            <text:p>16.94</text:p>
          </table:table-cell>
          <table:table-cell table:formula="of:=0.76*(1-EXP(-10*([.D1689]-5.05))*(1+10*([.D168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.99462" calcext:value-type="float">
            <text:p>16.99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0]-[.$A$2]" office:value-type="float" office:value="16.945253" calcext:value-type="float">
            <text:p>16.95</text:p>
          </table:table-cell>
          <table:table-cell table:formula="of:=0.76*(1-EXP(-10*([.D1690]-5.05))*(1+10*([.D169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04682" calcext:value-type="float">
            <text:p>17.00468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1]-[.$A$2]" office:value-type="float" office:value="16.955315" calcext:value-type="float">
            <text:p>16.96</text:p>
          </table:table-cell>
          <table:table-cell table:formula="of:=0.76*(1-EXP(-10*([.D1691]-5.05))*(1+10*([.D169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14513" calcext:value-type="float">
            <text:p>17.01451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2]-[.$A$2]" office:value-type="float" office:value="16.965146" calcext:value-type="float">
            <text:p>16.97</text:p>
          </table:table-cell>
          <table:table-cell table:formula="of:=0.76*(1-EXP(-10*([.D1692]-5.05))*(1+10*([.D169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24475" calcext:value-type="float">
            <text:p>17.0244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3]-[.$A$2]" office:value-type="float" office:value="16.975108" calcext:value-type="float">
            <text:p>16.98</text:p>
          </table:table-cell>
          <table:table-cell table:formula="of:=0.76*(1-EXP(-10*([.D1693]-5.05))*(1+10*([.D169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34377" calcext:value-type="float">
            <text:p>17.0343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4]-[.$A$2]" office:value-type="float" office:value="16.98501" calcext:value-type="float">
            <text:p>16.99</text:p>
          </table:table-cell>
          <table:table-cell table:formula="of:=0.76*(1-EXP(-10*([.D1694]-5.05))*(1+10*([.D169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44494" calcext:value-type="float">
            <text:p>17.04449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5]-[.$A$2]" office:value-type="float" office:value="16.995127" calcext:value-type="float">
            <text:p>17.00</text:p>
          </table:table-cell>
          <table:table-cell table:formula="of:=0.76*(1-EXP(-10*([.D1695]-5.05))*(1+10*([.D169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54675" calcext:value-type="float">
            <text:p>17.0546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6]-[.$A$2]" office:value-type="float" office:value="17.005308" calcext:value-type="float">
            <text:p>17.01</text:p>
          </table:table-cell>
          <table:table-cell table:formula="of:=0.76*(1-EXP(-10*([.D1696]-5.05))*(1+10*([.D169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64501" calcext:value-type="float">
            <text:p>17.0645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7]-[.$A$2]" office:value-type="float" office:value="17.015134" calcext:value-type="float">
            <text:p>17.02</text:p>
          </table:table-cell>
          <table:table-cell table:formula="of:=0.76*(1-EXP(-10*([.D1697]-5.05))*(1+10*([.D169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74349" calcext:value-type="float">
            <text:p>17.07434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8]-[.$A$2]" office:value-type="float" office:value="17.024982" calcext:value-type="float">
            <text:p>17.02</text:p>
          </table:table-cell>
          <table:table-cell table:formula="of:=0.76*(1-EXP(-10*([.D1698]-5.05))*(1+10*([.D169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84189" calcext:value-type="float">
            <text:p>17.08418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699]-[.$A$2]" office:value-type="float" office:value="17.034822" calcext:value-type="float">
            <text:p>17.03</text:p>
          </table:table-cell>
          <table:table-cell table:formula="of:=0.76*(1-EXP(-10*([.D1699]-5.05))*(1+10*([.D169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094461" calcext:value-type="float">
            <text:p>17.09446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0]-[.$A$2]" office:value-type="float" office:value="17.045094" calcext:value-type="float">
            <text:p>17.05</text:p>
          </table:table-cell>
          <table:table-cell table:formula="of:=0.76*(1-EXP(-10*([.D1700]-5.05))*(1+10*([.D170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04238" calcext:value-type="float">
            <text:p>17.1042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1]-[.$A$2]" office:value-type="float" office:value="17.054871" calcext:value-type="float">
            <text:p>17.05</text:p>
          </table:table-cell>
          <table:table-cell table:formula="of:=0.76*(1-EXP(-10*([.D1701]-5.05))*(1+10*([.D170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14165" calcext:value-type="float">
            <text:p>17.1141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2]-[.$A$2]" office:value-type="float" office:value="17.064798" calcext:value-type="float">
            <text:p>17.06</text:p>
          </table:table-cell>
          <table:table-cell table:formula="of:=0.76*(1-EXP(-10*([.D1702]-5.05))*(1+10*([.D170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24098" calcext:value-type="float">
            <text:p>17.12409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3]-[.$A$2]" office:value-type="float" office:value="17.074731" calcext:value-type="float">
            <text:p>17.07</text:p>
          </table:table-cell>
          <table:table-cell table:formula="of:=0.76*(1-EXP(-10*([.D1703]-5.05))*(1+10*([.D170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34265" calcext:value-type="float">
            <text:p>17.13426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4]-[.$A$2]" office:value-type="float" office:value="17.084898" calcext:value-type="float">
            <text:p>17.08</text:p>
          </table:table-cell>
          <table:table-cell table:formula="of:=0.76*(1-EXP(-10*([.D1704]-5.05))*(1+10*([.D170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44353" calcext:value-type="float">
            <text:p>17.1443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5]-[.$A$2]" office:value-type="float" office:value="17.094986" calcext:value-type="float">
            <text:p>17.09</text:p>
          </table:table-cell>
          <table:table-cell table:formula="of:=0.76*(1-EXP(-10*([.D1705]-5.05))*(1+10*([.D170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54463" calcext:value-type="float">
            <text:p>17.15446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6]-[.$A$2]" office:value-type="float" office:value="17.105096" calcext:value-type="float">
            <text:p>17.11</text:p>
          </table:table-cell>
          <table:table-cell table:formula="of:=0.76*(1-EXP(-10*([.D1706]-5.05))*(1+10*([.D170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64347" calcext:value-type="float">
            <text:p>17.16434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7]-[.$A$2]" office:value-type="float" office:value="17.11498" calcext:value-type="float">
            <text:p>17.11</text:p>
          </table:table-cell>
          <table:table-cell table:formula="of:=0.76*(1-EXP(-10*([.D1707]-5.05))*(1+10*([.D170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74258" calcext:value-type="float">
            <text:p>17.1742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8]-[.$A$2]" office:value-type="float" office:value="17.124891" calcext:value-type="float">
            <text:p>17.12</text:p>
          </table:table-cell>
          <table:table-cell table:formula="of:=0.76*(1-EXP(-10*([.D1708]-5.05))*(1+10*([.D170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84448" calcext:value-type="float">
            <text:p>17.18444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09]-[.$A$2]" office:value-type="float" office:value="17.135081" calcext:value-type="float">
            <text:p>17.14</text:p>
          </table:table-cell>
          <table:table-cell table:formula="of:=0.76*(1-EXP(-10*([.D1709]-5.05))*(1+10*([.D170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194539" calcext:value-type="float">
            <text:p>17.19453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0]-[.$A$2]" office:value-type="float" office:value="17.145172" calcext:value-type="float">
            <text:p>17.15</text:p>
          </table:table-cell>
          <table:table-cell table:formula="of:=0.76*(1-EXP(-10*([.D1710]-5.05))*(1+10*([.D171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04584" calcext:value-type="float">
            <text:p>17.20458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1]-[.$A$2]" office:value-type="float" office:value="17.155217" calcext:value-type="float">
            <text:p>17.16</text:p>
          </table:table-cell>
          <table:table-cell table:formula="of:=0.76*(1-EXP(-10*([.D1711]-5.05))*(1+10*([.D171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1462" calcext:value-type="float">
            <text:p>17.2146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2]-[.$A$2]" office:value-type="float" office:value="17.165253" calcext:value-type="float">
            <text:p>17.17</text:p>
          </table:table-cell>
          <table:table-cell table:formula="of:=0.76*(1-EXP(-10*([.D1712]-5.05))*(1+10*([.D171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24568" calcext:value-type="float">
            <text:p>17.22456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3]-[.$A$2]" office:value-type="float" office:value="17.175201" calcext:value-type="float">
            <text:p>17.18</text:p>
          </table:table-cell>
          <table:table-cell table:formula="of:=0.76*(1-EXP(-10*([.D1713]-5.05))*(1+10*([.D171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34407" calcext:value-type="float">
            <text:p>17.23440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4]-[.$A$2]" office:value-type="float" office:value="17.18504" calcext:value-type="float">
            <text:p>17.19</text:p>
          </table:table-cell>
          <table:table-cell table:formula="of:=0.76*(1-EXP(-10*([.D1714]-5.05))*(1+10*([.D171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4422" calcext:value-type="float">
            <text:p>17.244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5]-[.$A$2]" office:value-type="float" office:value="17.194853" calcext:value-type="float">
            <text:p>17.19</text:p>
          </table:table-cell>
          <table:table-cell table:formula="of:=0.76*(1-EXP(-10*([.D1715]-5.05))*(1+10*([.D171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54466" calcext:value-type="float">
            <text:p>17.25446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6]-[.$A$2]" office:value-type="float" office:value="17.205099" calcext:value-type="float">
            <text:p>17.21</text:p>
          </table:table-cell>
          <table:table-cell table:formula="of:=0.76*(1-EXP(-10*([.D1716]-5.05))*(1+10*([.D171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64142" calcext:value-type="float">
            <text:p>17.26414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7]-[.$A$2]" office:value-type="float" office:value="17.214775" calcext:value-type="float">
            <text:p>17.21</text:p>
          </table:table-cell>
          <table:table-cell table:formula="of:=0.76*(1-EXP(-10*([.D1717]-5.05))*(1+10*([.D171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74145" calcext:value-type="float">
            <text:p>17.2741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8]-[.$A$2]" office:value-type="float" office:value="17.224778" calcext:value-type="float">
            <text:p>17.22</text:p>
          </table:table-cell>
          <table:table-cell table:formula="of:=0.76*(1-EXP(-10*([.D1718]-5.05))*(1+10*([.D171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84456" calcext:value-type="float">
            <text:p>17.28445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19]-[.$A$2]" office:value-type="float" office:value="17.235089" calcext:value-type="float">
            <text:p>17.24</text:p>
          </table:table-cell>
          <table:table-cell table:formula="of:=0.76*(1-EXP(-10*([.D1719]-5.05))*(1+10*([.D171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294502" calcext:value-type="float">
            <text:p>17.29450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0]-[.$A$2]" office:value-type="float" office:value="17.245135" calcext:value-type="float">
            <text:p>17.25</text:p>
          </table:table-cell>
          <table:table-cell table:formula="of:=0.76*(1-EXP(-10*([.D1720]-5.05))*(1+10*([.D172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04457" calcext:value-type="float">
            <text:p>17.3044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1]-[.$A$2]" office:value-type="float" office:value="17.25509" calcext:value-type="float">
            <text:p>17.26</text:p>
          </table:table-cell>
          <table:table-cell table:formula="of:=0.76*(1-EXP(-10*([.D1721]-5.05))*(1+10*([.D172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14425" calcext:value-type="float">
            <text:p>17.31442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2]-[.$A$2]" office:value-type="float" office:value="17.265058" calcext:value-type="float">
            <text:p>17.27</text:p>
          </table:table-cell>
          <table:table-cell table:formula="of:=0.76*(1-EXP(-10*([.D1722]-5.05))*(1+10*([.D172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24505" calcext:value-type="float">
            <text:p>17.32450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3]-[.$A$2]" office:value-type="float" office:value="17.275138" calcext:value-type="float">
            <text:p>17.28</text:p>
          </table:table-cell>
          <table:table-cell table:formula="of:=0.76*(1-EXP(-10*([.D1723]-5.05))*(1+10*([.D172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34655" calcext:value-type="float">
            <text:p>17.33465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4]-[.$A$2]" office:value-type="float" office:value="17.285288" calcext:value-type="float">
            <text:p>17.29</text:p>
          </table:table-cell>
          <table:table-cell table:formula="of:=0.76*(1-EXP(-10*([.D1724]-5.05))*(1+10*([.D172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4459" calcext:value-type="float">
            <text:p>17.34459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5]-[.$A$2]" office:value-type="float" office:value="17.295223" calcext:value-type="float">
            <text:p>17.30</text:p>
          </table:table-cell>
          <table:table-cell table:formula="of:=0.76*(1-EXP(-10*([.D1725]-5.05))*(1+10*([.D172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54612" calcext:value-type="float">
            <text:p>17.3546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6]-[.$A$2]" office:value-type="float" office:value="17.305245" calcext:value-type="float">
            <text:p>17.31</text:p>
          </table:table-cell>
          <table:table-cell table:formula="of:=0.76*(1-EXP(-10*([.D1726]-5.05))*(1+10*([.D172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64504" calcext:value-type="float">
            <text:p>17.36450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7]-[.$A$2]" office:value-type="float" office:value="17.315137" calcext:value-type="float">
            <text:p>17.32</text:p>
          </table:table-cell>
          <table:table-cell table:formula="of:=0.76*(1-EXP(-10*([.D1727]-5.05))*(1+10*([.D172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74753" calcext:value-type="float">
            <text:p>17.3747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8]-[.$A$2]" office:value-type="float" office:value="17.325386" calcext:value-type="float">
            <text:p>17.33</text:p>
          </table:table-cell>
          <table:table-cell table:formula="of:=0.76*(1-EXP(-10*([.D1728]-5.05))*(1+10*([.D172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84557" calcext:value-type="float">
            <text:p>17.38455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29]-[.$A$2]" office:value-type="float" office:value="17.33519" calcext:value-type="float">
            <text:p>17.34</text:p>
          </table:table-cell>
          <table:table-cell table:formula="of:=0.76*(1-EXP(-10*([.D1729]-5.05))*(1+10*([.D172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394638" calcext:value-type="float">
            <text:p>17.39463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0]-[.$A$2]" office:value-type="float" office:value="17.345271" calcext:value-type="float">
            <text:p>17.35</text:p>
          </table:table-cell>
          <table:table-cell table:formula="of:=0.76*(1-EXP(-10*([.D1730]-5.05))*(1+10*([.D173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04508" calcext:value-type="float">
            <text:p>17.40450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1]-[.$A$2]" office:value-type="float" office:value="17.355141" calcext:value-type="float">
            <text:p>17.36</text:p>
          </table:table-cell>
          <table:table-cell table:formula="of:=0.76*(1-EXP(-10*([.D1731]-5.05))*(1+10*([.D173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1454" calcext:value-type="float">
            <text:p>17.4145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2]-[.$A$2]" office:value-type="float" office:value="17.365173" calcext:value-type="float">
            <text:p>17.37</text:p>
          </table:table-cell>
          <table:table-cell table:formula="of:=0.76*(1-EXP(-10*([.D1732]-5.05))*(1+10*([.D173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29575" calcext:value-type="float">
            <text:p>17.42957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3]-[.$A$2]" office:value-type="float" office:value="17.380208" calcext:value-type="float">
            <text:p>17.38</text:p>
          </table:table-cell>
          <table:table-cell table:formula="of:=0.76*(1-EXP(-10*([.D1733]-5.05))*(1+10*([.D173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39453" calcext:value-type="float">
            <text:p>17.43945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4]-[.$A$2]" office:value-type="float" office:value="17.390086" calcext:value-type="float">
            <text:p>17.39</text:p>
          </table:table-cell>
          <table:table-cell table:formula="of:=0.76*(1-EXP(-10*([.D1734]-5.05))*(1+10*([.D173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49322" calcext:value-type="float">
            <text:p>17.44932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5]-[.$A$2]" office:value-type="float" office:value="17.399955" calcext:value-type="float">
            <text:p>17.40</text:p>
          </table:table-cell>
          <table:table-cell table:formula="of:=0.76*(1-EXP(-10*([.D1735]-5.05))*(1+10*([.D1735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5424" calcext:value-type="float">
            <text:p>17.45424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6]-[.$A$2]" office:value-type="float" office:value="17.404873" calcext:value-type="float">
            <text:p>17.40</text:p>
          </table:table-cell>
          <table:table-cell table:formula="of:=0.76*(1-EXP(-10*([.D1736]-5.05))*(1+10*([.D1736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69616" calcext:value-type="float">
            <text:p>17.46961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7]-[.$A$2]" office:value-type="float" office:value="17.420249" calcext:value-type="float">
            <text:p>17.42</text:p>
          </table:table-cell>
          <table:table-cell table:formula="of:=0.76*(1-EXP(-10*([.D1737]-5.05))*(1+10*([.D1737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79406" calcext:value-type="float">
            <text:p>17.47940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8]-[.$A$2]" office:value-type="float" office:value="17.430039" calcext:value-type="float">
            <text:p>17.43</text:p>
          </table:table-cell>
          <table:table-cell table:formula="of:=0.76*(1-EXP(-10*([.D1738]-5.05))*(1+10*([.D1738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89277" calcext:value-type="float">
            <text:p>17.489277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39]-[.$A$2]" office:value-type="float" office:value="17.43991" calcext:value-type="float">
            <text:p>17.44</text:p>
          </table:table-cell>
          <table:table-cell table:formula="of:=0.76*(1-EXP(-10*([.D1739]-5.05))*(1+10*([.D1739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494201" calcext:value-type="float">
            <text:p>17.494201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0]-[.$A$2]" office:value-type="float" office:value="17.444834" calcext:value-type="float">
            <text:p>17.44</text:p>
          </table:table-cell>
          <table:table-cell table:formula="of:=0.76*(1-EXP(-10*([.D1740]-5.05))*(1+10*([.D1740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504345" calcext:value-type="float">
            <text:p>17.504345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1]-[.$A$2]" office:value-type="float" office:value="17.454978" calcext:value-type="float">
            <text:p>17.45</text:p>
          </table:table-cell>
          <table:table-cell table:formula="of:=0.76*(1-EXP(-10*([.D1741]-5.05))*(1+10*([.D1741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519458" calcext:value-type="float">
            <text:p>17.519458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2]-[.$A$2]" office:value-type="float" office:value="17.470091" calcext:value-type="float">
            <text:p>17.47</text:p>
          </table:table-cell>
          <table:table-cell table:formula="of:=0.76*(1-EXP(-10*([.D1742]-5.05))*(1+10*([.D1742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529236" calcext:value-type="float">
            <text:p>17.529236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3]-[.$A$2]" office:value-type="float" office:value="17.479869" calcext:value-type="float">
            <text:p>17.48</text:p>
          </table:table-cell>
          <table:table-cell table:formula="of:=0.76*(1-EXP(-10*([.D1743]-5.05))*(1+10*([.D1743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534212" calcext:value-type="float">
            <text:p>17.534212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4]-[.$A$2]" office:value-type="float" office:value="17.484845" calcext:value-type="float">
            <text:p>17.48</text:p>
          </table:table-cell>
          <table:table-cell table:formula="of:=0.76*(1-EXP(-10*([.D1744]-5.05))*(1+10*([.D1744]-5.05)))-0.38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7.544433" calcext:value-type="float">
            <text:p>17.544433</text:p>
          </table:table-cell>
          <table:table-cell office:value-type="float" office:value="-1" calcext:value-type="float">
            <text:p>-1</text:p>
          </table:table-cell>
          <table:table-cell office:value-type="float" office:value="-0.368308" calcext:value-type="float">
            <text:p>-0.368308</text:p>
          </table:table-cell>
          <table:table-cell table:style-name="ce4" table:formula="of:=[.A1745]-[.$A$2]" office:value-type="float" office:value="17.495066" calcext:value-type="float">
            <text:p>17.50</text:p>
          </table:table-cell>
          <table:table-cell table:formula="of:=0.76*(1-EXP(-10*([.D1745]-5.05))*(1+10*([.D1745]-5.05)))-0.38" office:value-type="float" office:value="0.38" calcext:value-type="float">
            <text:p>0.38</text:p>
          </table:table-cell>
        </table:table-row>
        <table:table-row table:style-name="ro1" table:number-rows-repeated="10468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4T23:27:01.801436147</dc:date>
    <meta:editing-duration>PT2H13M15S</meta:editing-duration>
    <meta:editing-cycles>6</meta:editing-cycles>
    <meta:generator>LibreOffice/6.0.7.3$Linux_X86_64 LibreOffice_project/00m0$Build-3</meta:generator>
    <meta:document-statistic meta:table-count="1" meta:cell-count="87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minimum="4.8" chart:maximum="5.8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1.15" chart:maximum="1.15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01cm" svg:height="13.043cm" xlink:href=".." xlink:type="simple" chart:class="chart:scatter" chart:style-name="ch1">
        <chart:legend chart:legend-position="end" svg:x="28.343cm" svg:y="5.724cm" style:legend-expansion="high" chart:style-name="ch2"/>
        <chart:plot-area chart:style-name="ch3" table:cell-range-address="sensors_servo_1.B450:sensors_servo_1.E600 sensors_servo_1.B1:sensors_servo_1.C1" chart:data-source-has-labels="row" svg:x="0.626cm" svg:y="0.26cm" svg:width="27.091cm" svg:height="12.523cm">
          <chartooo:coordinate-region svg:x="1.644cm" svg:y="0.26cm" svg:width="25.741cm" svg:height="12.32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ensors_servo_1.B450:sensors_servo_1.B600" chart:label-cell-address="sensors_servo_1.B1:sensors_servo_1.B1" chart:class="chart:scatter">
            <chart:domain table:cell-range-address="sensors_servo_1.D450:sensors_servo_1.D600"/>
            <chart:data-point chart:repeated="151"/>
          </chart:series>
          <chart:series chart:style-name="ch8" chart:values-cell-range-address="sensors_servo_1.E450:sensors_servo_1.E600" loext:label-string="modelo" chart:class="chart:scatter">
            <chart:data-point chart:repeated="151"/>
          </chart:series>
          <chart:series chart:style-name="ch9" chart:values-cell-range-address="sensors_servo_1.C450:sensors_servo_1.C600" chart:label-cell-address="sensors_servo_1.C1:sensors_servo_1.C1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Sgamma</text:p>
                <draw:g>
                  <svg:desc>sensors_servo_1.B1:sensors_servo_1.B1</svg:desc>
                </draw:g>
              </table:table-cell>
              <table:table-cell office:value-type="string">
                <text:p>modelo</text:p>
              </table:table-cell>
              <table:table-cell office:value-type="string">
                <text:p>M_gamma</text:p>
                <draw:g>
                  <svg:desc>sensors_servo_1.C1:sensors_servo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95297">
                <text:p>4.495297</text:p>
                <draw:g>
                  <svg:desc>sensors_servo_1.D450:sensors_servo_1.D600</svg:desc>
                </draw:g>
              </table:table-cell>
              <table:table-cell office:value-type="float" office:value="-1">
                <text:p>-1</text:p>
                <draw:g>
                  <svg:desc>sensors_servo_1.B450:sensors_servo_1.B600</svg:desc>
                </draw:g>
              </table:table-cell>
              <table:table-cell office:value-type="float" office:value="-0.38">
                <text:p>-0.38</text:p>
                <draw:g>
                  <svg:desc>sensors_servo_1.E450:sensors_servo_1.E600</svg:desc>
                </draw:g>
              </table:table-cell>
              <table:table-cell office:value-type="float" office:value="-0.368308">
                <text:p>-0.368308</text:p>
                <draw:g>
                  <svg:desc>sensors_servo_1.C450:sensors_servo_1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09878">
                <text:p>4.50987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14955">
                <text:p>4.51495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24884">
                <text:p>4.52488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35073">
                <text:p>4.535073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50014">
                <text:p>4.55001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60348">
                <text:p>4.56034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6985">
                <text:p>4.5698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79752">
                <text:p>4.579752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90218">
                <text:p>4.59021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00209">
                <text:p>4.60020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09924">
                <text:p>4.60992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19786">
                <text:p>4.61978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30194">
                <text:p>4.63019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39879">
                <text:p>4.63987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9923">
                <text:p>4.649923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60166">
                <text:p>4.66016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0091">
                <text:p>4.67009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80171">
                <text:p>4.68017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0001">
                <text:p>4.69000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00197">
                <text:p>4.700197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09985">
                <text:p>4.70998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20175">
                <text:p>4.72017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30289">
                <text:p>4.73028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39957">
                <text:p>4.739957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50361">
                <text:p>4.75036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60238">
                <text:p>4.76023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70299">
                <text:p>4.77029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80254">
                <text:p>4.78025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90318">
                <text:p>4.79031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00141">
                <text:p>4.80014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10376">
                <text:p>4.81037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20434">
                <text:p>4.82043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30286">
                <text:p>4.83028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39978">
                <text:p>4.839978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50299">
                <text:p>4.85029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60276">
                <text:p>4.86027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87036">
                <text:p>4.87036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80121">
                <text:p>4.88012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90199">
                <text:p>4.890199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00275">
                <text:p>4.90027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10302">
                <text:p>4.910302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20081">
                <text:p>4.92008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30271">
                <text:p>4.930271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39995">
                <text:p>4.939995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50264">
                <text:p>4.950264</text:p>
              </table:table-cell>
              <table:table-cell office:value-type="float" office:value="-1">
                <text:p>-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0158">
                <text:p>4.960158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70254">
                <text:p>4.970254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80201">
                <text:p>4.980201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68308">
                <text:p>-0.3683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90335">
                <text:p>4.990335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71036">
                <text:p>-0.371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00208">
                <text:p>5.000208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72205">
                <text:p>-0.372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10189">
                <text:p>5.010189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72205">
                <text:p>-0.372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203">
                <text:p>5.0203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70646">
                <text:p>-0.370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3029">
                <text:p>5.03029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67528">
                <text:p>-0.367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40106">
                <text:p>5.040106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63241">
                <text:p>-0.3632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50328">
                <text:p>5.050328</text:p>
              </table:table-cell>
              <table:table-cell office:value-type="float" office:value="1">
                <text:p>1</text:p>
              </table:table-cell>
              <table:table-cell office:value-type="float" office:value="-0.379995920736527">
                <text:p>-0.379995920736527</text:p>
              </table:table-cell>
              <table:table-cell office:value-type="float" office:value="-0.357005">
                <text:p>-0.357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060368">
                <text:p>5.060368</text:p>
              </table:table-cell>
              <table:table-cell office:value-type="float" office:value="1">
                <text:p>1</text:p>
              </table:table-cell>
              <table:table-cell office:value-type="float" office:value="-0.37618683663104">
                <text:p>-0.37618683663104</text:p>
              </table:table-cell>
              <table:table-cell office:value-type="float" office:value="-0.348821">
                <text:p>-0.348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070347">
                <text:p>5.070347</text:p>
              </table:table-cell>
              <table:table-cell office:value-type="float" office:value="1">
                <text:p>1</text:p>
              </table:table-cell>
              <table:table-cell office:value-type="float" office:value="-0.3662476263381">
                <text:p>-0.3662476263381</text:p>
              </table:table-cell>
              <table:table-cell office:value-type="float" office:value="-0.339077">
                <text:p>-0.339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8027">
                <text:p>5.08027</text:p>
              </table:table-cell>
              <table:table-cell office:value-type="float" office:value="1">
                <text:p>1</text:p>
              </table:table-cell>
              <table:table-cell office:value-type="float" office:value="-0.351470920923166">
                <text:p>-0.351470920923166</text:p>
              </table:table-cell>
              <table:table-cell office:value-type="float" office:value="-0.327385">
                <text:p>-0.327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90405">
                <text:p>5.090405</text:p>
              </table:table-cell>
              <table:table-cell office:value-type="float" office:value="1">
                <text:p>1</text:p>
              </table:table-cell>
              <table:table-cell office:value-type="float" office:value="-0.332392733108245">
                <text:p>-0.332392733108245</text:p>
              </table:table-cell>
              <table:table-cell office:value-type="float" office:value="-0.311405">
                <text:p>-0.311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100308">
                <text:p>5.100308</text:p>
              </table:table-cell>
              <table:table-cell office:value-type="float" office:value="1">
                <text:p>1</text:p>
              </table:table-cell>
              <table:table-cell office:value-type="float" office:value="-0.31073397873051">
                <text:p>-0.31073397873051</text:p>
              </table:table-cell>
              <table:table-cell office:value-type="float" office:value="-0.295426">
                <text:p>-0.295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110279">
                <text:p>5.110279</text:p>
              </table:table-cell>
              <table:table-cell office:value-type="float" office:value="1">
                <text:p>1</text:p>
              </table:table-cell>
              <table:table-cell office:value-type="float" office:value="-0.286656082140815">
                <text:p>-0.286656082140815</text:p>
              </table:table-cell>
              <table:table-cell office:value-type="float" office:value="-0.278667">
                <text:p>-0.278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20265">
                <text:p>5.120265</text:p>
              </table:table-cell>
              <table:table-cell office:value-type="float" office:value="1">
                <text:p>1</text:p>
              </table:table-cell>
              <table:table-cell office:value-type="float" office:value="-0.260887730508348">
                <text:p>-0.260887730508348</text:p>
              </table:table-cell>
              <table:table-cell office:value-type="float" office:value="-0.262297">
                <text:p>-0.262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130351">
                <text:p>5.130351</text:p>
              </table:table-cell>
              <table:table-cell office:value-type="float" office:value="1">
                <text:p>1</text:p>
              </table:table-cell>
              <table:table-cell office:value-type="float" office:value="-0.233722701186206">
                <text:p>-0.233722701186206</text:p>
              </table:table-cell>
              <table:table-cell office:value-type="float" office:value="-0.245538">
                <text:p>-0.245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40151">
                <text:p>5.140151</text:p>
              </table:table-cell>
              <table:table-cell office:value-type="float" office:value="1">
                <text:p>1</text:p>
              </table:table-cell>
              <table:table-cell office:value-type="float" office:value="-0.206666632226215">
                <text:p>-0.206666632226215</text:p>
              </table:table-cell>
              <table:table-cell office:value-type="float" office:value="-0.22761">
                <text:p>-0.227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14998">
                <text:p>5.14998</text:p>
              </table:table-cell>
              <table:table-cell office:value-type="float" office:value="1">
                <text:p>1</text:p>
              </table:table-cell>
              <table:table-cell office:value-type="float" office:value="-0.179232668255276">
                <text:p>-0.179232668255276</text:p>
              </table:table-cell>
              <table:table-cell office:value-type="float" office:value="-0.209682">
                <text:p>-0.209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60371">
                <text:p>5.160371</text:p>
              </table:table-cell>
              <table:table-cell office:value-type="float" office:value="1">
                <text:p>1</text:p>
              </table:table-cell>
              <table:table-cell office:value-type="float" office:value="-0.150230005981256">
                <text:p>-0.150230005981256</text:p>
              </table:table-cell>
              <table:table-cell office:value-type="float" office:value="-0.192144">
                <text:p>-0.192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70334">
                <text:p>5.170334</text:p>
              </table:table-cell>
              <table:table-cell office:value-type="float" office:value="1">
                <text:p>1</text:p>
              </table:table-cell>
              <table:table-cell office:value-type="float" office:value="-0.122679517147412">
                <text:p>-0.122679517147412</text:p>
              </table:table-cell>
              <table:table-cell office:value-type="float" office:value="-0.174605">
                <text:p>-0.174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180468">
                <text:p>5.180468</text:p>
              </table:table-cell>
              <table:table-cell office:value-type="float" office:value="1">
                <text:p>1</text:p>
              </table:table-cell>
              <table:table-cell office:value-type="float" office:value="-0.0951261137648999">
                <text:p>-0.0951261137648999</text:p>
              </table:table-cell>
              <table:table-cell office:value-type="float" office:value="-0.157067">
                <text:p>-0.157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90357">
                <text:p>5.190357</text:p>
              </table:table-cell>
              <table:table-cell office:value-type="float" office:value="1">
                <text:p>1</text:p>
              </table:table-cell>
              <table:table-cell office:value-type="float" office:value="-0.0688566471583438">
                <text:p>-0.0688566471583438</text:p>
              </table:table-cell>
              <table:table-cell office:value-type="float" office:value="-0.139138">
                <text:p>-0.139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200279">
                <text:p>5.200279</text:p>
              </table:table-cell>
              <table:table-cell office:value-type="float" office:value="1">
                <text:p>1</text:p>
              </table:table-cell>
              <table:table-cell office:value-type="float" office:value="-0.0432379468057319">
                <text:p>-0.0432379468057319</text:p>
              </table:table-cell>
              <table:table-cell office:value-type="float" office:value="-0.12121">
                <text:p>-0.12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210317">
                <text:p>5.210317</text:p>
              </table:table-cell>
              <table:table-cell office:value-type="float" office:value="1">
                <text:p>1</text:p>
              </table:table-cell>
              <table:table-cell office:value-type="float" office:value="-0.0181697279115959">
                <text:p>-0.0181697279115959</text:p>
              </table:table-cell>
              <table:table-cell office:value-type="float" office:value="-0.103282">
                <text:p>-0.103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20283">
                <text:p>5.220283</text:p>
              </table:table-cell>
              <table:table-cell office:value-type="float" office:value="1">
                <text:p>1</text:p>
              </table:table-cell>
              <table:table-cell office:value-type="float" office:value="0.0058009760339115">
                <text:p>0.0058009760339115</text:p>
              </table:table-cell>
              <table:table-cell office:value-type="float" office:value="-0.084964">
                <text:p>-0.084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30337">
                <text:p>5.230337</text:p>
              </table:table-cell>
              <table:table-cell office:value-type="float" office:value="1">
                <text:p>1</text:p>
              </table:table-cell>
              <table:table-cell office:value-type="float" office:value="0.0290054493335113">
                <text:p>0.0290054493335113</text:p>
              </table:table-cell>
              <table:table-cell office:value-type="float" office:value="-0.066256">
                <text:p>-0.066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40143">
                <text:p>5.240143</text:p>
              </table:table-cell>
              <table:table-cell office:value-type="float" office:value="1">
                <text:p>1</text:p>
              </table:table-cell>
              <table:table-cell office:value-type="float" office:value="0.0506595058593178">
                <text:p>0.0506595058593178</text:p>
              </table:table-cell>
              <table:table-cell office:value-type="float" office:value="-0.047938">
                <text:p>-0.047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49871">
                <text:p>5.249871</text:p>
              </table:table-cell>
              <table:table-cell office:value-type="float" office:value="1">
                <text:p>1</text:p>
              </table:table-cell>
              <table:table-cell office:value-type="float" office:value="0.0711701032168154">
                <text:p>0.0711701032168154</text:p>
              </table:table-cell>
              <table:table-cell office:value-type="float" office:value="-0.03001">
                <text:p>-0.03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60237">
                <text:p>5.260237</text:p>
              </table:table-cell>
              <table:table-cell office:value-type="float" office:value="1">
                <text:p>1</text:p>
              </table:table-cell>
              <table:table-cell office:value-type="float" office:value="0.0919555614346651">
                <text:p>0.0919555614346651</text:p>
              </table:table-cell>
              <table:table-cell office:value-type="float" office:value="-0.010913">
                <text:p>-0.010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270355">
                <text:p>5.270355</text:p>
              </table:table-cell>
              <table:table-cell office:value-type="float" office:value="1">
                <text:p>1</text:p>
              </table:table-cell>
              <table:table-cell office:value-type="float" office:value="0.111183765458666">
                <text:p>0.111183765458666</text:p>
              </table:table-cell>
              <table:table-cell office:value-type="float" office:value="0.008185">
                <text:p>0.008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80019">
                <text:p>5.280019</text:p>
              </table:table-cell>
              <table:table-cell office:value-type="float" office:value="1">
                <text:p>1</text:p>
              </table:table-cell>
              <table:table-cell office:value-type="float" office:value="0.128584116122456">
                <text:p>0.128584116122456</text:p>
              </table:table-cell>
              <table:table-cell office:value-type="float" office:value="0.026503">
                <text:p>0.026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9041">
                <text:p>5.29041</text:p>
              </table:table-cell>
              <table:table-cell office:value-type="float" office:value="1">
                <text:p>1</text:p>
              </table:table-cell>
              <table:table-cell office:value-type="float" office:value="0.146262422875911">
                <text:p>0.146262422875911</text:p>
              </table:table-cell>
              <table:table-cell office:value-type="float" office:value="0.044821">
                <text:p>0.044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00064">
                <text:p>5.300064</text:p>
              </table:table-cell>
              <table:table-cell office:value-type="float" office:value="1">
                <text:p>1</text:p>
              </table:table-cell>
              <table:table-cell office:value-type="float" office:value="0.16175369985557">
                <text:p>0.16175369985557</text:p>
              </table:table-cell>
              <table:table-cell office:value-type="float" office:value="0.063138">
                <text:p>0.063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10374">
                <text:p>5.310374</text:p>
              </table:table-cell>
              <table:table-cell office:value-type="float" office:value="1">
                <text:p>1</text:p>
              </table:table-cell>
              <table:table-cell office:value-type="float" office:value="0.177335758212995">
                <text:p>0.177335758212995</text:p>
              </table:table-cell>
              <table:table-cell office:value-type="float" office:value="0.081067">
                <text:p>0.081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20205">
                <text:p>5.320205</text:p>
              </table:table-cell>
              <table:table-cell office:value-type="float" office:value="1">
                <text:p>1</text:p>
              </table:table-cell>
              <table:table-cell office:value-type="float" office:value="0.191300622486528">
                <text:p>0.191300622486528</text:p>
              </table:table-cell>
              <table:table-cell office:value-type="float" office:value="0.099774">
                <text:p>0.099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30335">
                <text:p>5.330335</text:p>
              </table:table-cell>
              <table:table-cell office:value-type="float" office:value="1">
                <text:p>1</text:p>
              </table:table-cell>
              <table:table-cell office:value-type="float" office:value="0.204813575354933">
                <text:p>0.204813575354933</text:p>
              </table:table-cell>
              <table:table-cell office:value-type="float" office:value="0.116923">
                <text:p>0.116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340453">
                <text:p>5.340453</text:p>
              </table:table-cell>
              <table:table-cell office:value-type="float" office:value="1">
                <text:p>1</text:p>
              </table:table-cell>
              <table:table-cell office:value-type="float" office:value="0.217459719538845">
                <text:p>0.217459719538845</text:p>
              </table:table-cell>
              <table:table-cell office:value-type="float" office:value="0.134072">
                <text:p>0.134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9945">
                <text:p>5.349945</text:p>
              </table:table-cell>
              <table:table-cell office:value-type="float" office:value="1">
                <text:p>1</text:p>
              </table:table-cell>
              <table:table-cell office:value-type="float" office:value="0.228584867730864">
                <text:p>0.228584867730864</text:p>
              </table:table-cell>
              <table:table-cell office:value-type="float" office:value="0.15161">
                <text:p>0.15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60013">
                <text:p>5.360013</text:p>
              </table:table-cell>
              <table:table-cell office:value-type="float" office:value="1">
                <text:p>1</text:p>
              </table:table-cell>
              <table:table-cell office:value-type="float" office:value="0.239640482403855">
                <text:p>0.239640482403855</text:p>
              </table:table-cell>
              <table:table-cell office:value-type="float" office:value="0.167979">
                <text:p>0.167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70339">
                <text:p>5.370339</text:p>
              </table:table-cell>
              <table:table-cell office:value-type="float" office:value="1">
                <text:p>1</text:p>
              </table:table-cell>
              <table:table-cell office:value-type="float" office:value="0.250222716699236">
                <text:p>0.250222716699236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80272">
                <text:p>5.380272</text:p>
              </table:table-cell>
              <table:table-cell office:value-type="float" office:value="1">
                <text:p>1</text:p>
              </table:table-cell>
              <table:table-cell office:value-type="float" office:value="0.259717178677003">
                <text:p>0.259717178677003</text:p>
              </table:table-cell>
              <table:table-cell office:value-type="float" office:value="0.201497">
                <text:p>0.201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0355">
                <text:p>5.390355</text:p>
              </table:table-cell>
              <table:table-cell office:value-type="float" office:value="1">
                <text:p>1</text:p>
              </table:table-cell>
              <table:table-cell office:value-type="float" office:value="0.268705541622365">
                <text:p>0.268705541622365</text:p>
              </table:table-cell>
              <table:table-cell office:value-type="float" office:value="0.218256">
                <text:p>0.218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00222">
                <text:p>5.400222</text:p>
              </table:table-cell>
              <table:table-cell office:value-type="float" office:value="1">
                <text:p>1</text:p>
              </table:table-cell>
              <table:table-cell office:value-type="float" office:value="0.276903128963474">
                <text:p>0.276903128963474</text:p>
              </table:table-cell>
              <table:table-cell office:value-type="float" office:value="0.236574">
                <text:p>0.236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10332">
                <text:p>5.410332</text:p>
              </table:table-cell>
              <table:table-cell office:value-type="float" office:value="1">
                <text:p>1</text:p>
              </table:table-cell>
              <table:table-cell office:value-type="float" office:value="0.28472416454725">
                <text:p>0.28472416454725</text:p>
              </table:table-cell>
              <table:table-cell office:value-type="float" office:value="0.253723">
                <text:p>0.2537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420243">
                <text:p>5.420243</text:p>
              </table:table-cell>
              <table:table-cell office:value-type="float" office:value="1">
                <text:p>1</text:p>
              </table:table-cell>
              <table:table-cell office:value-type="float" office:value="0.291856353550765">
                <text:p>0.291856353550765</text:p>
              </table:table-cell>
              <table:table-cell office:value-type="float" office:value="0.269703">
                <text:p>0.26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430364">
                <text:p>5.430364</text:p>
              </table:table-cell>
              <table:table-cell office:value-type="float" office:value="1">
                <text:p>1</text:p>
              </table:table-cell>
              <table:table-cell office:value-type="float" office:value="0.298626277853378">
                <text:p>0.298626277853378</text:p>
              </table:table-cell>
              <table:table-cell office:value-type="float" office:value="0.286851">
                <text:p>0.2868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4042">
                <text:p>5.44042</text:p>
              </table:table-cell>
              <table:table-cell office:value-type="float" office:value="1">
                <text:p>1</text:p>
              </table:table-cell>
              <table:table-cell office:value-type="float" office:value="0.304870716155591">
                <text:p>0.304870716155591</text:p>
              </table:table-cell>
              <table:table-cell office:value-type="float" office:value="0.302831">
                <text:p>0.302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50265">
                <text:p>5.450265</text:p>
              </table:table-cell>
              <table:table-cell office:value-type="float" office:value="1">
                <text:p>1</text:p>
              </table:table-cell>
              <table:table-cell office:value-type="float" office:value="0.310547976467423">
                <text:p>0.310547976467423</text:p>
              </table:table-cell>
              <table:table-cell office:value-type="float" office:value="0.317641">
                <text:p>0.317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460331">
                <text:p>5.460331</text:p>
              </table:table-cell>
              <table:table-cell office:value-type="float" office:value="1">
                <text:p>1</text:p>
              </table:table-cell>
              <table:table-cell office:value-type="float" office:value="0.315935026322073">
                <text:p>0.315935026322073</text:p>
              </table:table-cell>
              <table:table-cell office:value-type="float" office:value="0.330892">
                <text:p>0.330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70298">
                <text:p>5.470298</text:p>
              </table:table-cell>
              <table:table-cell office:value-type="float" office:value="1">
                <text:p>1</text:p>
              </table:table-cell>
              <table:table-cell office:value-type="float" office:value="0.320879958911289">
                <text:p>0.320879958911289</text:p>
              </table:table-cell>
              <table:table-cell office:value-type="float" office:value="0.342195">
                <text:p>0.342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8029">
                <text:p>5.48029</text:p>
              </table:table-cell>
              <table:table-cell office:value-type="float" office:value="1">
                <text:p>1</text:p>
              </table:table-cell>
              <table:table-cell office:value-type="float" office:value="0.325474293246772">
                <text:p>0.325474293246772</text:p>
              </table:table-cell>
              <table:table-cell office:value-type="float" office:value="0.352718">
                <text:p>0.352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490294">
                <text:p>5.490294</text:p>
              </table:table-cell>
              <table:table-cell office:value-type="float" office:value="1">
                <text:p>1</text:p>
              </table:table-cell>
              <table:table-cell office:value-type="float" office:value="0.329734362973465">
                <text:p>0.329734362973465</text:p>
              </table:table-cell>
              <table:table-cell office:value-type="float" office:value="0.361292">
                <text:p>0.3612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00079">
                <text:p>5.500079</text:p>
              </table:table-cell>
              <table:table-cell office:value-type="float" office:value="1">
                <text:p>1</text:p>
              </table:table-cell>
              <table:table-cell office:value-type="float" office:value="0.333594399537672">
                <text:p>0.333594399537672</text:p>
              </table:table-cell>
              <table:table-cell office:value-type="float" office:value="0.366749">
                <text:p>0.366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10331">
                <text:p>5.510331</text:p>
              </table:table-cell>
              <table:table-cell office:value-type="float" office:value="1">
                <text:p>1</text:p>
              </table:table-cell>
              <table:table-cell office:value-type="float" office:value="0.337335553965266">
                <text:p>0.337335553965266</text:p>
              </table:table-cell>
              <table:table-cell office:value-type="float" office:value="0.371426">
                <text:p>0.3714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520282">
                <text:p>5.520282</text:p>
              </table:table-cell>
              <table:table-cell office:value-type="float" office:value="1">
                <text:p>1</text:p>
              </table:table-cell>
              <table:table-cell office:value-type="float" office:value="0.340690775060267">
                <text:p>0.340690775060267</text:p>
              </table:table-cell>
              <table:table-cell office:value-type="float" office:value="0.374933">
                <text:p>0.374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530391">
                <text:p>5.530391</text:p>
              </table:table-cell>
              <table:table-cell office:value-type="float" office:value="1">
                <text:p>1</text:p>
              </table:table-cell>
              <table:table-cell office:value-type="float" office:value="0.343840479980644">
                <text:p>0.343840479980644</text:p>
              </table:table-cell>
              <table:table-cell office:value-type="float" office:value="0.376882">
                <text:p>0.376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540412">
                <text:p>5.540412</text:p>
              </table:table-cell>
              <table:table-cell office:value-type="float" office:value="1">
                <text:p>1</text:p>
              </table:table-cell>
              <table:table-cell office:value-type="float" office:value="0.346723586404914">
                <text:p>0.346723586404914</text:p>
              </table:table-cell>
              <table:table-cell office:value-type="float" office:value="0.377662">
                <text:p>0.377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50355">
                <text:p>5.550355</text:p>
              </table:table-cell>
              <table:table-cell office:value-type="float" office:value="1">
                <text:p>1</text:p>
              </table:table-cell>
              <table:table-cell office:value-type="float" office:value="0.349365727632905">
                <text:p>0.349365727632905</text:p>
              </table:table-cell>
              <table:table-cell office:value-type="float" office:value="0.378051">
                <text:p>0.378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60244">
                <text:p>5.560244</text:p>
              </table:table-cell>
              <table:table-cell office:value-type="float" office:value="1">
                <text:p>1</text:p>
              </table:table-cell>
              <table:table-cell office:value-type="float" office:value="0.351793086020225">
                <text:p>0.351793086020225</text:p>
              </table:table-cell>
              <table:table-cell office:value-type="float" office:value="0.378441">
                <text:p>0.3784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570193">
                <text:p>5.570193</text:p>
              </table:table-cell>
              <table:table-cell office:value-type="float" office:value="1">
                <text:p>1</text:p>
              </table:table-cell>
              <table:table-cell office:value-type="float" office:value="0.354047992492599">
                <text:p>0.354047992492599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79887">
                <text:p>5.579887</text:p>
              </table:table-cell>
              <table:table-cell office:value-type="float" office:value="1">
                <text:p>1</text:p>
              </table:table-cell>
              <table:table-cell office:value-type="float" office:value="0.356077518017478">
                <text:p>0.356077518017478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90367">
                <text:p>5.590367</text:p>
              </table:table-cell>
              <table:table-cell office:value-type="float" office:value="1">
                <text:p>1</text:p>
              </table:table-cell>
              <table:table-cell office:value-type="float" office:value="0.358099275974665">
                <text:p>0.358099275974665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600291">
                <text:p>5.600291</text:p>
              </table:table-cell>
              <table:table-cell office:value-type="float" office:value="1">
                <text:p>1</text:p>
              </table:table-cell>
              <table:table-cell office:value-type="float" office:value="0.359861000630741">
                <text:p>0.359861000630741</text:p>
              </table:table-cell>
              <table:table-cell office:value-type="float" office:value="0.378441">
                <text:p>0.378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15118">
                <text:p>5.615118</text:p>
              </table:table-cell>
              <table:table-cell office:value-type="float" office:value="1">
                <text:p>1</text:p>
              </table:table-cell>
              <table:table-cell office:value-type="float" office:value="0.362240284543967">
                <text:p>0.362240284543967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25109">
                <text:p>5.625109</text:p>
              </table:table-cell>
              <table:table-cell office:value-type="float" office:value="1">
                <text:p>1</text:p>
              </table:table-cell>
              <table:table-cell office:value-type="float" office:value="0.363687488230092">
                <text:p>0.363687488230092</text:p>
              </table:table-cell>
              <table:table-cell office:value-type="float" office:value="0.379221">
                <text:p>0.3792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3032">
                <text:p>5.63032</text:p>
              </table:table-cell>
              <table:table-cell office:value-type="float" office:value="1">
                <text:p>1</text:p>
              </table:table-cell>
              <table:table-cell office:value-type="float" office:value="0.364396246051897">
                <text:p>0.364396246051897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40242">
                <text:p>5.640242</text:p>
              </table:table-cell>
              <table:table-cell office:value-type="float" office:value="1">
                <text:p>1</text:p>
              </table:table-cell>
              <table:table-cell office:value-type="float" office:value="0.365664047999726">
                <text:p>0.365664047999726</text:p>
              </table:table-cell>
              <table:table-cell office:value-type="float" office:value="0.379221">
                <text:p>0.3792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655166">
                <text:p>5.655166</text:p>
              </table:table-cell>
              <table:table-cell office:value-type="float" office:value="1">
                <text:p>1</text:p>
              </table:table-cell>
              <table:table-cell office:value-type="float" office:value="0.36738455971257">
                <text:p>0.36738455971257</text:p>
              </table:table-cell>
              <table:table-cell office:value-type="float" office:value="0.378831">
                <text:p>0.3788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665005">
                <text:p>5.665005</text:p>
              </table:table-cell>
              <table:table-cell office:value-type="float" office:value="1">
                <text:p>1</text:p>
              </table:table-cell>
              <table:table-cell office:value-type="float" office:value="0.368407158645867">
                <text:p>0.368407158645867</text:p>
              </table:table-cell>
              <table:table-cell office:value-type="float" office:value="0.378441">
                <text:p>0.3784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70029">
                <text:p>5.670029</text:p>
              </table:table-cell>
              <table:table-cell office:value-type="float" office:value="1">
                <text:p>1</text:p>
              </table:table-cell>
              <table:table-cell office:value-type="float" office:value="0.368897728397338">
                <text:p>0.368897728397338</text:p>
              </table:table-cell>
              <table:table-cell office:value-type="float" office:value="0.378051">
                <text:p>0.378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80185">
                <text:p>5.680185</text:p>
              </table:table-cell>
              <table:table-cell office:value-type="float" office:value="1">
                <text:p>1</text:p>
              </table:table-cell>
              <table:table-cell office:value-type="float" office:value="0.369828434066335">
                <text:p>0.369828434066335</text:p>
              </table:table-cell>
              <table:table-cell office:value-type="float" office:value="0.377662">
                <text:p>0.377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90446">
                <text:p>5.690446</text:p>
              </table:table-cell>
              <table:table-cell office:value-type="float" office:value="1">
                <text:p>1</text:p>
              </table:table-cell>
              <table:table-cell office:value-type="float" office:value="0.370691379050047">
                <text:p>0.370691379050047</text:p>
              </table:table-cell>
              <table:table-cell office:value-type="float" office:value="0.377272">
                <text:p>0.377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05078">
                <text:p>5.705078</text:p>
              </table:table-cell>
              <table:table-cell office:value-type="float" office:value="1">
                <text:p>1</text:p>
              </table:table-cell>
              <table:table-cell office:value-type="float" office:value="0.371799547772347">
                <text:p>0.371799547772347</text:p>
              </table:table-cell>
              <table:table-cell office:value-type="float" office:value="0.377272">
                <text:p>0.377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10017">
                <text:p>5.710017</text:p>
              </table:table-cell>
              <table:table-cell office:value-type="float" office:value="1">
                <text:p>1</text:p>
              </table:table-cell>
              <table:table-cell office:value-type="float" office:value="0.372143674144499">
                <text:p>0.372143674144499</text:p>
              </table:table-cell>
              <table:table-cell office:value-type="float" office:value="0.376882">
                <text:p>0.3768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20235">
                <text:p>5.720235</text:p>
              </table:table-cell>
              <table:table-cell office:value-type="float" office:value="1">
                <text:p>1</text:p>
              </table:table-cell>
              <table:table-cell office:value-type="float" office:value="0.372811418169228">
                <text:p>0.372811418169228</text:p>
              </table:table-cell>
              <table:table-cell office:value-type="float" office:value="0.376492">
                <text:p>0.3764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73026">
                <text:p>5.73026</text:p>
              </table:table-cell>
              <table:table-cell office:value-type="float" office:value="1">
                <text:p>1</text:p>
              </table:table-cell>
              <table:table-cell office:value-type="float" office:value="0.373412489915198">
                <text:p>0.373412489915198</text:p>
              </table:table-cell>
              <table:table-cell office:value-type="float" office:value="0.376492">
                <text:p>0.3764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45232">
                <text:p>5.745232</text:p>
              </table:table-cell>
              <table:table-cell office:value-type="float" office:value="1">
                <text:p>1</text:p>
              </table:table-cell>
              <table:table-cell office:value-type="float" office:value="0.374219662087916">
                <text:p>0.374219662087916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55311">
                <text:p>5.755311</text:p>
              </table:table-cell>
              <table:table-cell office:value-type="float" office:value="1">
                <text:p>1</text:p>
              </table:table-cell>
              <table:table-cell office:value-type="float" office:value="0.374707626693104">
                <text:p>0.37470762669310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65051">
                <text:p>5.765051</text:p>
              </table:table-cell>
              <table:table-cell office:value-type="float" office:value="1">
                <text:p>1</text:p>
              </table:table-cell>
              <table:table-cell office:value-type="float" office:value="0.375140726528569">
                <text:p>0.375140726528569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75245">
                <text:p>5.775245</text:p>
              </table:table-cell>
              <table:table-cell office:value-type="float" office:value="1">
                <text:p>1</text:p>
              </table:table-cell>
              <table:table-cell office:value-type="float" office:value="0.375556783463859">
                <text:p>0.375556783463859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84906">
                <text:p>5.784906</text:p>
              </table:table-cell>
              <table:table-cell office:value-type="float" office:value="1">
                <text:p>1</text:p>
              </table:table-cell>
              <table:table-cell office:value-type="float" office:value="0.375918733361064">
                <text:p>0.37591873336106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79524">
                <text:p>5.79524</text:p>
              </table:table-cell>
              <table:table-cell office:value-type="float" office:value="1">
                <text:p>1</text:p>
              </table:table-cell>
              <table:table-cell office:value-type="float" office:value="0.376273874857164">
                <text:p>0.37627387485716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805116">
                <text:p>5.805116</text:p>
              </table:table-cell>
              <table:table-cell office:value-type="float" office:value="1">
                <text:p>1</text:p>
              </table:table-cell>
              <table:table-cell office:value-type="float" office:value="0.376584836463625">
                <text:p>0.376584836463625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815245">
                <text:p>5.815245</text:p>
              </table:table-cell>
              <table:table-cell office:value-type="float" office:value="1">
                <text:p>1</text:p>
              </table:table-cell>
              <table:table-cell office:value-type="float" office:value="0.376877259595414">
                <text:p>0.37687725959541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824994">
                <text:p>5.824994</text:p>
              </table:table-cell>
              <table:table-cell office:value-type="float" office:value="1">
                <text:p>1</text:p>
              </table:table-cell>
              <table:table-cell office:value-type="float" office:value="0.37713540987678">
                <text:p>0.37713540987678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35047">
                <text:p>5.835047</text:p>
              </table:table-cell>
              <table:table-cell office:value-type="float" office:value="1">
                <text:p>1</text:p>
              </table:table-cell>
              <table:table-cell office:value-type="float" office:value="0.377379620909768">
                <text:p>0.377379620909768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45055">
                <text:p>5.845055</text:p>
              </table:table-cell>
              <table:table-cell office:value-type="float" office:value="1">
                <text:p>1</text:p>
              </table:table-cell>
              <table:table-cell office:value-type="float" office:value="0.377602363606139">
                <text:p>0.377602363606139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85516">
                <text:p>5.85516</text:p>
              </table:table-cell>
              <table:table-cell office:value-type="float" office:value="1">
                <text:p>1</text:p>
              </table:table-cell>
              <table:table-cell office:value-type="float" office:value="0.377808338414597">
                <text:p>0.377808338414597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864998">
                <text:p>5.864998</text:p>
              </table:table-cell>
              <table:table-cell office:value-type="float" office:value="1">
                <text:p>1</text:p>
              </table:table-cell>
              <table:table-cell office:value-type="float" office:value="0.377992098540295">
                <text:p>0.377992098540295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875152">
                <text:p>5.875152</text:p>
              </table:table-cell>
              <table:table-cell office:value-type="float" office:value="1">
                <text:p>1</text:p>
              </table:table-cell>
              <table:table-cell office:value-type="float" office:value="0.378165840578499">
                <text:p>0.378165840578499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884953">
                <text:p>5.884953</text:p>
              </table:table-cell>
              <table:table-cell office:value-type="float" office:value="1">
                <text:p>1</text:p>
              </table:table-cell>
              <table:table-cell office:value-type="float" office:value="0.378319461113192">
                <text:p>0.378319461113192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95008">
                <text:p>5.895008</text:p>
              </table:table-cell>
              <table:table-cell office:value-type="float" office:value="1">
                <text:p>1</text:p>
              </table:table-cell>
              <table:table-cell office:value-type="float" office:value="0.378463877106431">
                <text:p>0.378463877106431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04917">
                <text:p>5.904917</text:p>
              </table:table-cell>
              <table:table-cell office:value-type="float" office:value="1">
                <text:p>1</text:p>
              </table:table-cell>
              <table:table-cell office:value-type="float" office:value="0.378594205430255">
                <text:p>0.378594205430255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915161">
                <text:p>5.915161</text:p>
              </table:table-cell>
              <table:table-cell office:value-type="float" office:value="1">
                <text:p>1</text:p>
              </table:table-cell>
              <table:table-cell office:value-type="float" office:value="0.378717471943684">
                <text:p>0.37871747194368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24948">
                <text:p>5.924948</text:p>
              </table:table-cell>
              <table:table-cell office:value-type="float" office:value="1">
                <text:p>1</text:p>
              </table:table-cell>
              <table:table-cell office:value-type="float" office:value="0.378825253495424">
                <text:p>0.378825253495424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35134">
                <text:p>5.935134</text:p>
              </table:table-cell>
              <table:table-cell office:value-type="float" office:value="1">
                <text:p>1</text:p>
              </table:table-cell>
              <table:table-cell office:value-type="float" office:value="0.378927935831191">
                <text:p>0.378927935831191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94491">
                <text:p>5.94491</text:p>
              </table:table-cell>
              <table:table-cell office:value-type="float" office:value="1">
                <text:p>1</text:p>
              </table:table-cell>
              <table:table-cell office:value-type="float" office:value="0.379018133053236">
                <text:p>0.379018133053236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54956">
                <text:p>5.954956</text:p>
              </table:table-cell>
              <table:table-cell office:value-type="float" office:value="1">
                <text:p>1</text:p>
              </table:table-cell>
              <table:table-cell office:value-type="float" office:value="0.379103011927638">
                <text:p>0.379103011927638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64924">
                <text:p>5.964924</text:p>
              </table:table-cell>
              <table:table-cell office:value-type="float" office:value="1">
                <text:p>1</text:p>
              </table:table-cell>
              <table:table-cell office:value-type="float" office:value="0.379180058875656">
                <text:p>0.379180058875656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75135">
                <text:p>5.975135</text:p>
              </table:table-cell>
              <table:table-cell office:value-type="float" office:value="1">
                <text:p>1</text:p>
              </table:table-cell>
              <table:table-cell office:value-type="float" office:value="0.379252201829155">
                <text:p>0.379252201829155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84934">
                <text:p>5.984934</text:p>
              </table:table-cell>
              <table:table-cell office:value-type="float" office:value="1">
                <text:p>1</text:p>
              </table:table-cell>
              <table:table-cell office:value-type="float" office:value="0.379315522028843">
                <text:p>0.379315522028843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95224">
                <text:p>5.995224</text:p>
              </table:table-cell>
              <table:table-cell office:value-type="float" office:value="1">
                <text:p>1</text:p>
              </table:table-cell>
              <table:table-cell office:value-type="float" office:value="0.379376312138183">
                <text:p>0.379376312138183</text:p>
              </table:table-cell>
              <table:table-cell office:value-type="float" office:value="0.376103">
                <text:p>0.37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05058">
                <text:p>6.005058</text:p>
              </table:table-cell>
              <table:table-cell office:value-type="float" office:value="1">
                <text:p>1</text:p>
              </table:table-cell>
              <table:table-cell office:value-type="float" office:value="0.379429407926607">
                <text:p>0.379429407926607</text:p>
              </table:table-cell>
              <table:table-cell office:value-type="float" office:value="0.376103">
                <text:p>0.376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